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11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0.8972in"/>
    </style:style>
    <style:style style:name="co4" style:family="table-column">
      <style:table-column-properties fo:break-before="auto" style:column-width="1.2035in"/>
    </style:style>
    <style:style style:name="co5" style:family="table-column">
      <style:table-column-properties fo:break-before="auto" style:column-width="1.1382in"/>
    </style:style>
    <style:style style:name="co6" style:family="table-column">
      <style:table-column-properties fo:break-before="auto" style:column-width="1.3563in"/>
    </style:style>
    <style:style style:name="co7" style:family="table-column">
      <style:table-column-properties fo:break-before="auto" style:column-width="1.072in"/>
    </style:style>
    <style:style style:name="co8" style:family="table-column">
      <style:table-column-properties fo:break-before="auto" style:column-width="1.5425in"/>
    </style:style>
    <style:style style:name="co9" style:family="table-column">
      <style:table-column-properties fo:break-before="auto" style:column-width="1.0945in"/>
    </style:style>
    <style:style style:name="co10" style:family="table-column">
      <style:table-column-properties fo:break-before="auto" style:column-width="1.2252in"/>
    </style:style>
    <style:style style:name="co11" style:family="table-column">
      <style:table-column-properties fo:break-before="auto" style:column-width="1.4654in"/>
    </style:style>
    <style:style style:name="co12" style:family="table-column">
      <style:table-column-properties fo:break-before="auto" style:column-width="1.4437in"/>
    </style:style>
    <style:style style:name="co13" style:family="table-column">
      <style:table-column-properties fo:break-before="auto" style:column-width="1.1272in"/>
    </style:style>
    <style:style style:name="co14" style:family="table-column">
      <style:table-column-properties fo:break-before="auto" style:column-width="0.9409in"/>
    </style:style>
    <style:style style:name="co15" style:family="table-column">
      <style:table-column-properties fo:break-before="auto" style:column-width="0.9083in"/>
    </style:style>
    <style:style style:name="co16" style:family="table-column">
      <style:table-column-properties fo:break-before="auto" style:column-width="0.7008in"/>
    </style:style>
    <style:style style:name="co17" style:family="table-column">
      <style:table-column-properties fo:break-before="auto" style:column-width="1.3126in"/>
    </style:style>
    <style:style style:name="co18" style:family="table-column">
      <style:table-column-properties fo:break-before="auto" style:column-width="1.061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0" style:apply-style-name="Default" style:base-cell-address="Sheet1.Q9"/>
      <style:map style:condition="cell-content()&lt;=INDIRECT(ADDRESS(ROW();24))" style:apply-style-name="OutlierLow" style:base-cell-address="Sheet1.Q9"/>
      <style:map style:condition="cell-content()&gt;=INDIRECT(ADDRESS(ROW();25))" style:apply-style-name="OutlierHigh" style:base-cell-address="Sheet1.Q9"/>
    </style:style>
    <style:style style:name="ce2" style:family="table-cell" style:parent-style-name="Default">
      <style:map style:condition="cell-content()=0" style:apply-style-name="Default" style:base-cell-address="Sheet1.O429"/>
      <style:map style:condition="cell-content()&lt;=INDIRECT(ADDRESS(ROW();22))" style:apply-style-name="OutlierLow" style:base-cell-address="Sheet1.O429"/>
      <style:map style:condition="cell-content()&gt;=INDIRECT(ADDRESS(ROW();23))" style:apply-style-name="OutlierHigh" style:base-cell-address="Sheet1.O429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2" table:default-cell-style-name="ce2"/>
        <table:table-column table:style-name="co12" table:default-cell-style-name="ce2"/>
        <table:table-column table:style-name="co5" table:default-cell-style-name="ce2"/>
        <table:table-column table:style-name="co13" table:default-cell-style-name="ce2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row table:style-name="ro1">
          <table:table-cell office:value-type="string">
            <text:p>base stats</text:p>
          </table:table-cell>
          <table:table-cell table:style-name="Default" office:value-type="string">
            <text:p>AOE Tower</text:p>
          </table:table-cell>
          <table:table-cell table:style-name="Default" office:value-type="string">
            <text:p>Basic Tower</text:p>
          </table:table-cell>
          <table:table-cell table:style-name="Default" office:value-type="string">
            <text:p>Challenger Tower</text:p>
          </table:table-cell>
          <table:table-cell table:style-name="Default" office:value-type="string">
            <text:p>Explosive Tower</text:p>
          </table:table-cell>
          <table:table-cell table:style-name="Default" office:value-type="string">
            <text:p>Fast Tower</text:p>
          </table:table-cell>
          <table:table-cell table:style-name="Default" office:value-type="string">
            <text:p>Heavy Tower</text:p>
          </table:table-cell>
          <table:table-cell table:style-name="Default" office:value-type="string">
            <text:p>Improvised Tower</text:p>
          </table:table-cell>
          <table:table-cell table:style-name="Default" office:value-type="string">
            <text:p>Mouse Tower</text:p>
          </table:table-cell>
          <table:table-cell table:style-name="Default" office:value-type="string">
            <text:p>Orthogonal Tower</text:p>
          </table:table-cell>
          <table:table-cell table:style-name="Default" office:value-type="string">
            <text:p>Overcharge Tower</text:p>
          </table:table-cell>
          <table:table-cell table:style-name="Default" office:value-type="string">
            <text:p>Ping Tower</text:p>
          </table:table-cell>
          <table:table-cell table:style-name="Default" office:value-type="string">
            <text:p>Plague Tower</text:p>
          </table:table-cell>
          <table:table-cell table:style-name="Default" office:value-type="string">
            <text:p>Resonant Tower</text:p>
          </table:table-cell>
          <table:table-cell table:style-name="Default" office:value-type="string">
            <text:p>Shredder Tower</text:p>
          </table:table-cell>
          <table:table-cell office:value-type="string">
            <text:p>Sniper Tower</text:p>
          </table:table-cell>
          <table:table-cell office:value-type="string">
            <text:p>Giant Sniper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</table:table-row>
        <table:table-row table:style-name="ro1">
          <table:table-cell office:value-type="string">
            <text:p>damage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.5">
            <text:p>3.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00">
            <text:p>10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300">
            <text:p>300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1">
            <text:p>1</text:p>
          </table:table-cell>
          <table:table-cell table:formula="of:=MAX(INDIRECT(ADDRESS(ROW();2)):INDIRECT(ADDRESS(ROW();COLUMN()-4)))" office:value-type="float" office:value="300">
            <text:p>300</text:p>
          </table:table-cell>
          <table:table-cell table:formula="of:=AVERAGE(INDIRECT(ADDRESS(ROW();2)):INDIRECT(ADDRESS(ROW();COLUMN()-5)))" office:value-type="float" office:value="62.59375">
            <text:p>62.59375</text:p>
          </table:table-cell>
          <table:table-cell table:formula="of:=STDEV(INDIRECT(ADDRESS(ROW();2)):INDIRECT(ADDRESS(ROW();COLUMN()-6)))" office:value-type="float" office:value="98.4217487397984">
            <text:p>98.421748739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25.25">
            <text:p>-225.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11.125">
            <text:p>311.125</text:p>
          </table:table-cell>
        </table:table-row>
        <table:table-row table:style-name="ro1">
          <table:table-cell office:value-type="string">
            <text:p>recharge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0.75">
            <text:p>0.7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5">
            <text:p>0.5</text:p>
          </table:table-cell>
          <table:table-cell table:number-columns-repeated="2" table:style-name="ce1" office:value-type="float" office:value="7.5">
            <text:p>7.5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1">
            <text:p>0.1</text:p>
          </table:table-cell>
          <table:table-cell table:formula="of:=MAX(INDIRECT(ADDRESS(ROW();2)):INDIRECT(ADDRESS(ROW();COLUMN()-4)))" office:value-type="float" office:value="7.5">
            <text:p>7.5</text:p>
          </table:table-cell>
          <table:table-cell table:formula="of:=AVERAGE(INDIRECT(ADDRESS(ROW();2)):INDIRECT(ADDRESS(ROW();COLUMN()-5)))" office:value-type="float" office:value="1.990625">
            <text:p>1.990625</text:p>
          </table:table-cell>
          <table:table-cell table:formula="of:=STDEV(INDIRECT(ADDRESS(ROW();2)):INDIRECT(ADDRESS(ROW();COLUMN()-6)))" office:value-type="float" office:value="2.32165305691153">
            <text:p>2.321653056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">
            <text:p>-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9375">
            <text:p>6.9375</text:p>
          </table:table-cell>
        </table:table-row>
        <table:table-row table:style-name="ro1">
          <table:table-cell office:value-type="string">
            <text:p>DPS_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1.25">
            <text:p>31.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3.333">
            <text:p>33.333</text:p>
          </table:table-cell>
          <table:table-cell table:number-columns-repeated="2" table:style-name="ce1" office:value-type="float" office:value="20">
            <text:p>2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3.333">
            <text:p>33.33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40">
            <text:p>40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0.5">
            <text:p>0.5</text:p>
          </table:table-cell>
          <table:table-cell table:formula="of:=MAX(INDIRECT(ADDRESS(ROW();2)):INDIRECT(ADDRESS(ROW();COLUMN()-4)))" office:value-type="float" office:value="100">
            <text:p>100</text:p>
          </table:table-cell>
          <table:table-cell table:formula="of:=AVERAGE(INDIRECT(ADDRESS(ROW();2)):INDIRECT(ADDRESS(ROW();COLUMN()-5)))" office:value-type="float" office:value="25.9635">
            <text:p>25.9635</text:p>
          </table:table-cell>
          <table:table-cell table:formula="of:=STDEV(INDIRECT(ADDRESS(ROW();2)):INDIRECT(ADDRESS(ROW();COLUMN()-6)))" office:value-type="float" office:value="23.9337097862687">
            <text:p>23.933709786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66.24925">
            <text:p>-66.249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8.749">
            <text:p>108.749</text:p>
          </table:table-cell>
        </table:table-row>
        <table:table-row table:style-name="ro1">
          <table:table-cell office:value-type="string">
            <text:p>DPS_1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31.25">
            <text:p>31.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3.333">
            <text:p>33.333</text:p>
          </table:table-cell>
          <table:table-cell table:number-columns-repeated="2" table:style-name="ce1" office:value-type="float" office:value="20">
            <text:p>2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3.333">
            <text:p>33.333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40">
            <text:p>40</text:p>
          </table:table-cell>
          <table:table-cell/>
          <table:table-cell table:formula="of:=MEDIAN(INDIRECT(ADDRESS(ROW();2)):INDIRECT(ADDRESS(ROW();COLUMN()-2)))" office:value-type="float" office:value="33.333">
            <text:p>33.333</text:p>
          </table:table-cell>
          <table:table-cell table:formula="of:=MIN(INDIRECT(ADDRESS(ROW();2)):INDIRECT(ADDRESS(ROW();COLUMN()-3)))" office:value-type="float" office:value="0.5">
            <text:p>0.5</text:p>
          </table:table-cell>
          <table:table-cell table:formula="of:=MAX(INDIRECT(ADDRESS(ROW();2)):INDIRECT(ADDRESS(ROW();COLUMN()-4)))" office:value-type="float" office:value="100">
            <text:p>100</text:p>
          </table:table-cell>
          <table:table-cell table:formula="of:=AVERAGE(INDIRECT(ADDRESS(ROW();2)):INDIRECT(ADDRESS(ROW();COLUMN()-5)))" office:value-type="float" office:value="37.2135">
            <text:p>37.2135</text:p>
          </table:table-cell>
          <table:table-cell table:formula="of:=STDEV(INDIRECT(ADDRESS(ROW();2)):INDIRECT(ADDRESS(ROW();COLUMN()-6)))" office:value-type="float" office:value="28.3672075490933">
            <text:p>28.367207549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7.5">
            <text:p>-47.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0">
            <text:p>110</text:p>
          </table:table-cell>
        </table:table-row>
        <table:table-row table:style-name="ro1">
          <table:table-cell office:value-type="string">
            <text:p>DPS_10_range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93.75">
            <text:p>93.75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66.667">
            <text:p>66.667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66.667">
            <text:p>66.667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6">
            <text:p>6</text:p>
          </table:table-cell>
          <table:table-cell table:number-columns-repeated="2" table:style-name="ce1" office:value-type="float" office:value="39960">
            <text:p>39960</text:p>
          </table:table-cell>
          <table:table-cell/>
          <table:table-cell table:formula="of:=MEDIAN(INDIRECT(ADDRESS(ROW();2)):INDIRECT(ADDRESS(ROW();COLUMN()-2)))" office:value-type="float" office:value="68.3335">
            <text:p>68.3335</text:p>
          </table:table-cell>
          <table:table-cell table:formula="of:=MIN(INDIRECT(ADDRESS(ROW();2)):INDIRECT(ADDRESS(ROW();COLUMN()-3)))" office:value-type="float" office:value="0.5">
            <text:p>0.5</text:p>
          </table:table-cell>
          <table:table-cell table:formula="of:=MAX(INDIRECT(ADDRESS(ROW();2)):INDIRECT(ADDRESS(ROW();COLUMN()-4)))" office:value-type="float" office:value="39960">
            <text:p>39960</text:p>
          </table:table-cell>
          <table:table-cell table:formula="of:=AVERAGE(INDIRECT(ADDRESS(ROW();2)):INDIRECT(ADDRESS(ROW();COLUMN()-5)))" office:value-type="float" office:value="5069.9115">
            <text:p>5069.9115</text:p>
          </table:table-cell>
          <table:table-cell table:formula="of:=STDEV(INDIRECT(ADDRESS(ROW();2)):INDIRECT(ADDRESS(ROW();COLUMN()-6)))" office:value-type="float" office:value="13619.8937768862">
            <text:p>13619.893776886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65">
            <text:p>-3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80">
            <text:p>580</text:p>
          </table:table-cell>
        </table:table-row>
        <table:table-row table:style-name="ro1">
          <table:table-cell office:value-type="string">
            <text:p>DPS_100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31.25">
            <text:p>31.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3.333">
            <text:p>33.333</text:p>
          </table:table-cell>
          <table:table-cell table:number-columns-repeated="2" table:style-name="ce1" office:value-type="float" office:value="20">
            <text:p>20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33.333">
            <text:p>33.333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40">
            <text:p>40</text:p>
          </table:table-cell>
          <table:table-cell/>
          <table:table-cell table:formula="of:=MEDIAN(INDIRECT(ADDRESS(ROW();2)):INDIRECT(ADDRESS(ROW();COLUMN()-2)))" office:value-type="float" office:value="33.333">
            <text:p>33.333</text:p>
          </table:table-cell>
          <table:table-cell table:formula="of:=MIN(INDIRECT(ADDRESS(ROW();2)):INDIRECT(ADDRESS(ROW();COLUMN()-3)))" office:value-type="float" office:value="0.5">
            <text:p>0.5</text:p>
          </table:table-cell>
          <table:table-cell table:formula="of:=MAX(INDIRECT(ADDRESS(ROW();2)):INDIRECT(ADDRESS(ROW();COLUMN()-4)))" office:value-type="float" office:value="1000">
            <text:p>1000</text:p>
          </table:table-cell>
          <table:table-cell table:formula="of:=AVERAGE(INDIRECT(ADDRESS(ROW();2)):INDIRECT(ADDRESS(ROW();COLUMN()-5)))" office:value-type="float" office:value="149.7135">
            <text:p>149.7135</text:p>
          </table:table-cell>
          <table:table-cell table:formula="of:=STDEV(INDIRECT(ADDRESS(ROW();2)):INDIRECT(ADDRESS(ROW();COLUMN()-6)))" office:value-type="float" office:value="278.160849984561">
            <text:p>278.160849984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85">
            <text:p>-8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0">
            <text:p>160</text:p>
          </table:table-cell>
        </table:table-row>
        <table:table-row table:style-name="ro1">
          <table:table-cell office:value-type="string">
            <text:p>range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.5">
            <text:p>2.5</text:p>
          </table:table-cell>
          <table:table-cell table:number-columns-repeated="3" table:style-name="ce1" office:value-type="float" office:value="2">
            <text:p>2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2" table:style-name="ce1" office:value-type="float" office:value="999">
            <text:p>999</text:p>
          </table:table-cell>
          <table:table-cell/>
          <table:table-cell table:formula="of:=MEDIAN(INDIRECT(ADDRESS(ROW();2)):INDIRECT(ADDRESS(ROW();COLUMN()-2)))" office:value-type="float" office:value="2.25">
            <text:p>2.25</text:p>
          </table:table-cell>
          <table:table-cell table:formula="of:=MIN(INDIRECT(ADDRESS(ROW();2)):INDIRECT(ADDRESS(ROW();COLUMN()-3)))" office:value-type="float" office:value="1">
            <text:p>1</text:p>
          </table:table-cell>
          <table:table-cell table:formula="of:=MAX(INDIRECT(ADDRESS(ROW();2)):INDIRECT(ADDRESS(ROW();COLUMN()-4)))" office:value-type="float" office:value="999">
            <text:p>999</text:p>
          </table:table-cell>
          <table:table-cell table:formula="of:=AVERAGE(INDIRECT(ADDRESS(ROW();2)):INDIRECT(ADDRESS(ROW();COLUMN()-5)))" office:value-type="float" office:value="126.8125">
            <text:p>126.8125</text:p>
          </table:table-cell>
          <table:table-cell table:formula="of:=STDEV(INDIRECT(ADDRESS(ROW();2)):INDIRECT(ADDRESS(ROW();COLUMN()-6)))" office:value-type="float" office:value="340.467662438985">
            <text:p>340.46766243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">
            <text:p>-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">
            <text:p>6</text:p>
          </table:table-cell>
        </table:table-row>
        <table:table-row table:style-name="ro1">
          <table:table-cell office:value-type="string">
            <text:p>lifespan</text:p>
          </table:table-cell>
          <table:table-cell table:number-columns-repeated="2"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number-columns-repeated="4"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3.5">
            <text:p>3.5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6">
            <text:p>6</text:p>
          </table:table-cell>
          <table:table-cell table:formula="of:=AVERAGE(INDIRECT(ADDRESS(ROW();2)):INDIRECT(ADDRESS(ROW();COLUMN()-5)))" office:value-type="float" office:value="3.875">
            <text:p>3.875</text:p>
          </table:table-cell>
          <table:table-cell table:formula="of:=STDEV(INDIRECT(ADDRESS(ROW();2)):INDIRECT(ADDRESS(ROW();COLUMN()-6)))" office:value-type="float" office:value="1.1474609652039">
            <text:p>1.147460965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">
            <text:p>-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">
            <text:p>11</text:p>
          </table:table-cell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AOE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table:number-columns-repeated="2"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10">
            <text:p>10</text:p>
          </table:table-cell>
          <table:table-cell table:formula="of:=MAX(INDIRECT(ADDRESS(ROW();2)):INDIRECT(ADDRESS(ROW();COLUMN()-4)))" office:value-type="float" office:value="40">
            <text:p>40</text:p>
          </table:table-cell>
          <table:table-cell table:formula="of:=AVERAGE(INDIRECT(ADDRESS(ROW();2)):INDIRECT(ADDRESS(ROW();COLUMN()-5)))" office:value-type="float" office:value="21.3571428571429">
            <text:p>21.3571428571</text:p>
          </table:table-cell>
          <table:table-cell table:formula="of:=STDEV(INDIRECT(ADDRESS(ROW();2)):INDIRECT(ADDRESS(ROW();COLUMN()-6)))" office:value-type="float" office:value="6.67494906759183">
            <text:p>6.674949067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4.75">
            <text:p>14.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2.5">
            <text:p>2.5</text:p>
          </table:table-cell>
          <table:table-cell office:value-type="float" office:value="1.9">
            <text:p>1.9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table:number-columns-repeated="2"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2.4">
            <text:p>2.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6">
            <text:p>1.6</text:p>
          </table:table-cell>
          <table:table-cell table:formula="of:=MAX(INDIRECT(ADDRESS(ROW();2)):INDIRECT(ADDRESS(ROW();COLUMN()-4)))" office:value-type="float" office:value="6">
            <text:p>6</text:p>
          </table:table-cell>
          <table:table-cell table:formula="of:=AVERAGE(INDIRECT(ADDRESS(ROW();2)):INDIRECT(ADDRESS(ROW();COLUMN()-5)))" office:value-type="float" office:value="2.35">
            <text:p>2.35</text:p>
          </table:table-cell>
          <table:table-cell table:formula="of:=STDEV(INDIRECT(ADDRESS(ROW();2)):INDIRECT(ADDRESS(ROW();COLUMN()-6)))" office:value-type="float" office:value="1.08113188550063">
            <text:p>1.081131885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95">
            <text:p>0.9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4">
            <text:p>3.4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15.556">
            <text:p>15.556</text:p>
          </table:table-cell>
          <table:table-cell office:value-type="float" office:value="10">
            <text:p>10</text:p>
          </table:table-cell>
          <table:table-cell office:value-type="float" office:value="13.125">
            <text:p>13.125</text:p>
          </table:table-cell>
          <table:table-cell office:value-type="float" office:value="16">
            <text:p>16</text:p>
          </table:table-cell>
          <table:table-cell office:value-type="float" office:value="12.632">
            <text:p>12.63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.182">
            <text:p>8.182</text:p>
          </table:table-cell>
          <table:table-cell office:value-type="float" office:value="10">
            <text:p>10</text:p>
          </table:table-cell>
          <table:table-cell office:value-type="float" office:value="6.667">
            <text:p>6.667</text:p>
          </table:table-cell>
          <table:table-cell office:value-type="float" office:value="10">
            <text:p>10</text:p>
          </table:table-cell>
          <table:table-cell office:value-type="float" office:value="1.667">
            <text:p>1.667</text:p>
          </table:table-cell>
          <table:table-cell/>
          <table:table-cell table:formula="of:=MEDIAN(INDIRECT(ADDRESS(ROW();2)):INDIRECT(ADDRESS(ROW();COLUMN()-2)))" office:value-type="float" office:value="10">
            <text:p>10</text:p>
          </table:table-cell>
          <table:table-cell table:formula="of:=MIN(INDIRECT(ADDRESS(ROW();2)):INDIRECT(ADDRESS(ROW();COLUMN()-3)))" office:value-type="float" office:value="1.667">
            <text:p>1.667</text:p>
          </table:table-cell>
          <table:table-cell table:formula="of:=MAX(INDIRECT(ADDRESS(ROW();2)):INDIRECT(ADDRESS(ROW();COLUMN()-4)))" office:value-type="float" office:value="16">
            <text:p>16</text:p>
          </table:table-cell>
          <table:table-cell table:formula="of:=AVERAGE(INDIRECT(ADDRESS(ROW();2)):INDIRECT(ADDRESS(ROW();COLUMN()-5)))" office:value-type="float" office:value="10.2020714285714">
            <text:p>10.2020714286</text:p>
          </table:table-cell>
          <table:table-cell table:formula="of:=STDEV(INDIRECT(ADDRESS(ROW();2)):INDIRECT(ADDRESS(ROW();COLUMN()-6)))" office:value-type="float" office:value="3.63575647539156">
            <text:p>3.635756475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126">
            <text:p>-2.12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2.9865">
            <text:p>22.986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155.556">
            <text:p>155.556</text:p>
          </table:table-cell>
          <table:table-cell office:value-type="float" office:value="100">
            <text:p>100</text:p>
          </table:table-cell>
          <table:table-cell office:value-type="float" office:value="131.25">
            <text:p>131.25</text:p>
          </table:table-cell>
          <table:table-cell office:value-type="float" office:value="160">
            <text:p>160</text:p>
          </table:table-cell>
          <table:table-cell office:value-type="float" office:value="126.316">
            <text:p>126.316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81.818">
            <text:p>81.818</text:p>
          </table:table-cell>
          <table:table-cell office:value-type="float" office:value="100">
            <text:p>100</text:p>
          </table:table-cell>
          <table:table-cell office:value-type="float" office:value="66.667">
            <text:p>66.667</text:p>
          </table:table-cell>
          <table:table-cell office:value-type="float" office:value="100">
            <text:p>100</text:p>
          </table:table-cell>
          <table:table-cell office:value-type="float" office:value="16.667">
            <text:p>16.667</text:p>
          </table:table-cell>
          <table:table-cell/>
          <table:table-cell table:formula="of:=MEDIAN(INDIRECT(ADDRESS(ROW();2)):INDIRECT(ADDRESS(ROW();COLUMN()-2)))" office:value-type="float" office:value="100">
            <text:p>100</text:p>
          </table:table-cell>
          <table:table-cell table:formula="of:=MIN(INDIRECT(ADDRESS(ROW();2)):INDIRECT(ADDRESS(ROW();COLUMN()-3)))" office:value-type="float" office:value="16.667">
            <text:p>16.667</text:p>
          </table:table-cell>
          <table:table-cell table:formula="of:=MAX(INDIRECT(ADDRESS(ROW();2)):INDIRECT(ADDRESS(ROW();COLUMN()-4)))" office:value-type="float" office:value="160">
            <text:p>160</text:p>
          </table:table-cell>
          <table:table-cell table:formula="of:=AVERAGE(INDIRECT(ADDRESS(ROW();2)):INDIRECT(ADDRESS(ROW();COLUMN()-5)))" office:value-type="float" office:value="102.019571428571">
            <text:p>102.0195714286</text:p>
          </table:table-cell>
          <table:table-cell table:formula="of:=STDEV(INDIRECT(ADDRESS(ROW();2)):INDIRECT(ADDRESS(ROW();COLUMN()-6)))" office:value-type="float" office:value="36.3577576437151">
            <text:p>36.357757643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1.257">
            <text:p>-21.25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29.8575">
            <text:p>229.857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466.667">
            <text:p>466.667</text:p>
          </table:table-cell>
          <table:table-cell office:value-type="float" office:value="250">
            <text:p>250</text:p>
          </table:table-cell>
          <table:table-cell office:value-type="float" office:value="360.938">
            <text:p>360.938</text:p>
          </table:table-cell>
          <table:table-cell office:value-type="float" office:value="560">
            <text:p>560</text:p>
          </table:table-cell>
          <table:table-cell office:value-type="float" office:value="347.368">
            <text:p>347.368</text:p>
          </table:table-cell>
          <table:table-cell office:value-type="float" office:value="250">
            <text:p>250</text:p>
          </table:table-cell>
          <table:table-cell office:value-type="float" office:value="200">
            <text:p>200</text:p>
          </table:table-cell>
          <table:table-cell office:value-type="float" office:value="275">
            <text:p>275</text:p>
          </table:table-cell>
          <table:table-cell office:value-type="float" office:value="250">
            <text:p>250</text:p>
          </table:table-cell>
          <table:table-cell office:value-type="float" office:value="184.091">
            <text:p>184.091</text:p>
          </table:table-cell>
          <table:table-cell office:value-type="float" office:value="250">
            <text:p>250</text:p>
          </table:table-cell>
          <table:table-cell office:value-type="float" office:value="166.667">
            <text:p>166.667</text:p>
          </table:table-cell>
          <table:table-cell office:value-type="float" office:value="350">
            <text:p>350</text:p>
          </table:table-cell>
          <table:table-cell office:value-type="float" office:value="50">
            <text:p>50</text:p>
          </table:table-cell>
          <table:table-cell/>
          <table:table-cell table:formula="of:=MEDIAN(INDIRECT(ADDRESS(ROW();2)):INDIRECT(ADDRESS(ROW();COLUMN()-2)))" office:value-type="float" office:value="250">
            <text:p>250</text:p>
          </table:table-cell>
          <table:table-cell table:formula="of:=MIN(INDIRECT(ADDRESS(ROW();2)):INDIRECT(ADDRESS(ROW();COLUMN()-3)))" office:value-type="float" office:value="50">
            <text:p>50</text:p>
          </table:table-cell>
          <table:table-cell table:formula="of:=MAX(INDIRECT(ADDRESS(ROW();2)):INDIRECT(ADDRESS(ROW();COLUMN()-4)))" office:value-type="float" office:value="560">
            <text:p>560</text:p>
          </table:table-cell>
          <table:table-cell table:formula="of:=AVERAGE(INDIRECT(ADDRESS(ROW();2)):INDIRECT(ADDRESS(ROW();COLUMN()-5)))" office:value-type="float" office:value="282.909357142857">
            <text:p>282.9093571429</text:p>
          </table:table-cell>
          <table:table-cell table:formula="of:=STDEV(INDIRECT(ADDRESS(ROW();2)):INDIRECT(ADDRESS(ROW();COLUMN()-6)))" office:value-type="float" office:value="128.327519772115">
            <text:p>128.327519772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98.026">
            <text:p>-198.02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59.868">
            <text:p>759.868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1555.556">
            <text:p>1555.556</text:p>
          </table:table-cell>
          <table:table-cell office:value-type="float" office:value="1000">
            <text:p>1000</text:p>
          </table:table-cell>
          <table:table-cell office:value-type="float" office:value="1312.5">
            <text:p>1312.5</text:p>
          </table:table-cell>
          <table:table-cell office:value-type="float" office:value="1600">
            <text:p>1600</text:p>
          </table:table-cell>
          <table:table-cell office:value-type="float" office:value="1263.158">
            <text:p>1263.158</text:p>
          </table:table-cell>
          <table:table-cell office:value-type="float" office:value="1000">
            <text:p>1000</text:p>
          </table:table-cell>
          <table:table-cell office:value-type="float" office:value="800">
            <text:p>800</text:p>
          </table:table-cell>
          <table:table-cell office:value-type="float" office:value="1100">
            <text:p>1100</text:p>
          </table:table-cell>
          <table:table-cell office:value-type="float" office:value="1000">
            <text:p>1000</text:p>
          </table:table-cell>
          <table:table-cell office:value-type="float" office:value="818.182">
            <text:p>818.182</text:p>
          </table:table-cell>
          <table:table-cell office:value-type="float" office:value="1000">
            <text:p>1000</text:p>
          </table:table-cell>
          <table:table-cell office:value-type="float" office:value="666.667">
            <text:p>666.667</text:p>
          </table:table-cell>
          <table:table-cell office:value-type="float" office:value="1000">
            <text:p>1000</text:p>
          </table:table-cell>
          <table:table-cell office:value-type="float" office:value="166.667">
            <text:p>166.667</text:p>
          </table:table-cell>
          <table:table-cell/>
          <table:table-cell table:formula="of:=MEDIAN(INDIRECT(ADDRESS(ROW();2)):INDIRECT(ADDRESS(ROW();COLUMN()-2)))" office:value-type="float" office:value="1000">
            <text:p>1000</text:p>
          </table:table-cell>
          <table:table-cell table:formula="of:=MIN(INDIRECT(ADDRESS(ROW();2)):INDIRECT(ADDRESS(ROW();COLUMN()-3)))" office:value-type="float" office:value="166.667">
            <text:p>166.667</text:p>
          </table:table-cell>
          <table:table-cell table:formula="of:=MAX(INDIRECT(ADDRESS(ROW();2)):INDIRECT(ADDRESS(ROW();COLUMN()-4)))" office:value-type="float" office:value="1600">
            <text:p>1600</text:p>
          </table:table-cell>
          <table:table-cell table:formula="of:=AVERAGE(INDIRECT(ADDRESS(ROW();2)):INDIRECT(ADDRESS(ROW();COLUMN()-5)))" office:value-type="float" office:value="1020.195">
            <text:p>1020.195</text:p>
          </table:table-cell>
          <table:table-cell table:formula="of:=STDEV(INDIRECT(ADDRESS(ROW();2)):INDIRECT(ADDRESS(ROW();COLUMN()-6)))" office:value-type="float" office:value="363.577701213076">
            <text:p>363.577701213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12.5595">
            <text:p>-212.559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298.5645">
            <text:p>2298.5645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2.75">
            <text:p>2.75</text:p>
          </table:table-cell>
          <table:table-cell office:value-type="float" office:value="3.5">
            <text:p>3.5</text:p>
          </table:table-cell>
          <table:table-cell office:value-type="float" office:value="2.75">
            <text:p>2.75</text:p>
          </table:table-cell>
          <table:table-cell table:number-columns-repeated="4" office:value-type="float" office:value="2.5">
            <text:p>2.5</text:p>
          </table:table-cell>
          <table:table-cell office:value-type="float" office:value="2.25">
            <text:p>2.25</text:p>
          </table:table-cell>
          <table:table-cell table:number-columns-repeated="2"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2.5">
            <text:p>2.5</text:p>
          </table:table-cell>
          <table:table-cell table:formula="of:=MIN(INDIRECT(ADDRESS(ROW();2)):INDIRECT(ADDRESS(ROW();COLUMN()-3)))" office:value-type="float" office:value="2.25">
            <text:p>2.25</text:p>
          </table:table-cell>
          <table:table-cell table:formula="of:=MAX(INDIRECT(ADDRESS(ROW();2)):INDIRECT(ADDRESS(ROW();COLUMN()-4)))" office:value-type="float" office:value="3.5">
            <text:p>3.5</text:p>
          </table:table-cell>
          <table:table-cell table:formula="of:=AVERAGE(INDIRECT(ADDRESS(ROW();2)):INDIRECT(ADDRESS(ROW();COLUMN()-5)))" office:value-type="float" office:value="2.73214285714286">
            <text:p>2.7321428571</text:p>
          </table:table-cell>
          <table:table-cell table:formula="of:=STDEV(INDIRECT(ADDRESS(ROW();2)):INDIRECT(ADDRESS(ROW();COLUMN()-6)))" office:value-type="float" office:value="0.385609977756094">
            <text:p>0.385609977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.1875">
            <text:p>1.1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25">
            <text:p>4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MEDIAN(INDIRECT(ADDRESS(ROW();2)):INDIRECT(ADDRESS(ROW();COLUMN()-2)))" office:value-type="float" office:value="8">
            <text:p>8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8.21428571428571">
            <text:p>8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4">
            <text:p>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">
            <text:p>11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AOE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39.2">
            <text:p>39.2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80">
            <text:p>80</text:p>
          </table:table-cell>
          <table:table-cell office:value-type="float" office:value="28.8">
            <text:p>28.8</text:p>
          </table:table-cell>
          <table:table-cell table:number-columns-repeated="2" office:value-type="float" office:value="20">
            <text:p>20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2.8">
            <text:p>12.8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80">
            <text:p>80</text:p>
          </table:table-cell>
          <table:table-cell table:formula="of:=AVERAGE(INDIRECT(ADDRESS(ROW();2)):INDIRECT(ADDRESS(ROW();COLUMN()-5)))" office:value-type="float" office:value="25">
            <text:p>25</text:p>
          </table:table-cell>
          <table:table-cell table:formula="of:=STDEV(INDIRECT(ADDRESS(ROW();2)):INDIRECT(ADDRESS(ROW();COLUMN()-6)))" office:value-type="float" office:value="17.5380026930531">
            <text:p>17.538002693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9.05">
            <text:p>9.0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4.6">
            <text:p>34.6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1.62">
            <text:p>1.62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3">
            <text:p>3</text:p>
          </table:table-cell>
          <table:table-cell office:value-type="float" office:value="1.805">
            <text:p>1.805</text:p>
          </table:table-cell>
          <table:table-cell office:value-type="float" office:value="2">
            <text:p>2</text:p>
          </table:table-cell>
          <table:table-cell office:value-type="float" office:value="3.125">
            <text:p>3.125</text:p>
          </table:table-cell>
          <table:table-cell table:number-columns-repeated="2"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2.88">
            <text:p>2.88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28">
            <text:p>1.28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3.27928571428571">
            <text:p>3.2792857143</text:p>
          </table:table-cell>
          <table:table-cell table:formula="of:=STDEV(INDIRECT(ADDRESS(ROW();2)):INDIRECT(ADDRESS(ROW();COLUMN()-6)))" office:value-type="float" office:value="4.26856887255907">
            <text:p>4.268568872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13">
            <text:p>-0.1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84">
            <text:p>4.84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24.198">
            <text:p>24.198</text:p>
          </table:table-cell>
          <table:table-cell office:value-type="float" office:value="10">
            <text:p>10</text:p>
          </table:table-cell>
          <table:table-cell office:value-type="float" office:value="17.188">
            <text:p>17.188</text:p>
          </table:table-cell>
          <table:table-cell office:value-type="float" office:value="26.667">
            <text:p>26.667</text:p>
          </table:table-cell>
          <table:table-cell office:value-type="float" office:value="15.956">
            <text:p>15.956</text:p>
          </table:table-cell>
          <table:table-cell office:value-type="float" office:value="10">
            <text:p>10</text:p>
          </table:table-cell>
          <table:table-cell office:value-type="float" office:value="6.4">
            <text:p>6.4</text:p>
          </table:table-cell>
          <table:table-cell office:value-type="float" office:value="12.1">
            <text:p>12.1</text:p>
          </table:table-cell>
          <table:table-cell office:value-type="float" office:value="10">
            <text:p>10</text:p>
          </table:table-cell>
          <table:table-cell office:value-type="float" office:value="8.182">
            <text:p>8.182</text:p>
          </table:table-cell>
          <table:table-cell office:value-type="float" office:value="10">
            <text:p>10</text:p>
          </table:table-cell>
          <table:table-cell office:value-type="float" office:value="4.444">
            <text:p>4.444</text:p>
          </table:table-cell>
          <table:table-cell office:value-type="float" office:value="10">
            <text:p>10</text:p>
          </table:table-cell>
          <table:table-cell office:value-type="float" office:value="0.278">
            <text:p>0.278</text:p>
          </table:table-cell>
          <table:table-cell/>
          <table:table-cell table:formula="of:=MEDIAN(INDIRECT(ADDRESS(ROW();2)):INDIRECT(ADDRESS(ROW();COLUMN()-2)))" office:value-type="float" office:value="10">
            <text:p>10</text:p>
          </table:table-cell>
          <table:table-cell table:formula="of:=MIN(INDIRECT(ADDRESS(ROW();2)):INDIRECT(ADDRESS(ROW();COLUMN()-3)))" office:value-type="float" office:value="0.278">
            <text:p>0.278</text:p>
          </table:table-cell>
          <table:table-cell table:formula="of:=MAX(INDIRECT(ADDRESS(ROW();2)):INDIRECT(ADDRESS(ROW();COLUMN()-4)))" office:value-type="float" office:value="26.667">
            <text:p>26.667</text:p>
          </table:table-cell>
          <table:table-cell table:formula="of:=AVERAGE(INDIRECT(ADDRESS(ROW();2)):INDIRECT(ADDRESS(ROW();COLUMN()-5)))" office:value-type="float" office:value="11.8152142857143">
            <text:p>11.8152142857</text:p>
          </table:table-cell>
          <table:table-cell table:formula="of:=STDEV(INDIRECT(ADDRESS(ROW();2)):INDIRECT(ADDRESS(ROW();COLUMN()-6)))" office:value-type="float" office:value="7.15995743625694">
            <text:p>7.159957436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.43">
            <text:p>-10.4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4.0585">
            <text:p>34.058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241.975">
            <text:p>241.975</text:p>
          </table:table-cell>
          <table:table-cell office:value-type="float" office:value="100">
            <text:p>100</text:p>
          </table:table-cell>
          <table:table-cell office:value-type="float" office:value="171.875">
            <text:p>171.875</text:p>
          </table:table-cell>
          <table:table-cell office:value-type="float" office:value="266.667">
            <text:p>266.667</text:p>
          </table:table-cell>
          <table:table-cell office:value-type="float" office:value="159.557">
            <text:p>159.557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121">
            <text:p>121</text:p>
          </table:table-cell>
          <table:table-cell office:value-type="float" office:value="100">
            <text:p>100</text:p>
          </table:table-cell>
          <table:table-cell office:value-type="float" office:value="81.818">
            <text:p>81.818</text:p>
          </table:table-cell>
          <table:table-cell office:value-type="float" office:value="100">
            <text:p>100</text:p>
          </table:table-cell>
          <table:table-cell office:value-type="float" office:value="44.444">
            <text:p>44.444</text:p>
          </table:table-cell>
          <table:table-cell office:value-type="float" office:value="100">
            <text:p>100</text:p>
          </table:table-cell>
          <table:table-cell office:value-type="float" office:value="2.778">
            <text:p>2.778</text:p>
          </table:table-cell>
          <table:table-cell/>
          <table:table-cell table:formula="of:=MEDIAN(INDIRECT(ADDRESS(ROW();2)):INDIRECT(ADDRESS(ROW();COLUMN()-2)))" office:value-type="float" office:value="100">
            <text:p>100</text:p>
          </table:table-cell>
          <table:table-cell table:formula="of:=MIN(INDIRECT(ADDRESS(ROW();2)):INDIRECT(ADDRESS(ROW();COLUMN()-3)))" office:value-type="float" office:value="2.778">
            <text:p>2.778</text:p>
          </table:table-cell>
          <table:table-cell table:formula="of:=MAX(INDIRECT(ADDRESS(ROW();2)):INDIRECT(ADDRESS(ROW();COLUMN()-4)))" office:value-type="float" office:value="266.667">
            <text:p>266.667</text:p>
          </table:table-cell>
          <table:table-cell table:formula="of:=AVERAGE(INDIRECT(ADDRESS(ROW();2)):INDIRECT(ADDRESS(ROW();COLUMN()-5)))" office:value-type="float" office:value="118.151">
            <text:p>118.151</text:p>
          </table:table-cell>
          <table:table-cell table:formula="of:=STDEV(INDIRECT(ADDRESS(ROW();2)):INDIRECT(ADDRESS(ROW();COLUMN()-6)))" office:value-type="float" office:value="71.5980176551966">
            <text:p>71.598017655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4.29925">
            <text:p>-104.299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40.5805">
            <text:p>340.580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846.914">
            <text:p>846.914</text:p>
          </table:table-cell>
          <table:table-cell office:value-type="float" office:value="250">
            <text:p>250</text:p>
          </table:table-cell>
          <table:table-cell office:value-type="float" office:value="515.625">
            <text:p>515.625</text:p>
          </table:table-cell>
          <table:table-cell office:value-type="float" office:value="1200">
            <text:p>1200</text:p>
          </table:table-cell>
          <table:table-cell office:value-type="float" office:value="478.67">
            <text:p>478.67</text:p>
          </table:table-cell>
          <table:table-cell office:value-type="float" office:value="250">
            <text:p>250</text:p>
          </table:table-cell>
          <table:table-cell office:value-type="float" office:value="160">
            <text:p>160</text:p>
          </table:table-cell>
          <table:table-cell office:value-type="float" office:value="302.5">
            <text:p>302.5</text:p>
          </table:table-cell>
          <table:table-cell office:value-type="float" office:value="250">
            <text:p>250</text:p>
          </table:table-cell>
          <table:table-cell office:value-type="float" office:value="184.091">
            <text:p>184.091</text:p>
          </table:table-cell>
          <table:table-cell office:value-type="float" office:value="250">
            <text:p>250</text:p>
          </table:table-cell>
          <table:table-cell office:value-type="float" office:value="111.111">
            <text:p>111.111</text:p>
          </table:table-cell>
          <table:table-cell office:value-type="float" office:value="450">
            <text:p>450</text:p>
          </table:table-cell>
          <table:table-cell office:value-type="float" office:value="9.722">
            <text:p>9.722</text:p>
          </table:table-cell>
          <table:table-cell/>
          <table:table-cell table:formula="of:=MEDIAN(INDIRECT(ADDRESS(ROW();2)):INDIRECT(ADDRESS(ROW();COLUMN()-2)))" office:value-type="float" office:value="250">
            <text:p>250</text:p>
          </table:table-cell>
          <table:table-cell table:formula="of:=MIN(INDIRECT(ADDRESS(ROW();2)):INDIRECT(ADDRESS(ROW();COLUMN()-3)))" office:value-type="float" office:value="9.722">
            <text:p>9.722</text:p>
          </table:table-cell>
          <table:table-cell table:formula="of:=MAX(INDIRECT(ADDRESS(ROW();2)):INDIRECT(ADDRESS(ROW();COLUMN()-4)))" office:value-type="float" office:value="1200">
            <text:p>1200</text:p>
          </table:table-cell>
          <table:table-cell table:formula="of:=AVERAGE(INDIRECT(ADDRESS(ROW();2)):INDIRECT(ADDRESS(ROW();COLUMN()-5)))" office:value-type="float" office:value="375.616642857143">
            <text:p>375.6166428571</text:p>
          </table:table-cell>
          <table:table-cell table:formula="of:=STDEV(INDIRECT(ADDRESS(ROW();2)):INDIRECT(ADDRESS(ROW();COLUMN()-6)))" office:value-type="float" office:value="315.370755842562">
            <text:p>315.370755842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612.2345">
            <text:p>-612.234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284.30525">
            <text:p>1284.30525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2419.753">
            <text:p>2419.753</text:p>
          </table:table-cell>
          <table:table-cell office:value-type="float" office:value="1000">
            <text:p>1000</text:p>
          </table:table-cell>
          <table:table-cell office:value-type="float" office:value="1718.75">
            <text:p>1718.75</text:p>
          </table:table-cell>
          <table:table-cell office:value-type="float" office:value="2666.667">
            <text:p>2666.667</text:p>
          </table:table-cell>
          <table:table-cell office:value-type="float" office:value="1595.568">
            <text:p>1595.568</text:p>
          </table:table-cell>
          <table:table-cell office:value-type="float" office:value="1000">
            <text:p>1000</text:p>
          </table:table-cell>
          <table:table-cell office:value-type="float" office:value="640">
            <text:p>640</text:p>
          </table:table-cell>
          <table:table-cell office:value-type="float" office:value="1210">
            <text:p>1210</text:p>
          </table:table-cell>
          <table:table-cell office:value-type="float" office:value="1000">
            <text:p>1000</text:p>
          </table:table-cell>
          <table:table-cell office:value-type="float" office:value="818.182">
            <text:p>818.182</text:p>
          </table:table-cell>
          <table:table-cell office:value-type="float" office:value="1000">
            <text:p>1000</text:p>
          </table:table-cell>
          <table:table-cell office:value-type="float" office:value="444.444">
            <text:p>444.444</text:p>
          </table:table-cell>
          <table:table-cell office:value-type="float" office:value="1000">
            <text:p>1000</text:p>
          </table:table-cell>
          <table:table-cell office:value-type="float" office:value="27.778">
            <text:p>27.778</text:p>
          </table:table-cell>
          <table:table-cell/>
          <table:table-cell table:formula="of:=MEDIAN(INDIRECT(ADDRESS(ROW();2)):INDIRECT(ADDRESS(ROW();COLUMN()-2)))" office:value-type="float" office:value="1000">
            <text:p>1000</text:p>
          </table:table-cell>
          <table:table-cell table:formula="of:=MIN(INDIRECT(ADDRESS(ROW();2)):INDIRECT(ADDRESS(ROW();COLUMN()-3)))" office:value-type="float" office:value="27.778">
            <text:p>27.778</text:p>
          </table:table-cell>
          <table:table-cell table:formula="of:=MAX(INDIRECT(ADDRESS(ROW();2)):INDIRECT(ADDRESS(ROW();COLUMN()-4)))" office:value-type="float" office:value="2666.667">
            <text:p>2666.667</text:p>
          </table:table-cell>
          <table:table-cell table:formula="of:=AVERAGE(INDIRECT(ADDRESS(ROW();2)):INDIRECT(ADDRESS(ROW();COLUMN()-5)))" office:value-type="float" office:value="1181.51014285714">
            <text:p>1181.5101428572</text:p>
          </table:table-cell>
          <table:table-cell table:formula="of:=STDEV(INDIRECT(ADDRESS(ROW();2)):INDIRECT(ADDRESS(ROW();COLUMN()-6)))" office:value-type="float" office:value="715.979861079352">
            <text:p>715.979861079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42.982">
            <text:p>-1042.98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405.7945">
            <text:p>3405.7945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table:number-columns-repeated="4" office:value-type="float" office:value="2.5">
            <text:p>2.5</text:p>
          </table:table-cell>
          <table:table-cell office:value-type="float" office:value="2.25">
            <text:p>2.25</text:p>
          </table:table-cell>
          <table:table-cell table:number-columns-repeated="2"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2.5">
            <text:p>2.5</text:p>
          </table:table-cell>
          <table:table-cell table:formula="of:=MIN(INDIRECT(ADDRESS(ROW();2)):INDIRECT(ADDRESS(ROW();COLUMN()-3)))" office:value-type="float" office:value="2.25">
            <text:p>2.25</text:p>
          </table:table-cell>
          <table:table-cell table:formula="of:=MAX(INDIRECT(ADDRESS(ROW();2)):INDIRECT(ADDRESS(ROW();COLUMN()-4)))" office:value-type="float" office:value="4.5">
            <text:p>4.5</text:p>
          </table:table-cell>
          <table:table-cell table:formula="of:=AVERAGE(INDIRECT(ADDRESS(ROW();2)):INDIRECT(ADDRESS(ROW();COLUMN()-5)))" office:value-type="float" office:value="2.98214285714286">
            <text:p>2.9821428571</text:p>
          </table:table-cell>
          <table:table-cell table:formula="of:=STDEV(INDIRECT(ADDRESS(ROW();2)):INDIRECT(ADDRESS(ROW();COLUMN()-6)))" office:value-type="float" office:value="0.749771027318736">
            <text:p>0.749771027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125">
            <text:p>-0.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MEDIAN(INDIRECT(ADDRESS(ROW();2)):INDIRECT(ADDRESS(ROW();COLUMN()-2)))" office:value-type="float" office:value="11">
            <text:p>11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0.3571428571429">
            <text:p>10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">
            <text:p>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7">
            <text:p>17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AOE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54.88">
            <text:p>54.8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60">
            <text:p>160</text:p>
          </table:table-cell>
          <table:table-cell office:value-type="float" office:value="34.56">
            <text:p>34.56</text:p>
          </table:table-cell>
          <table:table-cell table:number-columns-repeated="2" office:value-type="float" office:value="20">
            <text:p>20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0.24">
            <text:p>10.24</text:p>
          </table:table-cell>
          <table:table-cell office:value-type="float" office:value="20">
            <text:p>20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2.5">
            <text:p>2.5</text:p>
          </table:table-cell>
          <table:table-cell table:formula="of:=MAX(INDIRECT(ADDRESS(ROW();2)):INDIRECT(ADDRESS(ROW();COLUMN()-4)))" office:value-type="float" office:value="160">
            <text:p>160</text:p>
          </table:table-cell>
          <table:table-cell table:formula="of:=AVERAGE(INDIRECT(ADDRESS(ROW();2)):INDIRECT(ADDRESS(ROW();COLUMN()-5)))" office:value-type="float" office:value="32.1285714285714">
            <text:p>32.1285714286</text:p>
          </table:table-cell>
          <table:table-cell table:formula="of:=STDEV(INDIRECT(ADDRESS(ROW();2)):INDIRECT(ADDRESS(ROW();COLUMN()-6)))" office:value-type="float" office:value="38.6577771769632">
            <text:p>38.65777717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.855">
            <text:p>2.85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2.86">
            <text:p>42.86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1.458">
            <text:p>1.458</text:p>
          </table:table-cell>
          <table:table-cell office:value-type="float" office:value="2">
            <text:p>2</text:p>
          </table:table-cell>
          <table:table-cell office:value-type="float" office:value="1.024">
            <text:p>1.024</text:p>
          </table:table-cell>
          <table:table-cell office:value-type="float" office:value="3.5">
            <text:p>3.5</text:p>
          </table:table-cell>
          <table:table-cell office:value-type="float" office:value="1.715">
            <text:p>1.715</text:p>
          </table:table-cell>
          <table:table-cell office:value-type="float" office:value="2">
            <text:p>2</text:p>
          </table:table-cell>
          <table:table-cell office:value-type="float" office:value="3.906">
            <text:p>3.906</text:p>
          </table:table-cell>
          <table:table-cell table:number-columns-repeated="2"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3.456">
            <text:p>3.456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024">
            <text:p>1.024</text:p>
          </table:table-cell>
          <table:table-cell table:formula="of:=MAX(INDIRECT(ADDRESS(ROW();2)):INDIRECT(ADDRESS(ROW();COLUMN()-4)))" office:value-type="float" office:value="54">
            <text:p>54</text:p>
          </table:table-cell>
          <table:table-cell table:formula="of:=AVERAGE(INDIRECT(ADDRESS(ROW();2)):INDIRECT(ADDRESS(ROW();COLUMN()-5)))" office:value-type="float" office:value="5.94707142857143">
            <text:p>5.9470714286</text:p>
          </table:table-cell>
          <table:table-cell table:formula="of:=STDEV(INDIRECT(ADDRESS(ROW();2)):INDIRECT(ADDRESS(ROW();COLUMN()-6)))" office:value-type="float" office:value="13.8543498221499">
            <text:p>13.854349822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426">
            <text:p>-1.42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568">
            <text:p>6.568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37.641">
            <text:p>37.641</text:p>
          </table:table-cell>
          <table:table-cell office:value-type="float" office:value="10">
            <text:p>10</text:p>
          </table:table-cell>
          <table:table-cell office:value-type="float" office:value="22.461">
            <text:p>22.461</text:p>
          </table:table-cell>
          <table:table-cell office:value-type="float" office:value="45.714">
            <text:p>45.714</text:p>
          </table:table-cell>
          <table:table-cell office:value-type="float" office:value="20.155">
            <text:p>20.155</text:p>
          </table:table-cell>
          <table:table-cell office:value-type="float" office:value="10">
            <text:p>10</text:p>
          </table:table-cell>
          <table:table-cell office:value-type="float" office:value="5.12">
            <text:p>5.12</text:p>
          </table:table-cell>
          <table:table-cell office:value-type="float" office:value="13.31">
            <text:p>13.31</text:p>
          </table:table-cell>
          <table:table-cell office:value-type="float" office:value="10">
            <text:p>10</text:p>
          </table:table-cell>
          <table:table-cell office:value-type="float" office:value="8.182">
            <text:p>8.182</text:p>
          </table:table-cell>
          <table:table-cell office:value-type="float" office:value="10">
            <text:p>10</text:p>
          </table:table-cell>
          <table:table-cell office:value-type="float" office:value="2.963">
            <text:p>2.963</text:p>
          </table:table-cell>
          <table:table-cell office:value-type="float" office:value="10">
            <text:p>10</text:p>
          </table:table-cell>
          <table:table-cell office:value-type="float" office:value="0.046">
            <text:p>0.046</text:p>
          </table:table-cell>
          <table:table-cell/>
          <table:table-cell table:formula="of:=MEDIAN(INDIRECT(ADDRESS(ROW();2)):INDIRECT(ADDRESS(ROW();COLUMN()-2)))" office:value-type="float" office:value="10">
            <text:p>10</text:p>
          </table:table-cell>
          <table:table-cell table:formula="of:=MIN(INDIRECT(ADDRESS(ROW();2)):INDIRECT(ADDRESS(ROW();COLUMN()-3)))" office:value-type="float" office:value="0.046">
            <text:p>0.046</text:p>
          </table:table-cell>
          <table:table-cell table:formula="of:=MAX(INDIRECT(ADDRESS(ROW();2)):INDIRECT(ADDRESS(ROW();COLUMN()-4)))" office:value-type="float" office:value="45.714">
            <text:p>45.714</text:p>
          </table:table-cell>
          <table:table-cell table:formula="of:=AVERAGE(INDIRECT(ADDRESS(ROW();2)):INDIRECT(ADDRESS(ROW();COLUMN()-5)))" office:value-type="float" office:value="14.6851428571429">
            <text:p>14.6851428571</text:p>
          </table:table-cell>
          <table:table-cell table:formula="of:=STDEV(INDIRECT(ADDRESS(ROW();2)):INDIRECT(ADDRESS(ROW();COLUMN()-6)))" office:value-type="float" office:value="12.9415384940666">
            <text:p>12.941538494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0.78525">
            <text:p>-20.785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7.8655">
            <text:p>47.865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376.406">
            <text:p>376.406</text:p>
          </table:table-cell>
          <table:table-cell office:value-type="float" office:value="100">
            <text:p>100</text:p>
          </table:table-cell>
          <table:table-cell office:value-type="float" office:value="224.609">
            <text:p>224.609</text:p>
          </table:table-cell>
          <table:table-cell office:value-type="float" office:value="457.143">
            <text:p>457.143</text:p>
          </table:table-cell>
          <table:table-cell office:value-type="float" office:value="201.545">
            <text:p>201.545</text:p>
          </table:table-cell>
          <table:table-cell office:value-type="float" office:value="100">
            <text:p>100</text:p>
          </table:table-cell>
          <table:table-cell office:value-type="float" office:value="51.2">
            <text:p>51.2</text:p>
          </table:table-cell>
          <table:table-cell office:value-type="float" office:value="133.1">
            <text:p>133.1</text:p>
          </table:table-cell>
          <table:table-cell office:value-type="float" office:value="100">
            <text:p>100</text:p>
          </table:table-cell>
          <table:table-cell office:value-type="float" office:value="81.818">
            <text:p>81.818</text:p>
          </table:table-cell>
          <table:table-cell office:value-type="float" office:value="100">
            <text:p>100</text:p>
          </table:table-cell>
          <table:table-cell office:value-type="float" office:value="29.63">
            <text:p>29.63</text:p>
          </table:table-cell>
          <table:table-cell office:value-type="float" office:value="100">
            <text:p>100</text:p>
          </table:table-cell>
          <table:table-cell office:value-type="float" office:value="0.463">
            <text:p>0.463</text:p>
          </table:table-cell>
          <table:table-cell/>
          <table:table-cell table:formula="of:=MEDIAN(INDIRECT(ADDRESS(ROW();2)):INDIRECT(ADDRESS(ROW();COLUMN()-2)))" office:value-type="float" office:value="100">
            <text:p>100</text:p>
          </table:table-cell>
          <table:table-cell table:formula="of:=MIN(INDIRECT(ADDRESS(ROW();2)):INDIRECT(ADDRESS(ROW();COLUMN()-3)))" office:value-type="float" office:value="0.463">
            <text:p>0.463</text:p>
          </table:table-cell>
          <table:table-cell table:formula="of:=MAX(INDIRECT(ADDRESS(ROW();2)):INDIRECT(ADDRESS(ROW();COLUMN()-4)))" office:value-type="float" office:value="457.143">
            <text:p>457.143</text:p>
          </table:table-cell>
          <table:table-cell table:formula="of:=AVERAGE(INDIRECT(ADDRESS(ROW();2)):INDIRECT(ADDRESS(ROW();COLUMN()-5)))" office:value-type="float" office:value="146.851">
            <text:p>146.851</text:p>
          </table:table-cell>
          <table:table-cell table:formula="of:=STDEV(INDIRECT(ADDRESS(ROW();2)):INDIRECT(ADDRESS(ROW();COLUMN()-6)))" office:value-type="float" office:value="129.414999953935">
            <text:p>129.414999953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07.84725">
            <text:p>-207.847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78.6445">
            <text:p>478.644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1505.624">
            <text:p>1505.624</text:p>
          </table:table-cell>
          <table:table-cell office:value-type="float" office:value="250">
            <text:p>250</text:p>
          </table:table-cell>
          <table:table-cell office:value-type="float" office:value="729.98">
            <text:p>729.98</text:p>
          </table:table-cell>
          <table:table-cell office:value-type="float" office:value="2514.286">
            <text:p>2514.286</text:p>
          </table:table-cell>
          <table:table-cell office:value-type="float" office:value="655.023">
            <text:p>655.023</text:p>
          </table:table-cell>
          <table:table-cell office:value-type="float" office:value="250">
            <text:p>250</text:p>
          </table:table-cell>
          <table:table-cell office:value-type="float" office:value="128">
            <text:p>128</text:p>
          </table:table-cell>
          <table:table-cell office:value-type="float" office:value="332.75">
            <text:p>332.75</text:p>
          </table:table-cell>
          <table:table-cell office:value-type="float" office:value="250">
            <text:p>250</text:p>
          </table:table-cell>
          <table:table-cell office:value-type="float" office:value="184.091">
            <text:p>184.091</text:p>
          </table:table-cell>
          <table:table-cell office:value-type="float" office:value="250">
            <text:p>250</text:p>
          </table:table-cell>
          <table:table-cell office:value-type="float" office:value="74.074">
            <text:p>74.074</text:p>
          </table:table-cell>
          <table:table-cell office:value-type="float" office:value="550">
            <text:p>550</text:p>
          </table:table-cell>
          <table:table-cell office:value-type="float" office:value="1.852">
            <text:p>1.852</text:p>
          </table:table-cell>
          <table:table-cell/>
          <table:table-cell table:formula="of:=MEDIAN(INDIRECT(ADDRESS(ROW();2)):INDIRECT(ADDRESS(ROW();COLUMN()-2)))" office:value-type="float" office:value="250">
            <text:p>250</text:p>
          </table:table-cell>
          <table:table-cell table:formula="of:=MIN(INDIRECT(ADDRESS(ROW();2)):INDIRECT(ADDRESS(ROW();COLUMN()-3)))" office:value-type="float" office:value="1.852">
            <text:p>1.852</text:p>
          </table:table-cell>
          <table:table-cell table:formula="of:=MAX(INDIRECT(ADDRESS(ROW();2)):INDIRECT(ADDRESS(ROW();COLUMN()-4)))" office:value-type="float" office:value="2514.286">
            <text:p>2514.286</text:p>
          </table:table-cell>
          <table:table-cell table:formula="of:=AVERAGE(INDIRECT(ADDRESS(ROW();2)):INDIRECT(ADDRESS(ROW();COLUMN()-5)))" office:value-type="float" office:value="548.262857142857">
            <text:p>548.2628571429</text:p>
          </table:table-cell>
          <table:table-cell table:formula="of:=STDEV(INDIRECT(ADDRESS(ROW();2)):INDIRECT(ADDRESS(ROW();COLUMN()-6)))" office:value-type="float" office:value="682.819936223065">
            <text:p>682.819936223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84.02875">
            <text:p>-1084.02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913.36425">
            <text:p>1913.36425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3764.061">
            <text:p>3764.061</text:p>
          </table:table-cell>
          <table:table-cell office:value-type="float" office:value="1000">
            <text:p>1000</text:p>
          </table:table-cell>
          <table:table-cell office:value-type="float" office:value="2246.094">
            <text:p>2246.094</text:p>
          </table:table-cell>
          <table:table-cell office:value-type="float" office:value="4571.429">
            <text:p>4571.429</text:p>
          </table:table-cell>
          <table:table-cell office:value-type="float" office:value="2015.454">
            <text:p>2015.454</text:p>
          </table:table-cell>
          <table:table-cell office:value-type="float" office:value="1000">
            <text:p>1000</text:p>
          </table:table-cell>
          <table:table-cell office:value-type="float" office:value="512">
            <text:p>512</text:p>
          </table:table-cell>
          <table:table-cell office:value-type="float" office:value="1331">
            <text:p>1331</text:p>
          </table:table-cell>
          <table:table-cell office:value-type="float" office:value="1000">
            <text:p>1000</text:p>
          </table:table-cell>
          <table:table-cell office:value-type="float" office:value="818.182">
            <text:p>818.182</text:p>
          </table:table-cell>
          <table:table-cell office:value-type="float" office:value="1000">
            <text:p>1000</text:p>
          </table:table-cell>
          <table:table-cell office:value-type="float" office:value="296.296">
            <text:p>296.296</text:p>
          </table:table-cell>
          <table:table-cell office:value-type="float" office:value="1000">
            <text:p>1000</text:p>
          </table:table-cell>
          <table:table-cell office:value-type="float" office:value="4.63">
            <text:p>4.63</text:p>
          </table:table-cell>
          <table:table-cell/>
          <table:table-cell table:formula="of:=MEDIAN(INDIRECT(ADDRESS(ROW();2)):INDIRECT(ADDRESS(ROW();COLUMN()-2)))" office:value-type="float" office:value="1000">
            <text:p>1000</text:p>
          </table:table-cell>
          <table:table-cell table:formula="of:=MIN(INDIRECT(ADDRESS(ROW();2)):INDIRECT(ADDRESS(ROW();COLUMN()-3)))" office:value-type="float" office:value="4.63">
            <text:p>4.63</text:p>
          </table:table-cell>
          <table:table-cell table:formula="of:=MAX(INDIRECT(ADDRESS(ROW();2)):INDIRECT(ADDRESS(ROW();COLUMN()-4)))" office:value-type="float" office:value="4571.429">
            <text:p>4571.429</text:p>
          </table:table-cell>
          <table:table-cell table:formula="of:=AVERAGE(INDIRECT(ADDRESS(ROW();2)):INDIRECT(ADDRESS(ROW();COLUMN()-5)))" office:value-type="float" office:value="1468.51042857143">
            <text:p>1468.5104285714</text:p>
          </table:table-cell>
          <table:table-cell table:formula="of:=STDEV(INDIRECT(ADDRESS(ROW();2)):INDIRECT(ADDRESS(ROW();COLUMN()-6)))" office:value-type="float" office:value="1294.15046785471">
            <text:p>1294.150467854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078.4755">
            <text:p>-2078.475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786.4525">
            <text:p>4786.4525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3.25">
            <text:p>3.25</text:p>
          </table:table-cell>
          <table:table-cell office:value-type="float" office:value="5.5">
            <text:p>5.5</text:p>
          </table:table-cell>
          <table:table-cell office:value-type="float" office:value="3.25">
            <text:p>3.25</text:p>
          </table:table-cell>
          <table:table-cell table:number-columns-repeated="4" office:value-type="float" office:value="2.5">
            <text:p>2.5</text:p>
          </table:table-cell>
          <table:table-cell office:value-type="float" office:value="2.25">
            <text:p>2.25</text:p>
          </table:table-cell>
          <table:table-cell table:number-columns-repeated="2" office:value-type="float" office:value="2.5">
            <text:p>2.5</text:p>
          </table:table-cell>
          <table:table-cell office:value-type="float" office:value="5.5">
            <text:p>5.5</text:p>
          </table:table-cell>
          <table:table-cell office:value-type="float" office:value="4">
            <text:p>4</text:p>
          </table:table-cell>
          <table:table-cell/>
          <table:table-cell table:formula="of:=MEDIAN(INDIRECT(ADDRESS(ROW();2)):INDIRECT(ADDRESS(ROW();COLUMN()-2)))" office:value-type="float" office:value="2.5">
            <text:p>2.5</text:p>
          </table:table-cell>
          <table:table-cell table:formula="of:=MIN(INDIRECT(ADDRESS(ROW();2)):INDIRECT(ADDRESS(ROW();COLUMN()-3)))" office:value-type="float" office:value="2.25">
            <text:p>2.25</text:p>
          </table:table-cell>
          <table:table-cell table:formula="of:=MAX(INDIRECT(ADDRESS(ROW();2)):INDIRECT(ADDRESS(ROW();COLUMN()-4)))" office:value-type="float" office:value="5.5">
            <text:p>5.5</text:p>
          </table:table-cell>
          <table:table-cell table:formula="of:=AVERAGE(INDIRECT(ADDRESS(ROW();2)):INDIRECT(ADDRESS(ROW();COLUMN()-5)))" office:value-type="float" office:value="3.23214285714286">
            <text:p>3.2321428571</text:p>
          </table:table-cell>
          <table:table-cell table:formula="of:=STDEV(INDIRECT(ADDRESS(ROW();2)):INDIRECT(ADDRESS(ROW();COLUMN()-6)))" office:value-type="float" office:value="1.11572796912998">
            <text:p>1.115727969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4375">
            <text:p>-1.4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.75">
            <text:p>7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2"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3"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/>
          <table:table-cell table:formula="of:=MEDIAN(INDIRECT(ADDRESS(ROW();2)):INDIRECT(ADDRESS(ROW();COLUMN()-2)))" office:value-type="float" office:value="14">
            <text:p>14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2.5">
            <text:p>12.5</text:p>
          </table:table-cell>
          <table:table-cell table:formula="of:=STDEV(INDIRECT(ADDRESS(ROW();2)):INDIRECT(ADDRESS(ROW();COLUMN()-6)))" office:value-type="float" office:value="3.85805849937704">
            <text:p>3.858058499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3">
            <text:p>23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Basic Tower(1/5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table:number-columns-repeated="2" office:value-type="float" office:value="25">
            <text:p>25</text:p>
          </table:table-cell>
          <table:table-cell office:value-type="float" office:value="27.5">
            <text:p>27.5</text:p>
          </table:table-cell>
          <table:table-cell office:value-type="float" office:value="25">
            <text:p>25</text:p>
          </table:table-cell>
          <table:table-cell office:value-type="float" office:value="22.5">
            <text:p>22.5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12.5">
            <text:p>12.5</text:p>
          </table:table-cell>
          <table:table-cell/>
          <table:table-cell table:formula="of:=MEDIAN(INDIRECT(ADDRESS(ROW();2)):INDIRECT(ADDRESS(ROW();COLUMN()-2)))" office:value-type="float" office:value="25">
            <text:p>25</text:p>
          </table:table-cell>
          <table:table-cell table:formula="of:=MIN(INDIRECT(ADDRESS(ROW();2)):INDIRECT(ADDRESS(ROW();COLUMN()-3)))" office:value-type="float" office:value="12.5">
            <text:p>12.5</text:p>
          </table:table-cell>
          <table:table-cell table:formula="of:=MAX(INDIRECT(ADDRESS(ROW();2)):INDIRECT(ADDRESS(ROW();COLUMN()-4)))" office:value-type="float" office:value="50">
            <text:p>50</text:p>
          </table:table-cell>
          <table:table-cell table:formula="of:=AVERAGE(INDIRECT(ADDRESS(ROW();2)):INDIRECT(ADDRESS(ROW();COLUMN()-5)))" office:value-type="float" office:value="26.6785714285714">
            <text:p>26.6785714286</text:p>
          </table:table-cell>
          <table:table-cell table:formula="of:=STDEV(INDIRECT(ADDRESS(ROW();2)):INDIRECT(ADDRESS(ROW();COLUMN()-6)))" office:value-type="float" office:value="8.34498270002618">
            <text:p>8.344982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8.625">
            <text:p>18.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3.5">
            <text:p>33.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72">
            <text:p>0.72</text:p>
          </table:table-cell>
          <table:table-cell office:value-type="float" office:value="0.8">
            <text:p>0.8</text:p>
          </table:table-cell>
          <table:table-cell office:value-type="float" office:value="0.64">
            <text:p>0.64</text:p>
          </table:table-cell>
          <table:table-cell office:value-type="float" office:value="1.3">
            <text:p>1.3</text:p>
          </table:table-cell>
          <table:table-cell office:value-type="float" office:value="0.76">
            <text:p>0.76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88">
            <text:p>0.88</text:p>
          </table:table-cell>
          <table:table-cell office:value-type="float" office:value="0.8">
            <text:p>0.8</text:p>
          </table:table-cell>
          <table:table-cell office:value-type="float" office:value="0.96">
            <text:p>0.96</text:p>
          </table:table-cell>
          <table:table-cell office:value-type="float" office:value="0.8">
            <text:p>0.8</text:p>
          </table:table-cell>
          <table:table-cell office:value-type="float" office:value="2.4">
            <text:p>2.4</text:p>
          </table:table-cell>
          <table:table-cell/>
          <table:table-cell table:formula="of:=MEDIAN(INDIRECT(ADDRESS(ROW();2)):INDIRECT(ADDRESS(ROW();COLUMN()-2)))" office:value-type="float" office:value="0.8">
            <text:p>0.8</text:p>
          </table:table-cell>
          <table:table-cell table:formula="of:=MIN(INDIRECT(ADDRESS(ROW();2)):INDIRECT(ADDRESS(ROW();COLUMN()-3)))" office:value-type="float" office:value="0.64">
            <text:p>0.64</text:p>
          </table:table-cell>
          <table:table-cell table:formula="of:=MAX(INDIRECT(ADDRESS(ROW();2)):INDIRECT(ADDRESS(ROW();COLUMN()-4)))" office:value-type="float" office:value="2.4">
            <text:p>2.4</text:p>
          </table:table-cell>
          <table:table-cell table:formula="of:=AVERAGE(INDIRECT(ADDRESS(ROW();2)):INDIRECT(ADDRESS(ROW();COLUMN()-5)))" office:value-type="float" office:value="0.961428571428571">
            <text:p>0.9614285714</text:p>
          </table:table-cell>
          <table:table-cell table:formula="of:=STDEV(INDIRECT(ADDRESS(ROW();2)):INDIRECT(ADDRESS(ROW();COLUMN()-6)))" office:value-type="float" office:value="0.442959576951652">
            <text:p>0.44295957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38">
            <text:p>0.3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36">
            <text:p>1.36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48.611">
            <text:p>48.611</text:p>
          </table:table-cell>
          <table:table-cell office:value-type="float" office:value="31.25">
            <text:p>31.25</text:p>
          </table:table-cell>
          <table:table-cell office:value-type="float" office:value="40.625">
            <text:p>40.625</text:p>
          </table:table-cell>
          <table:table-cell office:value-type="float" office:value="38.462">
            <text:p>38.462</text:p>
          </table:table-cell>
          <table:table-cell office:value-type="float" office:value="39.474">
            <text:p>39.474</text:p>
          </table:table-cell>
          <table:table-cell office:value-type="float" office:value="31.25">
            <text:p>31.25</text:p>
          </table:table-cell>
          <table:table-cell office:value-type="float" office:value="25">
            <text:p>25</text:p>
          </table:table-cell>
          <table:table-cell office:value-type="float" office:value="34.375">
            <text:p>34.375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20.833">
            <text:p>20.833</text:p>
          </table:table-cell>
          <table:table-cell office:value-type="float" office:value="31.25">
            <text:p>31.25</text:p>
          </table:table-cell>
          <table:table-cell office:value-type="float" office:value="5.208">
            <text:p>5.208</text:p>
          </table:table-cell>
          <table:table-cell/>
          <table:table-cell table:formula="of:=MEDIAN(INDIRECT(ADDRESS(ROW();2)):INDIRECT(ADDRESS(ROW();COLUMN()-2)))" office:value-type="float" office:value="31.25">
            <text:p>31.25</text:p>
          </table:table-cell>
          <table:table-cell table:formula="of:=MIN(INDIRECT(ADDRESS(ROW();2)):INDIRECT(ADDRESS(ROW();COLUMN()-3)))" office:value-type="float" office:value="5.208">
            <text:p>5.208</text:p>
          </table:table-cell>
          <table:table-cell table:formula="of:=MAX(INDIRECT(ADDRESS(ROW();2)):INDIRECT(ADDRESS(ROW();COLUMN()-4)))" office:value-type="float" office:value="48.611">
            <text:p>48.611</text:p>
          </table:table-cell>
          <table:table-cell table:formula="of:=AVERAGE(INDIRECT(ADDRESS(ROW();2)):INDIRECT(ADDRESS(ROW();COLUMN()-5)))" office:value-type="float" office:value="31.029">
            <text:p>31.029</text:p>
          </table:table-cell>
          <table:table-cell table:formula="of:=STDEV(INDIRECT(ADDRESS(ROW();2)):INDIRECT(ADDRESS(ROW();COLUMN()-6)))" office:value-type="float" office:value="10.2884221485946">
            <text:p>10.288422148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.36675000000001">
            <text:p>-4.366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8.7955">
            <text:p>68.795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48.611">
            <text:p>48.611</text:p>
          </table:table-cell>
          <table:table-cell office:value-type="float" office:value="31.25">
            <text:p>31.25</text:p>
          </table:table-cell>
          <table:table-cell office:value-type="float" office:value="40.625">
            <text:p>40.625</text:p>
          </table:table-cell>
          <table:table-cell office:value-type="float" office:value="38.462">
            <text:p>38.462</text:p>
          </table:table-cell>
          <table:table-cell office:value-type="float" office:value="39.474">
            <text:p>39.474</text:p>
          </table:table-cell>
          <table:table-cell office:value-type="float" office:value="31.25">
            <text:p>31.25</text:p>
          </table:table-cell>
          <table:table-cell office:value-type="float" office:value="50">
            <text:p>50</text:p>
          </table:table-cell>
          <table:table-cell office:value-type="float" office:value="34.375">
            <text:p>34.375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83.333">
            <text:p>83.333</text:p>
          </table:table-cell>
          <table:table-cell office:value-type="float" office:value="31.25">
            <text:p>31.25</text:p>
          </table:table-cell>
          <table:table-cell office:value-type="float" office:value="52.083">
            <text:p>52.083</text:p>
          </table:table-cell>
          <table:table-cell/>
          <table:table-cell table:formula="of:=MEDIAN(INDIRECT(ADDRESS(ROW();2)):INDIRECT(ADDRESS(ROW();COLUMN()-2)))" office:value-type="float" office:value="36.4185">
            <text:p>36.4185</text:p>
          </table:table-cell>
          <table:table-cell table:formula="of:=MIN(INDIRECT(ADDRESS(ROW();2)):INDIRECT(ADDRESS(ROW();COLUMN()-3)))" office:value-type="float" office:value="25.568">
            <text:p>25.568</text:p>
          </table:table-cell>
          <table:table-cell table:formula="of:=MAX(INDIRECT(ADDRESS(ROW();2)):INDIRECT(ADDRESS(ROW();COLUMN()-4)))" office:value-type="float" office:value="83.333">
            <text:p>83.333</text:p>
          </table:table-cell>
          <table:table-cell table:formula="of:=AVERAGE(INDIRECT(ADDRESS(ROW();2)):INDIRECT(ADDRESS(ROW();COLUMN()-5)))" office:value-type="float" office:value="40.6272142857143">
            <text:p>40.6272142857</text:p>
          </table:table-cell>
          <table:table-cell table:formula="of:=STDEV(INDIRECT(ADDRESS(ROW();2)):INDIRECT(ADDRESS(ROW();COLUMN()-6)))" office:value-type="float" office:value="14.7234977668016">
            <text:p>14.723497766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4.8435">
            <text:p>-14.843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2.708">
            <text:p>92.708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170.139">
            <text:p>170.139</text:p>
          </table:table-cell>
          <table:table-cell office:value-type="float" office:value="93.75">
            <text:p>93.75</text:p>
          </table:table-cell>
          <table:table-cell office:value-type="float" office:value="132.031">
            <text:p>132.031</text:p>
          </table:table-cell>
          <table:table-cell office:value-type="float" office:value="153.846">
            <text:p>153.846</text:p>
          </table:table-cell>
          <table:table-cell office:value-type="float" office:value="128.29">
            <text:p>128.29</text:p>
          </table:table-cell>
          <table:table-cell office:value-type="float" office:value="93.75">
            <text:p>93.75</text:p>
          </table:table-cell>
          <table:table-cell office:value-type="float" office:value="150">
            <text:p>150</text:p>
          </table:table-cell>
          <table:table-cell office:value-type="float" office:value="103.125">
            <text:p>103.125</text:p>
          </table:table-cell>
          <table:table-cell office:value-type="float" office:value="93.75">
            <text:p>93.75</text:p>
          </table:table-cell>
          <table:table-cell office:value-type="float" office:value="69.034">
            <text:p>69.034</text:p>
          </table:table-cell>
          <table:table-cell office:value-type="float" office:value="93.75">
            <text:p>93.75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 office:value-type="float" office:value="182.292">
            <text:p>182.292</text:p>
          </table:table-cell>
          <table:table-cell/>
          <table:table-cell table:formula="of:=MEDIAN(INDIRECT(ADDRESS(ROW();2)):INDIRECT(ADDRESS(ROW();COLUMN()-2)))" office:value-type="float" office:value="126.645">
            <text:p>126.645</text:p>
          </table:table-cell>
          <table:table-cell table:formula="of:=MIN(INDIRECT(ADDRESS(ROW();2)):INDIRECT(ADDRESS(ROW();COLUMN()-3)))" office:value-type="float" office:value="69.034">
            <text:p>69.034</text:p>
          </table:table-cell>
          <table:table-cell table:formula="of:=MAX(INDIRECT(ADDRESS(ROW();2)):INDIRECT(ADDRESS(ROW();COLUMN()-4)))" office:value-type="float" office:value="250">
            <text:p>250</text:p>
          </table:table-cell>
          <table:table-cell table:formula="of:=AVERAGE(INDIRECT(ADDRESS(ROW();2)):INDIRECT(ADDRESS(ROW();COLUMN()-5)))" office:value-type="float" office:value="131.339785714286">
            <text:p>131.3397857143</text:p>
          </table:table-cell>
          <table:table-cell table:formula="of:=STDEV(INDIRECT(ADDRESS(ROW();2)):INDIRECT(ADDRESS(ROW();COLUMN()-6)))" office:value-type="float" office:value="47.5689877824077">
            <text:p>47.568987782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83.6535">
            <text:p>-83.653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30.288">
            <text:p>330.288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48.611">
            <text:p>48.611</text:p>
          </table:table-cell>
          <table:table-cell office:value-type="float" office:value="31.25">
            <text:p>31.25</text:p>
          </table:table-cell>
          <table:table-cell office:value-type="float" office:value="40.625">
            <text:p>40.625</text:p>
          </table:table-cell>
          <table:table-cell office:value-type="float" office:value="38.462">
            <text:p>38.462</text:p>
          </table:table-cell>
          <table:table-cell office:value-type="float" office:value="39.474">
            <text:p>39.474</text:p>
          </table:table-cell>
          <table:table-cell office:value-type="float" office:value="31.25">
            <text:p>31.25</text:p>
          </table:table-cell>
          <table:table-cell office:value-type="float" office:value="50">
            <text:p>50</text:p>
          </table:table-cell>
          <table:table-cell office:value-type="float" office:value="34.375">
            <text:p>34.375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83.333">
            <text:p>83.333</text:p>
          </table:table-cell>
          <table:table-cell office:value-type="float" office:value="31.25">
            <text:p>31.25</text:p>
          </table:table-cell>
          <table:table-cell office:value-type="float" office:value="520.833">
            <text:p>520.833</text:p>
          </table:table-cell>
          <table:table-cell/>
          <table:table-cell table:formula="of:=MEDIAN(INDIRECT(ADDRESS(ROW();2)):INDIRECT(ADDRESS(ROW();COLUMN()-2)))" office:value-type="float" office:value="36.4185">
            <text:p>36.4185</text:p>
          </table:table-cell>
          <table:table-cell table:formula="of:=MIN(INDIRECT(ADDRESS(ROW();2)):INDIRECT(ADDRESS(ROW();COLUMN()-3)))" office:value-type="float" office:value="25.568">
            <text:p>25.568</text:p>
          </table:table-cell>
          <table:table-cell table:formula="of:=MAX(INDIRECT(ADDRESS(ROW();2)):INDIRECT(ADDRESS(ROW();COLUMN()-4)))" office:value-type="float" office:value="520.833">
            <text:p>520.833</text:p>
          </table:table-cell>
          <table:table-cell table:formula="of:=AVERAGE(INDIRECT(ADDRESS(ROW();2)):INDIRECT(ADDRESS(ROW();COLUMN()-5)))" office:value-type="float" office:value="74.1093571428571">
            <text:p>74.1093571429</text:p>
          </table:table-cell>
          <table:table-cell table:formula="of:=STDEV(INDIRECT(ADDRESS(ROW();2)):INDIRECT(ADDRESS(ROW();COLUMN()-6)))" office:value-type="float" office:value="129.374163740802">
            <text:p>129.374163740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4.8435">
            <text:p>-14.843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2.708">
            <text:p>92.708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3.25">
            <text:p>3.25</text:p>
          </table:table-cell>
          <table:table-cell office:value-type="float" office:value="4">
            <text:p>4</text:p>
          </table:table-cell>
          <table:table-cell office:value-type="float" office:value="3.25">
            <text:p>3.2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4">
            <text:p>4</text:p>
          </table:table-cell>
          <table:table-cell table:formula="of:=AVERAGE(INDIRECT(ADDRESS(ROW();2)):INDIRECT(ADDRESS(ROW();COLUMN()-5)))" office:value-type="float" office:value="3.22857142857143">
            <text:p>3.2285714286</text:p>
          </table:table-cell>
          <table:table-cell table:formula="of:=STDEV(INDIRECT(ADDRESS(ROW();2)):INDIRECT(ADDRESS(ROW();COLUMN()-6)))" office:value-type="float" office:value="0.390617994442675">
            <text:p>0.390617994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.6875">
            <text:p>1.6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75">
            <text:p>4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MEDIAN(INDIRECT(ADDRESS(ROW();2)):INDIRECT(ADDRESS(ROW();COLUMN()-2)))" office:value-type="float" office:value="8">
            <text:p>8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8.21428571428571">
            <text:p>8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4">
            <text:p>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">
            <text:p>11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2">
          <table:table-cell office:value-type="string">
            <text:p>Basic Tower(2/5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25">
            <text:p>25</text:p>
          </table:table-cell>
          <table:table-cell office:value-type="float" office:value="30.25">
            <text:p>30.25</text:p>
          </table:table-cell>
          <table:table-cell office:value-type="float" office:value="25">
            <text:p>25</text:p>
          </table:table-cell>
          <table:table-cell office:value-type="float" office:value="22.5">
            <text:p>22.5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6.25">
            <text:p>6.25</text:p>
          </table:table-cell>
          <table:table-cell/>
          <table:table-cell table:formula="of:=MEDIAN(INDIRECT(ADDRESS(ROW();2)):INDIRECT(ADDRESS(ROW();COLUMN()-2)))" office:value-type="float" office:value="25">
            <text:p>25</text:p>
          </table:table-cell>
          <table:table-cell table:formula="of:=MIN(INDIRECT(ADDRESS(ROW();2)):INDIRECT(ADDRESS(ROW();COLUMN()-3)))" office:value-type="float" office:value="6.25">
            <text:p>6.25</text:p>
          </table:table-cell>
          <table:table-cell table:formula="of:=MAX(INDIRECT(ADDRESS(ROW();2)):INDIRECT(ADDRESS(ROW();COLUMN()-4)))" office:value-type="float" office:value="100">
            <text:p>100</text:p>
          </table:table-cell>
          <table:table-cell table:formula="of:=AVERAGE(INDIRECT(ADDRESS(ROW();2)):INDIRECT(ADDRESS(ROW();COLUMN()-5)))" office:value-type="float" office:value="31.2142857142857">
            <text:p>31.2142857143</text:p>
          </table:table-cell>
          <table:table-cell table:formula="of:=STDEV(INDIRECT(ADDRESS(ROW();2)):INDIRECT(ADDRESS(ROW();COLUMN()-6)))" office:value-type="float" office:value="21.9294886517555">
            <text:p>21.929488651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1.6875">
            <text:p>11.6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2.75">
            <text:p>42.7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648">
            <text:p>0.648</text:p>
          </table:table-cell>
          <table:table-cell office:value-type="float" office:value="0.8">
            <text:p>0.8</text:p>
          </table:table-cell>
          <table:table-cell office:value-type="float" office:value="0.512">
            <text:p>0.512</text:p>
          </table:table-cell>
          <table:table-cell office:value-type="float" office:value="1.8">
            <text:p>1.8</text:p>
          </table:table-cell>
          <table:table-cell office:value-type="float" office:value="0.722">
            <text:p>0.722</text:p>
          </table:table-cell>
          <table:table-cell office:value-type="float" office:value="0.8">
            <text:p>0.8</text:p>
          </table:table-cell>
          <table:table-cell office:value-type="float" office:value="1.25">
            <text:p>1.25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88">
            <text:p>0.88</text:p>
          </table:table-cell>
          <table:table-cell office:value-type="float" office:value="0.8">
            <text:p>0.8</text:p>
          </table:table-cell>
          <table:table-cell office:value-type="float" office:value="1.152">
            <text:p>1.152</text:p>
          </table:table-cell>
          <table:table-cell office:value-type="float" office:value="0.8">
            <text:p>0.8</text:p>
          </table:table-cell>
          <table:table-cell office:value-type="float" office:value="7.2">
            <text:p>7.2</text:p>
          </table:table-cell>
          <table:table-cell/>
          <table:table-cell table:formula="of:=MEDIAN(INDIRECT(ADDRESS(ROW();2)):INDIRECT(ADDRESS(ROW();COLUMN()-2)))" office:value-type="float" office:value="0.8">
            <text:p>0.8</text:p>
          </table:table-cell>
          <table:table-cell table:formula="of:=MIN(INDIRECT(ADDRESS(ROW();2)):INDIRECT(ADDRESS(ROW();COLUMN()-3)))" office:value-type="float" office:value="0.512">
            <text:p>0.512</text:p>
          </table:table-cell>
          <table:table-cell table:formula="of:=MAX(INDIRECT(ADDRESS(ROW();2)):INDIRECT(ADDRESS(ROW();COLUMN()-4)))" office:value-type="float" office:value="7.2">
            <text:p>7.2</text:p>
          </table:table-cell>
          <table:table-cell table:formula="of:=AVERAGE(INDIRECT(ADDRESS(ROW();2)):INDIRECT(ADDRESS(ROW();COLUMN()-5)))" office:value-type="float" office:value="1.35457142857143">
            <text:p>1.3545714286</text:p>
          </table:table-cell>
          <table:table-cell table:formula="of:=STDEV(INDIRECT(ADDRESS(ROW();2)):INDIRECT(ADDRESS(ROW();COLUMN()-6)))" office:value-type="float" office:value="1.71193195921071">
            <text:p>1.711931959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0519999999999994">
            <text:p>-0.05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936">
            <text:p>1.936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75.617">
            <text:p>75.617</text:p>
          </table:table-cell>
          <table:table-cell office:value-type="float" office:value="31.25">
            <text:p>31.25</text:p>
          </table:table-cell>
          <table:table-cell office:value-type="float" office:value="52.734">
            <text:p>52.734</text:p>
          </table:table-cell>
          <table:table-cell office:value-type="float" office:value="55.556">
            <text:p>55.556</text:p>
          </table:table-cell>
          <table:table-cell office:value-type="float" office:value="49.862">
            <text:p>49.862</text:p>
          </table:table-cell>
          <table:table-cell office:value-type="float" office:value="31.25">
            <text:p>31.25</text:p>
          </table:table-cell>
          <table:table-cell office:value-type="float" office:value="20">
            <text:p>20</text:p>
          </table:table-cell>
          <table:table-cell office:value-type="float" office:value="37.813">
            <text:p>37.813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13.889">
            <text:p>13.889</text:p>
          </table:table-cell>
          <table:table-cell office:value-type="float" office:value="31.25">
            <text:p>31.25</text:p>
          </table:table-cell>
          <table:table-cell office:value-type="float" office:value="0.868">
            <text:p>0.868</text:p>
          </table:table-cell>
          <table:table-cell/>
          <table:table-cell table:formula="of:=MEDIAN(INDIRECT(ADDRESS(ROW();2)):INDIRECT(ADDRESS(ROW();COLUMN()-2)))" office:value-type="float" office:value="31.25">
            <text:p>31.25</text:p>
          </table:table-cell>
          <table:table-cell table:formula="of:=MIN(INDIRECT(ADDRESS(ROW();2)):INDIRECT(ADDRESS(ROW();COLUMN()-3)))" office:value-type="float" office:value="0.868">
            <text:p>0.868</text:p>
          </table:table-cell>
          <table:table-cell table:formula="of:=MAX(INDIRECT(ADDRESS(ROW();2)):INDIRECT(ADDRESS(ROW();COLUMN()-4)))" office:value-type="float" office:value="75.617">
            <text:p>75.617</text:p>
          </table:table-cell>
          <table:table-cell table:formula="of:=AVERAGE(INDIRECT(ADDRESS(ROW();2)):INDIRECT(ADDRESS(ROW();COLUMN()-5)))" office:value-type="float" office:value="34.8683571428571">
            <text:p>34.8683571429</text:p>
          </table:table-cell>
          <table:table-cell table:formula="of:=STDEV(INDIRECT(ADDRESS(ROW();2)):INDIRECT(ADDRESS(ROW();COLUMN()-6)))" office:value-type="float" office:value="18.8317997122181">
            <text:p>18.831799712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2.59525">
            <text:p>-32.595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6.4335">
            <text:p>106.433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75.617">
            <text:p>75.617</text:p>
          </table:table-cell>
          <table:table-cell office:value-type="float" office:value="31.25">
            <text:p>31.25</text:p>
          </table:table-cell>
          <table:table-cell office:value-type="float" office:value="52.734">
            <text:p>52.734</text:p>
          </table:table-cell>
          <table:table-cell office:value-type="float" office:value="55.556">
            <text:p>55.556</text:p>
          </table:table-cell>
          <table:table-cell office:value-type="float" office:value="49.862">
            <text:p>49.862</text:p>
          </table:table-cell>
          <table:table-cell office:value-type="float" office:value="31.25">
            <text:p>31.25</text:p>
          </table:table-cell>
          <table:table-cell office:value-type="float" office:value="40">
            <text:p>40</text:p>
          </table:table-cell>
          <table:table-cell office:value-type="float" office:value="37.813">
            <text:p>37.813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55.556">
            <text:p>55.556</text:p>
          </table:table-cell>
          <table:table-cell office:value-type="float" office:value="31.25">
            <text:p>31.25</text:p>
          </table:table-cell>
          <table:table-cell office:value-type="float" office:value="8.681">
            <text:p>8.681</text:p>
          </table:table-cell>
          <table:table-cell/>
          <table:table-cell table:formula="of:=MEDIAN(INDIRECT(ADDRESS(ROW();2)):INDIRECT(ADDRESS(ROW();COLUMN()-2)))" office:value-type="float" office:value="34.5315">
            <text:p>34.5315</text:p>
          </table:table-cell>
          <table:table-cell table:formula="of:=MIN(INDIRECT(ADDRESS(ROW();2)):INDIRECT(ADDRESS(ROW();COLUMN()-3)))" office:value-type="float" office:value="8.681">
            <text:p>8.681</text:p>
          </table:table-cell>
          <table:table-cell table:formula="of:=MAX(INDIRECT(ADDRESS(ROW();2)):INDIRECT(ADDRESS(ROW();COLUMN()-4)))" office:value-type="float" office:value="75.617">
            <text:p>75.617</text:p>
          </table:table-cell>
          <table:table-cell table:formula="of:=AVERAGE(INDIRECT(ADDRESS(ROW();2)):INDIRECT(ADDRESS(ROW();COLUMN()-5)))" office:value-type="float" office:value="39.8312142857143">
            <text:p>39.8312142857</text:p>
          </table:table-cell>
          <table:table-cell table:formula="of:=STDEV(INDIRECT(ADDRESS(ROW();2)):INDIRECT(ADDRESS(ROW();COLUMN()-6)))" office:value-type="float" office:value="16.6139926529906">
            <text:p>16.61399265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1.048">
            <text:p>-31.04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4.314">
            <text:p>114.314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302.469">
            <text:p>302.469</text:p>
          </table:table-cell>
          <table:table-cell office:value-type="float" office:value="93.75">
            <text:p>93.75</text:p>
          </table:table-cell>
          <table:table-cell office:value-type="float" office:value="184.57">
            <text:p>184.57</text:p>
          </table:table-cell>
          <table:table-cell office:value-type="float" office:value="277.778">
            <text:p>277.778</text:p>
          </table:table-cell>
          <table:table-cell office:value-type="float" office:value="174.515">
            <text:p>174.515</text:p>
          </table:table-cell>
          <table:table-cell office:value-type="float" office:value="93.75">
            <text:p>93.75</text:p>
          </table:table-cell>
          <table:table-cell office:value-type="float" office:value="120">
            <text:p>120</text:p>
          </table:table-cell>
          <table:table-cell office:value-type="float" office:value="113.438">
            <text:p>113.438</text:p>
          </table:table-cell>
          <table:table-cell office:value-type="float" office:value="93.75">
            <text:p>93.75</text:p>
          </table:table-cell>
          <table:table-cell office:value-type="float" office:value="69.034">
            <text:p>69.034</text:p>
          </table:table-cell>
          <table:table-cell office:value-type="float" office:value="93.75">
            <text:p>93.75</text:p>
          </table:table-cell>
          <table:table-cell office:value-type="float" office:value="166.667">
            <text:p>166.667</text:p>
          </table:table-cell>
          <table:table-cell office:value-type="float" office:value="156.25">
            <text:p>156.25</text:p>
          </table:table-cell>
          <table:table-cell office:value-type="float" office:value="34.722">
            <text:p>34.722</text:p>
          </table:table-cell>
          <table:table-cell/>
          <table:table-cell table:formula="of:=MEDIAN(INDIRECT(ADDRESS(ROW();2)):INDIRECT(ADDRESS(ROW();COLUMN()-2)))" office:value-type="float" office:value="116.719">
            <text:p>116.719</text:p>
          </table:table-cell>
          <table:table-cell table:formula="of:=MIN(INDIRECT(ADDRESS(ROW();2)):INDIRECT(ADDRESS(ROW();COLUMN()-3)))" office:value-type="float" office:value="34.722">
            <text:p>34.722</text:p>
          </table:table-cell>
          <table:table-cell table:formula="of:=MAX(INDIRECT(ADDRESS(ROW();2)):INDIRECT(ADDRESS(ROW();COLUMN()-4)))" office:value-type="float" office:value="302.469">
            <text:p>302.469</text:p>
          </table:table-cell>
          <table:table-cell table:formula="of:=AVERAGE(INDIRECT(ADDRESS(ROW();2)):INDIRECT(ADDRESS(ROW();COLUMN()-5)))" office:value-type="float" office:value="141.031642857143">
            <text:p>141.0316428571</text:p>
          </table:table-cell>
          <table:table-cell table:formula="of:=STDEV(INDIRECT(ADDRESS(ROW();2)):INDIRECT(ADDRESS(ROW();COLUMN()-6)))" office:value-type="float" office:value="76.1064209487732">
            <text:p>76.106420948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42.659">
            <text:p>-142.659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08.962">
            <text:p>408.962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75.617">
            <text:p>75.617</text:p>
          </table:table-cell>
          <table:table-cell office:value-type="float" office:value="31.25">
            <text:p>31.25</text:p>
          </table:table-cell>
          <table:table-cell office:value-type="float" office:value="52.734">
            <text:p>52.734</text:p>
          </table:table-cell>
          <table:table-cell office:value-type="float" office:value="55.556">
            <text:p>55.556</text:p>
          </table:table-cell>
          <table:table-cell office:value-type="float" office:value="49.862">
            <text:p>49.862</text:p>
          </table:table-cell>
          <table:table-cell office:value-type="float" office:value="31.25">
            <text:p>31.25</text:p>
          </table:table-cell>
          <table:table-cell office:value-type="float" office:value="40">
            <text:p>40</text:p>
          </table:table-cell>
          <table:table-cell office:value-type="float" office:value="37.813">
            <text:p>37.813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55.556">
            <text:p>55.556</text:p>
          </table:table-cell>
          <table:table-cell office:value-type="float" office:value="31.25">
            <text:p>31.25</text:p>
          </table:table-cell>
          <table:table-cell office:value-type="float" office:value="86.806">
            <text:p>86.806</text:p>
          </table:table-cell>
          <table:table-cell/>
          <table:table-cell table:formula="of:=MEDIAN(INDIRECT(ADDRESS(ROW();2)):INDIRECT(ADDRESS(ROW();COLUMN()-2)))" office:value-type="float" office:value="38.9065">
            <text:p>38.9065</text:p>
          </table:table-cell>
          <table:table-cell table:formula="of:=MIN(INDIRECT(ADDRESS(ROW();2)):INDIRECT(ADDRESS(ROW();COLUMN()-3)))" office:value-type="float" office:value="25.568">
            <text:p>25.568</text:p>
          </table:table-cell>
          <table:table-cell table:formula="of:=MAX(INDIRECT(ADDRESS(ROW();2)):INDIRECT(ADDRESS(ROW();COLUMN()-4)))" office:value-type="float" office:value="86.806">
            <text:p>86.806</text:p>
          </table:table-cell>
          <table:table-cell table:formula="of:=AVERAGE(INDIRECT(ADDRESS(ROW();2)):INDIRECT(ADDRESS(ROW();COLUMN()-5)))" office:value-type="float" office:value="45.4115714285714">
            <text:p>45.4115714286</text:p>
          </table:table-cell>
          <table:table-cell table:formula="of:=STDEV(INDIRECT(ADDRESS(ROW();2)):INDIRECT(ADDRESS(ROW();COLUMN()-6)))" office:value-type="float" office:value="18.3735826568569">
            <text:p>18.373582656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9.5515">
            <text:p>-39.551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25.652">
            <text:p>125.652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3.47857142857143">
            <text:p>3.4785714286</text:p>
          </table:table-cell>
          <table:table-cell table:formula="of:=STDEV(INDIRECT(ADDRESS(ROW();2)):INDIRECT(ADDRESS(ROW();COLUMN()-6)))" office:value-type="float" office:value="0.753635875583848">
            <text:p>0.753635875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375">
            <text:p>0.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5">
            <text:p>6.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MEDIAN(INDIRECT(ADDRESS(ROW();2)):INDIRECT(ADDRESS(ROW();COLUMN()-2)))" office:value-type="float" office:value="11">
            <text:p>11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0.3571428571429">
            <text:p>10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">
            <text:p>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7">
            <text:p>17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Basic Tower(3/5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68.6">
            <text:p>68.6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200">
            <text:p>200</text:p>
          </table:table-cell>
          <table:table-cell office:value-type="float" office:value="43.2">
            <text:p>43.2</text:p>
          </table:table-cell>
          <table:table-cell table:number-columns-repeated="2" office:value-type="float" office:value="25">
            <text:p>25</text:p>
          </table:table-cell>
          <table:table-cell office:value-type="float" office:value="33.275">
            <text:p>33.275</text:p>
          </table:table-cell>
          <table:table-cell office:value-type="float" office:value="25">
            <text:p>25</text:p>
          </table:table-cell>
          <table:table-cell office:value-type="float" office:value="22.5">
            <text:p>22.5</text:p>
          </table:table-cell>
          <table:table-cell office:value-type="float" office:value="25">
            <text:p>25</text:p>
          </table:table-cell>
          <table:table-cell office:value-type="float" office:value="12.8">
            <text:p>12.8</text:p>
          </table:table-cell>
          <table:table-cell office:value-type="float" office:value="25">
            <text:p>25</text:p>
          </table:table-cell>
          <table:table-cell office:value-type="float" office:value="3.125">
            <text:p>3.125</text:p>
          </table:table-cell>
          <table:table-cell/>
          <table:table-cell table:formula="of:=MEDIAN(INDIRECT(ADDRESS(ROW();2)):INDIRECT(ADDRESS(ROW();COLUMN()-2)))" office:value-type="float" office:value="25">
            <text:p>25</text:p>
          </table:table-cell>
          <table:table-cell table:formula="of:=MIN(INDIRECT(ADDRESS(ROW();2)):INDIRECT(ADDRESS(ROW();COLUMN()-3)))" office:value-type="float" office:value="3.125">
            <text:p>3.125</text:p>
          </table:table-cell>
          <table:table-cell table:formula="of:=MAX(INDIRECT(ADDRESS(ROW();2)):INDIRECT(ADDRESS(ROW();COLUMN()-4)))" office:value-type="float" office:value="200">
            <text:p>200</text:p>
          </table:table-cell>
          <table:table-cell table:formula="of:=AVERAGE(INDIRECT(ADDRESS(ROW();2)):INDIRECT(ADDRESS(ROW();COLUMN()-5)))" office:value-type="float" office:value="40.1071428571429">
            <text:p>40.1071428571</text:p>
          </table:table-cell>
          <table:table-cell table:formula="of:=STDEV(INDIRECT(ADDRESS(ROW();2)):INDIRECT(ADDRESS(ROW();COLUMN()-6)))" office:value-type="float" office:value="48.3362585163833">
            <text:p>48.336258516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4.13125000000001">
            <text:p>4.13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2.825">
            <text:p>52.82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583">
            <text:p>0.583</text:p>
          </table:table-cell>
          <table:table-cell office:value-type="float" office:value="0.8">
            <text:p>0.8</text:p>
          </table:table-cell>
          <table:table-cell office:value-type="float" office:value="0.41">
            <text:p>0.41</text:p>
          </table:table-cell>
          <table:table-cell office:value-type="float" office:value="2.3">
            <text:p>2.3</text:p>
          </table:table-cell>
          <table:table-cell office:value-type="float" office:value="0.686">
            <text:p>0.686</text:p>
          </table:table-cell>
          <table:table-cell office:value-type="float" office:value="0.8">
            <text:p>0.8</text:p>
          </table:table-cell>
          <table:table-cell office:value-type="float" office:value="1.563">
            <text:p>1.563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88">
            <text:p>0.88</text:p>
          </table:table-cell>
          <table:table-cell office:value-type="float" office:value="0.8">
            <text:p>0.8</text:p>
          </table:table-cell>
          <table:table-cell office:value-type="float" office:value="1.382">
            <text:p>1.382</text:p>
          </table:table-cell>
          <table:table-cell office:value-type="float" office:value="0.8">
            <text:p>0.8</text:p>
          </table:table-cell>
          <table:table-cell office:value-type="float" office:value="21.6">
            <text:p>21.6</text:p>
          </table:table-cell>
          <table:table-cell/>
          <table:table-cell table:formula="of:=MEDIAN(INDIRECT(ADDRESS(ROW();2)):INDIRECT(ADDRESS(ROW();COLUMN()-2)))" office:value-type="float" office:value="0.8">
            <text:p>0.8</text:p>
          </table:table-cell>
          <table:table-cell table:formula="of:=MIN(INDIRECT(ADDRESS(ROW();2)):INDIRECT(ADDRESS(ROW();COLUMN()-3)))" office:value-type="float" office:value="0.41">
            <text:p>0.41</text:p>
          </table:table-cell>
          <table:table-cell table:formula="of:=MAX(INDIRECT(ADDRESS(ROW();2)):INDIRECT(ADDRESS(ROW();COLUMN()-4)))" office:value-type="float" office:value="21.6">
            <text:p>21.6</text:p>
          </table:table-cell>
          <table:table-cell table:formula="of:=AVERAGE(INDIRECT(ADDRESS(ROW();2)):INDIRECT(ADDRESS(ROW();COLUMN()-5)))" office:value-type="float" office:value="2.44314285714286">
            <text:p>2.4431428571</text:p>
          </table:table-cell>
          <table:table-cell table:formula="of:=STDEV(INDIRECT(ADDRESS(ROW();2)):INDIRECT(ADDRESS(ROW();COLUMN()-6)))" office:value-type="float" office:value="5.53471992005075">
            <text:p>5.534719920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5695">
            <text:p>-0.569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.626">
            <text:p>2.626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117.627">
            <text:p>117.627</text:p>
          </table:table-cell>
          <table:table-cell office:value-type="float" office:value="31.25">
            <text:p>31.25</text:p>
          </table:table-cell>
          <table:table-cell office:value-type="float" office:value="68.359">
            <text:p>68.359</text:p>
          </table:table-cell>
          <table:table-cell office:value-type="float" office:value="86.957">
            <text:p>86.957</text:p>
          </table:table-cell>
          <table:table-cell office:value-type="float" office:value="62.983">
            <text:p>62.983</text:p>
          </table:table-cell>
          <table:table-cell office:value-type="float" office:value="31.25">
            <text:p>31.25</text:p>
          </table:table-cell>
          <table:table-cell office:value-type="float" office:value="16">
            <text:p>16</text:p>
          </table:table-cell>
          <table:table-cell office:value-type="float" office:value="41.594">
            <text:p>41.594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9.259">
            <text:p>9.259</text:p>
          </table:table-cell>
          <table:table-cell office:value-type="float" office:value="31.25">
            <text:p>31.25</text:p>
          </table:table-cell>
          <table:table-cell office:value-type="float" office:value="0.145">
            <text:p>0.145</text:p>
          </table:table-cell>
          <table:table-cell/>
          <table:table-cell table:formula="of:=MEDIAN(INDIRECT(ADDRESS(ROW();2)):INDIRECT(ADDRESS(ROW();COLUMN()-2)))" office:value-type="float" office:value="31.25">
            <text:p>31.25</text:p>
          </table:table-cell>
          <table:table-cell table:formula="of:=MIN(INDIRECT(ADDRESS(ROW();2)):INDIRECT(ADDRESS(ROW();COLUMN()-3)))" office:value-type="float" office:value="0.145">
            <text:p>0.145</text:p>
          </table:table-cell>
          <table:table-cell table:formula="of:=MAX(INDIRECT(ADDRESS(ROW();2)):INDIRECT(ADDRESS(ROW();COLUMN()-4)))" office:value-type="float" office:value="117.627">
            <text:p>117.627</text:p>
          </table:table-cell>
          <table:table-cell table:formula="of:=AVERAGE(INDIRECT(ADDRESS(ROW();2)):INDIRECT(ADDRESS(ROW();COLUMN()-5)))" office:value-type="float" office:value="41.7672857142857">
            <text:p>41.7672857143</text:p>
          </table:table-cell>
          <table:table-cell table:formula="of:=STDEV(INDIRECT(ADDRESS(ROW();2)):INDIRECT(ADDRESS(ROW();COLUMN()-6)))" office:value-type="float" office:value="31.8924901105346">
            <text:p>31.892490110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64.95325">
            <text:p>-64.953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49.5775">
            <text:p>149.577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117.627">
            <text:p>117.627</text:p>
          </table:table-cell>
          <table:table-cell office:value-type="float" office:value="31.25">
            <text:p>31.25</text:p>
          </table:table-cell>
          <table:table-cell office:value-type="float" office:value="68.359">
            <text:p>68.359</text:p>
          </table:table-cell>
          <table:table-cell office:value-type="float" office:value="86.957">
            <text:p>86.957</text:p>
          </table:table-cell>
          <table:table-cell office:value-type="float" office:value="62.983">
            <text:p>62.983</text:p>
          </table:table-cell>
          <table:table-cell office:value-type="float" office:value="31.25">
            <text:p>31.25</text:p>
          </table:table-cell>
          <table:table-cell office:value-type="float" office:value="32">
            <text:p>32</text:p>
          </table:table-cell>
          <table:table-cell office:value-type="float" office:value="41.594">
            <text:p>41.594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37.037">
            <text:p>37.037</text:p>
          </table:table-cell>
          <table:table-cell office:value-type="float" office:value="31.25">
            <text:p>31.25</text:p>
          </table:table-cell>
          <table:table-cell office:value-type="float" office:value="1.447">
            <text:p>1.447</text:p>
          </table:table-cell>
          <table:table-cell/>
          <table:table-cell table:formula="of:=MEDIAN(INDIRECT(ADDRESS(ROW();2)):INDIRECT(ADDRESS(ROW();COLUMN()-2)))" office:value-type="float" office:value="31.625">
            <text:p>31.625</text:p>
          </table:table-cell>
          <table:table-cell table:formula="of:=MIN(INDIRECT(ADDRESS(ROW();2)):INDIRECT(ADDRESS(ROW();COLUMN()-3)))" office:value-type="float" office:value="1.447">
            <text:p>1.447</text:p>
          </table:table-cell>
          <table:table-cell table:formula="of:=MAX(INDIRECT(ADDRESS(ROW();2)):INDIRECT(ADDRESS(ROW();COLUMN()-4)))" office:value-type="float" office:value="117.627">
            <text:p>117.627</text:p>
          </table:table-cell>
          <table:table-cell table:formula="of:=AVERAGE(INDIRECT(ADDRESS(ROW();2)):INDIRECT(ADDRESS(ROW();COLUMN()-5)))" office:value-type="float" office:value="44.9872857142857">
            <text:p>44.9872857143</text:p>
          </table:table-cell>
          <table:table-cell table:formula="of:=STDEV(INDIRECT(ADDRESS(ROW();2)):INDIRECT(ADDRESS(ROW();COLUMN()-6)))" office:value-type="float" office:value="29.5711515122127">
            <text:p>29.571151512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7.90725">
            <text:p>-47.907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6.793">
            <text:p>136.793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529.321">
            <text:p>529.321</text:p>
          </table:table-cell>
          <table:table-cell office:value-type="float" office:value="93.75">
            <text:p>93.75</text:p>
          </table:table-cell>
          <table:table-cell office:value-type="float" office:value="256.348">
            <text:p>256.348</text:p>
          </table:table-cell>
          <table:table-cell office:value-type="float" office:value="521.739">
            <text:p>521.739</text:p>
          </table:table-cell>
          <table:table-cell office:value-type="float" office:value="236.186">
            <text:p>236.186</text:p>
          </table:table-cell>
          <table:table-cell office:value-type="float" office:value="93.75">
            <text:p>93.75</text:p>
          </table:table-cell>
          <table:table-cell office:value-type="float" office:value="96">
            <text:p>96</text:p>
          </table:table-cell>
          <table:table-cell office:value-type="float" office:value="124.781">
            <text:p>124.781</text:p>
          </table:table-cell>
          <table:table-cell office:value-type="float" office:value="93.75">
            <text:p>93.75</text:p>
          </table:table-cell>
          <table:table-cell office:value-type="float" office:value="69.034">
            <text:p>69.034</text:p>
          </table:table-cell>
          <table:table-cell office:value-type="float" office:value="93.75">
            <text:p>93.75</text:p>
          </table:table-cell>
          <table:table-cell office:value-type="float" office:value="111.111">
            <text:p>111.111</text:p>
          </table:table-cell>
          <table:table-cell office:value-type="float" office:value="187.5">
            <text:p>187.5</text:p>
          </table:table-cell>
          <table:table-cell office:value-type="float" office:value="6.51">
            <text:p>6.51</text:p>
          </table:table-cell>
          <table:table-cell/>
          <table:table-cell table:formula="of:=MEDIAN(INDIRECT(ADDRESS(ROW();2)):INDIRECT(ADDRESS(ROW();COLUMN()-2)))" office:value-type="float" office:value="103.5555">
            <text:p>103.5555</text:p>
          </table:table-cell>
          <table:table-cell table:formula="of:=MIN(INDIRECT(ADDRESS(ROW();2)):INDIRECT(ADDRESS(ROW();COLUMN()-3)))" office:value-type="float" office:value="6.51">
            <text:p>6.51</text:p>
          </table:table-cell>
          <table:table-cell table:formula="of:=MAX(INDIRECT(ADDRESS(ROW();2)):INDIRECT(ADDRESS(ROW();COLUMN()-4)))" office:value-type="float" office:value="529.321">
            <text:p>529.321</text:p>
          </table:table-cell>
          <table:table-cell table:formula="of:=AVERAGE(INDIRECT(ADDRESS(ROW();2)):INDIRECT(ADDRESS(ROW();COLUMN()-5)))" office:value-type="float" office:value="179.537857142857">
            <text:p>179.5378571429</text:p>
          </table:table-cell>
          <table:table-cell table:formula="of:=STDEV(INDIRECT(ADDRESS(ROW();2)):INDIRECT(ADDRESS(ROW();COLUMN()-6)))" office:value-type="float" office:value="160.496624535729">
            <text:p>160.496624535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97.0435">
            <text:p>-297.043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14.808">
            <text:p>614.808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117.627">
            <text:p>117.627</text:p>
          </table:table-cell>
          <table:table-cell office:value-type="float" office:value="31.25">
            <text:p>31.25</text:p>
          </table:table-cell>
          <table:table-cell office:value-type="float" office:value="68.359">
            <text:p>68.359</text:p>
          </table:table-cell>
          <table:table-cell office:value-type="float" office:value="86.957">
            <text:p>86.957</text:p>
          </table:table-cell>
          <table:table-cell office:value-type="float" office:value="62.983">
            <text:p>62.983</text:p>
          </table:table-cell>
          <table:table-cell office:value-type="float" office:value="31.25">
            <text:p>31.25</text:p>
          </table:table-cell>
          <table:table-cell office:value-type="float" office:value="32">
            <text:p>32</text:p>
          </table:table-cell>
          <table:table-cell office:value-type="float" office:value="41.594">
            <text:p>41.594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37.037">
            <text:p>37.037</text:p>
          </table:table-cell>
          <table:table-cell office:value-type="float" office:value="31.25">
            <text:p>31.25</text:p>
          </table:table-cell>
          <table:table-cell office:value-type="float" office:value="14.468">
            <text:p>14.468</text:p>
          </table:table-cell>
          <table:table-cell/>
          <table:table-cell table:formula="of:=MEDIAN(INDIRECT(ADDRESS(ROW();2)):INDIRECT(ADDRESS(ROW();COLUMN()-2)))" office:value-type="float" office:value="31.625">
            <text:p>31.625</text:p>
          </table:table-cell>
          <table:table-cell table:formula="of:=MIN(INDIRECT(ADDRESS(ROW();2)):INDIRECT(ADDRESS(ROW();COLUMN()-3)))" office:value-type="float" office:value="14.468">
            <text:p>14.468</text:p>
          </table:table-cell>
          <table:table-cell table:formula="of:=MAX(INDIRECT(ADDRESS(ROW();2)):INDIRECT(ADDRESS(ROW();COLUMN()-4)))" office:value-type="float" office:value="117.627">
            <text:p>117.627</text:p>
          </table:table-cell>
          <table:table-cell table:formula="of:=AVERAGE(INDIRECT(ADDRESS(ROW();2)):INDIRECT(ADDRESS(ROW();COLUMN()-5)))" office:value-type="float" office:value="45.9173571428571">
            <text:p>45.9173571429</text:p>
          </table:table-cell>
          <table:table-cell table:formula="of:=STDEV(INDIRECT(ADDRESS(ROW();2)):INDIRECT(ADDRESS(ROW();COLUMN()-6)))" office:value-type="float" office:value="28.2726408703841">
            <text:p>28.272640870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7.90725">
            <text:p>-47.907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6.793">
            <text:p>136.793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3.75">
            <text:p>3.75</text:p>
          </table:table-cell>
          <table:table-cell office:value-type="float" office:value="6">
            <text:p>6</text:p>
          </table:table-cell>
          <table:table-cell office:value-type="float" office:value="3.75">
            <text:p>3.7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.5">
            <text:p>4.5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6">
            <text:p>6</text:p>
          </table:table-cell>
          <table:table-cell table:formula="of:=AVERAGE(INDIRECT(ADDRESS(ROW();2)):INDIRECT(ADDRESS(ROW();COLUMN()-5)))" office:value-type="float" office:value="3.72857142857143">
            <text:p>3.7285714286</text:p>
          </table:table-cell>
          <table:table-cell table:formula="of:=STDEV(INDIRECT(ADDRESS(ROW();2)):INDIRECT(ADDRESS(ROW();COLUMN()-6)))" office:value-type="float" office:value="1.11918828513455">
            <text:p>1.119188285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9375">
            <text:p>-0.9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.25">
            <text:p>8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2"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3"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/>
          <table:table-cell table:formula="of:=MEDIAN(INDIRECT(ADDRESS(ROW();2)):INDIRECT(ADDRESS(ROW();COLUMN()-2)))" office:value-type="float" office:value="14">
            <text:p>14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2.5">
            <text:p>12.5</text:p>
          </table:table-cell>
          <table:table-cell table:formula="of:=STDEV(INDIRECT(ADDRESS(ROW();2)):INDIRECT(ADDRESS(ROW();COLUMN()-6)))" office:value-type="float" office:value="3.85805849937704">
            <text:p>3.858058499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3">
            <text:p>23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Basic Tower(4/5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96.04">
            <text:p>96.04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400">
            <text:p>400</text:p>
          </table:table-cell>
          <table:table-cell office:value-type="float" office:value="51.84">
            <text:p>51.84</text:p>
          </table:table-cell>
          <table:table-cell table:number-columns-repeated="2" office:value-type="float" office:value="25">
            <text:p>25</text:p>
          </table:table-cell>
          <table:table-cell office:value-type="float" office:value="36.603">
            <text:p>36.603</text:p>
          </table:table-cell>
          <table:table-cell office:value-type="float" office:value="25">
            <text:p>25</text:p>
          </table:table-cell>
          <table:table-cell office:value-type="float" office:value="22.5">
            <text:p>22.5</text:p>
          </table:table-cell>
          <table:table-cell office:value-type="float" office:value="25">
            <text:p>25</text:p>
          </table:table-cell>
          <table:table-cell office:value-type="float" office:value="10.24">
            <text:p>10.24</text:p>
          </table:table-cell>
          <table:table-cell office:value-type="float" office:value="25">
            <text:p>25</text:p>
          </table:table-cell>
          <table:table-cell office:value-type="float" office:value="1.563">
            <text:p>1.563</text:p>
          </table:table-cell>
          <table:table-cell/>
          <table:table-cell table:formula="of:=MEDIAN(INDIRECT(ADDRESS(ROW();2)):INDIRECT(ADDRESS(ROW();COLUMN()-2)))" office:value-type="float" office:value="25">
            <text:p>25</text:p>
          </table:table-cell>
          <table:table-cell table:formula="of:=MIN(INDIRECT(ADDRESS(ROW();2)):INDIRECT(ADDRESS(ROW();COLUMN()-3)))" office:value-type="float" office:value="1.563">
            <text:p>1.563</text:p>
          </table:table-cell>
          <table:table-cell table:formula="of:=MAX(INDIRECT(ADDRESS(ROW();2)):INDIRECT(ADDRESS(ROW();COLUMN()-4)))" office:value-type="float" office:value="400">
            <text:p>400</text:p>
          </table:table-cell>
          <table:table-cell table:formula="of:=AVERAGE(INDIRECT(ADDRESS(ROW();2)):INDIRECT(ADDRESS(ROW();COLUMN()-5)))" office:value-type="float" office:value="56.9847142857143">
            <text:p>56.9847142857</text:p>
          </table:table-cell>
          <table:table-cell table:formula="of:=STDEV(INDIRECT(ADDRESS(ROW();2)):INDIRECT(ADDRESS(ROW();COLUMN()-6)))" office:value-type="float" office:value="101.144903710871">
            <text:p>101.144903710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.10675">
            <text:p>-4.106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3.809">
            <text:p>63.809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525">
            <text:p>0.525</text:p>
          </table:table-cell>
          <table:table-cell office:value-type="float" office:value="0.8">
            <text:p>0.8</text:p>
          </table:table-cell>
          <table:table-cell office:value-type="float" office:value="0.328">
            <text:p>0.328</text:p>
          </table:table-cell>
          <table:table-cell office:value-type="float" office:value="2.8">
            <text:p>2.8</text:p>
          </table:table-cell>
          <table:table-cell office:value-type="float" office:value="0.652">
            <text:p>0.652</text:p>
          </table:table-cell>
          <table:table-cell office:value-type="float" office:value="0.8">
            <text:p>0.8</text:p>
          </table:table-cell>
          <table:table-cell office:value-type="float" office:value="1.953">
            <text:p>1.953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88">
            <text:p>0.88</text:p>
          </table:table-cell>
          <table:table-cell office:value-type="float" office:value="0.8">
            <text:p>0.8</text:p>
          </table:table-cell>
          <table:table-cell office:value-type="float" office:value="1.659">
            <text:p>1.659</text:p>
          </table:table-cell>
          <table:table-cell office:value-type="float" office:value="0.8">
            <text:p>0.8</text:p>
          </table:table-cell>
          <table:table-cell office:value-type="float" office:value="64.8">
            <text:p>64.8</text:p>
          </table:table-cell>
          <table:table-cell/>
          <table:table-cell table:formula="of:=MEDIAN(INDIRECT(ADDRESS(ROW();2)):INDIRECT(ADDRESS(ROW();COLUMN()-2)))" office:value-type="float" office:value="0.8">
            <text:p>0.8</text:p>
          </table:table-cell>
          <table:table-cell table:formula="of:=MIN(INDIRECT(ADDRESS(ROW();2)):INDIRECT(ADDRESS(ROW();COLUMN()-3)))" office:value-type="float" office:value="0.328">
            <text:p>0.328</text:p>
          </table:table-cell>
          <table:table-cell table:formula="of:=MAX(INDIRECT(ADDRESS(ROW();2)):INDIRECT(ADDRESS(ROW();COLUMN()-4)))" office:value-type="float" office:value="64.8">
            <text:p>64.8</text:p>
          </table:table-cell>
          <table:table-cell table:formula="of:=AVERAGE(INDIRECT(ADDRESS(ROW();2)):INDIRECT(ADDRESS(ROW();COLUMN()-5)))" office:value-type="float" office:value="5.59978571428572">
            <text:p>5.5997857143</text:p>
          </table:table-cell>
          <table:table-cell table:formula="of:=STDEV(INDIRECT(ADDRESS(ROW();2)):INDIRECT(ADDRESS(ROW();COLUMN()-6)))" office:value-type="float" office:value="17.0516473428345">
            <text:p>17.051647342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19275">
            <text:p>-1.192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457">
            <text:p>3.457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182.975">
            <text:p>182.975</text:p>
          </table:table-cell>
          <table:table-cell office:value-type="float" office:value="31.25">
            <text:p>31.25</text:p>
          </table:table-cell>
          <table:table-cell office:value-type="float" office:value="88.501">
            <text:p>88.501</text:p>
          </table:table-cell>
          <table:table-cell office:value-type="float" office:value="142.857">
            <text:p>142.857</text:p>
          </table:table-cell>
          <table:table-cell office:value-type="float" office:value="79.557">
            <text:p>79.557</text:p>
          </table:table-cell>
          <table:table-cell office:value-type="float" office:value="31.25">
            <text:p>31.25</text:p>
          </table:table-cell>
          <table:table-cell office:value-type="float" office:value="12.8">
            <text:p>12.8</text:p>
          </table:table-cell>
          <table:table-cell office:value-type="float" office:value="45.753">
            <text:p>45.753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6.173">
            <text:p>6.173</text:p>
          </table:table-cell>
          <table:table-cell office:value-type="float" office:value="31.25">
            <text:p>31.25</text:p>
          </table:table-cell>
          <table:table-cell office:value-type="float" office:value="0.024">
            <text:p>0.024</text:p>
          </table:table-cell>
          <table:table-cell/>
          <table:table-cell table:formula="of:=MEDIAN(INDIRECT(ADDRESS(ROW();2)):INDIRECT(ADDRESS(ROW();COLUMN()-2)))" office:value-type="float" office:value="31.25">
            <text:p>31.25</text:p>
          </table:table-cell>
          <table:table-cell table:formula="of:=MIN(INDIRECT(ADDRESS(ROW();2)):INDIRECT(ADDRESS(ROW();COLUMN()-3)))" office:value-type="float" office:value="0.024">
            <text:p>0.024</text:p>
          </table:table-cell>
          <table:table-cell table:formula="of:=MAX(INDIRECT(ADDRESS(ROW();2)):INDIRECT(ADDRESS(ROW();COLUMN()-4)))" office:value-type="float" office:value="182.975">
            <text:p>182.975</text:p>
          </table:table-cell>
          <table:table-cell table:formula="of:=AVERAGE(INDIRECT(ADDRESS(ROW();2)):INDIRECT(ADDRESS(ROW();COLUMN()-5)))" office:value-type="float" office:value="52.8898571428571">
            <text:p>52.8898571429</text:p>
          </table:table-cell>
          <table:table-cell table:formula="of:=STDEV(INDIRECT(ADDRESS(ROW();2)):INDIRECT(ADDRESS(ROW();COLUMN()-6)))" office:value-type="float" office:value="53.1462547502458">
            <text:p>53.146254750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5.364">
            <text:p>-105.36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03.4585">
            <text:p>203.458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182.975">
            <text:p>182.975</text:p>
          </table:table-cell>
          <table:table-cell office:value-type="float" office:value="31.25">
            <text:p>31.25</text:p>
          </table:table-cell>
          <table:table-cell office:value-type="float" office:value="88.501">
            <text:p>88.501</text:p>
          </table:table-cell>
          <table:table-cell office:value-type="float" office:value="142.857">
            <text:p>142.857</text:p>
          </table:table-cell>
          <table:table-cell office:value-type="float" office:value="79.557">
            <text:p>79.557</text:p>
          </table:table-cell>
          <table:table-cell office:value-type="float" office:value="31.25">
            <text:p>31.25</text:p>
          </table:table-cell>
          <table:table-cell office:value-type="float" office:value="25.6">
            <text:p>25.6</text:p>
          </table:table-cell>
          <table:table-cell office:value-type="float" office:value="45.753">
            <text:p>45.753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24.691">
            <text:p>24.691</text:p>
          </table:table-cell>
          <table:table-cell office:value-type="float" office:value="31.25">
            <text:p>31.25</text:p>
          </table:table-cell>
          <table:table-cell office:value-type="float" office:value="0.241">
            <text:p>0.241</text:p>
          </table:table-cell>
          <table:table-cell/>
          <table:table-cell table:formula="of:=MEDIAN(INDIRECT(ADDRESS(ROW();2)):INDIRECT(ADDRESS(ROW();COLUMN()-2)))" office:value-type="float" office:value="31.25">
            <text:p>31.25</text:p>
          </table:table-cell>
          <table:table-cell table:formula="of:=MIN(INDIRECT(ADDRESS(ROW();2)):INDIRECT(ADDRESS(ROW();COLUMN()-3)))" office:value-type="float" office:value="0.241">
            <text:p>0.241</text:p>
          </table:table-cell>
          <table:table-cell table:formula="of:=MAX(INDIRECT(ADDRESS(ROW();2)):INDIRECT(ADDRESS(ROW();COLUMN()-4)))" office:value-type="float" office:value="182.975">
            <text:p>182.975</text:p>
          </table:table-cell>
          <table:table-cell table:formula="of:=AVERAGE(INDIRECT(ADDRESS(ROW();2)):INDIRECT(ADDRESS(ROW();COLUMN()-5)))" office:value-type="float" office:value="55.1423571428571">
            <text:p>55.1423571429</text:p>
          </table:table-cell>
          <table:table-cell table:formula="of:=STDEV(INDIRECT(ADDRESS(ROW();2)):INDIRECT(ADDRESS(ROW();COLUMN()-6)))" office:value-type="float" office:value="51.4221878938043">
            <text:p>51.422187893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5.268">
            <text:p>-105.26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03.3865">
            <text:p>203.386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914.876">
            <text:p>914.876</text:p>
          </table:table-cell>
          <table:table-cell office:value-type="float" office:value="93.75">
            <text:p>93.75</text:p>
          </table:table-cell>
          <table:table-cell office:value-type="float" office:value="354.004">
            <text:p>354.004</text:p>
          </table:table-cell>
          <table:table-cell office:value-type="float" office:value="1000">
            <text:p>1000</text:p>
          </table:table-cell>
          <table:table-cell office:value-type="float" office:value="318.23">
            <text:p>318.23</text:p>
          </table:table-cell>
          <table:table-cell office:value-type="float" office:value="93.75">
            <text:p>93.75</text:p>
          </table:table-cell>
          <table:table-cell office:value-type="float" office:value="76.8">
            <text:p>76.8</text:p>
          </table:table-cell>
          <table:table-cell office:value-type="float" office:value="137.259">
            <text:p>137.259</text:p>
          </table:table-cell>
          <table:table-cell office:value-type="float" office:value="93.75">
            <text:p>93.75</text:p>
          </table:table-cell>
          <table:table-cell office:value-type="float" office:value="69.034">
            <text:p>69.034</text:p>
          </table:table-cell>
          <table:table-cell office:value-type="float" office:value="93.75">
            <text:p>93.75</text:p>
          </table:table-cell>
          <table:table-cell office:value-type="float" office:value="74.074">
            <text:p>74.074</text:p>
          </table:table-cell>
          <table:table-cell office:value-type="float" office:value="218.75">
            <text:p>218.75</text:p>
          </table:table-cell>
          <table:table-cell office:value-type="float" office:value="1.206">
            <text:p>1.206</text:p>
          </table:table-cell>
          <table:table-cell/>
          <table:table-cell table:formula="of:=MEDIAN(INDIRECT(ADDRESS(ROW();2)):INDIRECT(ADDRESS(ROW();COLUMN()-2)))" office:value-type="float" office:value="93.75">
            <text:p>93.75</text:p>
          </table:table-cell>
          <table:table-cell table:formula="of:=MIN(INDIRECT(ADDRESS(ROW();2)):INDIRECT(ADDRESS(ROW();COLUMN()-3)))" office:value-type="float" office:value="1.206">
            <text:p>1.206</text:p>
          </table:table-cell>
          <table:table-cell table:formula="of:=MAX(INDIRECT(ADDRESS(ROW();2)):INDIRECT(ADDRESS(ROW();COLUMN()-4)))" office:value-type="float" office:value="1000">
            <text:p>1000</text:p>
          </table:table-cell>
          <table:table-cell table:formula="of:=AVERAGE(INDIRECT(ADDRESS(ROW();2)):INDIRECT(ADDRESS(ROW();COLUMN()-5)))" office:value-type="float" office:value="252.802357142857">
            <text:p>252.8023571429</text:p>
          </table:table-cell>
          <table:table-cell table:formula="of:=STDEV(INDIRECT(ADDRESS(ROW();2)):INDIRECT(ADDRESS(ROW();COLUMN()-6)))" office:value-type="float" office:value="314.62566354115">
            <text:p>314.625663541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55.93">
            <text:p>-555.9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30.3275">
            <text:p>930.3275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182.975">
            <text:p>182.975</text:p>
          </table:table-cell>
          <table:table-cell office:value-type="float" office:value="31.25">
            <text:p>31.25</text:p>
          </table:table-cell>
          <table:table-cell office:value-type="float" office:value="88.501">
            <text:p>88.501</text:p>
          </table:table-cell>
          <table:table-cell office:value-type="float" office:value="142.857">
            <text:p>142.857</text:p>
          </table:table-cell>
          <table:table-cell office:value-type="float" office:value="79.557">
            <text:p>79.557</text:p>
          </table:table-cell>
          <table:table-cell office:value-type="float" office:value="31.25">
            <text:p>31.25</text:p>
          </table:table-cell>
          <table:table-cell office:value-type="float" office:value="25.6">
            <text:p>25.6</text:p>
          </table:table-cell>
          <table:table-cell office:value-type="float" office:value="45.753">
            <text:p>45.753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24.691">
            <text:p>24.691</text:p>
          </table:table-cell>
          <table:table-cell office:value-type="float" office:value="31.25">
            <text:p>31.25</text:p>
          </table:table-cell>
          <table:table-cell office:value-type="float" office:value="2.411">
            <text:p>2.411</text:p>
          </table:table-cell>
          <table:table-cell/>
          <table:table-cell table:formula="of:=MEDIAN(INDIRECT(ADDRESS(ROW();2)):INDIRECT(ADDRESS(ROW();COLUMN()-2)))" office:value-type="float" office:value="31.25">
            <text:p>31.25</text:p>
          </table:table-cell>
          <table:table-cell table:formula="of:=MIN(INDIRECT(ADDRESS(ROW();2)):INDIRECT(ADDRESS(ROW();COLUMN()-3)))" office:value-type="float" office:value="2.411">
            <text:p>2.411</text:p>
          </table:table-cell>
          <table:table-cell table:formula="of:=MAX(INDIRECT(ADDRESS(ROW();2)):INDIRECT(ADDRESS(ROW();COLUMN()-4)))" office:value-type="float" office:value="182.975">
            <text:p>182.975</text:p>
          </table:table-cell>
          <table:table-cell table:formula="of:=AVERAGE(INDIRECT(ADDRESS(ROW();2)):INDIRECT(ADDRESS(ROW();COLUMN()-5)))" office:value-type="float" office:value="55.2973571428571">
            <text:p>55.2973571429</text:p>
          </table:table-cell>
          <table:table-cell table:formula="of:=STDEV(INDIRECT(ADDRESS(ROW();2)):INDIRECT(ADDRESS(ROW();COLUMN()-6)))" office:value-type="float" office:value="51.2469428440628">
            <text:p>51.246942844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5.268">
            <text:p>-105.26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03.3865">
            <text:p>203.3865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7">
            <text:p>7</text:p>
          </table:table-cell>
          <table:table-cell table:formula="of:=AVERAGE(INDIRECT(ADDRESS(ROW();2)):INDIRECT(ADDRESS(ROW();COLUMN()-5)))" office:value-type="float" office:value="3.97857142857143">
            <text:p>3.9785714286</text:p>
          </table:table-cell>
          <table:table-cell table:formula="of:=STDEV(INDIRECT(ADDRESS(ROW();2)):INDIRECT(ADDRESS(ROW();COLUMN()-6)))" office:value-type="float" office:value="1.48540518762679">
            <text:p>1.485405187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25">
            <text:p>-2.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2"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number-columns-repeated="3"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/>
          <table:table-cell table:formula="of:=MEDIAN(INDIRECT(ADDRESS(ROW();2)):INDIRECT(ADDRESS(ROW();COLUMN()-2)))" office:value-type="float" office:value="17">
            <text:p>17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4.6428571428571">
            <text:p>14.6428571429</text:p>
          </table:table-cell>
          <table:table-cell table:formula="of:=STDEV(INDIRECT(ADDRESS(ROW();2)):INDIRECT(ADDRESS(ROW();COLUMN()-6)))" office:value-type="float" office:value="4.53375617506556">
            <text:p>4.533756175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9">
            <text:p>29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Basic Tower(5/5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34.456">
            <text:p>134.456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800">
            <text:p>800</text:p>
          </table:table-cell>
          <table:table-cell office:value-type="float" office:value="62.208">
            <text:p>62.208</text:p>
          </table:table-cell>
          <table:table-cell table:number-columns-repeated="2" office:value-type="float" office:value="25">
            <text:p>25</text:p>
          </table:table-cell>
          <table:table-cell office:value-type="float" office:value="40.263">
            <text:p>40.263</text:p>
          </table:table-cell>
          <table:table-cell office:value-type="float" office:value="25">
            <text:p>25</text:p>
          </table:table-cell>
          <table:table-cell office:value-type="float" office:value="22.5">
            <text:p>22.5</text:p>
          </table:table-cell>
          <table:table-cell office:value-type="float" office:value="25">
            <text:p>25</text:p>
          </table:table-cell>
          <table:table-cell office:value-type="float" office:value="8.192">
            <text:p>8.192</text:p>
          </table:table-cell>
          <table:table-cell office:value-type="float" office:value="25">
            <text:p>25</text:p>
          </table:table-cell>
          <table:table-cell office:value-type="float" office:value="0.781">
            <text:p>0.781</text:p>
          </table:table-cell>
          <table:table-cell/>
          <table:table-cell table:formula="of:=MEDIAN(INDIRECT(ADDRESS(ROW();2)):INDIRECT(ADDRESS(ROW();COLUMN()-2)))" office:value-type="float" office:value="25">
            <text:p>25</text:p>
          </table:table-cell>
          <table:table-cell table:formula="of:=MIN(INDIRECT(ADDRESS(ROW();2)):INDIRECT(ADDRESS(ROW();COLUMN()-3)))" office:value-type="float" office:value="0.781">
            <text:p>0.781</text:p>
          </table:table-cell>
          <table:table-cell table:formula="of:=MAX(INDIRECT(ADDRESS(ROW();2)):INDIRECT(ADDRESS(ROW();COLUMN()-4)))" office:value-type="float" office:value="800">
            <text:p>800</text:p>
          </table:table-cell>
          <table:table-cell table:formula="of:=AVERAGE(INDIRECT(ADDRESS(ROW();2)):INDIRECT(ADDRESS(ROW();COLUMN()-5)))" office:value-type="float" office:value="89.1714285714286">
            <text:p>89.1714285714</text:p>
          </table:table-cell>
          <table:table-cell table:formula="of:=STDEV(INDIRECT(ADDRESS(ROW();2)):INDIRECT(ADDRESS(ROW();COLUMN()-6)))" office:value-type="float" office:value="207.080756778871">
            <text:p>207.080756778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3.09175">
            <text:p>-13.091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5.789">
            <text:p>75.789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472">
            <text:p>0.472</text:p>
          </table:table-cell>
          <table:table-cell office:value-type="float" office:value="0.8">
            <text:p>0.8</text:p>
          </table:table-cell>
          <table:table-cell office:value-type="float" office:value="0.262">
            <text:p>0.262</text:p>
          </table:table-cell>
          <table:table-cell office:value-type="float" office:value="3.3">
            <text:p>3.3</text:p>
          </table:table-cell>
          <table:table-cell office:value-type="float" office:value="0.619">
            <text:p>0.619</text:p>
          </table:table-cell>
          <table:table-cell office:value-type="float" office:value="0.8">
            <text:p>0.8</text:p>
          </table:table-cell>
          <table:table-cell office:value-type="float" office:value="2.441">
            <text:p>2.441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88">
            <text:p>0.88</text:p>
          </table:table-cell>
          <table:table-cell office:value-type="float" office:value="0.8">
            <text:p>0.8</text:p>
          </table:table-cell>
          <table:table-cell office:value-type="float" office:value="1.991">
            <text:p>1.991</text:p>
          </table:table-cell>
          <table:table-cell office:value-type="float" office:value="0.8">
            <text:p>0.8</text:p>
          </table:table-cell>
          <table:table-cell office:value-type="float" office:value="194.4">
            <text:p>194.4</text:p>
          </table:table-cell>
          <table:table-cell/>
          <table:table-cell table:formula="of:=MEDIAN(INDIRECT(ADDRESS(ROW();2)):INDIRECT(ADDRESS(ROW();COLUMN()-2)))" office:value-type="float" office:value="0.8">
            <text:p>0.8</text:p>
          </table:table-cell>
          <table:table-cell table:formula="of:=MIN(INDIRECT(ADDRESS(ROW();2)):INDIRECT(ADDRESS(ROW();COLUMN()-3)))" office:value-type="float" office:value="0.262">
            <text:p>0.262</text:p>
          </table:table-cell>
          <table:table-cell table:formula="of:=MAX(INDIRECT(ADDRESS(ROW();2)):INDIRECT(ADDRESS(ROW();COLUMN()-4)))" office:value-type="float" office:value="194.4">
            <text:p>194.4</text:p>
          </table:table-cell>
          <table:table-cell table:formula="of:=AVERAGE(INDIRECT(ADDRESS(ROW();2)):INDIRECT(ADDRESS(ROW();COLUMN()-5)))" office:value-type="float" office:value="14.9403571428571">
            <text:p>14.9403571429</text:p>
          </table:table-cell>
          <table:table-cell table:formula="of:=STDEV(INDIRECT(ADDRESS(ROW();2)):INDIRECT(ADDRESS(ROW();COLUMN()-6)))" office:value-type="float" office:value="51.6589866701401">
            <text:p>51.658986670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93975">
            <text:p>-1.939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453">
            <text:p>4.453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284.628">
            <text:p>284.628</text:p>
          </table:table-cell>
          <table:table-cell office:value-type="float" office:value="31.25">
            <text:p>31.25</text:p>
          </table:table-cell>
          <table:table-cell office:value-type="float" office:value="114.441">
            <text:p>114.441</text:p>
          </table:table-cell>
          <table:table-cell office:value-type="float" office:value="242.424">
            <text:p>242.424</text:p>
          </table:table-cell>
          <table:table-cell office:value-type="float" office:value="100.494">
            <text:p>100.494</text:p>
          </table:table-cell>
          <table:table-cell office:value-type="float" office:value="31.25">
            <text:p>31.25</text:p>
          </table:table-cell>
          <table:table-cell office:value-type="float" office:value="10.24">
            <text:p>10.24</text:p>
          </table:table-cell>
          <table:table-cell office:value-type="float" office:value="50.328">
            <text:p>50.328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4.115">
            <text:p>4.115</text:p>
          </table:table-cell>
          <table:table-cell office:value-type="float" office:value="31.25">
            <text:p>31.25</text:p>
          </table:table-cell>
          <table:table-cell office:value-type="float" office:value="0.004">
            <text:p>0.004</text:p>
          </table:table-cell>
          <table:table-cell/>
          <table:table-cell table:formula="of:=MEDIAN(INDIRECT(ADDRESS(ROW();2)):INDIRECT(ADDRESS(ROW();COLUMN()-2)))" office:value-type="float" office:value="31.25">
            <text:p>31.25</text:p>
          </table:table-cell>
          <table:table-cell table:formula="of:=MIN(INDIRECT(ADDRESS(ROW();2)):INDIRECT(ADDRESS(ROW();COLUMN()-3)))" office:value-type="float" office:value="0.004">
            <text:p>0.004</text:p>
          </table:table-cell>
          <table:table-cell table:formula="of:=MAX(INDIRECT(ADDRESS(ROW();2)):INDIRECT(ADDRESS(ROW();COLUMN()-4)))" office:value-type="float" office:value="284.628">
            <text:p>284.628</text:p>
          </table:table-cell>
          <table:table-cell table:formula="of:=AVERAGE(INDIRECT(ADDRESS(ROW();2)):INDIRECT(ADDRESS(ROW();COLUMN()-5)))" office:value-type="float" office:value="70.6065714285714">
            <text:p>70.6065714286</text:p>
          </table:table-cell>
          <table:table-cell table:formula="of:=STDEV(INDIRECT(ADDRESS(ROW();2)):INDIRECT(ADDRESS(ROW();COLUMN()-6)))" office:value-type="float" office:value="88.3069311773206">
            <text:p>88.306931177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55.9035">
            <text:p>-155.903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70.8445">
            <text:p>270.844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284.628">
            <text:p>284.628</text:p>
          </table:table-cell>
          <table:table-cell office:value-type="float" office:value="31.25">
            <text:p>31.25</text:p>
          </table:table-cell>
          <table:table-cell office:value-type="float" office:value="114.441">
            <text:p>114.441</text:p>
          </table:table-cell>
          <table:table-cell office:value-type="float" office:value="242.424">
            <text:p>242.424</text:p>
          </table:table-cell>
          <table:table-cell office:value-type="float" office:value="100.494">
            <text:p>100.494</text:p>
          </table:table-cell>
          <table:table-cell office:value-type="float" office:value="31.25">
            <text:p>31.25</text:p>
          </table:table-cell>
          <table:table-cell office:value-type="float" office:value="20.48">
            <text:p>20.48</text:p>
          </table:table-cell>
          <table:table-cell office:value-type="float" office:value="50.328">
            <text:p>50.328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16.461">
            <text:p>16.461</text:p>
          </table:table-cell>
          <table:table-cell office:value-type="float" office:value="31.25">
            <text:p>31.25</text:p>
          </table:table-cell>
          <table:table-cell office:value-type="float" office:value="0.04">
            <text:p>0.04</text:p>
          </table:table-cell>
          <table:table-cell/>
          <table:table-cell table:formula="of:=MEDIAN(INDIRECT(ADDRESS(ROW();2)):INDIRECT(ADDRESS(ROW();COLUMN()-2)))" office:value-type="float" office:value="31.25">
            <text:p>31.25</text:p>
          </table:table-cell>
          <table:table-cell table:formula="of:=MIN(INDIRECT(ADDRESS(ROW();2)):INDIRECT(ADDRESS(ROW();COLUMN()-3)))" office:value-type="float" office:value="0.04">
            <text:p>0.04</text:p>
          </table:table-cell>
          <table:table-cell table:formula="of:=MAX(INDIRECT(ADDRESS(ROW();2)):INDIRECT(ADDRESS(ROW();COLUMN()-4)))" office:value-type="float" office:value="284.628">
            <text:p>284.628</text:p>
          </table:table-cell>
          <table:table-cell table:formula="of:=AVERAGE(INDIRECT(ADDRESS(ROW();2)):INDIRECT(ADDRESS(ROW();COLUMN()-5)))" office:value-type="float" office:value="72.2224285714286">
            <text:p>72.2224285714</text:p>
          </table:table-cell>
          <table:table-cell table:formula="of:=STDEV(INDIRECT(ADDRESS(ROW();2)):INDIRECT(ADDRESS(ROW();COLUMN()-6)))" office:value-type="float" office:value="87.1395923718104">
            <text:p>87.139592371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55.9035">
            <text:p>-155.903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70.8445">
            <text:p>270.844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1565.454">
            <text:p>1565.454</text:p>
          </table:table-cell>
          <table:table-cell office:value-type="float" office:value="93.75">
            <text:p>93.75</text:p>
          </table:table-cell>
          <table:table-cell office:value-type="float" office:value="486.374">
            <text:p>486.374</text:p>
          </table:table-cell>
          <table:table-cell office:value-type="float" office:value="1939.394">
            <text:p>1939.394</text:p>
          </table:table-cell>
          <table:table-cell office:value-type="float" office:value="427.098">
            <text:p>427.098</text:p>
          </table:table-cell>
          <table:table-cell office:value-type="float" office:value="93.75">
            <text:p>93.75</text:p>
          </table:table-cell>
          <table:table-cell office:value-type="float" office:value="61.44">
            <text:p>61.44</text:p>
          </table:table-cell>
          <table:table-cell office:value-type="float" office:value="150.985">
            <text:p>150.985</text:p>
          </table:table-cell>
          <table:table-cell office:value-type="float" office:value="93.75">
            <text:p>93.75</text:p>
          </table:table-cell>
          <table:table-cell office:value-type="float" office:value="69.034">
            <text:p>69.034</text:p>
          </table:table-cell>
          <table:table-cell office:value-type="float" office:value="93.75">
            <text:p>93.75</text:p>
          </table:table-cell>
          <table:table-cell office:value-type="float" office:value="49.383">
            <text:p>49.383</text:p>
          </table:table-cell>
          <table:table-cell office:value-type="float" office:value="250">
            <text:p>250</text:p>
          </table:table-cell>
          <table:table-cell office:value-type="float" office:value="0.221">
            <text:p>0.221</text:p>
          </table:table-cell>
          <table:table-cell/>
          <table:table-cell table:formula="of:=MEDIAN(INDIRECT(ADDRESS(ROW();2)):INDIRECT(ADDRESS(ROW();COLUMN()-2)))" office:value-type="float" office:value="93.75">
            <text:p>93.75</text:p>
          </table:table-cell>
          <table:table-cell table:formula="of:=MIN(INDIRECT(ADDRESS(ROW();2)):INDIRECT(ADDRESS(ROW();COLUMN()-3)))" office:value-type="float" office:value="0.221">
            <text:p>0.221</text:p>
          </table:table-cell>
          <table:table-cell table:formula="of:=MAX(INDIRECT(ADDRESS(ROW();2)):INDIRECT(ADDRESS(ROW();COLUMN()-4)))" office:value-type="float" office:value="1939.394">
            <text:p>1939.394</text:p>
          </table:table-cell>
          <table:table-cell table:formula="of:=AVERAGE(INDIRECT(ADDRESS(ROW();2)):INDIRECT(ADDRESS(ROW();COLUMN()-5)))" office:value-type="float" office:value="383.8845">
            <text:p>383.8845</text:p>
          </table:table-cell>
          <table:table-cell table:formula="of:=STDEV(INDIRECT(ADDRESS(ROW();2)):INDIRECT(ADDRESS(ROW();COLUMN()-6)))" office:value-type="float" office:value="601.226782285091">
            <text:p>601.226782285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847.6185">
            <text:p>-847.618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05.655">
            <text:p>1305.655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284.628">
            <text:p>284.628</text:p>
          </table:table-cell>
          <table:table-cell office:value-type="float" office:value="31.25">
            <text:p>31.25</text:p>
          </table:table-cell>
          <table:table-cell office:value-type="float" office:value="114.441">
            <text:p>114.441</text:p>
          </table:table-cell>
          <table:table-cell office:value-type="float" office:value="242.424">
            <text:p>242.424</text:p>
          </table:table-cell>
          <table:table-cell office:value-type="float" office:value="100.494">
            <text:p>100.494</text:p>
          </table:table-cell>
          <table:table-cell office:value-type="float" office:value="31.25">
            <text:p>31.25</text:p>
          </table:table-cell>
          <table:table-cell office:value-type="float" office:value="20.48">
            <text:p>20.48</text:p>
          </table:table-cell>
          <table:table-cell office:value-type="float" office:value="50.328">
            <text:p>50.328</text:p>
          </table:table-cell>
          <table:table-cell office:value-type="float" office:value="31.25">
            <text:p>31.25</text:p>
          </table:table-cell>
          <table:table-cell office:value-type="float" office:value="25.568">
            <text:p>25.568</text:p>
          </table:table-cell>
          <table:table-cell office:value-type="float" office:value="31.25">
            <text:p>31.25</text:p>
          </table:table-cell>
          <table:table-cell office:value-type="float" office:value="16.461">
            <text:p>16.461</text:p>
          </table:table-cell>
          <table:table-cell office:value-type="float" office:value="31.25">
            <text:p>31.25</text:p>
          </table:table-cell>
          <table:table-cell office:value-type="float" office:value="0.402">
            <text:p>0.402</text:p>
          </table:table-cell>
          <table:table-cell/>
          <table:table-cell table:formula="of:=MEDIAN(INDIRECT(ADDRESS(ROW();2)):INDIRECT(ADDRESS(ROW();COLUMN()-2)))" office:value-type="float" office:value="31.25">
            <text:p>31.25</text:p>
          </table:table-cell>
          <table:table-cell table:formula="of:=MIN(INDIRECT(ADDRESS(ROW();2)):INDIRECT(ADDRESS(ROW();COLUMN()-3)))" office:value-type="float" office:value="0.402">
            <text:p>0.402</text:p>
          </table:table-cell>
          <table:table-cell table:formula="of:=MAX(INDIRECT(ADDRESS(ROW();2)):INDIRECT(ADDRESS(ROW();COLUMN()-4)))" office:value-type="float" office:value="284.628">
            <text:p>284.628</text:p>
          </table:table-cell>
          <table:table-cell table:formula="of:=AVERAGE(INDIRECT(ADDRESS(ROW();2)):INDIRECT(ADDRESS(ROW();COLUMN()-5)))" office:value-type="float" office:value="72.2482857142857">
            <text:p>72.2482857143</text:p>
          </table:table-cell>
          <table:table-cell table:formula="of:=STDEV(INDIRECT(ADDRESS(ROW();2)):INDIRECT(ADDRESS(ROW();COLUMN()-6)))" office:value-type="float" office:value="87.116576568349">
            <text:p>87.116576568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55.9035">
            <text:p>-155.903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70.8445">
            <text:p>270.8445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5.5">
            <text:p>5.5</text:p>
          </table:table-cell>
          <table:table-cell office:value-type="float" office:value="3">
            <text:p>3</text:p>
          </table:table-cell>
          <table:table-cell office:value-type="float" office:value="4.25">
            <text:p>4.25</text:p>
          </table:table-cell>
          <table:table-cell office:value-type="float" office:value="8">
            <text:p>8</text:p>
          </table:table-cell>
          <table:table-cell office:value-type="float" office:value="4.25">
            <text:p>4.2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.5">
            <text:p>5.5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8">
            <text:p>8</text:p>
          </table:table-cell>
          <table:table-cell table:formula="of:=AVERAGE(INDIRECT(ADDRESS(ROW();2)):INDIRECT(ADDRESS(ROW();COLUMN()-5)))" office:value-type="float" office:value="4.22857142857143">
            <text:p>4.2285714286</text:p>
          </table:table-cell>
          <table:table-cell table:formula="of:=STDEV(INDIRECT(ADDRESS(ROW();2)):INDIRECT(ADDRESS(ROW();COLUMN()-6)))" office:value-type="float" office:value="1.85189240899829">
            <text:p>1.85189240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.5625">
            <text:p>-3.5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.75">
            <text:p>11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2"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4"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6.7857142857143">
            <text:p>16.7857142857</text:p>
          </table:table-cell>
          <table:table-cell table:formula="of:=STDEV(INDIRECT(ADDRESS(ROW();2)):INDIRECT(ADDRESS(ROW();COLUMN()-6)))" office:value-type="float" office:value="5.40908881034891">
            <text:p>5.409088810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">
            <text:p>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5">
            <text:p>35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Challenger Tower(1/1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05">
            <text:p>105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table:number-columns-repeated="2" office:value-type="float" office:value="75">
            <text:p>75</text:p>
          </table:table-cell>
          <table:table-cell office:value-type="float" office:value="82.5">
            <text:p>82.5</text:p>
          </table:table-cell>
          <table:table-cell office:value-type="float" office:value="75">
            <text:p>75</text:p>
          </table:table-cell>
          <table:table-cell office:value-type="float" office:value="67.5">
            <text:p>67.5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37.5">
            <text:p>37.5</text:p>
          </table:table-cell>
          <table:table-cell/>
          <table:table-cell table:formula="of:=MEDIAN(INDIRECT(ADDRESS(ROW();2)):INDIRECT(ADDRESS(ROW();COLUMN()-2)))" office:value-type="float" office:value="75">
            <text:p>75</text:p>
          </table:table-cell>
          <table:table-cell table:formula="of:=MIN(INDIRECT(ADDRESS(ROW();2)):INDIRECT(ADDRESS(ROW();COLUMN()-3)))" office:value-type="float" office:value="37.5">
            <text:p>37.5</text:p>
          </table:table-cell>
          <table:table-cell table:formula="of:=MAX(INDIRECT(ADDRESS(ROW();2)):INDIRECT(ADDRESS(ROW();COLUMN()-4)))" office:value-type="float" office:value="150">
            <text:p>150</text:p>
          </table:table-cell>
          <table:table-cell table:formula="of:=AVERAGE(INDIRECT(ADDRESS(ROW();2)):INDIRECT(ADDRESS(ROW();COLUMN()-5)))" office:value-type="float" office:value="79.8928571428571">
            <text:p>79.8928571429</text:p>
          </table:table-cell>
          <table:table-cell table:formula="of:=STDEV(INDIRECT(ADDRESS(ROW();2)):INDIRECT(ADDRESS(ROW();COLUMN()-6)))" office:value-type="float" office:value="25.0531577707425">
            <text:p>25.053157770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57.375">
            <text:p>57.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8.5">
            <text:p>98.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675">
            <text:p>0.675</text:p>
          </table:table-cell>
          <table:table-cell office:value-type="float" office:value="0.75">
            <text:p>0.75</text:p>
          </table:table-cell>
          <table:table-cell office:value-type="float" office:value="0.6">
            <text:p>0.6</text:p>
          </table:table-cell>
          <table:table-cell office:value-type="float" office:value="1.25">
            <text:p>1.25</text:p>
          </table:table-cell>
          <table:table-cell office:value-type="float" office:value="0.713">
            <text:p>0.713</text:p>
          </table:table-cell>
          <table:table-cell office:value-type="float" office:value="0.75">
            <text:p>0.75</text:p>
          </table:table-cell>
          <table:table-cell office:value-type="float" office:value="0.938">
            <text:p>0.938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0.825">
            <text:p>0.825</text:p>
          </table:table-cell>
          <table:table-cell office:value-type="float" office:value="0.75">
            <text:p>0.75</text:p>
          </table:table-cell>
          <table:table-cell office:value-type="float" office:value="0.9">
            <text:p>0.9</text:p>
          </table:table-cell>
          <table:table-cell office:value-type="float" office:value="0.75">
            <text:p>0.75</text:p>
          </table:table-cell>
          <table:table-cell office:value-type="float" office:value="2.25">
            <text:p>2.25</text:p>
          </table:table-cell>
          <table:table-cell/>
          <table:table-cell table:formula="of:=MEDIAN(INDIRECT(ADDRESS(ROW();2)):INDIRECT(ADDRESS(ROW();COLUMN()-2)))" office:value-type="float" office:value="0.75">
            <text:p>0.75</text:p>
          </table:table-cell>
          <table:table-cell table:formula="of:=MIN(INDIRECT(ADDRESS(ROW();2)):INDIRECT(ADDRESS(ROW();COLUMN()-3)))" office:value-type="float" office:value="0.6">
            <text:p>0.6</text:p>
          </table:table-cell>
          <table:table-cell table:formula="of:=MAX(INDIRECT(ADDRESS(ROW();2)):INDIRECT(ADDRESS(ROW();COLUMN()-4)))" office:value-type="float" office:value="2.25">
            <text:p>2.25</text:p>
          </table:table-cell>
          <table:table-cell table:formula="of:=AVERAGE(INDIRECT(ADDRESS(ROW();2)):INDIRECT(ADDRESS(ROW();COLUMN()-5)))" office:value-type="float" office:value="0.903642857142857">
            <text:p>0.9036428571</text:p>
          </table:table-cell>
          <table:table-cell table:formula="of:=STDEV(INDIRECT(ADDRESS(ROW();2)):INDIRECT(ADDRESS(ROW();COLUMN()-6)))" office:value-type="float" office:value="0.417177071267356">
            <text:p>0.41717707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35625">
            <text:p>0.35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275">
            <text:p>1.275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155.556">
            <text:p>155.556</text:p>
          </table:table-cell>
          <table:table-cell office:value-type="float" office:value="100">
            <text:p>100</text:p>
          </table:table-cell>
          <table:table-cell office:value-type="float" office:value="126.667">
            <text:p>126.667</text:p>
          </table:table-cell>
          <table:table-cell office:value-type="float" office:value="120">
            <text:p>120</text:p>
          </table:table-cell>
          <table:table-cell office:value-type="float" office:value="126.316">
            <text:p>126.316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81.818">
            <text:p>81.818</text:p>
          </table:table-cell>
          <table:table-cell office:value-type="float" office:value="100">
            <text:p>100</text:p>
          </table:table-cell>
          <table:table-cell office:value-type="float" office:value="66.667">
            <text:p>66.667</text:p>
          </table:table-cell>
          <table:table-cell office:value-type="float" office:value="100">
            <text:p>100</text:p>
          </table:table-cell>
          <table:table-cell office:value-type="float" office:value="16.667">
            <text:p>16.667</text:p>
          </table:table-cell>
          <table:table-cell/>
          <table:table-cell table:formula="of:=MEDIAN(INDIRECT(ADDRESS(ROW();2)):INDIRECT(ADDRESS(ROW();COLUMN()-2)))" office:value-type="float" office:value="100">
            <text:p>100</text:p>
          </table:table-cell>
          <table:table-cell table:formula="of:=MIN(INDIRECT(ADDRESS(ROW();2)):INDIRECT(ADDRESS(ROW();COLUMN()-3)))" office:value-type="float" office:value="16.667">
            <text:p>16.667</text:p>
          </table:table-cell>
          <table:table-cell table:formula="of:=MAX(INDIRECT(ADDRESS(ROW();2)):INDIRECT(ADDRESS(ROW();COLUMN()-4)))" office:value-type="float" office:value="155.556">
            <text:p>155.556</text:p>
          </table:table-cell>
          <table:table-cell table:formula="of:=AVERAGE(INDIRECT(ADDRESS(ROW();2)):INDIRECT(ADDRESS(ROW();COLUMN()-5)))" office:value-type="float" office:value="98.8350714285714">
            <text:p>98.8350714286</text:p>
          </table:table-cell>
          <table:table-cell table:formula="of:=STDEV(INDIRECT(ADDRESS(ROW();2)):INDIRECT(ADDRESS(ROW();COLUMN()-6)))" office:value-type="float" office:value="32.5306884257933">
            <text:p>32.530688425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7.04599999999999">
            <text:p>-7.04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10.9095">
            <text:p>210.909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155.556">
            <text:p>155.556</text:p>
          </table:table-cell>
          <table:table-cell office:value-type="float" office:value="100">
            <text:p>100</text:p>
          </table:table-cell>
          <table:table-cell office:value-type="float" office:value="126.667">
            <text:p>126.667</text:p>
          </table:table-cell>
          <table:table-cell office:value-type="float" office:value="120">
            <text:p>120</text:p>
          </table:table-cell>
          <table:table-cell office:value-type="float" office:value="126.316">
            <text:p>126.316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81.818">
            <text:p>81.818</text:p>
          </table:table-cell>
          <table:table-cell office:value-type="float" office:value="100">
            <text:p>100</text:p>
          </table:table-cell>
          <table:table-cell office:value-type="float" office:value="266.667">
            <text:p>266.667</text:p>
          </table:table-cell>
          <table:table-cell office:value-type="float" office:value="100">
            <text:p>100</text:p>
          </table:table-cell>
          <table:table-cell office:value-type="float" office:value="166.667">
            <text:p>166.667</text:p>
          </table:table-cell>
          <table:table-cell/>
          <table:table-cell table:formula="of:=MEDIAN(INDIRECT(ADDRESS(ROW();2)):INDIRECT(ADDRESS(ROW();COLUMN()-2)))" office:value-type="float" office:value="115">
            <text:p>115</text:p>
          </table:table-cell>
          <table:table-cell table:formula="of:=MIN(INDIRECT(ADDRESS(ROW();2)):INDIRECT(ADDRESS(ROW();COLUMN()-3)))" office:value-type="float" office:value="81.818">
            <text:p>81.818</text:p>
          </table:table-cell>
          <table:table-cell table:formula="of:=MAX(INDIRECT(ADDRESS(ROW();2)):INDIRECT(ADDRESS(ROW();COLUMN()-4)))" office:value-type="float" office:value="266.667">
            <text:p>266.667</text:p>
          </table:table-cell>
          <table:table-cell table:formula="of:=AVERAGE(INDIRECT(ADDRESS(ROW();2)):INDIRECT(ADDRESS(ROW();COLUMN()-5)))" office:value-type="float" office:value="129.549357142857">
            <text:p>129.5493571429</text:p>
          </table:table-cell>
          <table:table-cell table:formula="of:=STDEV(INDIRECT(ADDRESS(ROW();2)):INDIRECT(ADDRESS(ROW();COLUMN()-6)))" office:value-type="float" office:value="47.1648415969209">
            <text:p>47.164841596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5.00125">
            <text:p>-45.00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93.335">
            <text:p>293.33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466.667">
            <text:p>466.667</text:p>
          </table:table-cell>
          <table:table-cell office:value-type="float" office:value="250">
            <text:p>250</text:p>
          </table:table-cell>
          <table:table-cell office:value-type="float" office:value="348.333">
            <text:p>348.333</text:p>
          </table:table-cell>
          <table:table-cell office:value-type="float" office:value="420">
            <text:p>420</text:p>
          </table:table-cell>
          <table:table-cell office:value-type="float" office:value="347.368">
            <text:p>347.368</text:p>
          </table:table-cell>
          <table:table-cell office:value-type="float" office:value="250">
            <text:p>250</text:p>
          </table:table-cell>
          <table:table-cell office:value-type="float" office:value="400">
            <text:p>400</text:p>
          </table:table-cell>
          <table:table-cell office:value-type="float" office:value="275">
            <text:p>275</text:p>
          </table:table-cell>
          <table:table-cell office:value-type="float" office:value="250">
            <text:p>250</text:p>
          </table:table-cell>
          <table:table-cell office:value-type="float" office:value="184.091">
            <text:p>184.091</text:p>
          </table:table-cell>
          <table:table-cell office:value-type="float" office:value="250">
            <text:p>250</text:p>
          </table:table-cell>
          <table:table-cell office:value-type="float" office:value="666.667">
            <text:p>666.667</text:p>
          </table:table-cell>
          <table:table-cell office:value-type="float" office:value="350">
            <text:p>350</text:p>
          </table:table-cell>
          <table:table-cell office:value-type="float" office:value="500">
            <text:p>500</text:p>
          </table:table-cell>
          <table:table-cell/>
          <table:table-cell table:formula="of:=MEDIAN(INDIRECT(ADDRESS(ROW();2)):INDIRECT(ADDRESS(ROW();COLUMN()-2)))" office:value-type="float" office:value="347.8505">
            <text:p>347.8505</text:p>
          </table:table-cell>
          <table:table-cell table:formula="of:=MIN(INDIRECT(ADDRESS(ROW();2)):INDIRECT(ADDRESS(ROW();COLUMN()-3)))" office:value-type="float" office:value="184.091">
            <text:p>184.091</text:p>
          </table:table-cell>
          <table:table-cell table:formula="of:=MAX(INDIRECT(ADDRESS(ROW();2)):INDIRECT(ADDRESS(ROW();COLUMN()-4)))" office:value-type="float" office:value="666.667">
            <text:p>666.667</text:p>
          </table:table-cell>
          <table:table-cell table:formula="of:=AVERAGE(INDIRECT(ADDRESS(ROW();2)):INDIRECT(ADDRESS(ROW();COLUMN()-5)))" office:value-type="float" office:value="354.151857142857">
            <text:p>354.1518571429</text:p>
          </table:table-cell>
          <table:table-cell table:formula="of:=STDEV(INDIRECT(ADDRESS(ROW();2)):INDIRECT(ADDRESS(ROW();COLUMN()-6)))" office:value-type="float" office:value="129.111862508004">
            <text:p>129.11186250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45">
            <text:p>-24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10">
            <text:p>910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155.556">
            <text:p>155.556</text:p>
          </table:table-cell>
          <table:table-cell office:value-type="float" office:value="100">
            <text:p>100</text:p>
          </table:table-cell>
          <table:table-cell office:value-type="float" office:value="126.667">
            <text:p>126.667</text:p>
          </table:table-cell>
          <table:table-cell office:value-type="float" office:value="120">
            <text:p>120</text:p>
          </table:table-cell>
          <table:table-cell office:value-type="float" office:value="126.316">
            <text:p>126.316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81.818">
            <text:p>81.818</text:p>
          </table:table-cell>
          <table:table-cell office:value-type="float" office:value="100">
            <text:p>100</text:p>
          </table:table-cell>
          <table:table-cell office:value-type="float" office:value="266.667">
            <text:p>266.667</text:p>
          </table:table-cell>
          <table:table-cell office:value-type="float" office:value="100">
            <text:p>100</text:p>
          </table:table-cell>
          <table:table-cell office:value-type="float" office:value="1666.667">
            <text:p>1666.667</text:p>
          </table:table-cell>
          <table:table-cell/>
          <table:table-cell table:formula="of:=MEDIAN(INDIRECT(ADDRESS(ROW();2)):INDIRECT(ADDRESS(ROW();COLUMN()-2)))" office:value-type="float" office:value="115">
            <text:p>115</text:p>
          </table:table-cell>
          <table:table-cell table:formula="of:=MIN(INDIRECT(ADDRESS(ROW();2)):INDIRECT(ADDRESS(ROW();COLUMN()-3)))" office:value-type="float" office:value="81.818">
            <text:p>81.818</text:p>
          </table:table-cell>
          <table:table-cell table:formula="of:=MAX(INDIRECT(ADDRESS(ROW();2)):INDIRECT(ADDRESS(ROW();COLUMN()-4)))" office:value-type="float" office:value="1666.667">
            <text:p>1666.667</text:p>
          </table:table-cell>
          <table:table-cell table:formula="of:=AVERAGE(INDIRECT(ADDRESS(ROW();2)):INDIRECT(ADDRESS(ROW();COLUMN()-5)))" office:value-type="float" office:value="236.692214285714">
            <text:p>236.6922142857</text:p>
          </table:table-cell>
          <table:table-cell table:formula="of:=STDEV(INDIRECT(ADDRESS(ROW();2)):INDIRECT(ADDRESS(ROW();COLUMN()-6)))" office:value-type="float" office:value="414.130918777213">
            <text:p>414.130918777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5.00125">
            <text:p>-45.00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93.335">
            <text:p>293.335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2.75">
            <text:p>2.75</text:p>
          </table:table-cell>
          <table:table-cell office:value-type="float" office:value="3.5">
            <text:p>3.5</text:p>
          </table:table-cell>
          <table:table-cell office:value-type="float" office:value="2.75">
            <text:p>2.75</text:p>
          </table:table-cell>
          <table:table-cell table:number-columns-repeated="4" office:value-type="float" office:value="2.5">
            <text:p>2.5</text:p>
          </table:table-cell>
          <table:table-cell office:value-type="float" office:value="2.25">
            <text:p>2.25</text:p>
          </table:table-cell>
          <table:table-cell table:number-columns-repeated="2"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2.5">
            <text:p>2.5</text:p>
          </table:table-cell>
          <table:table-cell table:formula="of:=MIN(INDIRECT(ADDRESS(ROW();2)):INDIRECT(ADDRESS(ROW();COLUMN()-3)))" office:value-type="float" office:value="2.25">
            <text:p>2.25</text:p>
          </table:table-cell>
          <table:table-cell table:formula="of:=MAX(INDIRECT(ADDRESS(ROW();2)):INDIRECT(ADDRESS(ROW();COLUMN()-4)))" office:value-type="float" office:value="3.5">
            <text:p>3.5</text:p>
          </table:table-cell>
          <table:table-cell table:formula="of:=AVERAGE(INDIRECT(ADDRESS(ROW();2)):INDIRECT(ADDRESS(ROW();COLUMN()-5)))" office:value-type="float" office:value="2.73214285714286">
            <text:p>2.7321428571</text:p>
          </table:table-cell>
          <table:table-cell table:formula="of:=STDEV(INDIRECT(ADDRESS(ROW();2)):INDIRECT(ADDRESS(ROW();COLUMN()-6)))" office:value-type="float" office:value="0.385609977756094">
            <text:p>0.385609977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.1875">
            <text:p>1.1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25">
            <text:p>4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6">
            <text:p>6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6.21428571428571">
            <text:p>6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">
            <text:p>9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Explosive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table:number-columns-repeated="2"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10">
            <text:p>10</text:p>
          </table:table-cell>
          <table:table-cell table:formula="of:=MAX(INDIRECT(ADDRESS(ROW();2)):INDIRECT(ADDRESS(ROW();COLUMN()-4)))" office:value-type="float" office:value="40">
            <text:p>40</text:p>
          </table:table-cell>
          <table:table-cell table:formula="of:=AVERAGE(INDIRECT(ADDRESS(ROW();2)):INDIRECT(ADDRESS(ROW();COLUMN()-5)))" office:value-type="float" office:value="21.3571428571429">
            <text:p>21.3571428571</text:p>
          </table:table-cell>
          <table:table-cell table:formula="of:=STDEV(INDIRECT(ADDRESS(ROW();2)):INDIRECT(ADDRESS(ROW();COLUMN()-6)))" office:value-type="float" office:value="6.67494906759183">
            <text:p>6.674949067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4.75">
            <text:p>14.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5">
            <text:p>1.5</text:p>
          </table:table-cell>
          <table:table-cell office:value-type="float" office:value="0.95">
            <text:p>0.95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8">
            <text:p>0.8</text:p>
          </table:table-cell>
          <table:table-cell table:formula="of:=MAX(INDIRECT(ADDRESS(ROW();2)):INDIRECT(ADDRESS(ROW();COLUMN()-4)))" office:value-type="float" office:value="3">
            <text:p>3</text:p>
          </table:table-cell>
          <table:table-cell table:formula="of:=AVERAGE(INDIRECT(ADDRESS(ROW();2)):INDIRECT(ADDRESS(ROW();COLUMN()-5)))" office:value-type="float" office:value="1.19285714285714">
            <text:p>1.1928571429</text:p>
          </table:table-cell>
          <table:table-cell table:formula="of:=STDEV(INDIRECT(ADDRESS(ROW();2)):INDIRECT(ADDRESS(ROW();COLUMN()-6)))" office:value-type="float" office:value="0.5473211484681">
            <text:p>0.547321148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475">
            <text:p>0.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7">
            <text:p>1.7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31.111">
            <text:p>31.111</text:p>
          </table:table-cell>
          <table:table-cell office:value-type="float" office:value="20">
            <text:p>20</text:p>
          </table:table-cell>
          <table:table-cell office:value-type="float" office:value="26.25">
            <text:p>26.25</text:p>
          </table:table-cell>
          <table:table-cell office:value-type="float" office:value="26.667">
            <text:p>26.667</text:p>
          </table:table-cell>
          <table:table-cell office:value-type="float" office:value="25.263">
            <text:p>25.263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13.333">
            <text:p>13.333</text:p>
          </table:table-cell>
          <table:table-cell office:value-type="float" office:value="20">
            <text:p>20</text:p>
          </table:table-cell>
          <table:table-cell office:value-type="float" office:value="3.333">
            <text:p>3.333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3.333">
            <text:p>3.333</text:p>
          </table:table-cell>
          <table:table-cell table:formula="of:=MAX(INDIRECT(ADDRESS(ROW();2)):INDIRECT(ADDRESS(ROW();COLUMN()-4)))" office:value-type="float" office:value="31.111">
            <text:p>31.111</text:p>
          </table:table-cell>
          <table:table-cell table:formula="of:=AVERAGE(INDIRECT(ADDRESS(ROW();2)):INDIRECT(ADDRESS(ROW();COLUMN()-5)))" office:value-type="float" office:value="20.0229285714286">
            <text:p>20.0229285714</text:p>
          </table:table-cell>
          <table:table-cell table:formula="of:=STDEV(INDIRECT(ADDRESS(ROW();2)):INDIRECT(ADDRESS(ROW();COLUMN()-6)))" office:value-type="float" office:value="6.73747152372216">
            <text:p>6.737471523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.24975">
            <text:p>-4.249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5.97">
            <text:p>45.97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31.111">
            <text:p>31.111</text:p>
          </table:table-cell>
          <table:table-cell office:value-type="float" office:value="20">
            <text:p>20</text:p>
          </table:table-cell>
          <table:table-cell office:value-type="float" office:value="26.25">
            <text:p>26.25</text:p>
          </table:table-cell>
          <table:table-cell office:value-type="float" office:value="26.667">
            <text:p>26.667</text:p>
          </table:table-cell>
          <table:table-cell office:value-type="float" office:value="25.263">
            <text:p>25.263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53.333">
            <text:p>53.333</text:p>
          </table:table-cell>
          <table:table-cell office:value-type="float" office:value="20">
            <text:p>20</text:p>
          </table:table-cell>
          <table:table-cell office:value-type="float" office:value="33.333">
            <text:p>33.333</text:p>
          </table:table-cell>
          <table:table-cell/>
          <table:table-cell table:formula="of:=MEDIAN(INDIRECT(ADDRESS(ROW();2)):INDIRECT(ADDRESS(ROW();COLUMN()-2)))" office:value-type="float" office:value="23.6315">
            <text:p>23.6315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53.333">
            <text:p>53.333</text:p>
          </table:table-cell>
          <table:table-cell table:formula="of:=AVERAGE(INDIRECT(ADDRESS(ROW();2)):INDIRECT(ADDRESS(ROW();COLUMN()-5)))" office:value-type="float" office:value="26.1657857142857">
            <text:p>26.1657857143</text:p>
          </table:table-cell>
          <table:table-cell table:formula="of:=STDEV(INDIRECT(ADDRESS(ROW();2)):INDIRECT(ADDRESS(ROW();COLUMN()-6)))" office:value-type="float" office:value="9.41564313893534">
            <text:p>9.415643138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">
            <text:p>-1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77.778">
            <text:p>77.778</text:p>
          </table:table-cell>
          <table:table-cell office:value-type="float" office:value="40">
            <text:p>40</text:p>
          </table:table-cell>
          <table:table-cell office:value-type="float" office:value="59.063">
            <text:p>59.063</text:p>
          </table:table-cell>
          <table:table-cell office:value-type="float" office:value="80">
            <text:p>80</text:p>
          </table:table-cell>
          <table:table-cell office:value-type="float" office:value="56.842">
            <text:p>56.842</text:p>
          </table:table-cell>
          <table:table-cell office:value-type="float" office:value="40">
            <text:p>40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29.455">
            <text:p>29.455</text:p>
          </table:table-cell>
          <table:table-cell office:value-type="float" office:value="40">
            <text:p>40</text:p>
          </table:table-cell>
          <table:table-cell office:value-type="float" office:value="106.667">
            <text:p>106.667</text:p>
          </table:table-cell>
          <table:table-cell office:value-type="float" office:value="60">
            <text:p>60</text:p>
          </table:table-cell>
          <table:table-cell office:value-type="float" office:value="83.333">
            <text:p>83.333</text:p>
          </table:table-cell>
          <table:table-cell/>
          <table:table-cell table:formula="of:=MEDIAN(INDIRECT(ADDRESS(ROW();2)):INDIRECT(ADDRESS(ROW();COLUMN()-2)))" office:value-type="float" office:value="57.9525">
            <text:p>57.9525</text:p>
          </table:table-cell>
          <table:table-cell table:formula="of:=MIN(INDIRECT(ADDRESS(ROW();2)):INDIRECT(ADDRESS(ROW();COLUMN()-3)))" office:value-type="float" office:value="29.455">
            <text:p>29.455</text:p>
          </table:table-cell>
          <table:table-cell table:formula="of:=MAX(INDIRECT(ADDRESS(ROW();2)):INDIRECT(ADDRESS(ROW();COLUMN()-4)))" office:value-type="float" office:value="106.667">
            <text:p>106.667</text:p>
          </table:table-cell>
          <table:table-cell table:formula="of:=AVERAGE(INDIRECT(ADDRESS(ROW();2)):INDIRECT(ADDRESS(ROW();COLUMN()-5)))" office:value-type="float" office:value="58.6527142857143">
            <text:p>58.6527142857</text:p>
          </table:table-cell>
          <table:table-cell table:formula="of:=STDEV(INDIRECT(ADDRESS(ROW();2)):INDIRECT(ADDRESS(ROW();COLUMN()-6)))" office:value-type="float" office:value="21.8891095451898">
            <text:p>21.889109545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63.0005">
            <text:p>-63.000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77.334">
            <text:p>177.334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31.111">
            <text:p>31.111</text:p>
          </table:table-cell>
          <table:table-cell office:value-type="float" office:value="20">
            <text:p>20</text:p>
          </table:table-cell>
          <table:table-cell office:value-type="float" office:value="26.25">
            <text:p>26.25</text:p>
          </table:table-cell>
          <table:table-cell office:value-type="float" office:value="26.667">
            <text:p>26.667</text:p>
          </table:table-cell>
          <table:table-cell office:value-type="float" office:value="25.263">
            <text:p>25.263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53.333">
            <text:p>53.333</text:p>
          </table:table-cell>
          <table:table-cell office:value-type="float" office:value="20">
            <text:p>20</text:p>
          </table:table-cell>
          <table:table-cell office:value-type="float" office:value="333.333">
            <text:p>333.333</text:p>
          </table:table-cell>
          <table:table-cell/>
          <table:table-cell table:formula="of:=MEDIAN(INDIRECT(ADDRESS(ROW();2)):INDIRECT(ADDRESS(ROW();COLUMN()-2)))" office:value-type="float" office:value="23.6315">
            <text:p>23.6315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333.333">
            <text:p>333.333</text:p>
          </table:table-cell>
          <table:table-cell table:formula="of:=AVERAGE(INDIRECT(ADDRESS(ROW();2)):INDIRECT(ADDRESS(ROW();COLUMN()-5)))" office:value-type="float" office:value="47.5943571428571">
            <text:p>47.5943571429</text:p>
          </table:table-cell>
          <table:table-cell table:formula="of:=STDEV(INDIRECT(ADDRESS(ROW();2)):INDIRECT(ADDRESS(ROW();COLUMN()-6)))" office:value-type="float" office:value="82.7527659343524">
            <text:p>82.752765934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">
            <text:p>-1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2.25">
            <text:p>2.25</text:p>
          </table:table-cell>
          <table:table-cell office:value-type="float" office:value="3">
            <text:p>3</text:p>
          </table:table-cell>
          <table:table-cell office:value-type="float" office:value="2.25">
            <text:p>2.2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3">
            <text:p>3</text:p>
          </table:table-cell>
          <table:table-cell table:formula="of:=AVERAGE(INDIRECT(ADDRESS(ROW();2)):INDIRECT(ADDRESS(ROW();COLUMN()-5)))" office:value-type="float" office:value="2.23571428571429">
            <text:p>2.2357142857</text:p>
          </table:table-cell>
          <table:table-cell table:formula="of:=STDEV(INDIRECT(ADDRESS(ROW();2)):INDIRECT(ADDRESS(ROW();COLUMN()-6)))" office:value-type="float" office:value="0.381005032991475">
            <text:p>0.3810050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6875">
            <text:p>0.6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75">
            <text:p>3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MEDIAN(INDIRECT(ADDRESS(ROW();2)):INDIRECT(ADDRESS(ROW();COLUMN()-2)))" office:value-type="float" office:value="8">
            <text:p>8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8.21428571428571">
            <text:p>8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4">
            <text:p>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">
            <text:p>11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Explosive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39.2">
            <text:p>39.2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80">
            <text:p>80</text:p>
          </table:table-cell>
          <table:table-cell office:value-type="float" office:value="28.8">
            <text:p>28.8</text:p>
          </table:table-cell>
          <table:table-cell table:number-columns-repeated="2" office:value-type="float" office:value="20">
            <text:p>20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2.8">
            <text:p>12.8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80">
            <text:p>80</text:p>
          </table:table-cell>
          <table:table-cell table:formula="of:=AVERAGE(INDIRECT(ADDRESS(ROW();2)):INDIRECT(ADDRESS(ROW();COLUMN()-5)))" office:value-type="float" office:value="25">
            <text:p>25</text:p>
          </table:table-cell>
          <table:table-cell table:formula="of:=STDEV(INDIRECT(ADDRESS(ROW();2)):INDIRECT(ADDRESS(ROW();COLUMN()-6)))" office:value-type="float" office:value="17.5380026930531">
            <text:p>17.538002693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9.05">
            <text:p>9.0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4.6">
            <text:p>34.6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81">
            <text:p>0.81</text:p>
          </table:table-cell>
          <table:table-cell office:value-type="float" office:value="1">
            <text:p>1</text:p>
          </table:table-cell>
          <table:table-cell office:value-type="float" office:value="0.64">
            <text:p>0.64</text:p>
          </table:table-cell>
          <table:table-cell office:value-type="float" office:value="2">
            <text:p>2</text:p>
          </table:table-cell>
          <table:table-cell office:value-type="float" office:value="0.903">
            <text:p>0.903</text:p>
          </table:table-cell>
          <table:table-cell office:value-type="float" office:value="1">
            <text:p>1</text:p>
          </table:table-cell>
          <table:table-cell office:value-type="float" office:value="1.563">
            <text:p>1.563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44">
            <text:p>1.4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64">
            <text:p>0.64</text:p>
          </table:table-cell>
          <table:table-cell table:formula="of:=MAX(INDIRECT(ADDRESS(ROW();2)):INDIRECT(ADDRESS(ROW();COLUMN()-4)))" office:value-type="float" office:value="9">
            <text:p>9</text:p>
          </table:table-cell>
          <table:table-cell table:formula="of:=AVERAGE(INDIRECT(ADDRESS(ROW();2)):INDIRECT(ADDRESS(ROW();COLUMN()-5)))" office:value-type="float" office:value="1.67542857142857">
            <text:p>1.6754285714</text:p>
          </table:table-cell>
          <table:table-cell table:formula="of:=STDEV(INDIRECT(ADDRESS(ROW();2)):INDIRECT(ADDRESS(ROW();COLUMN()-6)))" office:value-type="float" office:value="2.13593476975757">
            <text:p>2.135934769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065">
            <text:p>-0.0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.42">
            <text:p>2.42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48.395">
            <text:p>48.395</text:p>
          </table:table-cell>
          <table:table-cell office:value-type="float" office:value="20">
            <text:p>20</text:p>
          </table:table-cell>
          <table:table-cell office:value-type="float" office:value="34.375">
            <text:p>34.375</text:p>
          </table:table-cell>
          <table:table-cell office:value-type="float" office:value="40">
            <text:p>40</text:p>
          </table:table-cell>
          <table:table-cell office:value-type="float" office:value="31.911">
            <text:p>31.911</text:p>
          </table:table-cell>
          <table:table-cell office:value-type="float" office:value="20">
            <text:p>20</text:p>
          </table:table-cell>
          <table:table-cell office:value-type="float" office:value="12.8">
            <text:p>12.8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8.889">
            <text:p>8.889</text:p>
          </table:table-cell>
          <table:table-cell office:value-type="float" office:value="20">
            <text:p>20</text:p>
          </table:table-cell>
          <table:table-cell office:value-type="float" office:value="0.556">
            <text:p>0.556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0.556">
            <text:p>0.556</text:p>
          </table:table-cell>
          <table:table-cell table:formula="of:=MAX(INDIRECT(ADDRESS(ROW();2)):INDIRECT(ADDRESS(ROW();COLUMN()-4)))" office:value-type="float" office:value="48.395">
            <text:p>48.395</text:p>
          </table:table-cell>
          <table:table-cell table:formula="of:=AVERAGE(INDIRECT(ADDRESS(ROW();2)):INDIRECT(ADDRESS(ROW();COLUMN()-5)))" office:value-type="float" office:value="22.6778571428571">
            <text:p>22.6778571429</text:p>
          </table:table-cell>
          <table:table-cell table:formula="of:=STDEV(INDIRECT(ADDRESS(ROW();2)):INDIRECT(ADDRESS(ROW();COLUMN()-6)))" office:value-type="float" office:value="12.5226553454568">
            <text:p>12.522655345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0.85775">
            <text:p>-20.857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8.114">
            <text:p>68.114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48.395">
            <text:p>48.395</text:p>
          </table:table-cell>
          <table:table-cell office:value-type="float" office:value="20">
            <text:p>20</text:p>
          </table:table-cell>
          <table:table-cell office:value-type="float" office:value="34.375">
            <text:p>34.375</text:p>
          </table:table-cell>
          <table:table-cell office:value-type="float" office:value="40">
            <text:p>40</text:p>
          </table:table-cell>
          <table:table-cell office:value-type="float" office:value="31.911">
            <text:p>31.911</text:p>
          </table:table-cell>
          <table:table-cell office:value-type="float" office:value="20">
            <text:p>20</text:p>
          </table:table-cell>
          <table:table-cell office:value-type="float" office:value="25.6">
            <text:p>25.6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35.556">
            <text:p>35.556</text:p>
          </table:table-cell>
          <table:table-cell office:value-type="float" office:value="20">
            <text:p>20</text:p>
          </table:table-cell>
          <table:table-cell office:value-type="float" office:value="5.556">
            <text:p>5.556</text:p>
          </table:table-cell>
          <table:table-cell/>
          <table:table-cell table:formula="of:=MEDIAN(INDIRECT(ADDRESS(ROW();2)):INDIRECT(ADDRESS(ROW();COLUMN()-2)))" office:value-type="float" office:value="22.1">
            <text:p>22.1</text:p>
          </table:table-cell>
          <table:table-cell table:formula="of:=MIN(INDIRECT(ADDRESS(ROW();2)):INDIRECT(ADDRESS(ROW();COLUMN()-3)))" office:value-type="float" office:value="5.556">
            <text:p>5.556</text:p>
          </table:table-cell>
          <table:table-cell table:formula="of:=MAX(INDIRECT(ADDRESS(ROW();2)):INDIRECT(ADDRESS(ROW();COLUMN()-4)))" office:value-type="float" office:value="48.395">
            <text:p>48.395</text:p>
          </table:table-cell>
          <table:table-cell table:formula="of:=AVERAGE(INDIRECT(ADDRESS(ROW();2)):INDIRECT(ADDRESS(ROW();COLUMN()-5)))" office:value-type="float" office:value="25.8540714285714">
            <text:p>25.8540714286</text:p>
          </table:table-cell>
          <table:table-cell table:formula="of:=STDEV(INDIRECT(ADDRESS(ROW();2)):INDIRECT(ADDRESS(ROW();COLUMN()-6)))" office:value-type="float" office:value="11.0517844258068">
            <text:p>11.051784425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1.277">
            <text:p>-21.27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5.036">
            <text:p>75.036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145.185">
            <text:p>145.185</text:p>
          </table:table-cell>
          <table:table-cell office:value-type="float" office:value="40">
            <text:p>40</text:p>
          </table:table-cell>
          <table:table-cell office:value-type="float" office:value="85.937">
            <text:p>85.937</text:p>
          </table:table-cell>
          <table:table-cell office:value-type="float" office:value="160">
            <text:p>160</text:p>
          </table:table-cell>
          <table:table-cell office:value-type="float" office:value="79.778">
            <text:p>79.778</text:p>
          </table:table-cell>
          <table:table-cell office:value-type="float" office:value="40">
            <text:p>40</text:p>
          </table:table-cell>
          <table:table-cell office:value-type="float" office:value="51.2">
            <text:p>51.2</text:p>
          </table:table-cell>
          <table:table-cell office:value-type="float" office:value="48.4">
            <text:p>48.4</text:p>
          </table:table-cell>
          <table:table-cell office:value-type="float" office:value="40">
            <text:p>40</text:p>
          </table:table-cell>
          <table:table-cell office:value-type="float" office:value="29.455">
            <text:p>29.455</text:p>
          </table:table-cell>
          <table:table-cell office:value-type="float" office:value="40">
            <text:p>40</text:p>
          </table:table-cell>
          <table:table-cell office:value-type="float" office:value="71.111">
            <text:p>71.111</text:p>
          </table:table-cell>
          <table:table-cell office:value-type="float" office:value="80">
            <text:p>80</text:p>
          </table:table-cell>
          <table:table-cell office:value-type="float" office:value="16.667">
            <text:p>16.667</text:p>
          </table:table-cell>
          <table:table-cell/>
          <table:table-cell table:formula="of:=MEDIAN(INDIRECT(ADDRESS(ROW();2)):INDIRECT(ADDRESS(ROW();COLUMN()-2)))" office:value-type="float" office:value="49.8">
            <text:p>49.8</text:p>
          </table:table-cell>
          <table:table-cell table:formula="of:=MIN(INDIRECT(ADDRESS(ROW();2)):INDIRECT(ADDRESS(ROW();COLUMN()-3)))" office:value-type="float" office:value="16.667">
            <text:p>16.667</text:p>
          </table:table-cell>
          <table:table-cell table:formula="of:=MAX(INDIRECT(ADDRESS(ROW();2)):INDIRECT(ADDRESS(ROW();COLUMN()-4)))" office:value-type="float" office:value="160">
            <text:p>160</text:p>
          </table:table-cell>
          <table:table-cell table:formula="of:=AVERAGE(INDIRECT(ADDRESS(ROW();2)):INDIRECT(ADDRESS(ROW();COLUMN()-5)))" office:value-type="float" office:value="66.2666428571429">
            <text:p>66.2666428571</text:p>
          </table:table-cell>
          <table:table-cell table:formula="of:=STDEV(INDIRECT(ADDRESS(ROW();2)):INDIRECT(ADDRESS(ROW();COLUMN()-6)))" office:value-type="float" office:value="41.9860694252953">
            <text:p>41.986069425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79.8335">
            <text:p>-79.833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99.778">
            <text:p>199.778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48.395">
            <text:p>48.395</text:p>
          </table:table-cell>
          <table:table-cell office:value-type="float" office:value="20">
            <text:p>20</text:p>
          </table:table-cell>
          <table:table-cell office:value-type="float" office:value="34.375">
            <text:p>34.375</text:p>
          </table:table-cell>
          <table:table-cell office:value-type="float" office:value="40">
            <text:p>40</text:p>
          </table:table-cell>
          <table:table-cell office:value-type="float" office:value="31.911">
            <text:p>31.911</text:p>
          </table:table-cell>
          <table:table-cell office:value-type="float" office:value="20">
            <text:p>20</text:p>
          </table:table-cell>
          <table:table-cell office:value-type="float" office:value="25.6">
            <text:p>25.6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35.556">
            <text:p>35.556</text:p>
          </table:table-cell>
          <table:table-cell office:value-type="float" office:value="20">
            <text:p>20</text:p>
          </table:table-cell>
          <table:table-cell office:value-type="float" office:value="55.556">
            <text:p>55.556</text:p>
          </table:table-cell>
          <table:table-cell/>
          <table:table-cell table:formula="of:=MEDIAN(INDIRECT(ADDRESS(ROW();2)):INDIRECT(ADDRESS(ROW();COLUMN()-2)))" office:value-type="float" office:value="24.9">
            <text:p>24.9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55.556">
            <text:p>55.556</text:p>
          </table:table-cell>
          <table:table-cell table:formula="of:=AVERAGE(INDIRECT(ADDRESS(ROW();2)):INDIRECT(ADDRESS(ROW();COLUMN()-5)))" office:value-type="float" office:value="29.4255">
            <text:p>29.4255</text:p>
          </table:table-cell>
          <table:table-cell table:formula="of:=STDEV(INDIRECT(ADDRESS(ROW();2)):INDIRECT(ADDRESS(ROW();COLUMN()-6)))" office:value-type="float" office:value="12.023907708267">
            <text:p>12.023907708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5.78225">
            <text:p>-25.782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1.043">
            <text:p>81.043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4">
            <text:p>4</text:p>
          </table:table-cell>
          <table:table-cell table:formula="of:=AVERAGE(INDIRECT(ADDRESS(ROW();2)):INDIRECT(ADDRESS(ROW();COLUMN()-5)))" office:value-type="float" office:value="2.48571428571429">
            <text:p>2.4857142857</text:p>
          </table:table-cell>
          <table:table-cell table:formula="of:=STDEV(INDIRECT(ADDRESS(ROW();2)):INDIRECT(ADDRESS(ROW();COLUMN()-6)))" office:value-type="float" office:value="0.746125523423034">
            <text:p>0.746125523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625">
            <text:p>-0.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.5">
            <text:p>5.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MEDIAN(INDIRECT(ADDRESS(ROW();2)):INDIRECT(ADDRESS(ROW();COLUMN()-2)))" office:value-type="float" office:value="11">
            <text:p>11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0.3571428571429">
            <text:p>10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">
            <text:p>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7">
            <text:p>17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Explosive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54.88">
            <text:p>54.8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60">
            <text:p>160</text:p>
          </table:table-cell>
          <table:table-cell office:value-type="float" office:value="34.56">
            <text:p>34.56</text:p>
          </table:table-cell>
          <table:table-cell table:number-columns-repeated="2" office:value-type="float" office:value="20">
            <text:p>20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0.24">
            <text:p>10.24</text:p>
          </table:table-cell>
          <table:table-cell office:value-type="float" office:value="20">
            <text:p>20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2.5">
            <text:p>2.5</text:p>
          </table:table-cell>
          <table:table-cell table:formula="of:=MAX(INDIRECT(ADDRESS(ROW();2)):INDIRECT(ADDRESS(ROW();COLUMN()-4)))" office:value-type="float" office:value="160">
            <text:p>160</text:p>
          </table:table-cell>
          <table:table-cell table:formula="of:=AVERAGE(INDIRECT(ADDRESS(ROW();2)):INDIRECT(ADDRESS(ROW();COLUMN()-5)))" office:value-type="float" office:value="32.1285714285714">
            <text:p>32.1285714286</text:p>
          </table:table-cell>
          <table:table-cell table:formula="of:=STDEV(INDIRECT(ADDRESS(ROW();2)):INDIRECT(ADDRESS(ROW();COLUMN()-6)))" office:value-type="float" office:value="38.6577771769632">
            <text:p>38.65777717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.855">
            <text:p>2.85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2.86">
            <text:p>42.86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729">
            <text:p>0.729</text:p>
          </table:table-cell>
          <table:table-cell office:value-type="float" office:value="1">
            <text:p>1</text:p>
          </table:table-cell>
          <table:table-cell office:value-type="float" office:value="0.512">
            <text:p>0.512</text:p>
          </table:table-cell>
          <table:table-cell office:value-type="float" office:value="2.5">
            <text:p>2.5</text:p>
          </table:table-cell>
          <table:table-cell office:value-type="float" office:value="0.857">
            <text:p>0.857</text:p>
          </table:table-cell>
          <table:table-cell office:value-type="float" office:value="1">
            <text:p>1</text:p>
          </table:table-cell>
          <table:table-cell office:value-type="float" office:value="1.953">
            <text:p>1.953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728">
            <text:p>1.728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512">
            <text:p>0.512</text:p>
          </table:table-cell>
          <table:table-cell table:formula="of:=MAX(INDIRECT(ADDRESS(ROW();2)):INDIRECT(ADDRESS(ROW();COLUMN()-4)))" office:value-type="float" office:value="27">
            <text:p>27</text:p>
          </table:table-cell>
          <table:table-cell table:formula="of:=AVERAGE(INDIRECT(ADDRESS(ROW();2)):INDIRECT(ADDRESS(ROW();COLUMN()-5)))" office:value-type="float" office:value="3.02707142857143">
            <text:p>3.0270714286</text:p>
          </table:table-cell>
          <table:table-cell table:formula="of:=STDEV(INDIRECT(ADDRESS(ROW();2)):INDIRECT(ADDRESS(ROW();COLUMN()-6)))" office:value-type="float" office:value="6.91989310126732">
            <text:p>6.91989310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713">
            <text:p>-0.71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284">
            <text:p>3.284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75.281">
            <text:p>75.281</text:p>
          </table:table-cell>
          <table:table-cell office:value-type="float" office:value="20">
            <text:p>20</text:p>
          </table:table-cell>
          <table:table-cell office:value-type="float" office:value="44.922">
            <text:p>44.922</text:p>
          </table:table-cell>
          <table:table-cell office:value-type="float" office:value="64">
            <text:p>64</text:p>
          </table:table-cell>
          <table:table-cell office:value-type="float" office:value="40.309">
            <text:p>40.309</text:p>
          </table:table-cell>
          <table:table-cell office:value-type="float" office:value="20">
            <text:p>20</text:p>
          </table:table-cell>
          <table:table-cell office:value-type="float" office:value="10.24">
            <text:p>10.24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5.926">
            <text:p>5.926</text:p>
          </table:table-cell>
          <table:table-cell office:value-type="float" office:value="20">
            <text:p>20</text:p>
          </table:table-cell>
          <table:table-cell office:value-type="float" office:value="0.093">
            <text:p>0.093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0.093">
            <text:p>0.093</text:p>
          </table:table-cell>
          <table:table-cell table:formula="of:=MAX(INDIRECT(ADDRESS(ROW();2)):INDIRECT(ADDRESS(ROW();COLUMN()-4)))" office:value-type="float" office:value="75.281">
            <text:p>75.281</text:p>
          </table:table-cell>
          <table:table-cell table:formula="of:=AVERAGE(INDIRECT(ADDRESS(ROW();2)):INDIRECT(ADDRESS(ROW();COLUMN()-5)))" office:value-type="float" office:value="27.4110714285714">
            <text:p>27.4110714286</text:p>
          </table:table-cell>
          <table:table-cell table:formula="of:=STDEV(INDIRECT(ADDRESS(ROW();2)):INDIRECT(ADDRESS(ROW();COLUMN()-6)))" office:value-type="float" office:value="21.4893237015117">
            <text:p>21.489323701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1.56825">
            <text:p>-41.568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5.728">
            <text:p>95.728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75.281">
            <text:p>75.281</text:p>
          </table:table-cell>
          <table:table-cell office:value-type="float" office:value="20">
            <text:p>20</text:p>
          </table:table-cell>
          <table:table-cell office:value-type="float" office:value="44.922">
            <text:p>44.922</text:p>
          </table:table-cell>
          <table:table-cell office:value-type="float" office:value="64">
            <text:p>64</text:p>
          </table:table-cell>
          <table:table-cell office:value-type="float" office:value="40.309">
            <text:p>40.309</text:p>
          </table:table-cell>
          <table:table-cell office:value-type="float" office:value="20">
            <text:p>20</text:p>
          </table:table-cell>
          <table:table-cell office:value-type="float" office:value="20.48">
            <text:p>20.48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23.704">
            <text:p>23.704</text:p>
          </table:table-cell>
          <table:table-cell office:value-type="float" office:value="20">
            <text:p>20</text:p>
          </table:table-cell>
          <table:table-cell office:value-type="float" office:value="0.926">
            <text:p>0.926</text:p>
          </table:table-cell>
          <table:table-cell/>
          <table:table-cell table:formula="of:=MEDIAN(INDIRECT(ADDRESS(ROW();2)):INDIRECT(ADDRESS(ROW();COLUMN()-2)))" office:value-type="float" office:value="20.24">
            <text:p>20.24</text:p>
          </table:table-cell>
          <table:table-cell table:formula="of:=MIN(INDIRECT(ADDRESS(ROW();2)):INDIRECT(ADDRESS(ROW();COLUMN()-3)))" office:value-type="float" office:value="0.926">
            <text:p>0.926</text:p>
          </table:table-cell>
          <table:table-cell table:formula="of:=MAX(INDIRECT(ADDRESS(ROW();2)):INDIRECT(ADDRESS(ROW();COLUMN()-4)))" office:value-type="float" office:value="75.281">
            <text:p>75.281</text:p>
          </table:table-cell>
          <table:table-cell table:formula="of:=AVERAGE(INDIRECT(ADDRESS(ROW();2)):INDIRECT(ADDRESS(ROW();COLUMN()-5)))" office:value-type="float" office:value="29.4718571428571">
            <text:p>29.4718571429</text:p>
          </table:table-cell>
          <table:table-cell table:formula="of:=STDEV(INDIRECT(ADDRESS(ROW();2)):INDIRECT(ADDRESS(ROW();COLUMN()-6)))" office:value-type="float" office:value="20.0083402335401">
            <text:p>20.008340233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0.66025">
            <text:p>-30.66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7.547">
            <text:p>87.547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263.484">
            <text:p>263.484</text:p>
          </table:table-cell>
          <table:table-cell office:value-type="float" office:value="40">
            <text:p>40</text:p>
          </table:table-cell>
          <table:table-cell office:value-type="float" office:value="123.535">
            <text:p>123.535</text:p>
          </table:table-cell>
          <table:table-cell office:value-type="float" office:value="320">
            <text:p>320</text:p>
          </table:table-cell>
          <table:table-cell office:value-type="float" office:value="110.85">
            <text:p>110.85</text:p>
          </table:table-cell>
          <table:table-cell office:value-type="float" office:value="40">
            <text:p>40</text:p>
          </table:table-cell>
          <table:table-cell office:value-type="float" office:value="40.96">
            <text:p>40.96</text:p>
          </table:table-cell>
          <table:table-cell office:value-type="float" office:value="53.24">
            <text:p>53.24</text:p>
          </table:table-cell>
          <table:table-cell office:value-type="float" office:value="40">
            <text:p>40</text:p>
          </table:table-cell>
          <table:table-cell office:value-type="float" office:value="29.455">
            <text:p>29.455</text:p>
          </table:table-cell>
          <table:table-cell office:value-type="float" office:value="40">
            <text:p>40</text:p>
          </table:table-cell>
          <table:table-cell office:value-type="float" office:value="47.407">
            <text:p>47.407</text:p>
          </table:table-cell>
          <table:table-cell office:value-type="float" office:value="100">
            <text:p>100</text:p>
          </table:table-cell>
          <table:table-cell office:value-type="float" office:value="3.241">
            <text:p>3.241</text:p>
          </table:table-cell>
          <table:table-cell/>
          <table:table-cell table:formula="of:=MEDIAN(INDIRECT(ADDRESS(ROW();2)):INDIRECT(ADDRESS(ROW();COLUMN()-2)))" office:value-type="float" office:value="44.1835">
            <text:p>44.1835</text:p>
          </table:table-cell>
          <table:table-cell table:formula="of:=MIN(INDIRECT(ADDRESS(ROW();2)):INDIRECT(ADDRESS(ROW();COLUMN()-3)))" office:value-type="float" office:value="3.241">
            <text:p>3.241</text:p>
          </table:table-cell>
          <table:table-cell table:formula="of:=MAX(INDIRECT(ADDRESS(ROW();2)):INDIRECT(ADDRESS(ROW();COLUMN()-4)))" office:value-type="float" office:value="320">
            <text:p>320</text:p>
          </table:table-cell>
          <table:table-cell table:formula="of:=AVERAGE(INDIRECT(ADDRESS(ROW();2)):INDIRECT(ADDRESS(ROW();COLUMN()-5)))" office:value-type="float" office:value="89.4408571428571">
            <text:p>89.4408571429</text:p>
          </table:table-cell>
          <table:table-cell table:formula="of:=STDEV(INDIRECT(ADDRESS(ROW();2)):INDIRECT(ADDRESS(ROW();COLUMN()-6)))" office:value-type="float" office:value="92.5763069729359">
            <text:p>92.576306972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64.4125">
            <text:p>-164.4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12.55">
            <text:p>312.55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75.281">
            <text:p>75.281</text:p>
          </table:table-cell>
          <table:table-cell office:value-type="float" office:value="20">
            <text:p>20</text:p>
          </table:table-cell>
          <table:table-cell office:value-type="float" office:value="44.922">
            <text:p>44.922</text:p>
          </table:table-cell>
          <table:table-cell office:value-type="float" office:value="64">
            <text:p>64</text:p>
          </table:table-cell>
          <table:table-cell office:value-type="float" office:value="40.309">
            <text:p>40.309</text:p>
          </table:table-cell>
          <table:table-cell office:value-type="float" office:value="20">
            <text:p>20</text:p>
          </table:table-cell>
          <table:table-cell office:value-type="float" office:value="20.48">
            <text:p>20.48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23.704">
            <text:p>23.704</text:p>
          </table:table-cell>
          <table:table-cell office:value-type="float" office:value="20">
            <text:p>20</text:p>
          </table:table-cell>
          <table:table-cell office:value-type="float" office:value="9.259">
            <text:p>9.259</text:p>
          </table:table-cell>
          <table:table-cell/>
          <table:table-cell table:formula="of:=MEDIAN(INDIRECT(ADDRESS(ROW();2)):INDIRECT(ADDRESS(ROW();COLUMN()-2)))" office:value-type="float" office:value="20.24">
            <text:p>20.24</text:p>
          </table:table-cell>
          <table:table-cell table:formula="of:=MIN(INDIRECT(ADDRESS(ROW();2)):INDIRECT(ADDRESS(ROW();COLUMN()-3)))" office:value-type="float" office:value="9.259">
            <text:p>9.259</text:p>
          </table:table-cell>
          <table:table-cell table:formula="of:=MAX(INDIRECT(ADDRESS(ROW();2)):INDIRECT(ADDRESS(ROW();COLUMN()-4)))" office:value-type="float" office:value="75.281">
            <text:p>75.281</text:p>
          </table:table-cell>
          <table:table-cell table:formula="of:=AVERAGE(INDIRECT(ADDRESS(ROW();2)):INDIRECT(ADDRESS(ROW();COLUMN()-5)))" office:value-type="float" office:value="30.0670714285714">
            <text:p>30.0670714286</text:p>
          </table:table-cell>
          <table:table-cell table:formula="of:=STDEV(INDIRECT(ADDRESS(ROW();2)):INDIRECT(ADDRESS(ROW();COLUMN()-6)))" office:value-type="float" office:value="19.2015054276172">
            <text:p>19.201505427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0.66025">
            <text:p>-30.66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7.547">
            <text:p>87.547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2.75">
            <text:p>2.75</text:p>
          </table:table-cell>
          <table:table-cell office:value-type="float" office:value="5">
            <text:p>5</text:p>
          </table:table-cell>
          <table:table-cell office:value-type="float" office:value="2.75">
            <text:p>2.7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2.73571428571429">
            <text:p>2.7357142857</text:p>
          </table:table-cell>
          <table:table-cell table:formula="of:=STDEV(INDIRECT(ADDRESS(ROW();2)):INDIRECT(ADDRESS(ROW();COLUMN()-6)))" office:value-type="float" office:value="1.11241742501299">
            <text:p>1.11241742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9375">
            <text:p>-1.9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.25">
            <text:p>7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2"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3"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/>
          <table:table-cell table:formula="of:=MEDIAN(INDIRECT(ADDRESS(ROW();2)):INDIRECT(ADDRESS(ROW();COLUMN()-2)))" office:value-type="float" office:value="14">
            <text:p>14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2.5">
            <text:p>12.5</text:p>
          </table:table-cell>
          <table:table-cell table:formula="of:=STDEV(INDIRECT(ADDRESS(ROW();2)):INDIRECT(ADDRESS(ROW();COLUMN()-6)))" office:value-type="float" office:value="3.85805849937704">
            <text:p>3.858058499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3">
            <text:p>23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Fast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4.9">
            <text:p>4.9</text:p>
          </table:table-cell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7">
            <text:p>7</text:p>
          </table:table-cell>
          <table:table-cell office:value-type="float" office:value="4.2">
            <text:p>4.2</text:p>
          </table:table-cell>
          <table:table-cell table:number-columns-repeated="2" office:value-type="float" office:value="3.5">
            <text:p>3.5</text:p>
          </table:table-cell>
          <table:table-cell office:value-type="float" office:value="3.85">
            <text:p>3.85</text:p>
          </table:table-cell>
          <table:table-cell office:value-type="float" office:value="3.5">
            <text:p>3.5</text:p>
          </table:table-cell>
          <table:table-cell office:value-type="float" office:value="3.15">
            <text:p>3.15</text:p>
          </table:table-cell>
          <table:table-cell office:value-type="float" office:value="3.5">
            <text:p>3.5</text:p>
          </table:table-cell>
          <table:table-cell office:value-type="float" office:value="2.8">
            <text:p>2.8</text:p>
          </table:table-cell>
          <table:table-cell office:value-type="float" office:value="3.5">
            <text:p>3.5</text:p>
          </table:table-cell>
          <table:table-cell office:value-type="float" office:value="1.75">
            <text:p>1.75</text:p>
          </table:table-cell>
          <table:table-cell/>
          <table:table-cell table:formula="of:=MEDIAN(INDIRECT(ADDRESS(ROW();2)):INDIRECT(ADDRESS(ROW();COLUMN()-2)))" office:value-type="float" office:value="3.5">
            <text:p>3.5</text:p>
          </table:table-cell>
          <table:table-cell table:formula="of:=MIN(INDIRECT(ADDRESS(ROW();2)):INDIRECT(ADDRESS(ROW();COLUMN()-3)))" office:value-type="float" office:value="1.75">
            <text:p>1.75</text:p>
          </table:table-cell>
          <table:table-cell table:formula="of:=MAX(INDIRECT(ADDRESS(ROW();2)):INDIRECT(ADDRESS(ROW();COLUMN()-4)))" office:value-type="float" office:value="7">
            <text:p>7</text:p>
          </table:table-cell>
          <table:table-cell table:formula="of:=AVERAGE(INDIRECT(ADDRESS(ROW();2)):INDIRECT(ADDRESS(ROW();COLUMN()-5)))" office:value-type="float" office:value="3.79642857142857">
            <text:p>3.7964285714</text:p>
          </table:table-cell>
          <table:table-cell table:formula="of:=STDEV(INDIRECT(ADDRESS(ROW();2)):INDIRECT(ADDRESS(ROW();COLUMN()-6)))" office:value-type="float" office:value="1.18540228253052">
            <text:p>1.185402282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.6625">
            <text:p>1.6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.95">
            <text:p>5.9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08">
            <text:p>0.08</text:p>
          </table:table-cell>
          <table:table-cell office:value-type="float" office:value="0.6">
            <text:p>0.6</text:p>
          </table:table-cell>
          <table:table-cell office:value-type="float" office:value="0.095">
            <text:p>0.095</text:p>
          </table:table-cell>
          <table:table-cell office:value-type="float" office:value="0.1">
            <text:p>0.1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0.1">
            <text:p>0.1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/>
          <table:table-cell table:formula="of:=MEDIAN(INDIRECT(ADDRESS(ROW();2)):INDIRECT(ADDRESS(ROW();COLUMN()-2)))" office:value-type="float" office:value="0.1">
            <text:p>0.1</text:p>
          </table:table-cell>
          <table:table-cell table:formula="of:=MIN(INDIRECT(ADDRESS(ROW();2)):INDIRECT(ADDRESS(ROW();COLUMN()-3)))" office:value-type="float" office:value="0.08">
            <text:p>0.08</text:p>
          </table:table-cell>
          <table:table-cell table:formula="of:=MAX(INDIRECT(ADDRESS(ROW();2)):INDIRECT(ADDRESS(ROW();COLUMN()-4)))" office:value-type="float" office:value="0.6">
            <text:p>0.6</text:p>
          </table:table-cell>
          <table:table-cell table:formula="of:=AVERAGE(INDIRECT(ADDRESS(ROW();2)):INDIRECT(ADDRESS(ROW();COLUMN()-5)))" office:value-type="float" office:value="0.151428571428571">
            <text:p>0.1514285714</text:p>
          </table:table-cell>
          <table:table-cell table:formula="of:=STDEV(INDIRECT(ADDRESS(ROW();2)):INDIRECT(ADDRESS(ROW();COLUMN()-6)))" office:value-type="float" office:value="0.139950933316873">
            <text:p>0.13995093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0475">
            <text:p>0.0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0.17">
            <text:p>0.17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54.444">
            <text:p>54.444</text:p>
          </table:table-cell>
          <table:table-cell office:value-type="float" office:value="35">
            <text:p>35</text:p>
          </table:table-cell>
          <table:table-cell office:value-type="float" office:value="56.25">
            <text:p>56.25</text:p>
          </table:table-cell>
          <table:table-cell office:value-type="float" office:value="11.667">
            <text:p>11.667</text:p>
          </table:table-cell>
          <table:table-cell office:value-type="float" office:value="44.211">
            <text:p>44.211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38.5">
            <text:p>38.5</text:p>
          </table:table-cell>
          <table:table-cell office:value-type="float" office:value="35">
            <text:p>35</text:p>
          </table:table-cell>
          <table:table-cell office:value-type="float" office:value="28.636">
            <text:p>28.636</text:p>
          </table:table-cell>
          <table:table-cell office:value-type="float" office:value="35">
            <text:p>35</text:p>
          </table:table-cell>
          <table:table-cell office:value-type="float" office:value="23.333">
            <text:p>23.333</text:p>
          </table:table-cell>
          <table:table-cell office:value-type="float" office:value="35">
            <text:p>35</text:p>
          </table:table-cell>
          <table:table-cell office:value-type="float" office:value="5.833">
            <text:p>5.833</text:p>
          </table:table-cell>
          <table:table-cell/>
          <table:table-cell table:formula="of:=MEDIAN(INDIRECT(ADDRESS(ROW();2)):INDIRECT(ADDRESS(ROW();COLUMN()-2)))" office:value-type="float" office:value="35">
            <text:p>35</text:p>
          </table:table-cell>
          <table:table-cell table:formula="of:=MIN(INDIRECT(ADDRESS(ROW();2)):INDIRECT(ADDRESS(ROW();COLUMN()-3)))" office:value-type="float" office:value="5.833">
            <text:p>5.833</text:p>
          </table:table-cell>
          <table:table-cell table:formula="of:=MAX(INDIRECT(ADDRESS(ROW();2)):INDIRECT(ADDRESS(ROW();COLUMN()-4)))" office:value-type="float" office:value="56.25">
            <text:p>56.25</text:p>
          </table:table-cell>
          <table:table-cell table:formula="of:=AVERAGE(INDIRECT(ADDRESS(ROW();2)):INDIRECT(ADDRESS(ROW();COLUMN()-5)))" office:value-type="float" office:value="33.2767142857143">
            <text:p>33.2767142857</text:p>
          </table:table-cell>
          <table:table-cell table:formula="of:=STDEV(INDIRECT(ADDRESS(ROW();2)):INDIRECT(ADDRESS(ROW();COLUMN()-6)))" office:value-type="float" office:value="13.8838875315601">
            <text:p>13.88388753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239000000000004">
            <text:p>-0.239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6.023">
            <text:p>66.023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54.444">
            <text:p>54.444</text:p>
          </table:table-cell>
          <table:table-cell office:value-type="float" office:value="35">
            <text:p>35</text:p>
          </table:table-cell>
          <table:table-cell office:value-type="float" office:value="56.25">
            <text:p>56.25</text:p>
          </table:table-cell>
          <table:table-cell office:value-type="float" office:value="11.667">
            <text:p>11.667</text:p>
          </table:table-cell>
          <table:table-cell office:value-type="float" office:value="44.211">
            <text:p>44.211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38.5">
            <text:p>38.5</text:p>
          </table:table-cell>
          <table:table-cell office:value-type="float" office:value="35">
            <text:p>35</text:p>
          </table:table-cell>
          <table:table-cell office:value-type="float" office:value="28.636">
            <text:p>28.636</text:p>
          </table:table-cell>
          <table:table-cell office:value-type="float" office:value="35">
            <text:p>35</text:p>
          </table:table-cell>
          <table:table-cell office:value-type="float" office:value="93.333">
            <text:p>93.333</text:p>
          </table:table-cell>
          <table:table-cell office:value-type="float" office:value="35">
            <text:p>35</text:p>
          </table:table-cell>
          <table:table-cell office:value-type="float" office:value="58.333">
            <text:p>58.333</text:p>
          </table:table-cell>
          <table:table-cell/>
          <table:table-cell table:formula="of:=MEDIAN(INDIRECT(ADDRESS(ROW();2)):INDIRECT(ADDRESS(ROW();COLUMN()-2)))" office:value-type="float" office:value="36.75">
            <text:p>36.75</text:p>
          </table:table-cell>
          <table:table-cell table:formula="of:=MIN(INDIRECT(ADDRESS(ROW();2)):INDIRECT(ADDRESS(ROW();COLUMN()-3)))" office:value-type="float" office:value="11.667">
            <text:p>11.667</text:p>
          </table:table-cell>
          <table:table-cell table:formula="of:=MAX(INDIRECT(ADDRESS(ROW();2)):INDIRECT(ADDRESS(ROW();COLUMN()-4)))" office:value-type="float" office:value="93.333">
            <text:p>93.333</text:p>
          </table:table-cell>
          <table:table-cell table:formula="of:=AVERAGE(INDIRECT(ADDRESS(ROW();2)):INDIRECT(ADDRESS(ROW();COLUMN()-5)))" office:value-type="float" office:value="44.0267142857143">
            <text:p>44.0267142857</text:p>
          </table:table-cell>
          <table:table-cell table:formula="of:=STDEV(INDIRECT(ADDRESS(ROW();2)):INDIRECT(ADDRESS(ROW();COLUMN()-6)))" office:value-type="float" office:value="19.133296247555">
            <text:p>19.133296247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6.833">
            <text:p>-26.83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7.444">
            <text:p>117.444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136.111">
            <text:p>136.111</text:p>
          </table:table-cell>
          <table:table-cell office:value-type="float" office:value="70">
            <text:p>70</text:p>
          </table:table-cell>
          <table:table-cell office:value-type="float" office:value="126.563">
            <text:p>126.563</text:p>
          </table:table-cell>
          <table:table-cell office:value-type="float" office:value="35">
            <text:p>35</text:p>
          </table:table-cell>
          <table:table-cell office:value-type="float" office:value="99.474">
            <text:p>99.474</text:p>
          </table:table-cell>
          <table:table-cell office:value-type="float" office:value="70">
            <text:p>70</text:p>
          </table:table-cell>
          <table:table-cell office:value-type="float" office:value="112">
            <text:p>112</text:p>
          </table:table-cell>
          <table:table-cell office:value-type="float" office:value="77">
            <text:p>77</text:p>
          </table:table-cell>
          <table:table-cell office:value-type="float" office:value="70">
            <text:p>70</text:p>
          </table:table-cell>
          <table:table-cell office:value-type="float" office:value="51.545">
            <text:p>51.545</text:p>
          </table:table-cell>
          <table:table-cell office:value-type="float" office:value="70">
            <text:p>70</text:p>
          </table:table-cell>
          <table:table-cell office:value-type="float" office:value="186.667">
            <text:p>186.667</text:p>
          </table:table-cell>
          <table:table-cell office:value-type="float" office:value="105">
            <text:p>105</text:p>
          </table:table-cell>
          <table:table-cell office:value-type="float" office:value="145.833">
            <text:p>145.833</text:p>
          </table:table-cell>
          <table:table-cell/>
          <table:table-cell table:formula="of:=MEDIAN(INDIRECT(ADDRESS(ROW();2)):INDIRECT(ADDRESS(ROW();COLUMN()-2)))" office:value-type="float" office:value="88.237">
            <text:p>88.237</text:p>
          </table:table-cell>
          <table:table-cell table:formula="of:=MIN(INDIRECT(ADDRESS(ROW();2)):INDIRECT(ADDRESS(ROW();COLUMN()-3)))" office:value-type="float" office:value="35">
            <text:p>35</text:p>
          </table:table-cell>
          <table:table-cell table:formula="of:=MAX(INDIRECT(ADDRESS(ROW();2)):INDIRECT(ADDRESS(ROW();COLUMN()-4)))" office:value-type="float" office:value="186.667">
            <text:p>186.667</text:p>
          </table:table-cell>
          <table:table-cell table:formula="of:=AVERAGE(INDIRECT(ADDRESS(ROW();2)):INDIRECT(ADDRESS(ROW();COLUMN()-5)))" office:value-type="float" office:value="96.7995">
            <text:p>96.7995</text:p>
          </table:table-cell>
          <table:table-cell table:formula="of:=STDEV(INDIRECT(ADDRESS(ROW();2)):INDIRECT(ADDRESS(ROW();COLUMN()-6)))" office:value-type="float" office:value="41.4628554487211">
            <text:p>41.462855448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88.76675">
            <text:p>-88.766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81.689">
            <text:p>281.689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54.444">
            <text:p>54.444</text:p>
          </table:table-cell>
          <table:table-cell office:value-type="float" office:value="35">
            <text:p>35</text:p>
          </table:table-cell>
          <table:table-cell office:value-type="float" office:value="56.25">
            <text:p>56.25</text:p>
          </table:table-cell>
          <table:table-cell office:value-type="float" office:value="11.667">
            <text:p>11.667</text:p>
          </table:table-cell>
          <table:table-cell office:value-type="float" office:value="44.211">
            <text:p>44.211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38.5">
            <text:p>38.5</text:p>
          </table:table-cell>
          <table:table-cell office:value-type="float" office:value="35">
            <text:p>35</text:p>
          </table:table-cell>
          <table:table-cell office:value-type="float" office:value="28.636">
            <text:p>28.636</text:p>
          </table:table-cell>
          <table:table-cell office:value-type="float" office:value="35">
            <text:p>35</text:p>
          </table:table-cell>
          <table:table-cell office:value-type="float" office:value="93.333">
            <text:p>93.333</text:p>
          </table:table-cell>
          <table:table-cell office:value-type="float" office:value="35">
            <text:p>35</text:p>
          </table:table-cell>
          <table:table-cell office:value-type="float" office:value="583.333">
            <text:p>583.333</text:p>
          </table:table-cell>
          <table:table-cell/>
          <table:table-cell table:formula="of:=MEDIAN(INDIRECT(ADDRESS(ROW();2)):INDIRECT(ADDRESS(ROW();COLUMN()-2)))" office:value-type="float" office:value="36.75">
            <text:p>36.75</text:p>
          </table:table-cell>
          <table:table-cell table:formula="of:=MIN(INDIRECT(ADDRESS(ROW();2)):INDIRECT(ADDRESS(ROW();COLUMN()-3)))" office:value-type="float" office:value="11.667">
            <text:p>11.667</text:p>
          </table:table-cell>
          <table:table-cell table:formula="of:=MAX(INDIRECT(ADDRESS(ROW();2)):INDIRECT(ADDRESS(ROW();COLUMN()-4)))" office:value-type="float" office:value="583.333">
            <text:p>583.333</text:p>
          </table:table-cell>
          <table:table-cell table:formula="of:=AVERAGE(INDIRECT(ADDRESS(ROW();2)):INDIRECT(ADDRESS(ROW();COLUMN()-5)))" office:value-type="float" office:value="81.5267142857143">
            <text:p>81.5267142857</text:p>
          </table:table-cell>
          <table:table-cell table:formula="of:=STDEV(INDIRECT(ADDRESS(ROW();2)):INDIRECT(ADDRESS(ROW();COLUMN()-6)))" office:value-type="float" office:value="145.633412092158">
            <text:p>145.633412092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6.833">
            <text:p>-26.83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7.444">
            <text:p>117.444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2.25">
            <text:p>2.25</text:p>
          </table:table-cell>
          <table:table-cell office:value-type="float" office:value="3">
            <text:p>3</text:p>
          </table:table-cell>
          <table:table-cell office:value-type="float" office:value="2.25">
            <text:p>2.2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3">
            <text:p>3</text:p>
          </table:table-cell>
          <table:table-cell table:formula="of:=AVERAGE(INDIRECT(ADDRESS(ROW();2)):INDIRECT(ADDRESS(ROW();COLUMN()-5)))" office:value-type="float" office:value="2.23571428571429">
            <text:p>2.2357142857</text:p>
          </table:table-cell>
          <table:table-cell table:formula="of:=STDEV(INDIRECT(ADDRESS(ROW();2)):INDIRECT(ADDRESS(ROW();COLUMN()-6)))" office:value-type="float" office:value="0.381005032991475">
            <text:p>0.3810050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6875">
            <text:p>0.6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75">
            <text:p>3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6">
            <text:p>6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6.21428571428571">
            <text:p>6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">
            <text:p>9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Fast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6.86">
            <text:p>6.86</text:p>
          </table:table-cell>
          <table:table-cell office:value-type="float" office:value="3.5">
            <text:p>3.5</text:p>
          </table:table-cell>
          <table:table-cell office:value-type="float" office:value="5.5">
            <text:p>5.5</text:p>
          </table:table-cell>
          <table:table-cell office:value-type="float" office:value="14">
            <text:p>14</text:p>
          </table:table-cell>
          <table:table-cell office:value-type="float" office:value="5.04">
            <text:p>5.04</text:p>
          </table:table-cell>
          <table:table-cell table:number-columns-repeated="2" office:value-type="float" office:value="3.5">
            <text:p>3.5</text:p>
          </table:table-cell>
          <table:table-cell office:value-type="float" office:value="4.235">
            <text:p>4.235</text:p>
          </table:table-cell>
          <table:table-cell office:value-type="float" office:value="3.5">
            <text:p>3.5</text:p>
          </table:table-cell>
          <table:table-cell office:value-type="float" office:value="3.15">
            <text:p>3.15</text:p>
          </table:table-cell>
          <table:table-cell office:value-type="float" office:value="3.5">
            <text:p>3.5</text:p>
          </table:table-cell>
          <table:table-cell office:value-type="float" office:value="2.24">
            <text:p>2.24</text:p>
          </table:table-cell>
          <table:table-cell office:value-type="float" office:value="3.5">
            <text:p>3.5</text:p>
          </table:table-cell>
          <table:table-cell office:value-type="float" office:value="0.875">
            <text:p>0.875</text:p>
          </table:table-cell>
          <table:table-cell/>
          <table:table-cell table:formula="of:=MEDIAN(INDIRECT(ADDRESS(ROW();2)):INDIRECT(ADDRESS(ROW();COLUMN()-2)))" office:value-type="float" office:value="3.5">
            <text:p>3.5</text:p>
          </table:table-cell>
          <table:table-cell table:formula="of:=MIN(INDIRECT(ADDRESS(ROW();2)):INDIRECT(ADDRESS(ROW();COLUMN()-3)))" office:value-type="float" office:value="0.875">
            <text:p>0.875</text:p>
          </table:table-cell>
          <table:table-cell table:formula="of:=MAX(INDIRECT(ADDRESS(ROW();2)):INDIRECT(ADDRESS(ROW();COLUMN()-4)))" office:value-type="float" office:value="14">
            <text:p>14</text:p>
          </table:table-cell>
          <table:table-cell table:formula="of:=AVERAGE(INDIRECT(ADDRESS(ROW();2)):INDIRECT(ADDRESS(ROW();COLUMN()-5)))" office:value-type="float" office:value="4.49285714285714">
            <text:p>4.4928571429</text:p>
          </table:table-cell>
          <table:table-cell table:formula="of:=STDEV(INDIRECT(ADDRESS(ROW();2)):INDIRECT(ADDRESS(ROW();COLUMN()-6)))" office:value-type="float" office:value="3.07910371217497">
            <text:p>3.079103712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51625">
            <text:p>-0.51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.855">
            <text:p>8.85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081">
            <text:p>0.081</text:p>
          </table:table-cell>
          <table:table-cell office:value-type="float" office:value="0.1">
            <text:p>0.1</text:p>
          </table:table-cell>
          <table:table-cell office:value-type="float" office:value="0.064">
            <text:p>0.064</text:p>
          </table:table-cell>
          <table:table-cell office:value-type="float" office:value="1.1">
            <text:p>1.1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156">
            <text:p>0.156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0.1">
            <text:p>0.1</text:p>
          </table:table-cell>
          <table:table-cell office:value-type="float" office:value="0.144">
            <text:p>0.144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/>
          <table:table-cell table:formula="of:=MEDIAN(INDIRECT(ADDRESS(ROW();2)):INDIRECT(ADDRESS(ROW();COLUMN()-2)))" office:value-type="float" office:value="0.1">
            <text:p>0.1</text:p>
          </table:table-cell>
          <table:table-cell table:formula="of:=MIN(INDIRECT(ADDRESS(ROW();2)):INDIRECT(ADDRESS(ROW();COLUMN()-3)))" office:value-type="float" office:value="0.064">
            <text:p>0.064</text:p>
          </table:table-cell>
          <table:table-cell table:formula="of:=MAX(INDIRECT(ADDRESS(ROW();2)):INDIRECT(ADDRESS(ROW();COLUMN()-4)))" office:value-type="float" office:value="1.1">
            <text:p>1.1</text:p>
          </table:table-cell>
          <table:table-cell table:formula="of:=AVERAGE(INDIRECT(ADDRESS(ROW();2)):INDIRECT(ADDRESS(ROW();COLUMN()-5)))" office:value-type="float" office:value="0.231785714285714">
            <text:p>0.2317857143</text:p>
          </table:table-cell>
          <table:table-cell table:formula="of:=STDEV(INDIRECT(ADDRESS(ROW();2)):INDIRECT(ADDRESS(ROW();COLUMN()-6)))" office:value-type="float" office:value="0.328608295829415">
            <text:p>0.328608295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00650000000000001">
            <text:p>-0.00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0.242">
            <text:p>0.242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84.691">
            <text:p>84.691</text:p>
          </table:table-cell>
          <table:table-cell office:value-type="float" office:value="35">
            <text:p>35</text:p>
          </table:table-cell>
          <table:table-cell office:value-type="float" office:value="85.937">
            <text:p>85.937</text:p>
          </table:table-cell>
          <table:table-cell office:value-type="float" office:value="12.727">
            <text:p>12.727</text:p>
          </table:table-cell>
          <table:table-cell office:value-type="float" office:value="55.845">
            <text:p>55.845</text:p>
          </table:table-cell>
          <table:table-cell office:value-type="float" office:value="35">
            <text:p>35</text:p>
          </table:table-cell>
          <table:table-cell office:value-type="float" office:value="22.4">
            <text:p>22.4</text:p>
          </table:table-cell>
          <table:table-cell office:value-type="float" office:value="42.35">
            <text:p>42.35</text:p>
          </table:table-cell>
          <table:table-cell office:value-type="float" office:value="35">
            <text:p>35</text:p>
          </table:table-cell>
          <table:table-cell office:value-type="float" office:value="28.636">
            <text:p>28.636</text:p>
          </table:table-cell>
          <table:table-cell office:value-type="float" office:value="35">
            <text:p>35</text:p>
          </table:table-cell>
          <table:table-cell office:value-type="float" office:value="15.556">
            <text:p>15.556</text:p>
          </table:table-cell>
          <table:table-cell office:value-type="float" office:value="35">
            <text:p>35</text:p>
          </table:table-cell>
          <table:table-cell office:value-type="float" office:value="0.972">
            <text:p>0.972</text:p>
          </table:table-cell>
          <table:table-cell/>
          <table:table-cell table:formula="of:=MEDIAN(INDIRECT(ADDRESS(ROW();2)):INDIRECT(ADDRESS(ROW();COLUMN()-2)))" office:value-type="float" office:value="35">
            <text:p>35</text:p>
          </table:table-cell>
          <table:table-cell table:formula="of:=MIN(INDIRECT(ADDRESS(ROW();2)):INDIRECT(ADDRESS(ROW();COLUMN()-3)))" office:value-type="float" office:value="0.972">
            <text:p>0.972</text:p>
          </table:table-cell>
          <table:table-cell table:formula="of:=MAX(INDIRECT(ADDRESS(ROW();2)):INDIRECT(ADDRESS(ROW();COLUMN()-4)))" office:value-type="float" office:value="85.937">
            <text:p>85.937</text:p>
          </table:table-cell>
          <table:table-cell table:formula="of:=AVERAGE(INDIRECT(ADDRESS(ROW();2)):INDIRECT(ADDRESS(ROW();COLUMN()-5)))" office:value-type="float" office:value="37.4367142857143">
            <text:p>37.4367142857</text:p>
          </table:table-cell>
          <table:table-cell table:formula="of:=STDEV(INDIRECT(ADDRESS(ROW();2)):INDIRECT(ADDRESS(ROW();COLUMN()-6)))" office:value-type="float" office:value="24.3381701620143">
            <text:p>24.33817016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5.7015">
            <text:p>-25.701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0.173">
            <text:p>90.173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84.691">
            <text:p>84.691</text:p>
          </table:table-cell>
          <table:table-cell office:value-type="float" office:value="35">
            <text:p>35</text:p>
          </table:table-cell>
          <table:table-cell office:value-type="float" office:value="85.937">
            <text:p>85.937</text:p>
          </table:table-cell>
          <table:table-cell office:value-type="float" office:value="12.727">
            <text:p>12.727</text:p>
          </table:table-cell>
          <table:table-cell office:value-type="float" office:value="55.845">
            <text:p>55.845</text:p>
          </table:table-cell>
          <table:table-cell office:value-type="float" office:value="35">
            <text:p>35</text:p>
          </table:table-cell>
          <table:table-cell office:value-type="float" office:value="44.8">
            <text:p>44.8</text:p>
          </table:table-cell>
          <table:table-cell office:value-type="float" office:value="42.35">
            <text:p>42.35</text:p>
          </table:table-cell>
          <table:table-cell office:value-type="float" office:value="35">
            <text:p>35</text:p>
          </table:table-cell>
          <table:table-cell office:value-type="float" office:value="28.636">
            <text:p>28.636</text:p>
          </table:table-cell>
          <table:table-cell office:value-type="float" office:value="35">
            <text:p>35</text:p>
          </table:table-cell>
          <table:table-cell office:value-type="float" office:value="62.222">
            <text:p>62.222</text:p>
          </table:table-cell>
          <table:table-cell office:value-type="float" office:value="35">
            <text:p>35</text:p>
          </table:table-cell>
          <table:table-cell office:value-type="float" office:value="9.722">
            <text:p>9.722</text:p>
          </table:table-cell>
          <table:table-cell/>
          <table:table-cell table:formula="of:=MEDIAN(INDIRECT(ADDRESS(ROW();2)):INDIRECT(ADDRESS(ROW();COLUMN()-2)))" office:value-type="float" office:value="35">
            <text:p>35</text:p>
          </table:table-cell>
          <table:table-cell table:formula="of:=MIN(INDIRECT(ADDRESS(ROW();2)):INDIRECT(ADDRESS(ROW();COLUMN()-3)))" office:value-type="float" office:value="9.722">
            <text:p>9.722</text:p>
          </table:table-cell>
          <table:table-cell table:formula="of:=MAX(INDIRECT(ADDRESS(ROW();2)):INDIRECT(ADDRESS(ROW();COLUMN()-4)))" office:value-type="float" office:value="85.937">
            <text:p>85.937</text:p>
          </table:table-cell>
          <table:table-cell table:formula="of:=AVERAGE(INDIRECT(ADDRESS(ROW();2)):INDIRECT(ADDRESS(ROW();COLUMN()-5)))" office:value-type="float" office:value="42.995">
            <text:p>42.995</text:p>
          </table:table-cell>
          <table:table-cell table:formula="of:=STDEV(INDIRECT(ADDRESS(ROW();2)):INDIRECT(ADDRESS(ROW();COLUMN()-6)))" office:value-type="float" office:value="22.6513222877742">
            <text:p>22.651322287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9.25125">
            <text:p>-19.25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7.335">
            <text:p>107.33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254.074">
            <text:p>254.074</text:p>
          </table:table-cell>
          <table:table-cell office:value-type="float" office:value="70">
            <text:p>70</text:p>
          </table:table-cell>
          <table:table-cell office:value-type="float" office:value="214.844">
            <text:p>214.844</text:p>
          </table:table-cell>
          <table:table-cell office:value-type="float" office:value="50.909">
            <text:p>50.909</text:p>
          </table:table-cell>
          <table:table-cell office:value-type="float" office:value="139.612">
            <text:p>139.612</text:p>
          </table:table-cell>
          <table:table-cell office:value-type="float" office:value="70">
            <text:p>70</text:p>
          </table:table-cell>
          <table:table-cell office:value-type="float" office:value="89.6">
            <text:p>89.6</text:p>
          </table:table-cell>
          <table:table-cell office:value-type="float" office:value="84.7">
            <text:p>84.7</text:p>
          </table:table-cell>
          <table:table-cell office:value-type="float" office:value="70">
            <text:p>70</text:p>
          </table:table-cell>
          <table:table-cell office:value-type="float" office:value="51.545">
            <text:p>51.545</text:p>
          </table:table-cell>
          <table:table-cell office:value-type="float" office:value="70">
            <text:p>70</text:p>
          </table:table-cell>
          <table:table-cell office:value-type="float" office:value="124.444">
            <text:p>124.444</text:p>
          </table:table-cell>
          <table:table-cell office:value-type="float" office:value="140">
            <text:p>140</text:p>
          </table:table-cell>
          <table:table-cell office:value-type="float" office:value="29.167">
            <text:p>29.167</text:p>
          </table:table-cell>
          <table:table-cell/>
          <table:table-cell table:formula="of:=MEDIAN(INDIRECT(ADDRESS(ROW();2)):INDIRECT(ADDRESS(ROW();COLUMN()-2)))" office:value-type="float" office:value="77.35">
            <text:p>77.35</text:p>
          </table:table-cell>
          <table:table-cell table:formula="of:=MIN(INDIRECT(ADDRESS(ROW();2)):INDIRECT(ADDRESS(ROW();COLUMN()-3)))" office:value-type="float" office:value="29.167">
            <text:p>29.167</text:p>
          </table:table-cell>
          <table:table-cell table:formula="of:=MAX(INDIRECT(ADDRESS(ROW();2)):INDIRECT(ADDRESS(ROW();COLUMN()-4)))" office:value-type="float" office:value="254.074">
            <text:p>254.074</text:p>
          </table:table-cell>
          <table:table-cell table:formula="of:=AVERAGE(INDIRECT(ADDRESS(ROW();2)):INDIRECT(ADDRESS(ROW();COLUMN()-5)))" office:value-type="float" office:value="104.206785714286">
            <text:p>104.2067857143</text:p>
          </table:table-cell>
          <table:table-cell table:formula="of:=STDEV(INDIRECT(ADDRESS(ROW();2)):INDIRECT(ADDRESS(ROW();COLUMN()-6)))" office:value-type="float" office:value="64.5482407806257">
            <text:p>64.548240780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27.46">
            <text:p>-127.4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33.28">
            <text:p>333.28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84.691">
            <text:p>84.691</text:p>
          </table:table-cell>
          <table:table-cell office:value-type="float" office:value="35">
            <text:p>35</text:p>
          </table:table-cell>
          <table:table-cell office:value-type="float" office:value="85.937">
            <text:p>85.937</text:p>
          </table:table-cell>
          <table:table-cell office:value-type="float" office:value="12.727">
            <text:p>12.727</text:p>
          </table:table-cell>
          <table:table-cell office:value-type="float" office:value="55.845">
            <text:p>55.845</text:p>
          </table:table-cell>
          <table:table-cell office:value-type="float" office:value="35">
            <text:p>35</text:p>
          </table:table-cell>
          <table:table-cell office:value-type="float" office:value="44.8">
            <text:p>44.8</text:p>
          </table:table-cell>
          <table:table-cell office:value-type="float" office:value="42.35">
            <text:p>42.35</text:p>
          </table:table-cell>
          <table:table-cell office:value-type="float" office:value="35">
            <text:p>35</text:p>
          </table:table-cell>
          <table:table-cell office:value-type="float" office:value="28.636">
            <text:p>28.636</text:p>
          </table:table-cell>
          <table:table-cell office:value-type="float" office:value="35">
            <text:p>35</text:p>
          </table:table-cell>
          <table:table-cell office:value-type="float" office:value="62.222">
            <text:p>62.222</text:p>
          </table:table-cell>
          <table:table-cell office:value-type="float" office:value="35">
            <text:p>35</text:p>
          </table:table-cell>
          <table:table-cell office:value-type="float" office:value="97.222">
            <text:p>97.222</text:p>
          </table:table-cell>
          <table:table-cell/>
          <table:table-cell table:formula="of:=MEDIAN(INDIRECT(ADDRESS(ROW();2)):INDIRECT(ADDRESS(ROW();COLUMN()-2)))" office:value-type="float" office:value="38.675">
            <text:p>38.675</text:p>
          </table:table-cell>
          <table:table-cell table:formula="of:=MIN(INDIRECT(ADDRESS(ROW();2)):INDIRECT(ADDRESS(ROW();COLUMN()-3)))" office:value-type="float" office:value="12.727">
            <text:p>12.727</text:p>
          </table:table-cell>
          <table:table-cell table:formula="of:=MAX(INDIRECT(ADDRESS(ROW();2)):INDIRECT(ADDRESS(ROW();COLUMN()-4)))" office:value-type="float" office:value="97.222">
            <text:p>97.222</text:p>
          </table:table-cell>
          <table:table-cell table:formula="of:=AVERAGE(INDIRECT(ADDRESS(ROW();2)):INDIRECT(ADDRESS(ROW();COLUMN()-5)))" office:value-type="float" office:value="49.245">
            <text:p>49.245</text:p>
          </table:table-cell>
          <table:table-cell table:formula="of:=STDEV(INDIRECT(ADDRESS(ROW();2)):INDIRECT(ADDRESS(ROW();COLUMN()-6)))" office:value-type="float" office:value="24.7396772847555">
            <text:p>24.739677284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1.88325">
            <text:p>-41.883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7.511">
            <text:p>137.511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4">
            <text:p>4</text:p>
          </table:table-cell>
          <table:table-cell table:formula="of:=AVERAGE(INDIRECT(ADDRESS(ROW();2)):INDIRECT(ADDRESS(ROW();COLUMN()-5)))" office:value-type="float" office:value="2.48571428571429">
            <text:p>2.4857142857</text:p>
          </table:table-cell>
          <table:table-cell table:formula="of:=STDEV(INDIRECT(ADDRESS(ROW();2)):INDIRECT(ADDRESS(ROW();COLUMN()-6)))" office:value-type="float" office:value="0.746125523423034">
            <text:p>0.746125523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625">
            <text:p>-0.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.5">
            <text:p>5.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9">
            <text:p>9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8.35714285714286">
            <text:p>8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">
            <text:p>15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Fast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9.604">
            <text:p>9.604</text:p>
          </table:table-cell>
          <table:table-cell office:value-type="float" office:value="3.5">
            <text:p>3.5</text:p>
          </table:table-cell>
          <table:table-cell office:value-type="float" office:value="6.5">
            <text:p>6.5</text:p>
          </table:table-cell>
          <table:table-cell office:value-type="float" office:value="28">
            <text:p>28</text:p>
          </table:table-cell>
          <table:table-cell office:value-type="float" office:value="6.048">
            <text:p>6.048</text:p>
          </table:table-cell>
          <table:table-cell table:number-columns-repeated="2" office:value-type="float" office:value="3.5">
            <text:p>3.5</text:p>
          </table:table-cell>
          <table:table-cell office:value-type="float" office:value="4.659">
            <text:p>4.659</text:p>
          </table:table-cell>
          <table:table-cell office:value-type="float" office:value="3.5">
            <text:p>3.5</text:p>
          </table:table-cell>
          <table:table-cell office:value-type="float" office:value="3.15">
            <text:p>3.15</text:p>
          </table:table-cell>
          <table:table-cell office:value-type="float" office:value="3.5">
            <text:p>3.5</text:p>
          </table:table-cell>
          <table:table-cell office:value-type="float" office:value="1.792">
            <text:p>1.792</text:p>
          </table:table-cell>
          <table:table-cell office:value-type="float" office:value="3.5">
            <text:p>3.5</text:p>
          </table:table-cell>
          <table:table-cell office:value-type="float" office:value="0.438">
            <text:p>0.438</text:p>
          </table:table-cell>
          <table:table-cell/>
          <table:table-cell table:formula="of:=MEDIAN(INDIRECT(ADDRESS(ROW();2)):INDIRECT(ADDRESS(ROW();COLUMN()-2)))" office:value-type="float" office:value="3.5">
            <text:p>3.5</text:p>
          </table:table-cell>
          <table:table-cell table:formula="of:=MIN(INDIRECT(ADDRESS(ROW();2)):INDIRECT(ADDRESS(ROW();COLUMN()-3)))" office:value-type="float" office:value="0.438">
            <text:p>0.438</text:p>
          </table:table-cell>
          <table:table-cell table:formula="of:=MAX(INDIRECT(ADDRESS(ROW();2)):INDIRECT(ADDRESS(ROW();COLUMN()-4)))" office:value-type="float" office:value="28">
            <text:p>28</text:p>
          </table:table-cell>
          <table:table-cell table:formula="of:=AVERAGE(INDIRECT(ADDRESS(ROW();2)):INDIRECT(ADDRESS(ROW();COLUMN()-5)))" office:value-type="float" office:value="5.79935714285714">
            <text:p>5.7993571429</text:p>
          </table:table-cell>
          <table:table-cell table:formula="of:=STDEV(INDIRECT(ADDRESS(ROW();2)):INDIRECT(ADDRESS(ROW();COLUMN()-6)))" office:value-type="float" office:value="6.75244345070324">
            <text:p>6.752443450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.10225">
            <text:p>-3.102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2.303">
            <text:p>12.303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073">
            <text:p>0.073</text:p>
          </table:table-cell>
          <table:table-cell office:value-type="float" office:value="0.1">
            <text:p>0.1</text:p>
          </table:table-cell>
          <table:table-cell office:value-type="float" office:value="0.051">
            <text:p>0.051</text:p>
          </table:table-cell>
          <table:table-cell office:value-type="float" office:value="1.6">
            <text:p>1.6</text:p>
          </table:table-cell>
          <table:table-cell office:value-type="float" office:value="0.086">
            <text:p>0.086</text:p>
          </table:table-cell>
          <table:table-cell office:value-type="float" office:value="0.1">
            <text:p>0.1</text:p>
          </table:table-cell>
          <table:table-cell office:value-type="float" office:value="0.195">
            <text:p>0.19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0.1">
            <text:p>0.1</text:p>
          </table:table-cell>
          <table:table-cell office:value-type="float" office:value="0.173">
            <text:p>0.173</text:p>
          </table:table-cell>
          <table:table-cell office:value-type="float" office:value="0.1">
            <text:p>0.1</text:p>
          </table:table-cell>
          <table:table-cell office:value-type="float" office:value="2.7">
            <text:p>2.7</text:p>
          </table:table-cell>
          <table:table-cell/>
          <table:table-cell table:formula="of:=MEDIAN(INDIRECT(ADDRESS(ROW();2)):INDIRECT(ADDRESS(ROW();COLUMN()-2)))" office:value-type="float" office:value="0.1">
            <text:p>0.1</text:p>
          </table:table-cell>
          <table:table-cell table:formula="of:=MIN(INDIRECT(ADDRESS(ROW();2)):INDIRECT(ADDRESS(ROW();COLUMN()-3)))" office:value-type="float" office:value="0.051">
            <text:p>0.051</text:p>
          </table:table-cell>
          <table:table-cell table:formula="of:=MAX(INDIRECT(ADDRESS(ROW();2)):INDIRECT(ADDRESS(ROW();COLUMN()-4)))" office:value-type="float" office:value="2.7">
            <text:p>2.7</text:p>
          </table:table-cell>
          <table:table-cell table:formula="of:=AVERAGE(INDIRECT(ADDRESS(ROW();2)):INDIRECT(ADDRESS(ROW();COLUMN()-5)))" office:value-type="float" office:value="0.399142857142857">
            <text:p>0.3991428571</text:p>
          </table:table-cell>
          <table:table-cell table:formula="of:=STDEV(INDIRECT(ADDRESS(ROW();2)):INDIRECT(ADDRESS(ROW();COLUMN()-6)))" office:value-type="float" office:value="0.773352825951127">
            <text:p>0.77335282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07175">
            <text:p>-0.071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0.329">
            <text:p>0.329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131.742">
            <text:p>131.742</text:p>
          </table:table-cell>
          <table:table-cell office:value-type="float" office:value="35">
            <text:p>35</text:p>
          </table:table-cell>
          <table:table-cell office:value-type="float" office:value="126.953">
            <text:p>126.953</text:p>
          </table:table-cell>
          <table:table-cell office:value-type="float" office:value="17.5">
            <text:p>17.5</text:p>
          </table:table-cell>
          <table:table-cell office:value-type="float" office:value="70.541">
            <text:p>70.541</text:p>
          </table:table-cell>
          <table:table-cell office:value-type="float" office:value="35">
            <text:p>35</text:p>
          </table:table-cell>
          <table:table-cell office:value-type="float" office:value="17.92">
            <text:p>17.92</text:p>
          </table:table-cell>
          <table:table-cell office:value-type="float" office:value="46.585">
            <text:p>46.585</text:p>
          </table:table-cell>
          <table:table-cell office:value-type="float" office:value="35">
            <text:p>35</text:p>
          </table:table-cell>
          <table:table-cell office:value-type="float" office:value="28.636">
            <text:p>28.636</text:p>
          </table:table-cell>
          <table:table-cell office:value-type="float" office:value="35">
            <text:p>35</text:p>
          </table:table-cell>
          <table:table-cell office:value-type="float" office:value="10.37">
            <text:p>10.37</text:p>
          </table:table-cell>
          <table:table-cell office:value-type="float" office:value="35">
            <text:p>35</text:p>
          </table:table-cell>
          <table:table-cell office:value-type="float" office:value="0.162">
            <text:p>0.162</text:p>
          </table:table-cell>
          <table:table-cell/>
          <table:table-cell table:formula="of:=MEDIAN(INDIRECT(ADDRESS(ROW();2)):INDIRECT(ADDRESS(ROW();COLUMN()-2)))" office:value-type="float" office:value="35">
            <text:p>35</text:p>
          </table:table-cell>
          <table:table-cell table:formula="of:=MIN(INDIRECT(ADDRESS(ROW();2)):INDIRECT(ADDRESS(ROW();COLUMN()-3)))" office:value-type="float" office:value="0.162">
            <text:p>0.162</text:p>
          </table:table-cell>
          <table:table-cell table:formula="of:=MAX(INDIRECT(ADDRESS(ROW();2)):INDIRECT(ADDRESS(ROW();COLUMN()-4)))" office:value-type="float" office:value="131.742">
            <text:p>131.742</text:p>
          </table:table-cell>
          <table:table-cell table:formula="of:=AVERAGE(INDIRECT(ADDRESS(ROW();2)):INDIRECT(ADDRESS(ROW();COLUMN()-5)))" office:value-type="float" office:value="44.6720714285714">
            <text:p>44.6720714286</text:p>
          </table:table-cell>
          <table:table-cell table:formula="of:=STDEV(INDIRECT(ADDRESS(ROW();2)):INDIRECT(ADDRESS(ROW();COLUMN()-6)))" office:value-type="float" office:value="39.5754957196501">
            <text:p>39.575495719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8.67025">
            <text:p>-48.67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2.958">
            <text:p>112.958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131.742">
            <text:p>131.742</text:p>
          </table:table-cell>
          <table:table-cell office:value-type="float" office:value="35">
            <text:p>35</text:p>
          </table:table-cell>
          <table:table-cell office:value-type="float" office:value="126.953">
            <text:p>126.953</text:p>
          </table:table-cell>
          <table:table-cell office:value-type="float" office:value="17.5">
            <text:p>17.5</text:p>
          </table:table-cell>
          <table:table-cell office:value-type="float" office:value="70.541">
            <text:p>70.541</text:p>
          </table:table-cell>
          <table:table-cell office:value-type="float" office:value="35">
            <text:p>35</text:p>
          </table:table-cell>
          <table:table-cell office:value-type="float" office:value="35.84">
            <text:p>35.84</text:p>
          </table:table-cell>
          <table:table-cell office:value-type="float" office:value="46.585">
            <text:p>46.585</text:p>
          </table:table-cell>
          <table:table-cell office:value-type="float" office:value="35">
            <text:p>35</text:p>
          </table:table-cell>
          <table:table-cell office:value-type="float" office:value="28.636">
            <text:p>28.636</text:p>
          </table:table-cell>
          <table:table-cell office:value-type="float" office:value="35">
            <text:p>35</text:p>
          </table:table-cell>
          <table:table-cell office:value-type="float" office:value="41.481">
            <text:p>41.481</text:p>
          </table:table-cell>
          <table:table-cell office:value-type="float" office:value="35">
            <text:p>35</text:p>
          </table:table-cell>
          <table:table-cell office:value-type="float" office:value="1.62">
            <text:p>1.62</text:p>
          </table:table-cell>
          <table:table-cell/>
          <table:table-cell table:formula="of:=MEDIAN(INDIRECT(ADDRESS(ROW();2)):INDIRECT(ADDRESS(ROW();COLUMN()-2)))" office:value-type="float" office:value="35">
            <text:p>35</text:p>
          </table:table-cell>
          <table:table-cell table:formula="of:=MIN(INDIRECT(ADDRESS(ROW();2)):INDIRECT(ADDRESS(ROW();COLUMN()-3)))" office:value-type="float" office:value="1.62">
            <text:p>1.62</text:p>
          </table:table-cell>
          <table:table-cell table:formula="of:=MAX(INDIRECT(ADDRESS(ROW();2)):INDIRECT(ADDRESS(ROW();COLUMN()-4)))" office:value-type="float" office:value="131.742">
            <text:p>131.742</text:p>
          </table:table-cell>
          <table:table-cell table:formula="of:=AVERAGE(INDIRECT(ADDRESS(ROW();2)):INDIRECT(ADDRESS(ROW();COLUMN()-5)))" office:value-type="float" office:value="48.2784285714286">
            <text:p>48.2784285714</text:p>
          </table:table-cell>
          <table:table-cell table:formula="of:=STDEV(INDIRECT(ADDRESS(ROW();2)):INDIRECT(ADDRESS(ROW();COLUMN()-6)))" office:value-type="float" office:value="37.4648493939304">
            <text:p>37.464849393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4.07300000000001">
            <text:p>4.07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6.236">
            <text:p>76.236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461.097">
            <text:p>461.097</text:p>
          </table:table-cell>
          <table:table-cell office:value-type="float" office:value="70">
            <text:p>70</text:p>
          </table:table-cell>
          <table:table-cell office:value-type="float" office:value="349.121">
            <text:p>349.121</text:p>
          </table:table-cell>
          <table:table-cell office:value-type="float" office:value="87.5">
            <text:p>87.5</text:p>
          </table:table-cell>
          <table:table-cell office:value-type="float" office:value="193.988">
            <text:p>193.988</text:p>
          </table:table-cell>
          <table:table-cell office:value-type="float" office:value="70">
            <text:p>70</text:p>
          </table:table-cell>
          <table:table-cell office:value-type="float" office:value="71.68">
            <text:p>71.68</text:p>
          </table:table-cell>
          <table:table-cell office:value-type="float" office:value="93.17">
            <text:p>93.17</text:p>
          </table:table-cell>
          <table:table-cell office:value-type="float" office:value="70">
            <text:p>70</text:p>
          </table:table-cell>
          <table:table-cell office:value-type="float" office:value="51.545">
            <text:p>51.545</text:p>
          </table:table-cell>
          <table:table-cell office:value-type="float" office:value="70">
            <text:p>70</text:p>
          </table:table-cell>
          <table:table-cell office:value-type="float" office:value="82.963">
            <text:p>82.963</text:p>
          </table:table-cell>
          <table:table-cell office:value-type="float" office:value="175">
            <text:p>175</text:p>
          </table:table-cell>
          <table:table-cell office:value-type="float" office:value="5.671">
            <text:p>5.671</text:p>
          </table:table-cell>
          <table:table-cell/>
          <table:table-cell table:formula="of:=MEDIAN(INDIRECT(ADDRESS(ROW();2)):INDIRECT(ADDRESS(ROW();COLUMN()-2)))" office:value-type="float" office:value="77.3215">
            <text:p>77.3215</text:p>
          </table:table-cell>
          <table:table-cell table:formula="of:=MIN(INDIRECT(ADDRESS(ROW();2)):INDIRECT(ADDRESS(ROW();COLUMN()-3)))" office:value-type="float" office:value="5.671">
            <text:p>5.671</text:p>
          </table:table-cell>
          <table:table-cell table:formula="of:=MAX(INDIRECT(ADDRESS(ROW();2)):INDIRECT(ADDRESS(ROW();COLUMN()-4)))" office:value-type="float" office:value="461.097">
            <text:p>461.097</text:p>
          </table:table-cell>
          <table:table-cell table:formula="of:=AVERAGE(INDIRECT(ADDRESS(ROW();2)):INDIRECT(ADDRESS(ROW();COLUMN()-5)))" office:value-type="float" office:value="132.266785714286">
            <text:p>132.2667857143</text:p>
          </table:table-cell>
          <table:table-cell table:formula="of:=STDEV(INDIRECT(ADDRESS(ROW();2)):INDIRECT(ADDRESS(ROW();COLUMN()-6)))" office:value-type="float" office:value="126.635774409663">
            <text:p>126.635774409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83.6275">
            <text:p>-183.62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08.17">
            <text:p>408.17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131.742">
            <text:p>131.742</text:p>
          </table:table-cell>
          <table:table-cell office:value-type="float" office:value="35">
            <text:p>35</text:p>
          </table:table-cell>
          <table:table-cell office:value-type="float" office:value="126.953">
            <text:p>126.953</text:p>
          </table:table-cell>
          <table:table-cell office:value-type="float" office:value="17.5">
            <text:p>17.5</text:p>
          </table:table-cell>
          <table:table-cell office:value-type="float" office:value="70.541">
            <text:p>70.541</text:p>
          </table:table-cell>
          <table:table-cell office:value-type="float" office:value="35">
            <text:p>35</text:p>
          </table:table-cell>
          <table:table-cell office:value-type="float" office:value="35.84">
            <text:p>35.84</text:p>
          </table:table-cell>
          <table:table-cell office:value-type="float" office:value="46.585">
            <text:p>46.585</text:p>
          </table:table-cell>
          <table:table-cell office:value-type="float" office:value="35">
            <text:p>35</text:p>
          </table:table-cell>
          <table:table-cell office:value-type="float" office:value="28.636">
            <text:p>28.636</text:p>
          </table:table-cell>
          <table:table-cell office:value-type="float" office:value="35">
            <text:p>35</text:p>
          </table:table-cell>
          <table:table-cell office:value-type="float" office:value="41.481">
            <text:p>41.481</text:p>
          </table:table-cell>
          <table:table-cell office:value-type="float" office:value="35">
            <text:p>35</text:p>
          </table:table-cell>
          <table:table-cell office:value-type="float" office:value="16.204">
            <text:p>16.204</text:p>
          </table:table-cell>
          <table:table-cell/>
          <table:table-cell table:formula="of:=MEDIAN(INDIRECT(ADDRESS(ROW();2)):INDIRECT(ADDRESS(ROW();COLUMN()-2)))" office:value-type="float" office:value="35">
            <text:p>35</text:p>
          </table:table-cell>
          <table:table-cell table:formula="of:=MIN(INDIRECT(ADDRESS(ROW();2)):INDIRECT(ADDRESS(ROW();COLUMN()-3)))" office:value-type="float" office:value="16.204">
            <text:p>16.204</text:p>
          </table:table-cell>
          <table:table-cell table:formula="of:=MAX(INDIRECT(ADDRESS(ROW();2)):INDIRECT(ADDRESS(ROW();COLUMN()-4)))" office:value-type="float" office:value="131.742">
            <text:p>131.742</text:p>
          </table:table-cell>
          <table:table-cell table:formula="of:=AVERAGE(INDIRECT(ADDRESS(ROW();2)):INDIRECT(ADDRESS(ROW();COLUMN()-5)))" office:value-type="float" office:value="49.3201428571429">
            <text:p>49.3201428571</text:p>
          </table:table-cell>
          <table:table-cell table:formula="of:=STDEV(INDIRECT(ADDRESS(ROW();2)):INDIRECT(ADDRESS(ROW();COLUMN()-6)))" office:value-type="float" office:value="36.2507950806327">
            <text:p>36.250795080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4.07300000000001">
            <text:p>4.07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6.236">
            <text:p>76.236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2.75">
            <text:p>2.75</text:p>
          </table:table-cell>
          <table:table-cell office:value-type="float" office:value="5">
            <text:p>5</text:p>
          </table:table-cell>
          <table:table-cell office:value-type="float" office:value="2.75">
            <text:p>2.7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2.73571428571429">
            <text:p>2.7357142857</text:p>
          </table:table-cell>
          <table:table-cell table:formula="of:=STDEV(INDIRECT(ADDRESS(ROW();2)):INDIRECT(ADDRESS(ROW();COLUMN()-6)))" office:value-type="float" office:value="1.11241742501299">
            <text:p>1.11241742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9375">
            <text:p>-1.9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.25">
            <text:p>7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"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MEDIAN(INDIRECT(ADDRESS(ROW();2)):INDIRECT(ADDRESS(ROW();COLUMN()-2)))" office:value-type="float" office:value="12">
            <text:p>12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10.5">
            <text:p>10.5</text:p>
          </table:table-cell>
          <table:table-cell table:formula="of:=STDEV(INDIRECT(ADDRESS(ROW();2)):INDIRECT(ADDRESS(ROW();COLUMN()-6)))" office:value-type="float" office:value="3.85805849937704">
            <text:p>3.858058499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">
            <text:p>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1">
            <text:p>21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Heavy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200">
            <text:p>20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table:formula="of:=MEDIAN(INDIRECT(ADDRESS(ROW();2)):INDIRECT(ADDRESS(ROW();COLUMN()-2)))" office:value-type="float" office:value="100">
            <text:p>100</text:p>
          </table:table-cell>
          <table:table-cell table:formula="of:=MIN(INDIRECT(ADDRESS(ROW();2)):INDIRECT(ADDRESS(ROW();COLUMN()-3)))" office:value-type="float" office:value="50">
            <text:p>50</text:p>
          </table:table-cell>
          <table:table-cell table:formula="of:=MAX(INDIRECT(ADDRESS(ROW();2)):INDIRECT(ADDRESS(ROW();COLUMN()-4)))" office:value-type="float" office:value="200">
            <text:p>200</text:p>
          </table:table-cell>
          <table:table-cell table:formula="of:=AVERAGE(INDIRECT(ADDRESS(ROW();2)):INDIRECT(ADDRESS(ROW();COLUMN()-5)))" office:value-type="float" office:value="106.5">
            <text:p>106.5</text:p>
          </table:table-cell>
          <table:table-cell table:formula="of:=STDEV(INDIRECT(ADDRESS(ROW();2)):INDIRECT(ADDRESS(ROW();COLUMN()-6)))" office:value-type="float" office:value="33.4083131064019">
            <text:p>33.408313106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76.75">
            <text:p>76.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1">
            <text:p>131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2.7">
            <text:p>2.7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3.5">
            <text:p>3.5</text:p>
          </table:table-cell>
          <table:table-cell office:value-type="float" office:value="2.85">
            <text:p>2.85</text:p>
          </table:table-cell>
          <table:table-cell office:value-type="float" office:value="3">
            <text:p>3</text:p>
          </table:table-cell>
          <table:table-cell office:value-type="float" office:value="3.75">
            <text:p>3.75</text:p>
          </table:table-cell>
          <table:table-cell table:number-columns-repeated="2" office:value-type="float" office:value="3">
            <text:p>3</text:p>
          </table:table-cell>
          <table:table-cell office:value-type="float" office:value="3.3">
            <text:p>3.3</text:p>
          </table:table-cell>
          <table:table-cell office:value-type="float" office:value="3">
            <text:p>3</text:p>
          </table:table-cell>
          <table:table-cell office:value-type="float" office:value="3.6">
            <text:p>3.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4">
            <text:p>2.4</text:p>
          </table:table-cell>
          <table:table-cell table:formula="of:=MAX(INDIRECT(ADDRESS(ROW();2)):INDIRECT(ADDRESS(ROW();COLUMN()-4)))" office:value-type="float" office:value="9">
            <text:p>9</text:p>
          </table:table-cell>
          <table:table-cell table:formula="of:=AVERAGE(INDIRECT(ADDRESS(ROW();2)):INDIRECT(ADDRESS(ROW();COLUMN()-5)))" office:value-type="float" office:value="3.50714285714286">
            <text:p>3.5071428571</text:p>
          </table:table-cell>
          <table:table-cell table:formula="of:=STDEV(INDIRECT(ADDRESS(ROW();2)):INDIRECT(ADDRESS(ROW();COLUMN()-6)))" office:value-type="float" office:value="1.62040559296563">
            <text:p>1.62040559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.65">
            <text:p>1.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8">
            <text:p>4.8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51.852">
            <text:p>51.852</text:p>
          </table:table-cell>
          <table:table-cell office:value-type="float" office:value="33.333">
            <text:p>33.333</text:p>
          </table:table-cell>
          <table:table-cell office:value-type="float" office:value="42.083">
            <text:p>42.083</text:p>
          </table:table-cell>
          <table:table-cell office:value-type="float" office:value="57.143">
            <text:p>57.143</text:p>
          </table:table-cell>
          <table:table-cell office:value-type="float" office:value="42.105">
            <text:p>42.105</text:p>
          </table:table-cell>
          <table:table-cell office:value-type="float" office:value="33.333">
            <text:p>33.333</text:p>
          </table:table-cell>
          <table:table-cell office:value-type="float" office:value="26.667">
            <text:p>26.667</text:p>
          </table:table-cell>
          <table:table-cell office:value-type="float" office:value="36.667">
            <text:p>36.6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22.222">
            <text:p>22.222</text:p>
          </table:table-cell>
          <table:table-cell office:value-type="float" office:value="33.333">
            <text:p>33.333</text:p>
          </table:table-cell>
          <table:table-cell office:value-type="float" office:value="5.556">
            <text:p>5.556</text:p>
          </table:table-cell>
          <table:table-cell/>
          <table:table-cell table:formula="of:=MEDIAN(INDIRECT(ADDRESS(ROW();2)):INDIRECT(ADDRESS(ROW();COLUMN()-2)))" office:value-type="float" office:value="33.333">
            <text:p>33.333</text:p>
          </table:table-cell>
          <table:table-cell table:formula="of:=MIN(INDIRECT(ADDRESS(ROW();2)):INDIRECT(ADDRESS(ROW();COLUMN()-3)))" office:value-type="float" office:value="5.556">
            <text:p>5.556</text:p>
          </table:table-cell>
          <table:table-cell table:formula="of:=MAX(INDIRECT(ADDRESS(ROW();2)):INDIRECT(ADDRESS(ROW();COLUMN()-4)))" office:value-type="float" office:value="57.143">
            <text:p>57.143</text:p>
          </table:table-cell>
          <table:table-cell table:formula="of:=AVERAGE(INDIRECT(ADDRESS(ROW();2)):INDIRECT(ADDRESS(ROW();COLUMN()-5)))" office:value-type="float" office:value="34.1595">
            <text:p>34.1595</text:p>
          </table:table-cell>
          <table:table-cell table:formula="of:=STDEV(INDIRECT(ADDRESS(ROW();2)):INDIRECT(ADDRESS(ROW();COLUMN()-6)))" office:value-type="float" office:value="12.5302933709287">
            <text:p>12.530293370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7.03499999999999">
            <text:p>-7.03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6.552">
            <text:p>76.552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51.852">
            <text:p>51.852</text:p>
          </table:table-cell>
          <table:table-cell office:value-type="float" office:value="33.333">
            <text:p>33.333</text:p>
          </table:table-cell>
          <table:table-cell office:value-type="float" office:value="42.083">
            <text:p>42.083</text:p>
          </table:table-cell>
          <table:table-cell office:value-type="float" office:value="57.143">
            <text:p>57.143</text:p>
          </table:table-cell>
          <table:table-cell office:value-type="float" office:value="42.105">
            <text:p>42.105</text:p>
          </table:table-cell>
          <table:table-cell office:value-type="float" office:value="33.333">
            <text:p>33.333</text:p>
          </table:table-cell>
          <table:table-cell office:value-type="float" office:value="53.333">
            <text:p>53.333</text:p>
          </table:table-cell>
          <table:table-cell office:value-type="float" office:value="36.667">
            <text:p>36.6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88.889">
            <text:p>88.889</text:p>
          </table:table-cell>
          <table:table-cell office:value-type="float" office:value="33.333">
            <text:p>33.333</text:p>
          </table:table-cell>
          <table:table-cell office:value-type="float" office:value="55.556">
            <text:p>55.556</text:p>
          </table:table-cell>
          <table:table-cell/>
          <table:table-cell table:formula="of:=MEDIAN(INDIRECT(ADDRESS(ROW();2)):INDIRECT(ADDRESS(ROW();COLUMN()-2)))" office:value-type="float" office:value="39.375">
            <text:p>39.375</text:p>
          </table:table-cell>
          <table:table-cell table:formula="of:=MIN(INDIRECT(ADDRESS(ROW();2)):INDIRECT(ADDRESS(ROW();COLUMN()-3)))" office:value-type="float" office:value="27.273">
            <text:p>27.273</text:p>
          </table:table-cell>
          <table:table-cell table:formula="of:=MAX(INDIRECT(ADDRESS(ROW();2)):INDIRECT(ADDRESS(ROW();COLUMN()-4)))" office:value-type="float" office:value="88.889">
            <text:p>88.889</text:p>
          </table:table-cell>
          <table:table-cell table:formula="of:=AVERAGE(INDIRECT(ADDRESS(ROW();2)):INDIRECT(ADDRESS(ROW();COLUMN()-5)))" office:value-type="float" office:value="44.3975714285714">
            <text:p>44.3975714286</text:p>
          </table:table-cell>
          <table:table-cell table:formula="of:=STDEV(INDIRECT(ADDRESS(ROW();2)):INDIRECT(ADDRESS(ROW();COLUMN()-6)))" office:value-type="float" office:value="16.1187983743506">
            <text:p>16.118798374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5.55625">
            <text:p>-25.55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1.852">
            <text:p>111.852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129.63">
            <text:p>129.63</text:p>
          </table:table-cell>
          <table:table-cell office:value-type="float" office:value="66.667">
            <text:p>66.667</text:p>
          </table:table-cell>
          <table:table-cell office:value-type="float" office:value="94.688">
            <text:p>94.688</text:p>
          </table:table-cell>
          <table:table-cell office:value-type="float" office:value="171.429">
            <text:p>171.429</text:p>
          </table:table-cell>
          <table:table-cell office:value-type="float" office:value="94.737">
            <text:p>94.737</text:p>
          </table:table-cell>
          <table:table-cell office:value-type="float" office:value="66.667">
            <text:p>66.667</text:p>
          </table:table-cell>
          <table:table-cell office:value-type="float" office:value="106.667">
            <text:p>106.667</text:p>
          </table:table-cell>
          <table:table-cell office:value-type="float" office:value="73.333">
            <text:p>73.333</text:p>
          </table:table-cell>
          <table:table-cell office:value-type="float" office:value="66.667">
            <text:p>66.667</text:p>
          </table:table-cell>
          <table:table-cell office:value-type="float" office:value="49.091">
            <text:p>49.091</text:p>
          </table:table-cell>
          <table:table-cell office:value-type="float" office:value="66.667">
            <text:p>66.667</text:p>
          </table:table-cell>
          <table:table-cell office:value-type="float" office:value="177.778">
            <text:p>177.778</text:p>
          </table:table-cell>
          <table:table-cell office:value-type="float" office:value="100">
            <text:p>100</text:p>
          </table:table-cell>
          <table:table-cell office:value-type="float" office:value="138.889">
            <text:p>138.889</text:p>
          </table:table-cell>
          <table:table-cell/>
          <table:table-cell table:formula="of:=MEDIAN(INDIRECT(ADDRESS(ROW();2)):INDIRECT(ADDRESS(ROW();COLUMN()-2)))" office:value-type="float" office:value="94.7125">
            <text:p>94.7125</text:p>
          </table:table-cell>
          <table:table-cell table:formula="of:=MIN(INDIRECT(ADDRESS(ROW();2)):INDIRECT(ADDRESS(ROW();COLUMN()-3)))" office:value-type="float" office:value="49.091">
            <text:p>49.091</text:p>
          </table:table-cell>
          <table:table-cell table:formula="of:=MAX(INDIRECT(ADDRESS(ROW();2)):INDIRECT(ADDRESS(ROW();COLUMN()-4)))" office:value-type="float" office:value="177.778">
            <text:p>177.778</text:p>
          </table:table-cell>
          <table:table-cell table:formula="of:=AVERAGE(INDIRECT(ADDRESS(ROW();2)):INDIRECT(ADDRESS(ROW();COLUMN()-5)))" office:value-type="float" office:value="100.207857142857">
            <text:p>100.2078571429</text:p>
          </table:table-cell>
          <table:table-cell table:formula="of:=STDEV(INDIRECT(ADDRESS(ROW();2)):INDIRECT(ADDRESS(ROW();COLUMN()-6)))" office:value-type="float" office:value="40.5621856960342">
            <text:p>40.56218569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4.99975">
            <text:p>-104.999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95.556">
            <text:p>295.556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51.852">
            <text:p>51.852</text:p>
          </table:table-cell>
          <table:table-cell office:value-type="float" office:value="33.333">
            <text:p>33.333</text:p>
          </table:table-cell>
          <table:table-cell office:value-type="float" office:value="42.083">
            <text:p>42.083</text:p>
          </table:table-cell>
          <table:table-cell office:value-type="float" office:value="57.143">
            <text:p>57.143</text:p>
          </table:table-cell>
          <table:table-cell office:value-type="float" office:value="42.105">
            <text:p>42.105</text:p>
          </table:table-cell>
          <table:table-cell office:value-type="float" office:value="33.333">
            <text:p>33.333</text:p>
          </table:table-cell>
          <table:table-cell office:value-type="float" office:value="53.333">
            <text:p>53.333</text:p>
          </table:table-cell>
          <table:table-cell office:value-type="float" office:value="36.667">
            <text:p>36.6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88.889">
            <text:p>88.889</text:p>
          </table:table-cell>
          <table:table-cell office:value-type="float" office:value="33.333">
            <text:p>33.333</text:p>
          </table:table-cell>
          <table:table-cell office:value-type="float" office:value="555.556">
            <text:p>555.556</text:p>
          </table:table-cell>
          <table:table-cell/>
          <table:table-cell table:formula="of:=MEDIAN(INDIRECT(ADDRESS(ROW();2)):INDIRECT(ADDRESS(ROW();COLUMN()-2)))" office:value-type="float" office:value="39.375">
            <text:p>39.375</text:p>
          </table:table-cell>
          <table:table-cell table:formula="of:=MIN(INDIRECT(ADDRESS(ROW();2)):INDIRECT(ADDRESS(ROW();COLUMN()-3)))" office:value-type="float" office:value="27.273">
            <text:p>27.273</text:p>
          </table:table-cell>
          <table:table-cell table:formula="of:=MAX(INDIRECT(ADDRESS(ROW();2)):INDIRECT(ADDRESS(ROW();COLUMN()-4)))" office:value-type="float" office:value="555.556">
            <text:p>555.556</text:p>
          </table:table-cell>
          <table:table-cell table:formula="of:=AVERAGE(INDIRECT(ADDRESS(ROW();2)):INDIRECT(ADDRESS(ROW();COLUMN()-5)))" office:value-type="float" office:value="80.1118571428571">
            <text:p>80.1118571429</text:p>
          </table:table-cell>
          <table:table-cell table:formula="of:=STDEV(INDIRECT(ADDRESS(ROW();2)):INDIRECT(ADDRESS(ROW();COLUMN()-6)))" office:value-type="float" office:value="137.750859080866">
            <text:p>137.750859080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5.55625">
            <text:p>-25.55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1.852">
            <text:p>111.852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2.25">
            <text:p>2.25</text:p>
          </table:table-cell>
          <table:table-cell office:value-type="float" office:value="3">
            <text:p>3</text:p>
          </table:table-cell>
          <table:table-cell office:value-type="float" office:value="2.25">
            <text:p>2.2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3">
            <text:p>3</text:p>
          </table:table-cell>
          <table:table-cell table:formula="of:=AVERAGE(INDIRECT(ADDRESS(ROW();2)):INDIRECT(ADDRESS(ROW();COLUMN()-5)))" office:value-type="float" office:value="2.23571428571429">
            <text:p>2.2357142857</text:p>
          </table:table-cell>
          <table:table-cell table:formula="of:=STDEV(INDIRECT(ADDRESS(ROW();2)):INDIRECT(ADDRESS(ROW();COLUMN()-6)))" office:value-type="float" office:value="0.381005032991475">
            <text:p>0.3810050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6875">
            <text:p>0.6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75">
            <text:p>3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6">
            <text:p>6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6.21428571428571">
            <text:p>6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">
            <text:p>9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Heavy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96">
            <text:p>196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400">
            <text:p>400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1">
            <text:p>121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/>
          <table:table-cell table:formula="of:=MEDIAN(INDIRECT(ADDRESS(ROW();2)):INDIRECT(ADDRESS(ROW();COLUMN()-2)))" office:value-type="float" office:value="100">
            <text:p>100</text:p>
          </table:table-cell>
          <table:table-cell table:formula="of:=MIN(INDIRECT(ADDRESS(ROW();2)):INDIRECT(ADDRESS(ROW();COLUMN()-3)))" office:value-type="float" office:value="25">
            <text:p>25</text:p>
          </table:table-cell>
          <table:table-cell table:formula="of:=MAX(INDIRECT(ADDRESS(ROW();2)):INDIRECT(ADDRESS(ROW();COLUMN()-4)))" office:value-type="float" office:value="400">
            <text:p>400</text:p>
          </table:table-cell>
          <table:table-cell table:formula="of:=AVERAGE(INDIRECT(ADDRESS(ROW();2)):INDIRECT(ADDRESS(ROW();COLUMN()-5)))" office:value-type="float" office:value="124.428571428571">
            <text:p>124.4285714286</text:p>
          </table:table-cell>
          <table:table-cell table:formula="of:=STDEV(INDIRECT(ADDRESS(ROW();2)):INDIRECT(ADDRESS(ROW();COLUMN()-6)))" office:value-type="float" office:value="87.8212470224115">
            <text:p>87.821247022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51.25">
            <text:p>51.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2.43">
            <text:p>2.43</text:p>
          </table:table-cell>
          <table:table-cell office:value-type="float" office:value="3">
            <text:p>3</text:p>
          </table:table-cell>
          <table:table-cell office:value-type="float" office:value="1.92">
            <text:p>1.92</text:p>
          </table:table-cell>
          <table:table-cell office:value-type="float" office:value="4">
            <text:p>4</text:p>
          </table:table-cell>
          <table:table-cell office:value-type="float" office:value="2.708">
            <text:p>2.708</text:p>
          </table:table-cell>
          <table:table-cell office:value-type="float" office:value="3">
            <text:p>3</text:p>
          </table:table-cell>
          <table:table-cell office:value-type="float" office:value="4.688">
            <text:p>4.688</text:p>
          </table:table-cell>
          <table:table-cell table:number-columns-repeated="2" office:value-type="float" office:value="3">
            <text:p>3</text:p>
          </table:table-cell>
          <table:table-cell office:value-type="float" office:value="3.3">
            <text:p>3.3</text:p>
          </table:table-cell>
          <table:table-cell office:value-type="float" office:value="3">
            <text:p>3</text:p>
          </table:table-cell>
          <table:table-cell office:value-type="float" office:value="4.32">
            <text:p>4.32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1.92">
            <text:p>1.92</text:p>
          </table:table-cell>
          <table:table-cell table:formula="of:=MAX(INDIRECT(ADDRESS(ROW();2)):INDIRECT(ADDRESS(ROW();COLUMN()-4)))" office:value-type="float" office:value="27">
            <text:p>27</text:p>
          </table:table-cell>
          <table:table-cell table:formula="of:=AVERAGE(INDIRECT(ADDRESS(ROW();2)):INDIRECT(ADDRESS(ROW();COLUMN()-5)))" office:value-type="float" office:value="4.88328571428572">
            <text:p>4.8832857143</text:p>
          </table:table-cell>
          <table:table-cell table:formula="of:=STDEV(INDIRECT(ADDRESS(ROW();2)):INDIRECT(ADDRESS(ROW();COLUMN()-6)))" office:value-type="float" office:value="6.40674882662592">
            <text:p>6.406748826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525">
            <text:p>0.5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3">
            <text:p>6.3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80.658">
            <text:p>80.658</text:p>
          </table:table-cell>
          <table:table-cell office:value-type="float" office:value="33.333">
            <text:p>33.333</text:p>
          </table:table-cell>
          <table:table-cell office:value-type="float" office:value="53.125">
            <text:p>53.125</text:p>
          </table:table-cell>
          <table:table-cell office:value-type="float" office:value="100">
            <text:p>100</text:p>
          </table:table-cell>
          <table:table-cell office:value-type="float" office:value="53.186">
            <text:p>53.186</text:p>
          </table:table-cell>
          <table:table-cell office:value-type="float" office:value="33.333">
            <text:p>33.333</text:p>
          </table:table-cell>
          <table:table-cell office:value-type="float" office:value="21.333">
            <text:p>21.333</text:p>
          </table:table-cell>
          <table:table-cell office:value-type="float" office:value="40.333">
            <text:p>40.333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14.815">
            <text:p>14.815</text:p>
          </table:table-cell>
          <table:table-cell office:value-type="float" office:value="33.333">
            <text:p>33.333</text:p>
          </table:table-cell>
          <table:table-cell office:value-type="float" office:value="0.926">
            <text:p>0.926</text:p>
          </table:table-cell>
          <table:table-cell/>
          <table:table-cell table:formula="of:=MEDIAN(INDIRECT(ADDRESS(ROW();2)):INDIRECT(ADDRESS(ROW();COLUMN()-2)))" office:value-type="float" office:value="33.333">
            <text:p>33.333</text:p>
          </table:table-cell>
          <table:table-cell table:formula="of:=MIN(INDIRECT(ADDRESS(ROW();2)):INDIRECT(ADDRESS(ROW();COLUMN()-3)))" office:value-type="float" office:value="0.926">
            <text:p>0.926</text:p>
          </table:table-cell>
          <table:table-cell table:formula="of:=MAX(INDIRECT(ADDRESS(ROW();2)):INDIRECT(ADDRESS(ROW();COLUMN()-4)))" office:value-type="float" office:value="100">
            <text:p>100</text:p>
          </table:table-cell>
          <table:table-cell table:formula="of:=AVERAGE(INDIRECT(ADDRESS(ROW();2)):INDIRECT(ADDRESS(ROW();COLUMN()-5)))" office:value-type="float" office:value="39.8795714285714">
            <text:p>39.8795714286</text:p>
          </table:table-cell>
          <table:table-cell table:formula="of:=STDEV(INDIRECT(ADDRESS(ROW();2)):INDIRECT(ADDRESS(ROW();COLUMN()-6)))" office:value-type="float" office:value="25.5596686439166">
            <text:p>25.559668643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4.629">
            <text:p>-34.629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3.344">
            <text:p>113.344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80.658">
            <text:p>80.658</text:p>
          </table:table-cell>
          <table:table-cell office:value-type="float" office:value="33.333">
            <text:p>33.333</text:p>
          </table:table-cell>
          <table:table-cell office:value-type="float" office:value="53.125">
            <text:p>53.125</text:p>
          </table:table-cell>
          <table:table-cell office:value-type="float" office:value="100">
            <text:p>100</text:p>
          </table:table-cell>
          <table:table-cell office:value-type="float" office:value="53.186">
            <text:p>53.186</text:p>
          </table:table-cell>
          <table:table-cell office:value-type="float" office:value="33.333">
            <text:p>33.333</text:p>
          </table:table-cell>
          <table:table-cell office:value-type="float" office:value="42.667">
            <text:p>42.667</text:p>
          </table:table-cell>
          <table:table-cell office:value-type="float" office:value="40.333">
            <text:p>40.333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59.259">
            <text:p>59.259</text:p>
          </table:table-cell>
          <table:table-cell office:value-type="float" office:value="33.333">
            <text:p>33.333</text:p>
          </table:table-cell>
          <table:table-cell office:value-type="float" office:value="9.259">
            <text:p>9.259</text:p>
          </table:table-cell>
          <table:table-cell/>
          <table:table-cell table:formula="of:=MEDIAN(INDIRECT(ADDRESS(ROW();2)):INDIRECT(ADDRESS(ROW();COLUMN()-2)))" office:value-type="float" office:value="36.833">
            <text:p>36.833</text:p>
          </table:table-cell>
          <table:table-cell table:formula="of:=MIN(INDIRECT(ADDRESS(ROW();2)):INDIRECT(ADDRESS(ROW();COLUMN()-3)))" office:value-type="float" office:value="9.259">
            <text:p>9.259</text:p>
          </table:table-cell>
          <table:table-cell table:formula="of:=MAX(INDIRECT(ADDRESS(ROW();2)):INDIRECT(ADDRESS(ROW();COLUMN()-4)))" office:value-type="float" office:value="100">
            <text:p>100</text:p>
          </table:table-cell>
          <table:table-cell table:formula="of:=AVERAGE(INDIRECT(ADDRESS(ROW();2)):INDIRECT(ADDRESS(ROW();COLUMN()-5)))" office:value-type="float" office:value="45.1732142857143">
            <text:p>45.1732142857</text:p>
          </table:table-cell>
          <table:table-cell table:formula="of:=STDEV(INDIRECT(ADDRESS(ROW();2)):INDIRECT(ADDRESS(ROW();COLUMN()-6)))" office:value-type="float" office:value="23.0916269446427">
            <text:p>23.091626944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6.18025">
            <text:p>-26.18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2.684">
            <text:p>112.684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241.975">
            <text:p>241.975</text:p>
          </table:table-cell>
          <table:table-cell office:value-type="float" office:value="66.667">
            <text:p>66.667</text:p>
          </table:table-cell>
          <table:table-cell office:value-type="float" office:value="132.813">
            <text:p>132.813</text:p>
          </table:table-cell>
          <table:table-cell office:value-type="float" office:value="400">
            <text:p>400</text:p>
          </table:table-cell>
          <table:table-cell office:value-type="float" office:value="132.964">
            <text:p>132.964</text:p>
          </table:table-cell>
          <table:table-cell office:value-type="float" office:value="66.667">
            <text:p>66.667</text:p>
          </table:table-cell>
          <table:table-cell office:value-type="float" office:value="85.333">
            <text:p>85.333</text:p>
          </table:table-cell>
          <table:table-cell office:value-type="float" office:value="80.667">
            <text:p>80.667</text:p>
          </table:table-cell>
          <table:table-cell office:value-type="float" office:value="66.667">
            <text:p>66.667</text:p>
          </table:table-cell>
          <table:table-cell office:value-type="float" office:value="49.091">
            <text:p>49.091</text:p>
          </table:table-cell>
          <table:table-cell office:value-type="float" office:value="66.667">
            <text:p>66.667</text:p>
          </table:table-cell>
          <table:table-cell office:value-type="float" office:value="118.519">
            <text:p>118.519</text:p>
          </table:table-cell>
          <table:table-cell office:value-type="float" office:value="133.333">
            <text:p>133.333</text:p>
          </table:table-cell>
          <table:table-cell office:value-type="float" office:value="27.778">
            <text:p>27.778</text:p>
          </table:table-cell>
          <table:table-cell/>
          <table:table-cell table:formula="of:=MEDIAN(INDIRECT(ADDRESS(ROW();2)):INDIRECT(ADDRESS(ROW();COLUMN()-2)))" office:value-type="float" office:value="83">
            <text:p>83</text:p>
          </table:table-cell>
          <table:table-cell table:formula="of:=MIN(INDIRECT(ADDRESS(ROW();2)):INDIRECT(ADDRESS(ROW();COLUMN()-3)))" office:value-type="float" office:value="27.778">
            <text:p>27.778</text:p>
          </table:table-cell>
          <table:table-cell table:formula="of:=MAX(INDIRECT(ADDRESS(ROW();2)):INDIRECT(ADDRESS(ROW();COLUMN()-4)))" office:value-type="float" office:value="400">
            <text:p>400</text:p>
          </table:table-cell>
          <table:table-cell table:formula="of:=AVERAGE(INDIRECT(ADDRESS(ROW();2)):INDIRECT(ADDRESS(ROW();COLUMN()-5)))" office:value-type="float" office:value="119.224357142857">
            <text:p>119.2243571429</text:p>
          </table:table-cell>
          <table:table-cell table:formula="of:=STDEV(INDIRECT(ADDRESS(ROW();2)):INDIRECT(ADDRESS(ROW();COLUMN()-6)))" office:value-type="float" office:value="96.6521054461326">
            <text:p>96.652105446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32.11075">
            <text:p>-132.110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31.704">
            <text:p>331.704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80.658">
            <text:p>80.658</text:p>
          </table:table-cell>
          <table:table-cell office:value-type="float" office:value="33.333">
            <text:p>33.333</text:p>
          </table:table-cell>
          <table:table-cell office:value-type="float" office:value="53.125">
            <text:p>53.125</text:p>
          </table:table-cell>
          <table:table-cell office:value-type="float" office:value="100">
            <text:p>100</text:p>
          </table:table-cell>
          <table:table-cell office:value-type="float" office:value="53.186">
            <text:p>53.186</text:p>
          </table:table-cell>
          <table:table-cell office:value-type="float" office:value="33.333">
            <text:p>33.333</text:p>
          </table:table-cell>
          <table:table-cell office:value-type="float" office:value="42.667">
            <text:p>42.667</text:p>
          </table:table-cell>
          <table:table-cell office:value-type="float" office:value="40.333">
            <text:p>40.333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59.259">
            <text:p>59.259</text:p>
          </table:table-cell>
          <table:table-cell office:value-type="float" office:value="33.333">
            <text:p>33.333</text:p>
          </table:table-cell>
          <table:table-cell office:value-type="float" office:value="92.593">
            <text:p>92.593</text:p>
          </table:table-cell>
          <table:table-cell/>
          <table:table-cell table:formula="of:=MEDIAN(INDIRECT(ADDRESS(ROW();2)):INDIRECT(ADDRESS(ROW();COLUMN()-2)))" office:value-type="float" office:value="41.5">
            <text:p>41.5</text:p>
          </table:table-cell>
          <table:table-cell table:formula="of:=MIN(INDIRECT(ADDRESS(ROW();2)):INDIRECT(ADDRESS(ROW();COLUMN()-3)))" office:value-type="float" office:value="27.273">
            <text:p>27.273</text:p>
          </table:table-cell>
          <table:table-cell table:formula="of:=MAX(INDIRECT(ADDRESS(ROW();2)):INDIRECT(ADDRESS(ROW();COLUMN()-4)))" office:value-type="float" office:value="100">
            <text:p>100</text:p>
          </table:table-cell>
          <table:table-cell table:formula="of:=AVERAGE(INDIRECT(ADDRESS(ROW();2)):INDIRECT(ADDRESS(ROW();COLUMN()-5)))" office:value-type="float" office:value="51.1256428571429">
            <text:p>51.1256428571</text:p>
          </table:table-cell>
          <table:table-cell table:formula="of:=STDEV(INDIRECT(ADDRESS(ROW();2)):INDIRECT(ADDRESS(ROW();COLUMN()-6)))" office:value-type="float" office:value="23.8499599438694">
            <text:p>23.849959943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9.89025">
            <text:p>-39.89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0.964">
            <text:p>130.964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4">
            <text:p>4</text:p>
          </table:table-cell>
          <table:table-cell table:formula="of:=AVERAGE(INDIRECT(ADDRESS(ROW();2)):INDIRECT(ADDRESS(ROW();COLUMN()-5)))" office:value-type="float" office:value="2.48571428571429">
            <text:p>2.4857142857</text:p>
          </table:table-cell>
          <table:table-cell table:formula="of:=STDEV(INDIRECT(ADDRESS(ROW();2)):INDIRECT(ADDRESS(ROW();COLUMN()-6)))" office:value-type="float" office:value="0.746125523423034">
            <text:p>0.746125523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625">
            <text:p>-0.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.5">
            <text:p>5.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9">
            <text:p>9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8.35714285714286">
            <text:p>8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">
            <text:p>15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Heavy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274.4">
            <text:p>274.4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800">
            <text:p>800</text:p>
          </table:table-cell>
          <table:table-cell office:value-type="float" office:value="172.8">
            <text:p>172.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3.1">
            <text:p>133.1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51.2">
            <text:p>51.2</text:p>
          </table:table-cell>
          <table:table-cell office:value-type="float" office:value="100">
            <text:p>100</text:p>
          </table:table-cell>
          <table:table-cell office:value-type="float" office:value="12.5">
            <text:p>12.5</text:p>
          </table:table-cell>
          <table:table-cell/>
          <table:table-cell table:formula="of:=MEDIAN(INDIRECT(ADDRESS(ROW();2)):INDIRECT(ADDRESS(ROW();COLUMN()-2)))" office:value-type="float" office:value="100">
            <text:p>100</text:p>
          </table:table-cell>
          <table:table-cell table:formula="of:=MIN(INDIRECT(ADDRESS(ROW();2)):INDIRECT(ADDRESS(ROW();COLUMN()-3)))" office:value-type="float" office:value="12.5">
            <text:p>12.5</text:p>
          </table:table-cell>
          <table:table-cell table:formula="of:=MAX(INDIRECT(ADDRESS(ROW();2)):INDIRECT(ADDRESS(ROW();COLUMN()-4)))" office:value-type="float" office:value="800">
            <text:p>800</text:p>
          </table:table-cell>
          <table:table-cell table:formula="of:=AVERAGE(INDIRECT(ADDRESS(ROW();2)):INDIRECT(ADDRESS(ROW();COLUMN()-5)))" office:value-type="float" office:value="159.785714285714">
            <text:p>159.7857142857</text:p>
          </table:table-cell>
          <table:table-cell table:formula="of:=STDEV(INDIRECT(ADDRESS(ROW();2)):INDIRECT(ADDRESS(ROW();COLUMN()-6)))" office:value-type="float" office:value="193.533312008922">
            <text:p>193.533312008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3.275">
            <text:p>23.2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02.3">
            <text:p>202.3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2.187">
            <text:p>2.187</text:p>
          </table:table-cell>
          <table:table-cell office:value-type="float" office:value="3">
            <text:p>3</text:p>
          </table:table-cell>
          <table:table-cell office:value-type="float" office:value="1.536">
            <text:p>1.536</text:p>
          </table:table-cell>
          <table:table-cell office:value-type="float" office:value="4.5">
            <text:p>4.5</text:p>
          </table:table-cell>
          <table:table-cell office:value-type="float" office:value="2.572">
            <text:p>2.572</text:p>
          </table:table-cell>
          <table:table-cell office:value-type="float" office:value="3">
            <text:p>3</text:p>
          </table:table-cell>
          <table:table-cell office:value-type="float" office:value="5.859">
            <text:p>5.859</text:p>
          </table:table-cell>
          <table:table-cell table:number-columns-repeated="2" office:value-type="float" office:value="3">
            <text:p>3</text:p>
          </table:table-cell>
          <table:table-cell office:value-type="float" office:value="3.3">
            <text:p>3.3</text:p>
          </table:table-cell>
          <table:table-cell office:value-type="float" office:value="3">
            <text:p>3</text:p>
          </table:table-cell>
          <table:table-cell office:value-type="float" office:value="5.184">
            <text:p>5.184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1.536">
            <text:p>1.536</text:p>
          </table:table-cell>
          <table:table-cell table:formula="of:=MAX(INDIRECT(ADDRESS(ROW();2)):INDIRECT(ADDRESS(ROW();COLUMN()-4)))" office:value-type="float" office:value="81">
            <text:p>81</text:p>
          </table:table-cell>
          <table:table-cell table:formula="of:=AVERAGE(INDIRECT(ADDRESS(ROW();2)):INDIRECT(ADDRESS(ROW();COLUMN()-5)))" office:value-type="float" office:value="8.867">
            <text:p>8.867</text:p>
          </table:table-cell>
          <table:table-cell table:formula="of:=STDEV(INDIRECT(ADDRESS(ROW();2)):INDIRECT(ADDRESS(ROW();COLUMN()-6)))" office:value-type="float" office:value="20.7926901726396">
            <text:p>20.792690172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600000000000001">
            <text:p>-0.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.8">
            <text:p>7.8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125.469">
            <text:p>125.469</text:p>
          </table:table-cell>
          <table:table-cell office:value-type="float" office:value="33.333">
            <text:p>33.333</text:p>
          </table:table-cell>
          <table:table-cell office:value-type="float" office:value="67.057">
            <text:p>67.057</text:p>
          </table:table-cell>
          <table:table-cell office:value-type="float" office:value="177.778">
            <text:p>177.778</text:p>
          </table:table-cell>
          <table:table-cell office:value-type="float" office:value="67.182">
            <text:p>67.182</text:p>
          </table:table-cell>
          <table:table-cell office:value-type="float" office:value="33.333">
            <text:p>33.333</text:p>
          </table:table-cell>
          <table:table-cell office:value-type="float" office:value="17.067">
            <text:p>17.067</text:p>
          </table:table-cell>
          <table:table-cell office:value-type="float" office:value="44.367">
            <text:p>44.3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9.877">
            <text:p>9.877</text:p>
          </table:table-cell>
          <table:table-cell office:value-type="float" office:value="33.333">
            <text:p>33.333</text:p>
          </table:table-cell>
          <table:table-cell office:value-type="float" office:value="0.154">
            <text:p>0.154</text:p>
          </table:table-cell>
          <table:table-cell/>
          <table:table-cell table:formula="of:=MEDIAN(INDIRECT(ADDRESS(ROW();2)):INDIRECT(ADDRESS(ROW();COLUMN()-2)))" office:value-type="float" office:value="33.333">
            <text:p>33.333</text:p>
          </table:table-cell>
          <table:table-cell table:formula="of:=MIN(INDIRECT(ADDRESS(ROW();2)):INDIRECT(ADDRESS(ROW();COLUMN()-3)))" office:value-type="float" office:value="0.154">
            <text:p>0.154</text:p>
          </table:table-cell>
          <table:table-cell table:formula="of:=MAX(INDIRECT(ADDRESS(ROW();2)):INDIRECT(ADDRESS(ROW();COLUMN()-4)))" office:value-type="float" office:value="177.778">
            <text:p>177.778</text:p>
          </table:table-cell>
          <table:table-cell table:formula="of:=AVERAGE(INDIRECT(ADDRESS(ROW();2)):INDIRECT(ADDRESS(ROW();COLUMN()-5)))" office:value-type="float" office:value="50.2063571428571">
            <text:p>50.2063571429</text:p>
          </table:table-cell>
          <table:table-cell table:formula="of:=STDEV(INDIRECT(ADDRESS(ROW();2)):INDIRECT(ADDRESS(ROW();COLUMN()-6)))" office:value-type="float" office:value="47.8174464855778">
            <text:p>47.817446485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69.0015">
            <text:p>-69.001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9.174">
            <text:p>159.174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125.469">
            <text:p>125.469</text:p>
          </table:table-cell>
          <table:table-cell office:value-type="float" office:value="33.333">
            <text:p>33.333</text:p>
          </table:table-cell>
          <table:table-cell office:value-type="float" office:value="67.057">
            <text:p>67.057</text:p>
          </table:table-cell>
          <table:table-cell office:value-type="float" office:value="177.778">
            <text:p>177.778</text:p>
          </table:table-cell>
          <table:table-cell office:value-type="float" office:value="67.182">
            <text:p>67.182</text:p>
          </table:table-cell>
          <table:table-cell office:value-type="float" office:value="33.333">
            <text:p>33.333</text:p>
          </table:table-cell>
          <table:table-cell office:value-type="float" office:value="34.133">
            <text:p>34.133</text:p>
          </table:table-cell>
          <table:table-cell office:value-type="float" office:value="44.367">
            <text:p>44.3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39.506">
            <text:p>39.506</text:p>
          </table:table-cell>
          <table:table-cell office:value-type="float" office:value="33.333">
            <text:p>33.333</text:p>
          </table:table-cell>
          <table:table-cell office:value-type="float" office:value="1.543">
            <text:p>1.543</text:p>
          </table:table-cell>
          <table:table-cell/>
          <table:table-cell table:formula="of:=MEDIAN(INDIRECT(ADDRESS(ROW();2)):INDIRECT(ADDRESS(ROW();COLUMN()-2)))" office:value-type="float" office:value="33.733">
            <text:p>33.733</text:p>
          </table:table-cell>
          <table:table-cell table:formula="of:=MIN(INDIRECT(ADDRESS(ROW();2)):INDIRECT(ADDRESS(ROW();COLUMN()-3)))" office:value-type="float" office:value="1.543">
            <text:p>1.543</text:p>
          </table:table-cell>
          <table:table-cell table:formula="of:=MAX(INDIRECT(ADDRESS(ROW();2)):INDIRECT(ADDRESS(ROW();COLUMN()-4)))" office:value-type="float" office:value="177.778">
            <text:p>177.778</text:p>
          </table:table-cell>
          <table:table-cell table:formula="of:=AVERAGE(INDIRECT(ADDRESS(ROW();2)):INDIRECT(ADDRESS(ROW();COLUMN()-5)))" office:value-type="float" office:value="53.6409285714286">
            <text:p>53.6409285714</text:p>
          </table:table-cell>
          <table:table-cell table:formula="of:=STDEV(INDIRECT(ADDRESS(ROW();2)):INDIRECT(ADDRESS(ROW();COLUMN()-6)))" office:value-type="float" office:value="45.6327470159892">
            <text:p>45.6327470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0.8215">
            <text:p>-50.821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45.539">
            <text:p>145.539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439.14">
            <text:p>439.14</text:p>
          </table:table-cell>
          <table:table-cell office:value-type="float" office:value="66.667">
            <text:p>66.667</text:p>
          </table:table-cell>
          <table:table-cell office:value-type="float" office:value="184.408">
            <text:p>184.408</text:p>
          </table:table-cell>
          <table:table-cell office:value-type="float" office:value="888.889">
            <text:p>888.889</text:p>
          </table:table-cell>
          <table:table-cell office:value-type="float" office:value="184.75">
            <text:p>184.75</text:p>
          </table:table-cell>
          <table:table-cell office:value-type="float" office:value="66.667">
            <text:p>66.667</text:p>
          </table:table-cell>
          <table:table-cell office:value-type="float" office:value="68.267">
            <text:p>68.267</text:p>
          </table:table-cell>
          <table:table-cell office:value-type="float" office:value="88.733">
            <text:p>88.733</text:p>
          </table:table-cell>
          <table:table-cell office:value-type="float" office:value="66.667">
            <text:p>66.667</text:p>
          </table:table-cell>
          <table:table-cell office:value-type="float" office:value="49.091">
            <text:p>49.091</text:p>
          </table:table-cell>
          <table:table-cell office:value-type="float" office:value="66.667">
            <text:p>66.667</text:p>
          </table:table-cell>
          <table:table-cell office:value-type="float" office:value="79.012">
            <text:p>79.012</text:p>
          </table:table-cell>
          <table:table-cell office:value-type="float" office:value="166.667">
            <text:p>166.667</text:p>
          </table:table-cell>
          <table:table-cell office:value-type="float" office:value="5.401">
            <text:p>5.401</text:p>
          </table:table-cell>
          <table:table-cell/>
          <table:table-cell table:formula="of:=MEDIAN(INDIRECT(ADDRESS(ROW();2)):INDIRECT(ADDRESS(ROW();COLUMN()-2)))" office:value-type="float" office:value="73.6395">
            <text:p>73.6395</text:p>
          </table:table-cell>
          <table:table-cell table:formula="of:=MIN(INDIRECT(ADDRESS(ROW();2)):INDIRECT(ADDRESS(ROW();COLUMN()-3)))" office:value-type="float" office:value="5.401">
            <text:p>5.401</text:p>
          </table:table-cell>
          <table:table-cell table:formula="of:=MAX(INDIRECT(ADDRESS(ROW();2)):INDIRECT(ADDRESS(ROW();COLUMN()-4)))" office:value-type="float" office:value="888.889">
            <text:p>888.889</text:p>
          </table:table-cell>
          <table:table-cell table:formula="of:=AVERAGE(INDIRECT(ADDRESS(ROW();2)):INDIRECT(ADDRESS(ROW();COLUMN()-5)))" office:value-type="float" office:value="172.930428571429">
            <text:p>172.9304285714</text:p>
          </table:table-cell>
          <table:table-cell table:formula="of:=STDEV(INDIRECT(ADDRESS(ROW();2)):INDIRECT(ADDRESS(ROW();COLUMN()-6)))" office:value-type="float" office:value="231.916624503029">
            <text:p>231.91662450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73.25025">
            <text:p>-273.25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19.89">
            <text:p>519.89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125.469">
            <text:p>125.469</text:p>
          </table:table-cell>
          <table:table-cell office:value-type="float" office:value="33.333">
            <text:p>33.333</text:p>
          </table:table-cell>
          <table:table-cell office:value-type="float" office:value="67.057">
            <text:p>67.057</text:p>
          </table:table-cell>
          <table:table-cell office:value-type="float" office:value="177.778">
            <text:p>177.778</text:p>
          </table:table-cell>
          <table:table-cell office:value-type="float" office:value="67.182">
            <text:p>67.182</text:p>
          </table:table-cell>
          <table:table-cell office:value-type="float" office:value="33.333">
            <text:p>33.333</text:p>
          </table:table-cell>
          <table:table-cell office:value-type="float" office:value="34.133">
            <text:p>34.133</text:p>
          </table:table-cell>
          <table:table-cell office:value-type="float" office:value="44.367">
            <text:p>44.3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39.506">
            <text:p>39.506</text:p>
          </table:table-cell>
          <table:table-cell office:value-type="float" office:value="33.333">
            <text:p>33.333</text:p>
          </table:table-cell>
          <table:table-cell office:value-type="float" office:value="15.432">
            <text:p>15.432</text:p>
          </table:table-cell>
          <table:table-cell/>
          <table:table-cell table:formula="of:=MEDIAN(INDIRECT(ADDRESS(ROW();2)):INDIRECT(ADDRESS(ROW();COLUMN()-2)))" office:value-type="float" office:value="33.733">
            <text:p>33.733</text:p>
          </table:table-cell>
          <table:table-cell table:formula="of:=MIN(INDIRECT(ADDRESS(ROW();2)):INDIRECT(ADDRESS(ROW();COLUMN()-3)))" office:value-type="float" office:value="15.432">
            <text:p>15.432</text:p>
          </table:table-cell>
          <table:table-cell table:formula="of:=MAX(INDIRECT(ADDRESS(ROW();2)):INDIRECT(ADDRESS(ROW();COLUMN()-4)))" office:value-type="float" office:value="177.778">
            <text:p>177.778</text:p>
          </table:table-cell>
          <table:table-cell table:formula="of:=AVERAGE(INDIRECT(ADDRESS(ROW();2)):INDIRECT(ADDRESS(ROW();COLUMN()-5)))" office:value-type="float" office:value="54.633">
            <text:p>54.633</text:p>
          </table:table-cell>
          <table:table-cell table:formula="of:=STDEV(INDIRECT(ADDRESS(ROW();2)):INDIRECT(ADDRESS(ROW();COLUMN()-6)))" office:value-type="float" office:value="44.5511529540871">
            <text:p>44.551152954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0.8215">
            <text:p>-50.821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45.539">
            <text:p>145.539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2.75">
            <text:p>2.75</text:p>
          </table:table-cell>
          <table:table-cell office:value-type="float" office:value="5">
            <text:p>5</text:p>
          </table:table-cell>
          <table:table-cell office:value-type="float" office:value="2.75">
            <text:p>2.7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2.73571428571429">
            <text:p>2.7357142857</text:p>
          </table:table-cell>
          <table:table-cell table:formula="of:=STDEV(INDIRECT(ADDRESS(ROW();2)):INDIRECT(ADDRESS(ROW();COLUMN()-6)))" office:value-type="float" office:value="1.11241742501299">
            <text:p>1.11241742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9375">
            <text:p>-1.9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.25">
            <text:p>7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"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MEDIAN(INDIRECT(ADDRESS(ROW();2)):INDIRECT(ADDRESS(ROW();COLUMN()-2)))" office:value-type="float" office:value="12">
            <text:p>12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10.5">
            <text:p>10.5</text:p>
          </table:table-cell>
          <table:table-cell table:formula="of:=STDEV(INDIRECT(ADDRESS(ROW();2)):INDIRECT(ADDRESS(ROW();COLUMN()-6)))" office:value-type="float" office:value="3.85805849937704">
            <text:p>3.858058499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">
            <text:p>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1">
            <text:p>21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Improvised Tower(1/2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table:number-columns-repeated="2"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10">
            <text:p>10</text:p>
          </table:table-cell>
          <table:table-cell table:formula="of:=MAX(INDIRECT(ADDRESS(ROW();2)):INDIRECT(ADDRESS(ROW();COLUMN()-4)))" office:value-type="float" office:value="40">
            <text:p>40</text:p>
          </table:table-cell>
          <table:table-cell table:formula="of:=AVERAGE(INDIRECT(ADDRESS(ROW();2)):INDIRECT(ADDRESS(ROW();COLUMN()-5)))" office:value-type="float" office:value="21.3571428571429">
            <text:p>21.3571428571</text:p>
          </table:table-cell>
          <table:table-cell table:formula="of:=STDEV(INDIRECT(ADDRESS(ROW();2)):INDIRECT(ADDRESS(ROW();COLUMN()-6)))" office:value-type="float" office:value="6.67494906759183">
            <text:p>6.674949067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4.75">
            <text:p>14.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5">
            <text:p>1.5</text:p>
          </table:table-cell>
          <table:table-cell office:value-type="float" office:value="0.95">
            <text:p>0.95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8">
            <text:p>0.8</text:p>
          </table:table-cell>
          <table:table-cell table:formula="of:=MAX(INDIRECT(ADDRESS(ROW();2)):INDIRECT(ADDRESS(ROW();COLUMN()-4)))" office:value-type="float" office:value="3">
            <text:p>3</text:p>
          </table:table-cell>
          <table:table-cell table:formula="of:=AVERAGE(INDIRECT(ADDRESS(ROW();2)):INDIRECT(ADDRESS(ROW();COLUMN()-5)))" office:value-type="float" office:value="1.19285714285714">
            <text:p>1.1928571429</text:p>
          </table:table-cell>
          <table:table-cell table:formula="of:=STDEV(INDIRECT(ADDRESS(ROW();2)):INDIRECT(ADDRESS(ROW();COLUMN()-6)))" office:value-type="float" office:value="0.5473211484681">
            <text:p>0.547321148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475">
            <text:p>0.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7">
            <text:p>1.7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31.111">
            <text:p>31.111</text:p>
          </table:table-cell>
          <table:table-cell office:value-type="float" office:value="20">
            <text:p>20</text:p>
          </table:table-cell>
          <table:table-cell office:value-type="float" office:value="26.25">
            <text:p>26.25</text:p>
          </table:table-cell>
          <table:table-cell office:value-type="float" office:value="26.667">
            <text:p>26.667</text:p>
          </table:table-cell>
          <table:table-cell office:value-type="float" office:value="25.263">
            <text:p>25.263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13.333">
            <text:p>13.333</text:p>
          </table:table-cell>
          <table:table-cell office:value-type="float" office:value="20">
            <text:p>20</text:p>
          </table:table-cell>
          <table:table-cell office:value-type="float" office:value="3.333">
            <text:p>3.333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3.333">
            <text:p>3.333</text:p>
          </table:table-cell>
          <table:table-cell table:formula="of:=MAX(INDIRECT(ADDRESS(ROW();2)):INDIRECT(ADDRESS(ROW();COLUMN()-4)))" office:value-type="float" office:value="31.111">
            <text:p>31.111</text:p>
          </table:table-cell>
          <table:table-cell table:formula="of:=AVERAGE(INDIRECT(ADDRESS(ROW();2)):INDIRECT(ADDRESS(ROW();COLUMN()-5)))" office:value-type="float" office:value="20.0229285714286">
            <text:p>20.0229285714</text:p>
          </table:table-cell>
          <table:table-cell table:formula="of:=STDEV(INDIRECT(ADDRESS(ROW();2)):INDIRECT(ADDRESS(ROW();COLUMN()-6)))" office:value-type="float" office:value="6.73747152372216">
            <text:p>6.737471523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.24975">
            <text:p>-4.249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5.97">
            <text:p>45.97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31.111">
            <text:p>31.111</text:p>
          </table:table-cell>
          <table:table-cell office:value-type="float" office:value="20">
            <text:p>20</text:p>
          </table:table-cell>
          <table:table-cell office:value-type="float" office:value="26.25">
            <text:p>26.25</text:p>
          </table:table-cell>
          <table:table-cell office:value-type="float" office:value="26.667">
            <text:p>26.667</text:p>
          </table:table-cell>
          <table:table-cell office:value-type="float" office:value="25.263">
            <text:p>25.263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53.333">
            <text:p>53.333</text:p>
          </table:table-cell>
          <table:table-cell office:value-type="float" office:value="20">
            <text:p>20</text:p>
          </table:table-cell>
          <table:table-cell office:value-type="float" office:value="33.333">
            <text:p>33.333</text:p>
          </table:table-cell>
          <table:table-cell/>
          <table:table-cell table:formula="of:=MEDIAN(INDIRECT(ADDRESS(ROW();2)):INDIRECT(ADDRESS(ROW();COLUMN()-2)))" office:value-type="float" office:value="23.6315">
            <text:p>23.6315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53.333">
            <text:p>53.333</text:p>
          </table:table-cell>
          <table:table-cell table:formula="of:=AVERAGE(INDIRECT(ADDRESS(ROW();2)):INDIRECT(ADDRESS(ROW();COLUMN()-5)))" office:value-type="float" office:value="26.1657857142857">
            <text:p>26.1657857143</text:p>
          </table:table-cell>
          <table:table-cell table:formula="of:=STDEV(INDIRECT(ADDRESS(ROW();2)):INDIRECT(ADDRESS(ROW();COLUMN()-6)))" office:value-type="float" office:value="9.41564313893534">
            <text:p>9.415643138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">
            <text:p>-1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62.222">
            <text:p>62.222</text:p>
          </table:table-cell>
          <table:table-cell office:value-type="float" office:value="30">
            <text:p>30</text:p>
          </table:table-cell>
          <table:table-cell office:value-type="float" office:value="45.938">
            <text:p>45.938</text:p>
          </table:table-cell>
          <table:table-cell office:value-type="float" office:value="66.667">
            <text:p>66.667</text:p>
          </table:table-cell>
          <table:table-cell office:value-type="float" office:value="44.211">
            <text:p>44.211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22.091">
            <text:p>22.091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66.667">
            <text:p>66.667</text:p>
          </table:table-cell>
          <table:table-cell/>
          <table:table-cell table:formula="of:=MEDIAN(INDIRECT(ADDRESS(ROW();2)):INDIRECT(ADDRESS(ROW();COLUMN()-2)))" office:value-type="float" office:value="45.0745">
            <text:p>45.0745</text:p>
          </table:table-cell>
          <table:table-cell table:formula="of:=MIN(INDIRECT(ADDRESS(ROW();2)):INDIRECT(ADDRESS(ROW();COLUMN()-3)))" office:value-type="float" office:value="22.091">
            <text:p>22.091</text:p>
          </table:table-cell>
          <table:table-cell table:formula="of:=MAX(INDIRECT(ADDRESS(ROW();2)):INDIRECT(ADDRESS(ROW();COLUMN()-4)))" office:value-type="float" office:value="80">
            <text:p>80</text:p>
          </table:table-cell>
          <table:table-cell table:formula="of:=AVERAGE(INDIRECT(ADDRESS(ROW();2)):INDIRECT(ADDRESS(ROW();COLUMN()-5)))" office:value-type="float" office:value="45.6282857142857">
            <text:p>45.6282857143</text:p>
          </table:table-cell>
          <table:table-cell table:formula="of:=STDEV(INDIRECT(ADDRESS(ROW();2)):INDIRECT(ADDRESS(ROW();COLUMN()-6)))" office:value-type="float" office:value="17.6707348392262">
            <text:p>17.670734839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7.4995">
            <text:p>-57.499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46.666">
            <text:p>146.666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31.111">
            <text:p>31.111</text:p>
          </table:table-cell>
          <table:table-cell office:value-type="float" office:value="20">
            <text:p>20</text:p>
          </table:table-cell>
          <table:table-cell office:value-type="float" office:value="26.25">
            <text:p>26.25</text:p>
          </table:table-cell>
          <table:table-cell office:value-type="float" office:value="26.667">
            <text:p>26.667</text:p>
          </table:table-cell>
          <table:table-cell office:value-type="float" office:value="25.263">
            <text:p>25.263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53.333">
            <text:p>53.333</text:p>
          </table:table-cell>
          <table:table-cell office:value-type="float" office:value="20">
            <text:p>20</text:p>
          </table:table-cell>
          <table:table-cell office:value-type="float" office:value="333.333">
            <text:p>333.333</text:p>
          </table:table-cell>
          <table:table-cell/>
          <table:table-cell table:formula="of:=MEDIAN(INDIRECT(ADDRESS(ROW();2)):INDIRECT(ADDRESS(ROW();COLUMN()-2)))" office:value-type="float" office:value="23.6315">
            <text:p>23.6315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333.333">
            <text:p>333.333</text:p>
          </table:table-cell>
          <table:table-cell table:formula="of:=AVERAGE(INDIRECT(ADDRESS(ROW();2)):INDIRECT(ADDRESS(ROW();COLUMN()-5)))" office:value-type="float" office:value="47.5943571428571">
            <text:p>47.5943571429</text:p>
          </table:table-cell>
          <table:table-cell table:formula="of:=STDEV(INDIRECT(ADDRESS(ROW();2)):INDIRECT(ADDRESS(ROW();COLUMN()-6)))" office:value-type="float" office:value="82.7527659343524">
            <text:p>82.752765934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">
            <text:p>-1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1.75">
            <text:p>1.75</text:p>
          </table:table-cell>
          <table:table-cell office:value-type="float" office:value="2.5">
            <text:p>2.5</text:p>
          </table:table-cell>
          <table:table-cell office:value-type="float" office:value="1.75">
            <text:p>1.75</text:p>
          </table:table-cell>
          <table:table-cell table:number-columns-repeated="4" office:value-type="float" office:value="1.5">
            <text:p>1.5</text:p>
          </table:table-cell>
          <table:table-cell office:value-type="float" office:value="1.35">
            <text:p>1.35</text:p>
          </table:table-cell>
          <table:table-cell table:number-columns-repeated="2"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/>
          <table:table-cell table:formula="of:=MEDIAN(INDIRECT(ADDRESS(ROW();2)):INDIRECT(ADDRESS(ROW();COLUMN()-2)))" office:value-type="float" office:value="1.5">
            <text:p>1.5</text:p>
          </table:table-cell>
          <table:table-cell table:formula="of:=MIN(INDIRECT(ADDRESS(ROW();2)):INDIRECT(ADDRESS(ROW();COLUMN()-3)))" office:value-type="float" office:value="1.35">
            <text:p>1.35</text:p>
          </table:table-cell>
          <table:table-cell table:formula="of:=MAX(INDIRECT(ADDRESS(ROW();2)):INDIRECT(ADDRESS(ROW();COLUMN()-4)))" office:value-type="float" office:value="2.5">
            <text:p>2.5</text:p>
          </table:table-cell>
          <table:table-cell table:formula="of:=AVERAGE(INDIRECT(ADDRESS(ROW();2)):INDIRECT(ADDRESS(ROW();COLUMN()-5)))" office:value-type="float" office:value="1.73928571428571">
            <text:p>1.7392857143</text:p>
          </table:table-cell>
          <table:table-cell table:formula="of:=STDEV(INDIRECT(ADDRESS(ROW();2)):INDIRECT(ADDRESS(ROW();COLUMN()-6)))" office:value-type="float" office:value="0.376817937791924">
            <text:p>0.376817937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1875">
            <text:p>0.1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25">
            <text:p>3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6">
            <text:p>6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6.21428571428571">
            <text:p>6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">
            <text:p>9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Improvised Tower(2/2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39.2">
            <text:p>39.2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80">
            <text:p>80</text:p>
          </table:table-cell>
          <table:table-cell office:value-type="float" office:value="28.8">
            <text:p>28.8</text:p>
          </table:table-cell>
          <table:table-cell table:number-columns-repeated="2" office:value-type="float" office:value="20">
            <text:p>20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2.8">
            <text:p>12.8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80">
            <text:p>80</text:p>
          </table:table-cell>
          <table:table-cell table:formula="of:=AVERAGE(INDIRECT(ADDRESS(ROW();2)):INDIRECT(ADDRESS(ROW();COLUMN()-5)))" office:value-type="float" office:value="25">
            <text:p>25</text:p>
          </table:table-cell>
          <table:table-cell table:formula="of:=STDEV(INDIRECT(ADDRESS(ROW();2)):INDIRECT(ADDRESS(ROW();COLUMN()-6)))" office:value-type="float" office:value="17.5380026930531">
            <text:p>17.538002693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9.05">
            <text:p>9.0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4.6">
            <text:p>34.6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81">
            <text:p>0.81</text:p>
          </table:table-cell>
          <table:table-cell office:value-type="float" office:value="1">
            <text:p>1</text:p>
          </table:table-cell>
          <table:table-cell office:value-type="float" office:value="0.64">
            <text:p>0.64</text:p>
          </table:table-cell>
          <table:table-cell office:value-type="float" office:value="2">
            <text:p>2</text:p>
          </table:table-cell>
          <table:table-cell office:value-type="float" office:value="0.903">
            <text:p>0.903</text:p>
          </table:table-cell>
          <table:table-cell office:value-type="float" office:value="1">
            <text:p>1</text:p>
          </table:table-cell>
          <table:table-cell office:value-type="float" office:value="1.563">
            <text:p>1.563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44">
            <text:p>1.4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64">
            <text:p>0.64</text:p>
          </table:table-cell>
          <table:table-cell table:formula="of:=MAX(INDIRECT(ADDRESS(ROW();2)):INDIRECT(ADDRESS(ROW();COLUMN()-4)))" office:value-type="float" office:value="9">
            <text:p>9</text:p>
          </table:table-cell>
          <table:table-cell table:formula="of:=AVERAGE(INDIRECT(ADDRESS(ROW();2)):INDIRECT(ADDRESS(ROW();COLUMN()-5)))" office:value-type="float" office:value="1.67542857142857">
            <text:p>1.6754285714</text:p>
          </table:table-cell>
          <table:table-cell table:formula="of:=STDEV(INDIRECT(ADDRESS(ROW();2)):INDIRECT(ADDRESS(ROW();COLUMN()-6)))" office:value-type="float" office:value="2.13593476975757">
            <text:p>2.135934769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065">
            <text:p>-0.0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.42">
            <text:p>2.42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48.395">
            <text:p>48.395</text:p>
          </table:table-cell>
          <table:table-cell office:value-type="float" office:value="20">
            <text:p>20</text:p>
          </table:table-cell>
          <table:table-cell office:value-type="float" office:value="34.375">
            <text:p>34.375</text:p>
          </table:table-cell>
          <table:table-cell office:value-type="float" office:value="40">
            <text:p>40</text:p>
          </table:table-cell>
          <table:table-cell office:value-type="float" office:value="31.911">
            <text:p>31.911</text:p>
          </table:table-cell>
          <table:table-cell office:value-type="float" office:value="20">
            <text:p>20</text:p>
          </table:table-cell>
          <table:table-cell office:value-type="float" office:value="12.8">
            <text:p>12.8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8.889">
            <text:p>8.889</text:p>
          </table:table-cell>
          <table:table-cell office:value-type="float" office:value="20">
            <text:p>20</text:p>
          </table:table-cell>
          <table:table-cell office:value-type="float" office:value="0.556">
            <text:p>0.556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0.556">
            <text:p>0.556</text:p>
          </table:table-cell>
          <table:table-cell table:formula="of:=MAX(INDIRECT(ADDRESS(ROW();2)):INDIRECT(ADDRESS(ROW();COLUMN()-4)))" office:value-type="float" office:value="48.395">
            <text:p>48.395</text:p>
          </table:table-cell>
          <table:table-cell table:formula="of:=AVERAGE(INDIRECT(ADDRESS(ROW();2)):INDIRECT(ADDRESS(ROW();COLUMN()-5)))" office:value-type="float" office:value="22.6778571428571">
            <text:p>22.6778571429</text:p>
          </table:table-cell>
          <table:table-cell table:formula="of:=STDEV(INDIRECT(ADDRESS(ROW();2)):INDIRECT(ADDRESS(ROW();COLUMN()-6)))" office:value-type="float" office:value="12.5226553454568">
            <text:p>12.522655345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0.85775">
            <text:p>-20.857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8.114">
            <text:p>68.114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48.395">
            <text:p>48.395</text:p>
          </table:table-cell>
          <table:table-cell office:value-type="float" office:value="20">
            <text:p>20</text:p>
          </table:table-cell>
          <table:table-cell office:value-type="float" office:value="34.375">
            <text:p>34.375</text:p>
          </table:table-cell>
          <table:table-cell office:value-type="float" office:value="40">
            <text:p>40</text:p>
          </table:table-cell>
          <table:table-cell office:value-type="float" office:value="31.911">
            <text:p>31.911</text:p>
          </table:table-cell>
          <table:table-cell office:value-type="float" office:value="20">
            <text:p>20</text:p>
          </table:table-cell>
          <table:table-cell office:value-type="float" office:value="25.6">
            <text:p>25.6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35.556">
            <text:p>35.556</text:p>
          </table:table-cell>
          <table:table-cell office:value-type="float" office:value="20">
            <text:p>20</text:p>
          </table:table-cell>
          <table:table-cell office:value-type="float" office:value="5.556">
            <text:p>5.556</text:p>
          </table:table-cell>
          <table:table-cell/>
          <table:table-cell table:formula="of:=MEDIAN(INDIRECT(ADDRESS(ROW();2)):INDIRECT(ADDRESS(ROW();COLUMN()-2)))" office:value-type="float" office:value="22.1">
            <text:p>22.1</text:p>
          </table:table-cell>
          <table:table-cell table:formula="of:=MIN(INDIRECT(ADDRESS(ROW();2)):INDIRECT(ADDRESS(ROW();COLUMN()-3)))" office:value-type="float" office:value="5.556">
            <text:p>5.556</text:p>
          </table:table-cell>
          <table:table-cell table:formula="of:=MAX(INDIRECT(ADDRESS(ROW();2)):INDIRECT(ADDRESS(ROW();COLUMN()-4)))" office:value-type="float" office:value="48.395">
            <text:p>48.395</text:p>
          </table:table-cell>
          <table:table-cell table:formula="of:=AVERAGE(INDIRECT(ADDRESS(ROW();2)):INDIRECT(ADDRESS(ROW();COLUMN()-5)))" office:value-type="float" office:value="25.8540714285714">
            <text:p>25.8540714286</text:p>
          </table:table-cell>
          <table:table-cell table:formula="of:=STDEV(INDIRECT(ADDRESS(ROW();2)):INDIRECT(ADDRESS(ROW();COLUMN()-6)))" office:value-type="float" office:value="11.0517844258068">
            <text:p>11.051784425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1.277">
            <text:p>-21.27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5.036">
            <text:p>75.036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120.988">
            <text:p>120.988</text:p>
          </table:table-cell>
          <table:table-cell office:value-type="float" office:value="30">
            <text:p>30</text:p>
          </table:table-cell>
          <table:table-cell office:value-type="float" office:value="68.75">
            <text:p>68.75</text:p>
          </table:table-cell>
          <table:table-cell office:value-type="float" office:value="140">
            <text:p>140</text:p>
          </table:table-cell>
          <table:table-cell office:value-type="float" office:value="63.823">
            <text:p>63.823</text:p>
          </table:table-cell>
          <table:table-cell office:value-type="float" office:value="30">
            <text:p>30</text:p>
          </table:table-cell>
          <table:table-cell office:value-type="float" office:value="38.4">
            <text:p>38.4</text:p>
          </table:table-cell>
          <table:table-cell office:value-type="float" office:value="36.3">
            <text:p>36.3</text:p>
          </table:table-cell>
          <table:table-cell office:value-type="float" office:value="30">
            <text:p>30</text:p>
          </table:table-cell>
          <table:table-cell office:value-type="float" office:value="22.091">
            <text:p>22.091</text:p>
          </table:table-cell>
          <table:table-cell office:value-type="float" office:value="30">
            <text:p>30</text:p>
          </table:table-cell>
          <table:table-cell office:value-type="float" office:value="53.333">
            <text:p>53.333</text:p>
          </table:table-cell>
          <table:table-cell office:value-type="float" office:value="70">
            <text:p>70</text:p>
          </table:table-cell>
          <table:table-cell office:value-type="float" office:value="13.889">
            <text:p>13.889</text:p>
          </table:table-cell>
          <table:table-cell/>
          <table:table-cell table:formula="of:=MEDIAN(INDIRECT(ADDRESS(ROW();2)):INDIRECT(ADDRESS(ROW();COLUMN()-2)))" office:value-type="float" office:value="37.35">
            <text:p>37.35</text:p>
          </table:table-cell>
          <table:table-cell table:formula="of:=MIN(INDIRECT(ADDRESS(ROW();2)):INDIRECT(ADDRESS(ROW();COLUMN()-3)))" office:value-type="float" office:value="13.889">
            <text:p>13.889</text:p>
          </table:table-cell>
          <table:table-cell table:formula="of:=MAX(INDIRECT(ADDRESS(ROW();2)):INDIRECT(ADDRESS(ROW();COLUMN()-4)))" office:value-type="float" office:value="140">
            <text:p>140</text:p>
          </table:table-cell>
          <table:table-cell table:formula="of:=AVERAGE(INDIRECT(ADDRESS(ROW();2)):INDIRECT(ADDRESS(ROW();COLUMN()-5)))" office:value-type="float" office:value="53.3981428571429">
            <text:p>53.3981428571</text:p>
          </table:table-cell>
          <table:table-cell table:formula="of:=STDEV(INDIRECT(ADDRESS(ROW();2)):INDIRECT(ADDRESS(ROW();COLUMN()-6)))" office:value-type="float" office:value="37.1447751949815">
            <text:p>37.14477519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82.55475">
            <text:p>-82.55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80.073">
            <text:p>180.073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48.395">
            <text:p>48.395</text:p>
          </table:table-cell>
          <table:table-cell office:value-type="float" office:value="20">
            <text:p>20</text:p>
          </table:table-cell>
          <table:table-cell office:value-type="float" office:value="34.375">
            <text:p>34.375</text:p>
          </table:table-cell>
          <table:table-cell office:value-type="float" office:value="40">
            <text:p>40</text:p>
          </table:table-cell>
          <table:table-cell office:value-type="float" office:value="31.911">
            <text:p>31.911</text:p>
          </table:table-cell>
          <table:table-cell office:value-type="float" office:value="20">
            <text:p>20</text:p>
          </table:table-cell>
          <table:table-cell office:value-type="float" office:value="25.6">
            <text:p>25.6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35.556">
            <text:p>35.556</text:p>
          </table:table-cell>
          <table:table-cell office:value-type="float" office:value="20">
            <text:p>20</text:p>
          </table:table-cell>
          <table:table-cell office:value-type="float" office:value="55.556">
            <text:p>55.556</text:p>
          </table:table-cell>
          <table:table-cell/>
          <table:table-cell table:formula="of:=MEDIAN(INDIRECT(ADDRESS(ROW();2)):INDIRECT(ADDRESS(ROW();COLUMN()-2)))" office:value-type="float" office:value="24.9">
            <text:p>24.9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55.556">
            <text:p>55.556</text:p>
          </table:table-cell>
          <table:table-cell table:formula="of:=AVERAGE(INDIRECT(ADDRESS(ROW();2)):INDIRECT(ADDRESS(ROW();COLUMN()-5)))" office:value-type="float" office:value="29.4255">
            <text:p>29.4255</text:p>
          </table:table-cell>
          <table:table-cell table:formula="of:=STDEV(INDIRECT(ADDRESS(ROW();2)):INDIRECT(ADDRESS(ROW();COLUMN()-6)))" office:value-type="float" office:value="12.023907708267">
            <text:p>12.023907708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5.78225">
            <text:p>-25.782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1.043">
            <text:p>81.043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number-columns-repeated="4" office:value-type="float" office:value="1.5">
            <text:p>1.5</text:p>
          </table:table-cell>
          <table:table-cell office:value-type="float" office:value="1.35">
            <text:p>1.35</text:p>
          </table:table-cell>
          <table:table-cell table:number-columns-repeated="2" office:value-type="float" office:value="1.5">
            <text:p>1.5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1.5">
            <text:p>1.5</text:p>
          </table:table-cell>
          <table:table-cell table:formula="of:=MIN(INDIRECT(ADDRESS(ROW();2)):INDIRECT(ADDRESS(ROW();COLUMN()-3)))" office:value-type="float" office:value="1.35">
            <text:p>1.35</text:p>
          </table:table-cell>
          <table:table-cell table:formula="of:=MAX(INDIRECT(ADDRESS(ROW();2)):INDIRECT(ADDRESS(ROW();COLUMN()-4)))" office:value-type="float" office:value="3.5">
            <text:p>3.5</text:p>
          </table:table-cell>
          <table:table-cell table:formula="of:=AVERAGE(INDIRECT(ADDRESS(ROW();2)):INDIRECT(ADDRESS(ROW();COLUMN()-5)))" office:value-type="float" office:value="1.98928571428571">
            <text:p>1.9892857143</text:p>
          </table:table-cell>
          <table:table-cell table:formula="of:=STDEV(INDIRECT(ADDRESS(ROW();2)):INDIRECT(ADDRESS(ROW();COLUMN()-6)))" office:value-type="float" office:value="0.742702593813394">
            <text:p>0.742702593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125">
            <text:p>-1.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9">
            <text:p>9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8.35714285714286">
            <text:p>8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">
            <text:p>15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Mouse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table:formula="of:=MEDIAN(INDIRECT(ADDRESS(ROW();2)):INDIRECT(ADDRESS(ROW();COLUMN()-2)))" office:value-type="float" office:value="10">
            <text:p>10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0.7142857142857">
            <text:p>10.7142857143</text:p>
          </table:table-cell>
          <table:table-cell table:formula="of:=STDEV(INDIRECT(ADDRESS(ROW();2)):INDIRECT(ADDRESS(ROW();COLUMN()-6)))" office:value-type="float" office:value="3.33809184158512">
            <text:p>3.33809184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7">
            <text:p>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45">
            <text:p>0.45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0.475">
            <text:p>0.475</text:p>
          </table:table-cell>
          <table:table-cell office:value-type="float" office:value="0.5">
            <text:p>0.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/>
          <table:table-cell table:formula="of:=MEDIAN(INDIRECT(ADDRESS(ROW();2)):INDIRECT(ADDRESS(ROW();COLUMN()-2)))" office:value-type="float" office:value="0.5">
            <text:p>0.5</text:p>
          </table:table-cell>
          <table:table-cell table:formula="of:=MIN(INDIRECT(ADDRESS(ROW();2)):INDIRECT(ADDRESS(ROW();COLUMN()-3)))" office:value-type="float" office:value="0.4">
            <text:p>0.4</text:p>
          </table:table-cell>
          <table:table-cell table:formula="of:=MAX(INDIRECT(ADDRESS(ROW();2)):INDIRECT(ADDRESS(ROW();COLUMN()-4)))" office:value-type="float" office:value="1.5">
            <text:p>1.5</text:p>
          </table:table-cell>
          <table:table-cell table:formula="of:=AVERAGE(INDIRECT(ADDRESS(ROW();2)):INDIRECT(ADDRESS(ROW();COLUMN()-5)))" office:value-type="float" office:value="0.614285714285714">
            <text:p>0.6142857143</text:p>
          </table:table-cell>
          <table:table-cell table:formula="of:=STDEV(INDIRECT(ADDRESS(ROW();2)):INDIRECT(ADDRESS(ROW();COLUMN()-6)))" office:value-type="float" office:value="0.29199484415138">
            <text:p>0.291994844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2375">
            <text:p>0.2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0.85">
            <text:p>0.85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31.111">
            <text:p>31.111</text:p>
          </table:table-cell>
          <table:table-cell office:value-type="float" office:value="20">
            <text:p>20</text:p>
          </table:table-cell>
          <table:table-cell office:value-type="float" office:value="27.5">
            <text:p>27.5</text:p>
          </table:table-cell>
          <table:table-cell office:value-type="float" office:value="20">
            <text:p>20</text:p>
          </table:table-cell>
          <table:table-cell office:value-type="float" office:value="25.263">
            <text:p>25.263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13.333">
            <text:p>13.333</text:p>
          </table:table-cell>
          <table:table-cell office:value-type="float" office:value="20">
            <text:p>20</text:p>
          </table:table-cell>
          <table:table-cell office:value-type="float" office:value="3.333">
            <text:p>3.333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3.333">
            <text:p>3.333</text:p>
          </table:table-cell>
          <table:table-cell table:formula="of:=MAX(INDIRECT(ADDRESS(ROW();2)):INDIRECT(ADDRESS(ROW();COLUMN()-4)))" office:value-type="float" office:value="31.111">
            <text:p>31.111</text:p>
          </table:table-cell>
          <table:table-cell table:formula="of:=AVERAGE(INDIRECT(ADDRESS(ROW();2)):INDIRECT(ADDRESS(ROW();COLUMN()-5)))" office:value-type="float" office:value="19.636">
            <text:p>19.636</text:p>
          </table:table-cell>
          <table:table-cell table:formula="of:=STDEV(INDIRECT(ADDRESS(ROW();2)):INDIRECT(ADDRESS(ROW();COLUMN()-6)))" office:value-type="float" office:value="6.56919863980614">
            <text:p>6.569198639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4.592">
            <text:p>4.59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4.181">
            <text:p>34.181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31.111">
            <text:p>31.111</text:p>
          </table:table-cell>
          <table:table-cell office:value-type="float" office:value="20">
            <text:p>20</text:p>
          </table:table-cell>
          <table:table-cell office:value-type="float" office:value="27.5">
            <text:p>27.5</text:p>
          </table:table-cell>
          <table:table-cell office:value-type="float" office:value="20">
            <text:p>20</text:p>
          </table:table-cell>
          <table:table-cell office:value-type="float" office:value="25.263">
            <text:p>25.263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53.333">
            <text:p>53.333</text:p>
          </table:table-cell>
          <table:table-cell office:value-type="float" office:value="20">
            <text:p>20</text:p>
          </table:table-cell>
          <table:table-cell office:value-type="float" office:value="33.333">
            <text:p>33.333</text:p>
          </table:table-cell>
          <table:table-cell/>
          <table:table-cell table:formula="of:=MEDIAN(INDIRECT(ADDRESS(ROW();2)):INDIRECT(ADDRESS(ROW();COLUMN()-2)))" office:value-type="float" office:value="21">
            <text:p>21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53.333">
            <text:p>53.333</text:p>
          </table:table-cell>
          <table:table-cell table:formula="of:=AVERAGE(INDIRECT(ADDRESS(ROW();2)):INDIRECT(ADDRESS(ROW();COLUMN()-5)))" office:value-type="float" office:value="25.7788571428571">
            <text:p>25.7788571429</text:p>
          </table:table-cell>
          <table:table-cell table:formula="of:=STDEV(INDIRECT(ADDRESS(ROW();2)):INDIRECT(ADDRESS(ROW();COLUMN()-6)))" office:value-type="float" office:value="9.56736884380479">
            <text:p>9.567368843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.62475">
            <text:p>-10.62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0.833">
            <text:p>60.833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77.778">
            <text:p>77.778</text:p>
          </table:table-cell>
          <table:table-cell office:value-type="float" office:value="40">
            <text:p>40</text:p>
          </table:table-cell>
          <table:table-cell office:value-type="float" office:value="61.875">
            <text:p>61.875</text:p>
          </table:table-cell>
          <table:table-cell office:value-type="float" office:value="60">
            <text:p>60</text:p>
          </table:table-cell>
          <table:table-cell office:value-type="float" office:value="56.842">
            <text:p>56.842</text:p>
          </table:table-cell>
          <table:table-cell office:value-type="float" office:value="40">
            <text:p>40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29.455">
            <text:p>29.455</text:p>
          </table:table-cell>
          <table:table-cell office:value-type="float" office:value="40">
            <text:p>40</text:p>
          </table:table-cell>
          <table:table-cell office:value-type="float" office:value="106.667">
            <text:p>106.667</text:p>
          </table:table-cell>
          <table:table-cell office:value-type="float" office:value="60">
            <text:p>60</text:p>
          </table:table-cell>
          <table:table-cell office:value-type="float" office:value="83.333">
            <text:p>83.333</text:p>
          </table:table-cell>
          <table:table-cell/>
          <table:table-cell table:formula="of:=MEDIAN(INDIRECT(ADDRESS(ROW();2)):INDIRECT(ADDRESS(ROW();COLUMN()-2)))" office:value-type="float" office:value="58.421">
            <text:p>58.421</text:p>
          </table:table-cell>
          <table:table-cell table:formula="of:=MIN(INDIRECT(ADDRESS(ROW();2)):INDIRECT(ADDRESS(ROW();COLUMN()-3)))" office:value-type="float" office:value="29.455">
            <text:p>29.455</text:p>
          </table:table-cell>
          <table:table-cell table:formula="of:=MAX(INDIRECT(ADDRESS(ROW();2)):INDIRECT(ADDRESS(ROW();COLUMN()-4)))" office:value-type="float" office:value="106.667">
            <text:p>106.667</text:p>
          </table:table-cell>
          <table:table-cell table:formula="of:=AVERAGE(INDIRECT(ADDRESS(ROW();2)):INDIRECT(ADDRESS(ROW();COLUMN()-5)))" office:value-type="float" office:value="57.425">
            <text:p>57.425</text:p>
          </table:table-cell>
          <table:table-cell table:formula="of:=STDEV(INDIRECT(ADDRESS(ROW();2)):INDIRECT(ADDRESS(ROW();COLUMN()-6)))" office:value-type="float" office:value="21.0566122010312">
            <text:p>21.05661220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0.40625">
            <text:p>-30.40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3.875">
            <text:p>133.875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31.111">
            <text:p>31.111</text:p>
          </table:table-cell>
          <table:table-cell office:value-type="float" office:value="20">
            <text:p>20</text:p>
          </table:table-cell>
          <table:table-cell office:value-type="float" office:value="27.5">
            <text:p>27.5</text:p>
          </table:table-cell>
          <table:table-cell office:value-type="float" office:value="20">
            <text:p>20</text:p>
          </table:table-cell>
          <table:table-cell office:value-type="float" office:value="25.263">
            <text:p>25.263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53.333">
            <text:p>53.333</text:p>
          </table:table-cell>
          <table:table-cell office:value-type="float" office:value="20">
            <text:p>20</text:p>
          </table:table-cell>
          <table:table-cell office:value-type="float" office:value="333.333">
            <text:p>333.333</text:p>
          </table:table-cell>
          <table:table-cell/>
          <table:table-cell table:formula="of:=MEDIAN(INDIRECT(ADDRESS(ROW();2)):INDIRECT(ADDRESS(ROW();COLUMN()-2)))" office:value-type="float" office:value="21">
            <text:p>21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333.333">
            <text:p>333.333</text:p>
          </table:table-cell>
          <table:table-cell table:formula="of:=AVERAGE(INDIRECT(ADDRESS(ROW();2)):INDIRECT(ADDRESS(ROW();COLUMN()-5)))" office:value-type="float" office:value="47.2074285714286">
            <text:p>47.2074285714</text:p>
          </table:table-cell>
          <table:table-cell table:formula="of:=STDEV(INDIRECT(ADDRESS(ROW();2)):INDIRECT(ADDRESS(ROW();COLUMN()-6)))" office:value-type="float" office:value="82.8779748933188">
            <text:p>82.87797489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.62475">
            <text:p>-10.62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0.833">
            <text:p>60.833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2.25">
            <text:p>2.25</text:p>
          </table:table-cell>
          <table:table-cell office:value-type="float" office:value="3">
            <text:p>3</text:p>
          </table:table-cell>
          <table:table-cell office:value-type="float" office:value="2.25">
            <text:p>2.2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3">
            <text:p>3</text:p>
          </table:table-cell>
          <table:table-cell table:formula="of:=AVERAGE(INDIRECT(ADDRESS(ROW();2)):INDIRECT(ADDRESS(ROW();COLUMN()-5)))" office:value-type="float" office:value="2.23571428571429">
            <text:p>2.2357142857</text:p>
          </table:table-cell>
          <table:table-cell table:formula="of:=STDEV(INDIRECT(ADDRESS(ROW();2)):INDIRECT(ADDRESS(ROW();COLUMN()-6)))" office:value-type="float" office:value="0.381005032991475">
            <text:p>0.3810050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6875">
            <text:p>0.6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75">
            <text:p>3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6">
            <text:p>6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6.21428571428571">
            <text:p>6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">
            <text:p>9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Mouse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9.6">
            <text:p>19.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14.4">
            <text:p>14.4</text:p>
          </table:table-cell>
          <table:table-cell table:number-columns-repeated="2" office:value-type="float" office:value="10">
            <text:p>10</text:p>
          </table:table-cell>
          <table:table-cell office:value-type="float" office:value="12.1">
            <text:p>12.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6.4">
            <text:p>6.4</text:p>
          </table:table-cell>
          <table:table-cell office:value-type="float" office:value="10">
            <text:p>10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10">
            <text:p>10</text:p>
          </table:table-cell>
          <table:table-cell table:formula="of:=MIN(INDIRECT(ADDRESS(ROW();2)):INDIRECT(ADDRESS(ROW();COLUMN()-3)))" office:value-type="float" office:value="2.5">
            <text:p>2.5</text:p>
          </table:table-cell>
          <table:table-cell table:formula="of:=MAX(INDIRECT(ADDRESS(ROW();2)):INDIRECT(ADDRESS(ROW();COLUMN()-4)))" office:value-type="float" office:value="40">
            <text:p>40</text:p>
          </table:table-cell>
          <table:table-cell table:formula="of:=AVERAGE(INDIRECT(ADDRESS(ROW();2)):INDIRECT(ADDRESS(ROW();COLUMN()-5)))" office:value-type="float" office:value="12.5714285714286">
            <text:p>12.5714285714</text:p>
          </table:table-cell>
          <table:table-cell table:formula="of:=STDEV(INDIRECT(ADDRESS(ROW();2)):INDIRECT(ADDRESS(ROW();COLUMN()-6)))" office:value-type="float" office:value="8.75991118425547">
            <text:p>8.759911184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.775">
            <text:p>3.7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8.3">
            <text:p>18.3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405">
            <text:p>0.405</text:p>
          </table:table-cell>
          <table:table-cell office:value-type="float" office:value="0.5">
            <text:p>0.5</text:p>
          </table:table-cell>
          <table:table-cell office:value-type="float" office:value="0.32">
            <text:p>0.32</text:p>
          </table:table-cell>
          <table:table-cell office:value-type="float" office:value="1.5">
            <text:p>1.5</text:p>
          </table:table-cell>
          <table:table-cell office:value-type="float" office:value="0.451">
            <text:p>0.451</text:p>
          </table:table-cell>
          <table:table-cell office:value-type="float" office:value="0.5">
            <text:p>0.5</text:p>
          </table:table-cell>
          <table:table-cell office:value-type="float" office:value="0.781">
            <text:p>0.78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5">
            <text:p>0.5</text:p>
          </table:table-cell>
          <table:table-cell office:value-type="float" office:value="0.72">
            <text:p>0.72</text:p>
          </table:table-cell>
          <table:table-cell office:value-type="float" office:value="0.5">
            <text:p>0.5</text:p>
          </table:table-cell>
          <table:table-cell office:value-type="float" office:value="4.5">
            <text:p>4.5</text:p>
          </table:table-cell>
          <table:table-cell/>
          <table:table-cell table:formula="of:=MEDIAN(INDIRECT(ADDRESS(ROW();2)):INDIRECT(ADDRESS(ROW();COLUMN()-2)))" office:value-type="float" office:value="0.5">
            <text:p>0.5</text:p>
          </table:table-cell>
          <table:table-cell table:formula="of:=MIN(INDIRECT(ADDRESS(ROW();2)):INDIRECT(ADDRESS(ROW();COLUMN()-3)))" office:value-type="float" office:value="0.32">
            <text:p>0.32</text:p>
          </table:table-cell>
          <table:table-cell table:formula="of:=MAX(INDIRECT(ADDRESS(ROW();2)):INDIRECT(ADDRESS(ROW();COLUMN()-4)))" office:value-type="float" office:value="4.5">
            <text:p>4.5</text:p>
          </table:table-cell>
          <table:table-cell table:formula="of:=AVERAGE(INDIRECT(ADDRESS(ROW();2)):INDIRECT(ADDRESS(ROW();COLUMN()-5)))" office:value-type="float" office:value="0.873357142857143">
            <text:p>0.8733571429</text:p>
          </table:table-cell>
          <table:table-cell table:formula="of:=STDEV(INDIRECT(ADDRESS(ROW();2)):INDIRECT(ADDRESS(ROW();COLUMN()-6)))" office:value-type="float" office:value="1.08209729458356">
            <text:p>1.082097294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0325">
            <text:p>-0.03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21">
            <text:p>1.21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48.395">
            <text:p>48.395</text:p>
          </table:table-cell>
          <table:table-cell office:value-type="float" office:value="20">
            <text:p>20</text:p>
          </table:table-cell>
          <table:table-cell office:value-type="float" office:value="37.5">
            <text:p>37.5</text:p>
          </table:table-cell>
          <table:table-cell office:value-type="float" office:value="26.667">
            <text:p>26.667</text:p>
          </table:table-cell>
          <table:table-cell office:value-type="float" office:value="31.911">
            <text:p>31.911</text:p>
          </table:table-cell>
          <table:table-cell office:value-type="float" office:value="20">
            <text:p>20</text:p>
          </table:table-cell>
          <table:table-cell office:value-type="float" office:value="12.8">
            <text:p>12.8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8.889">
            <text:p>8.889</text:p>
          </table:table-cell>
          <table:table-cell office:value-type="float" office:value="20">
            <text:p>20</text:p>
          </table:table-cell>
          <table:table-cell office:value-type="float" office:value="0.556">
            <text:p>0.556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0.556">
            <text:p>0.556</text:p>
          </table:table-cell>
          <table:table-cell table:formula="of:=MAX(INDIRECT(ADDRESS(ROW();2)):INDIRECT(ADDRESS(ROW();COLUMN()-4)))" office:value-type="float" office:value="48.395">
            <text:p>48.395</text:p>
          </table:table-cell>
          <table:table-cell table:formula="of:=AVERAGE(INDIRECT(ADDRESS(ROW();2)):INDIRECT(ADDRESS(ROW();COLUMN()-5)))" office:value-type="float" office:value="21.9487142857143">
            <text:p>21.9487142857</text:p>
          </table:table-cell>
          <table:table-cell table:formula="of:=STDEV(INDIRECT(ADDRESS(ROW();2)):INDIRECT(ADDRESS(ROW();COLUMN()-6)))" office:value-type="float" office:value="11.8643161327024">
            <text:p>11.864316132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9.05875000000001">
            <text:p>-9.05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2.382">
            <text:p>52.382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48.395">
            <text:p>48.395</text:p>
          </table:table-cell>
          <table:table-cell office:value-type="float" office:value="20">
            <text:p>20</text:p>
          </table:table-cell>
          <table:table-cell office:value-type="float" office:value="37.5">
            <text:p>37.5</text:p>
          </table:table-cell>
          <table:table-cell office:value-type="float" office:value="26.667">
            <text:p>26.667</text:p>
          </table:table-cell>
          <table:table-cell office:value-type="float" office:value="31.911">
            <text:p>31.911</text:p>
          </table:table-cell>
          <table:table-cell office:value-type="float" office:value="20">
            <text:p>20</text:p>
          </table:table-cell>
          <table:table-cell office:value-type="float" office:value="25.6">
            <text:p>25.6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35.556">
            <text:p>35.556</text:p>
          </table:table-cell>
          <table:table-cell office:value-type="float" office:value="20">
            <text:p>20</text:p>
          </table:table-cell>
          <table:table-cell office:value-type="float" office:value="5.556">
            <text:p>5.556</text:p>
          </table:table-cell>
          <table:table-cell/>
          <table:table-cell table:formula="of:=MEDIAN(INDIRECT(ADDRESS(ROW();2)):INDIRECT(ADDRESS(ROW();COLUMN()-2)))" office:value-type="float" office:value="22.1">
            <text:p>22.1</text:p>
          </table:table-cell>
          <table:table-cell table:formula="of:=MIN(INDIRECT(ADDRESS(ROW();2)):INDIRECT(ADDRESS(ROW();COLUMN()-3)))" office:value-type="float" office:value="5.556">
            <text:p>5.556</text:p>
          </table:table-cell>
          <table:table-cell table:formula="of:=MAX(INDIRECT(ADDRESS(ROW();2)):INDIRECT(ADDRESS(ROW();COLUMN()-4)))" office:value-type="float" office:value="48.395">
            <text:p>48.395</text:p>
          </table:table-cell>
          <table:table-cell table:formula="of:=AVERAGE(INDIRECT(ADDRESS(ROW();2)):INDIRECT(ADDRESS(ROW();COLUMN()-5)))" office:value-type="float" office:value="25.1249285714286">
            <text:p>25.1249285714</text:p>
          </table:table-cell>
          <table:table-cell table:formula="of:=STDEV(INDIRECT(ADDRESS(ROW();2)):INDIRECT(ADDRESS(ROW();COLUMN()-6)))" office:value-type="float" office:value="10.5392201686717">
            <text:p>10.539220168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1.8">
            <text:p>-11.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2.4">
            <text:p>62.4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145.185">
            <text:p>145.185</text:p>
          </table:table-cell>
          <table:table-cell office:value-type="float" office:value="40">
            <text:p>40</text:p>
          </table:table-cell>
          <table:table-cell office:value-type="float" office:value="93.75">
            <text:p>93.75</text:p>
          </table:table-cell>
          <table:table-cell office:value-type="float" office:value="106.667">
            <text:p>106.667</text:p>
          </table:table-cell>
          <table:table-cell office:value-type="float" office:value="79.778">
            <text:p>79.778</text:p>
          </table:table-cell>
          <table:table-cell office:value-type="float" office:value="40">
            <text:p>40</text:p>
          </table:table-cell>
          <table:table-cell office:value-type="float" office:value="51.2">
            <text:p>51.2</text:p>
          </table:table-cell>
          <table:table-cell office:value-type="float" office:value="48.4">
            <text:p>48.4</text:p>
          </table:table-cell>
          <table:table-cell office:value-type="float" office:value="40">
            <text:p>40</text:p>
          </table:table-cell>
          <table:table-cell office:value-type="float" office:value="29.455">
            <text:p>29.455</text:p>
          </table:table-cell>
          <table:table-cell office:value-type="float" office:value="40">
            <text:p>40</text:p>
          </table:table-cell>
          <table:table-cell office:value-type="float" office:value="71.111">
            <text:p>71.111</text:p>
          </table:table-cell>
          <table:table-cell office:value-type="float" office:value="80">
            <text:p>80</text:p>
          </table:table-cell>
          <table:table-cell office:value-type="float" office:value="16.667">
            <text:p>16.667</text:p>
          </table:table-cell>
          <table:table-cell/>
          <table:table-cell table:formula="of:=MEDIAN(INDIRECT(ADDRESS(ROW();2)):INDIRECT(ADDRESS(ROW();COLUMN()-2)))" office:value-type="float" office:value="49.8">
            <text:p>49.8</text:p>
          </table:table-cell>
          <table:table-cell table:formula="of:=MIN(INDIRECT(ADDRESS(ROW();2)):INDIRECT(ADDRESS(ROW();COLUMN()-3)))" office:value-type="float" office:value="16.667">
            <text:p>16.667</text:p>
          </table:table-cell>
          <table:table-cell table:formula="of:=MAX(INDIRECT(ADDRESS(ROW();2)):INDIRECT(ADDRESS(ROW();COLUMN()-4)))" office:value-type="float" office:value="145.185">
            <text:p>145.185</text:p>
          </table:table-cell>
          <table:table-cell table:formula="of:=AVERAGE(INDIRECT(ADDRESS(ROW();2)):INDIRECT(ADDRESS(ROW();COLUMN()-5)))" office:value-type="float" office:value="63.0152142857143">
            <text:p>63.0152142857</text:p>
          </table:table-cell>
          <table:table-cell table:formula="of:=STDEV(INDIRECT(ADDRESS(ROW();2)):INDIRECT(ADDRESS(ROW();COLUMN()-6)))" office:value-type="float" office:value="35.0641652407051">
            <text:p>35.064165240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79.8335">
            <text:p>-79.833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99.778">
            <text:p>199.778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48.395">
            <text:p>48.395</text:p>
          </table:table-cell>
          <table:table-cell office:value-type="float" office:value="20">
            <text:p>20</text:p>
          </table:table-cell>
          <table:table-cell office:value-type="float" office:value="37.5">
            <text:p>37.5</text:p>
          </table:table-cell>
          <table:table-cell office:value-type="float" office:value="26.667">
            <text:p>26.667</text:p>
          </table:table-cell>
          <table:table-cell office:value-type="float" office:value="31.911">
            <text:p>31.911</text:p>
          </table:table-cell>
          <table:table-cell office:value-type="float" office:value="20">
            <text:p>20</text:p>
          </table:table-cell>
          <table:table-cell office:value-type="float" office:value="25.6">
            <text:p>25.6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35.556">
            <text:p>35.556</text:p>
          </table:table-cell>
          <table:table-cell office:value-type="float" office:value="20">
            <text:p>20</text:p>
          </table:table-cell>
          <table:table-cell office:value-type="float" office:value="55.556">
            <text:p>55.556</text:p>
          </table:table-cell>
          <table:table-cell/>
          <table:table-cell table:formula="of:=MEDIAN(INDIRECT(ADDRESS(ROW();2)):INDIRECT(ADDRESS(ROW();COLUMN()-2)))" office:value-type="float" office:value="24.9">
            <text:p>24.9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55.556">
            <text:p>55.556</text:p>
          </table:table-cell>
          <table:table-cell table:formula="of:=AVERAGE(INDIRECT(ADDRESS(ROW();2)):INDIRECT(ADDRESS(ROW();COLUMN()-5)))" office:value-type="float" office:value="28.6963571428571">
            <text:p>28.6963571429</text:p>
          </table:table-cell>
          <table:table-cell table:formula="of:=STDEV(INDIRECT(ADDRESS(ROW();2)):INDIRECT(ADDRESS(ROW();COLUMN()-6)))" office:value-type="float" office:value="11.7947603008686">
            <text:p>11.794760300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3.93425">
            <text:p>-23.934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8.579">
            <text:p>78.579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4">
            <text:p>4</text:p>
          </table:table-cell>
          <table:table-cell table:formula="of:=AVERAGE(INDIRECT(ADDRESS(ROW();2)):INDIRECT(ADDRESS(ROW();COLUMN()-5)))" office:value-type="float" office:value="2.48571428571429">
            <text:p>2.4857142857</text:p>
          </table:table-cell>
          <table:table-cell table:formula="of:=STDEV(INDIRECT(ADDRESS(ROW();2)):INDIRECT(ADDRESS(ROW();COLUMN()-6)))" office:value-type="float" office:value="0.746125523423034">
            <text:p>0.746125523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625">
            <text:p>-0.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.5">
            <text:p>5.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9">
            <text:p>9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8.35714285714286">
            <text:p>8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">
            <text:p>15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Mouse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27.44">
            <text:p>27.4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80">
            <text:p>80</text:p>
          </table:table-cell>
          <table:table-cell office:value-type="float" office:value="17.28">
            <text:p>17.28</text:p>
          </table:table-cell>
          <table:table-cell table:number-columns-repeated="2" office:value-type="float" office:value="10">
            <text:p>10</text:p>
          </table:table-cell>
          <table:table-cell office:value-type="float" office:value="13.31">
            <text:p>13.3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5.12">
            <text:p>5.12</text:p>
          </table:table-cell>
          <table:table-cell office:value-type="float" office:value="10">
            <text:p>10</text:p>
          </table:table-cell>
          <table:table-cell office:value-type="float" office:value="1.25">
            <text:p>1.25</text:p>
          </table:table-cell>
          <table:table-cell/>
          <table:table-cell table:formula="of:=MEDIAN(INDIRECT(ADDRESS(ROW();2)):INDIRECT(ADDRESS(ROW();COLUMN()-2)))" office:value-type="float" office:value="10">
            <text:p>10</text:p>
          </table:table-cell>
          <table:table-cell table:formula="of:=MIN(INDIRECT(ADDRESS(ROW();2)):INDIRECT(ADDRESS(ROW();COLUMN()-3)))" office:value-type="float" office:value="1.25">
            <text:p>1.25</text:p>
          </table:table-cell>
          <table:table-cell table:formula="of:=MAX(INDIRECT(ADDRESS(ROW();2)):INDIRECT(ADDRESS(ROW();COLUMN()-4)))" office:value-type="float" office:value="80">
            <text:p>80</text:p>
          </table:table-cell>
          <table:table-cell table:formula="of:=AVERAGE(INDIRECT(ADDRESS(ROW();2)):INDIRECT(ADDRESS(ROW();COLUMN()-5)))" office:value-type="float" office:value="16.1714285714286">
            <text:p>16.1714285714</text:p>
          </table:table-cell>
          <table:table-cell table:formula="of:=STDEV(INDIRECT(ADDRESS(ROW();2)):INDIRECT(ADDRESS(ROW();COLUMN()-6)))" office:value-type="float" office:value="19.3057854449994">
            <text:p>19.30578544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3025">
            <text:p>0.3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2.93">
            <text:p>22.93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365">
            <text:p>0.365</text:p>
          </table:table-cell>
          <table:table-cell office:value-type="float" office:value="0.5">
            <text:p>0.5</text:p>
          </table:table-cell>
          <table:table-cell office:value-type="float" office:value="0.256">
            <text:p>0.256</text:p>
          </table:table-cell>
          <table:table-cell office:value-type="float" office:value="2">
            <text:p>2</text:p>
          </table:table-cell>
          <table:table-cell office:value-type="float" office:value="0.429">
            <text:p>0.429</text:p>
          </table:table-cell>
          <table:table-cell office:value-type="float" office:value="0.5">
            <text:p>0.5</text:p>
          </table:table-cell>
          <table:table-cell office:value-type="float" office:value="0.977">
            <text:p>0.97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5">
            <text:p>0.5</text:p>
          </table:table-cell>
          <table:table-cell office:value-type="float" office:value="0.864">
            <text:p>0.864</text:p>
          </table:table-cell>
          <table:table-cell office:value-type="float" office:value="0.5">
            <text:p>0.5</text:p>
          </table:table-cell>
          <table:table-cell office:value-type="float" office:value="13.5">
            <text:p>13.5</text:p>
          </table:table-cell>
          <table:table-cell/>
          <table:table-cell table:formula="of:=MEDIAN(INDIRECT(ADDRESS(ROW();2)):INDIRECT(ADDRESS(ROW();COLUMN()-2)))" office:value-type="float" office:value="0.5">
            <text:p>0.5</text:p>
          </table:table-cell>
          <table:table-cell table:formula="of:=MIN(INDIRECT(ADDRESS(ROW();2)):INDIRECT(ADDRESS(ROW();COLUMN()-3)))" office:value-type="float" office:value="0.256">
            <text:p>0.256</text:p>
          </table:table-cell>
          <table:table-cell table:formula="of:=MAX(INDIRECT(ADDRESS(ROW();2)):INDIRECT(ADDRESS(ROW();COLUMN()-4)))" office:value-type="float" office:value="13.5">
            <text:p>13.5</text:p>
          </table:table-cell>
          <table:table-cell table:formula="of:=AVERAGE(INDIRECT(ADDRESS(ROW();2)):INDIRECT(ADDRESS(ROW();COLUMN()-5)))" office:value-type="float" office:value="1.56721428571429">
            <text:p>1.5672142857</text:p>
          </table:table-cell>
          <table:table-cell table:formula="of:=STDEV(INDIRECT(ADDRESS(ROW();2)):INDIRECT(ADDRESS(ROW();COLUMN()-6)))" office:value-type="float" office:value="3.46132565041802">
            <text:p>3.461325650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3565">
            <text:p>-0.35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642">
            <text:p>1.642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75.281">
            <text:p>75.281</text:p>
          </table:table-cell>
          <table:table-cell office:value-type="float" office:value="20">
            <text:p>20</text:p>
          </table:table-cell>
          <table:table-cell office:value-type="float" office:value="50.781">
            <text:p>50.781</text:p>
          </table:table-cell>
          <table:table-cell office:value-type="float" office:value="40">
            <text:p>40</text:p>
          </table:table-cell>
          <table:table-cell office:value-type="float" office:value="40.309">
            <text:p>40.309</text:p>
          </table:table-cell>
          <table:table-cell office:value-type="float" office:value="20">
            <text:p>20</text:p>
          </table:table-cell>
          <table:table-cell office:value-type="float" office:value="10.24">
            <text:p>10.24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5.926">
            <text:p>5.926</text:p>
          </table:table-cell>
          <table:table-cell office:value-type="float" office:value="20">
            <text:p>20</text:p>
          </table:table-cell>
          <table:table-cell office:value-type="float" office:value="0.093">
            <text:p>0.093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0.093">
            <text:p>0.093</text:p>
          </table:table-cell>
          <table:table-cell table:formula="of:=MAX(INDIRECT(ADDRESS(ROW();2)):INDIRECT(ADDRESS(ROW();COLUMN()-4)))" office:value-type="float" office:value="75.281">
            <text:p>75.281</text:p>
          </table:table-cell>
          <table:table-cell table:formula="of:=AVERAGE(INDIRECT(ADDRESS(ROW();2)):INDIRECT(ADDRESS(ROW();COLUMN()-5)))" office:value-type="float" office:value="26.1152857142857">
            <text:p>26.1152857143</text:p>
          </table:table-cell>
          <table:table-cell table:formula="of:=STDEV(INDIRECT(ADDRESS(ROW();2)):INDIRECT(ADDRESS(ROW();COLUMN()-6)))" office:value-type="float" office:value="19.6880068000354">
            <text:p>19.688006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0.873">
            <text:p>-40.87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4.801">
            <text:p>94.801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75.281">
            <text:p>75.281</text:p>
          </table:table-cell>
          <table:table-cell office:value-type="float" office:value="20">
            <text:p>20</text:p>
          </table:table-cell>
          <table:table-cell office:value-type="float" office:value="50.781">
            <text:p>50.781</text:p>
          </table:table-cell>
          <table:table-cell office:value-type="float" office:value="40">
            <text:p>40</text:p>
          </table:table-cell>
          <table:table-cell office:value-type="float" office:value="40.309">
            <text:p>40.309</text:p>
          </table:table-cell>
          <table:table-cell office:value-type="float" office:value="20">
            <text:p>20</text:p>
          </table:table-cell>
          <table:table-cell office:value-type="float" office:value="20.48">
            <text:p>20.48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23.704">
            <text:p>23.704</text:p>
          </table:table-cell>
          <table:table-cell office:value-type="float" office:value="20">
            <text:p>20</text:p>
          </table:table-cell>
          <table:table-cell office:value-type="float" office:value="0.926">
            <text:p>0.926</text:p>
          </table:table-cell>
          <table:table-cell/>
          <table:table-cell table:formula="of:=MEDIAN(INDIRECT(ADDRESS(ROW();2)):INDIRECT(ADDRESS(ROW();COLUMN()-2)))" office:value-type="float" office:value="20.24">
            <text:p>20.24</text:p>
          </table:table-cell>
          <table:table-cell table:formula="of:=MIN(INDIRECT(ADDRESS(ROW();2)):INDIRECT(ADDRESS(ROW();COLUMN()-3)))" office:value-type="float" office:value="0.926">
            <text:p>0.926</text:p>
          </table:table-cell>
          <table:table-cell table:formula="of:=MAX(INDIRECT(ADDRESS(ROW();2)):INDIRECT(ADDRESS(ROW();COLUMN()-4)))" office:value-type="float" office:value="75.281">
            <text:p>75.281</text:p>
          </table:table-cell>
          <table:table-cell table:formula="of:=AVERAGE(INDIRECT(ADDRESS(ROW();2)):INDIRECT(ADDRESS(ROW();COLUMN()-5)))" office:value-type="float" office:value="28.1760714285714">
            <text:p>28.1760714286</text:p>
          </table:table-cell>
          <table:table-cell table:formula="of:=STDEV(INDIRECT(ADDRESS(ROW();2)):INDIRECT(ADDRESS(ROW();COLUMN()-6)))" office:value-type="float" office:value="18.2184453759804">
            <text:p>18.21844537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9.965">
            <text:p>-29.9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6.62">
            <text:p>86.62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263.484">
            <text:p>263.484</text:p>
          </table:table-cell>
          <table:table-cell office:value-type="float" office:value="40">
            <text:p>40</text:p>
          </table:table-cell>
          <table:table-cell office:value-type="float" office:value="139.648">
            <text:p>139.648</text:p>
          </table:table-cell>
          <table:table-cell office:value-type="float" office:value="200">
            <text:p>200</text:p>
          </table:table-cell>
          <table:table-cell office:value-type="float" office:value="110.85">
            <text:p>110.85</text:p>
          </table:table-cell>
          <table:table-cell office:value-type="float" office:value="40">
            <text:p>40</text:p>
          </table:table-cell>
          <table:table-cell office:value-type="float" office:value="40.96">
            <text:p>40.96</text:p>
          </table:table-cell>
          <table:table-cell office:value-type="float" office:value="53.24">
            <text:p>53.24</text:p>
          </table:table-cell>
          <table:table-cell office:value-type="float" office:value="40">
            <text:p>40</text:p>
          </table:table-cell>
          <table:table-cell office:value-type="float" office:value="29.455">
            <text:p>29.455</text:p>
          </table:table-cell>
          <table:table-cell office:value-type="float" office:value="40">
            <text:p>40</text:p>
          </table:table-cell>
          <table:table-cell office:value-type="float" office:value="47.407">
            <text:p>47.407</text:p>
          </table:table-cell>
          <table:table-cell office:value-type="float" office:value="100">
            <text:p>100</text:p>
          </table:table-cell>
          <table:table-cell office:value-type="float" office:value="3.241">
            <text:p>3.241</text:p>
          </table:table-cell>
          <table:table-cell/>
          <table:table-cell table:formula="of:=MEDIAN(INDIRECT(ADDRESS(ROW();2)):INDIRECT(ADDRESS(ROW();COLUMN()-2)))" office:value-type="float" office:value="44.1835">
            <text:p>44.1835</text:p>
          </table:table-cell>
          <table:table-cell table:formula="of:=MIN(INDIRECT(ADDRESS(ROW();2)):INDIRECT(ADDRESS(ROW();COLUMN()-3)))" office:value-type="float" office:value="3.241">
            <text:p>3.241</text:p>
          </table:table-cell>
          <table:table-cell table:formula="of:=MAX(INDIRECT(ADDRESS(ROW();2)):INDIRECT(ADDRESS(ROW();COLUMN()-4)))" office:value-type="float" office:value="263.484">
            <text:p>263.484</text:p>
          </table:table-cell>
          <table:table-cell table:formula="of:=AVERAGE(INDIRECT(ADDRESS(ROW();2)):INDIRECT(ADDRESS(ROW();COLUMN()-5)))" office:value-type="float" office:value="82.0203571428572">
            <text:p>82.0203571429</text:p>
          </table:table-cell>
          <table:table-cell table:formula="of:=STDEV(INDIRECT(ADDRESS(ROW();2)):INDIRECT(ADDRESS(ROW();COLUMN()-6)))" office:value-type="float" office:value="73.9376571138011">
            <text:p>73.937657113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64.4125">
            <text:p>-164.4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12.55">
            <text:p>312.55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75.281">
            <text:p>75.281</text:p>
          </table:table-cell>
          <table:table-cell office:value-type="float" office:value="20">
            <text:p>20</text:p>
          </table:table-cell>
          <table:table-cell office:value-type="float" office:value="50.781">
            <text:p>50.781</text:p>
          </table:table-cell>
          <table:table-cell office:value-type="float" office:value="40">
            <text:p>40</text:p>
          </table:table-cell>
          <table:table-cell office:value-type="float" office:value="40.309">
            <text:p>40.309</text:p>
          </table:table-cell>
          <table:table-cell office:value-type="float" office:value="20">
            <text:p>20</text:p>
          </table:table-cell>
          <table:table-cell office:value-type="float" office:value="20.48">
            <text:p>20.48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23.704">
            <text:p>23.704</text:p>
          </table:table-cell>
          <table:table-cell office:value-type="float" office:value="20">
            <text:p>20</text:p>
          </table:table-cell>
          <table:table-cell office:value-type="float" office:value="9.259">
            <text:p>9.259</text:p>
          </table:table-cell>
          <table:table-cell/>
          <table:table-cell table:formula="of:=MEDIAN(INDIRECT(ADDRESS(ROW();2)):INDIRECT(ADDRESS(ROW();COLUMN()-2)))" office:value-type="float" office:value="20.24">
            <text:p>20.24</text:p>
          </table:table-cell>
          <table:table-cell table:formula="of:=MIN(INDIRECT(ADDRESS(ROW();2)):INDIRECT(ADDRESS(ROW();COLUMN()-3)))" office:value-type="float" office:value="9.259">
            <text:p>9.259</text:p>
          </table:table-cell>
          <table:table-cell table:formula="of:=MAX(INDIRECT(ADDRESS(ROW();2)):INDIRECT(ADDRESS(ROW();COLUMN()-4)))" office:value-type="float" office:value="75.281">
            <text:p>75.281</text:p>
          </table:table-cell>
          <table:table-cell table:formula="of:=AVERAGE(INDIRECT(ADDRESS(ROW();2)):INDIRECT(ADDRESS(ROW();COLUMN()-5)))" office:value-type="float" office:value="28.7712857142857">
            <text:p>28.7712857143</text:p>
          </table:table-cell>
          <table:table-cell table:formula="of:=STDEV(INDIRECT(ADDRESS(ROW();2)):INDIRECT(ADDRESS(ROW();COLUMN()-6)))" office:value-type="float" office:value="17.3763368115668">
            <text:p>17.37633681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9.965">
            <text:p>-29.9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6.62">
            <text:p>86.62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2.75">
            <text:p>2.75</text:p>
          </table:table-cell>
          <table:table-cell office:value-type="float" office:value="5">
            <text:p>5</text:p>
          </table:table-cell>
          <table:table-cell office:value-type="float" office:value="2.75">
            <text:p>2.7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2.73571428571429">
            <text:p>2.7357142857</text:p>
          </table:table-cell>
          <table:table-cell table:formula="of:=STDEV(INDIRECT(ADDRESS(ROW();2)):INDIRECT(ADDRESS(ROW();COLUMN()-6)))" office:value-type="float" office:value="1.11241742501299">
            <text:p>1.11241742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9375">
            <text:p>-1.9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.25">
            <text:p>7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"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MEDIAN(INDIRECT(ADDRESS(ROW();2)):INDIRECT(ADDRESS(ROW();COLUMN()-2)))" office:value-type="float" office:value="12">
            <text:p>12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10.5">
            <text:p>10.5</text:p>
          </table:table-cell>
          <table:table-cell table:formula="of:=STDEV(INDIRECT(ADDRESS(ROW();2)):INDIRECT(ADDRESS(ROW();COLUMN()-6)))" office:value-type="float" office:value="3.85805849937704">
            <text:p>3.858058499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">
            <text:p>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1">
            <text:p>21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Orthogonal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5.5">
            <text:p>5.5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5">
            <text:p>5</text:p>
          </table:table-cell>
          <table:table-cell table:formula="of:=MIN(INDIRECT(ADDRESS(ROW();2)):INDIRECT(ADDRESS(ROW();COLUMN()-3)))" office:value-type="float" office:value="2.5">
            <text:p>2.5</text:p>
          </table:table-cell>
          <table:table-cell table:formula="of:=MAX(INDIRECT(ADDRESS(ROW();2)):INDIRECT(ADDRESS(ROW();COLUMN()-4)))" office:value-type="float" office:value="10">
            <text:p>10</text:p>
          </table:table-cell>
          <table:table-cell table:formula="of:=AVERAGE(INDIRECT(ADDRESS(ROW();2)):INDIRECT(ADDRESS(ROW();COLUMN()-5)))" office:value-type="float" office:value="5.39285714285714">
            <text:p>5.3928571429</text:p>
          </table:table-cell>
          <table:table-cell table:formula="of:=STDEV(INDIRECT(ADDRESS(ROW();2)):INDIRECT(ADDRESS(ROW();COLUMN()-6)))" office:value-type="float" office:value="1.6776651750455">
            <text:p>1.67766517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.375">
            <text:p>2.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.5">
            <text:p>8.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5">
            <text:p>1.5</text:p>
          </table:table-cell>
          <table:table-cell office:value-type="float" office:value="0.95">
            <text:p>0.95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8">
            <text:p>0.8</text:p>
          </table:table-cell>
          <table:table-cell table:formula="of:=MAX(INDIRECT(ADDRESS(ROW();2)):INDIRECT(ADDRESS(ROW();COLUMN()-4)))" office:value-type="float" office:value="3">
            <text:p>3</text:p>
          </table:table-cell>
          <table:table-cell table:formula="of:=AVERAGE(INDIRECT(ADDRESS(ROW();2)):INDIRECT(ADDRESS(ROW();COLUMN()-5)))" office:value-type="float" office:value="1.19285714285714">
            <text:p>1.1928571429</text:p>
          </table:table-cell>
          <table:table-cell table:formula="of:=STDEV(INDIRECT(ADDRESS(ROW();2)):INDIRECT(ADDRESS(ROW();COLUMN()-6)))" office:value-type="float" office:value="0.5473211484681">
            <text:p>0.547321148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475">
            <text:p>0.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7">
            <text:p>1.7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7.778">
            <text:p>7.778</text:p>
          </table:table-cell>
          <table:table-cell office:value-type="float" office:value="5">
            <text:p>5</text:p>
          </table:table-cell>
          <table:table-cell office:value-type="float" office:value="7.5">
            <text:p>7.5</text:p>
          </table:table-cell>
          <table:table-cell office:value-type="float" office:value="6.667">
            <text:p>6.667</text:p>
          </table:table-cell>
          <table:table-cell office:value-type="float" office:value="6.316">
            <text:p>6.31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.5">
            <text:p>5.5</text:p>
          </table:table-cell>
          <table:table-cell office:value-type="float" office:value="5">
            <text:p>5</text:p>
          </table:table-cell>
          <table:table-cell office:value-type="float" office:value="4.091">
            <text:p>4.091</text:p>
          </table:table-cell>
          <table:table-cell office:value-type="float" office:value="5">
            <text:p>5</text:p>
          </table:table-cell>
          <table:table-cell office:value-type="float" office:value="3.333">
            <text:p>3.333</text:p>
          </table:table-cell>
          <table:table-cell office:value-type="float" office:value="5">
            <text:p>5</text:p>
          </table:table-cell>
          <table:table-cell office:value-type="float" office:value="0.833">
            <text:p>0.833</text:p>
          </table:table-cell>
          <table:table-cell/>
          <table:table-cell table:formula="of:=MEDIAN(INDIRECT(ADDRESS(ROW();2)):INDIRECT(ADDRESS(ROW();COLUMN()-2)))" office:value-type="float" office:value="5">
            <text:p>5</text:p>
          </table:table-cell>
          <table:table-cell table:formula="of:=MIN(INDIRECT(ADDRESS(ROW();2)):INDIRECT(ADDRESS(ROW();COLUMN()-3)))" office:value-type="float" office:value="0.833">
            <text:p>0.833</text:p>
          </table:table-cell>
          <table:table-cell table:formula="of:=MAX(INDIRECT(ADDRESS(ROW();2)):INDIRECT(ADDRESS(ROW();COLUMN()-4)))" office:value-type="float" office:value="7.778">
            <text:p>7.778</text:p>
          </table:table-cell>
          <table:table-cell table:formula="of:=AVERAGE(INDIRECT(ADDRESS(ROW();2)):INDIRECT(ADDRESS(ROW();COLUMN()-5)))" office:value-type="float" office:value="5.07271428571429">
            <text:p>5.0727142857</text:p>
          </table:table-cell>
          <table:table-cell table:formula="of:=STDEV(INDIRECT(ADDRESS(ROW();2)):INDIRECT(ADDRESS(ROW();COLUMN()-6)))" office:value-type="float" office:value="1.76772484930691">
            <text:p>1.767724849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063">
            <text:p>-1.06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.49325">
            <text:p>11.4932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77.778">
            <text:p>77.778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66.667">
            <text:p>66.667</text:p>
          </table:table-cell>
          <table:table-cell office:value-type="float" office:value="63.158">
            <text:p>63.158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40.909">
            <text:p>40.909</text:p>
          </table:table-cell>
          <table:table-cell office:value-type="float" office:value="50">
            <text:p>50</text:p>
          </table:table-cell>
          <table:table-cell office:value-type="float" office:value="13.333">
            <text:p>13.333</text:p>
          </table:table-cell>
          <table:table-cell office:value-type="float" office:value="50">
            <text:p>50</text:p>
          </table:table-cell>
          <table:table-cell office:value-type="float" office:value="8.333">
            <text:p>8.333</text:p>
          </table:table-cell>
          <table:table-cell/>
          <table:table-cell table:formula="of:=MEDIAN(INDIRECT(ADDRESS(ROW();2)):INDIRECT(ADDRESS(ROW();COLUMN()-2)))" office:value-type="float" office:value="50">
            <text:p>50</text:p>
          </table:table-cell>
          <table:table-cell table:formula="of:=MIN(INDIRECT(ADDRESS(ROW();2)):INDIRECT(ADDRESS(ROW();COLUMN()-3)))" office:value-type="float" office:value="8">
            <text:p>8</text:p>
          </table:table-cell>
          <table:table-cell table:formula="of:=MAX(INDIRECT(ADDRESS(ROW();2)):INDIRECT(ADDRESS(ROW();COLUMN()-4)))" office:value-type="float" office:value="77.778">
            <text:p>77.778</text:p>
          </table:table-cell>
          <table:table-cell table:formula="of:=AVERAGE(INDIRECT(ADDRESS(ROW();2)):INDIRECT(ADDRESS(ROW();COLUMN()-5)))" office:value-type="float" office:value="47.0127142857143">
            <text:p>47.0127142857</text:p>
          </table:table-cell>
          <table:table-cell table:formula="of:=STDEV(INDIRECT(ADDRESS(ROW();2)):INDIRECT(ADDRESS(ROW();COLUMN()-6)))" office:value-type="float" office:value="22.6594502833334">
            <text:p>22.65945028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.6285">
            <text:p>-10.628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4.92875">
            <text:p>114.9287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272.222">
            <text:p>272.222</text:p>
          </table:table-cell>
          <table:table-cell office:value-type="float" office:value="150">
            <text:p>150</text:p>
          </table:table-cell>
          <table:table-cell office:value-type="float" office:value="243.75">
            <text:p>243.75</text:p>
          </table:table-cell>
          <table:table-cell office:value-type="float" office:value="266.667">
            <text:p>266.667</text:p>
          </table:table-cell>
          <table:table-cell office:value-type="float" office:value="205.263">
            <text:p>205.263</text:p>
          </table:table-cell>
          <table:table-cell office:value-type="float" office:value="150">
            <text:p>150</text:p>
          </table:table-cell>
          <table:table-cell office:value-type="float" office:value="24">
            <text:p>24</text:p>
          </table:table-cell>
          <table:table-cell office:value-type="float" office:value="165">
            <text:p>165</text:p>
          </table:table-cell>
          <table:table-cell office:value-type="float" office:value="150">
            <text:p>150</text:p>
          </table:table-cell>
          <table:table-cell office:value-type="float" office:value="110.455">
            <text:p>110.455</text:p>
          </table:table-cell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office:value-type="float" office:value="29.167">
            <text:p>29.167</text:p>
          </table:table-cell>
          <table:table-cell/>
          <table:table-cell table:formula="of:=MEDIAN(INDIRECT(ADDRESS(ROW();2)):INDIRECT(ADDRESS(ROW();COLUMN()-2)))" office:value-type="float" office:value="150">
            <text:p>150</text:p>
          </table:table-cell>
          <table:table-cell table:formula="of:=MIN(INDIRECT(ADDRESS(ROW();2)):INDIRECT(ADDRESS(ROW();COLUMN()-3)))" office:value-type="float" office:value="24">
            <text:p>24</text:p>
          </table:table-cell>
          <table:table-cell table:formula="of:=MAX(INDIRECT(ADDRESS(ROW();2)):INDIRECT(ADDRESS(ROW();COLUMN()-4)))" office:value-type="float" office:value="272.222">
            <text:p>272.222</text:p>
          </table:table-cell>
          <table:table-cell table:formula="of:=AVERAGE(INDIRECT(ADDRESS(ROW();2)):INDIRECT(ADDRESS(ROW();COLUMN()-5)))" office:value-type="float" office:value="154.037428571429">
            <text:p>154.0374285714</text:p>
          </table:table-cell>
          <table:table-cell table:formula="of:=STDEV(INDIRECT(ADDRESS(ROW();2)):INDIRECT(ADDRESS(ROW();COLUMN()-6)))" office:value-type="float" office:value="81.8204775682378">
            <text:p>81.820477568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30.47675">
            <text:p>-130.476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54.76525">
            <text:p>454.76525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777.778">
            <text:p>777.778</text:p>
          </table:table-cell>
          <table:table-cell office:value-type="float" office:value="500">
            <text:p>500</text:p>
          </table:table-cell>
          <table:table-cell office:value-type="float" office:value="750">
            <text:p>750</text:p>
          </table:table-cell>
          <table:table-cell office:value-type="float" office:value="666.667">
            <text:p>666.667</text:p>
          </table:table-cell>
          <table:table-cell office:value-type="float" office:value="631.579">
            <text:p>631.579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50">
            <text:p>550</text:p>
          </table:table-cell>
          <table:table-cell office:value-type="float" office:value="500">
            <text:p>500</text:p>
          </table:table-cell>
          <table:table-cell office:value-type="float" office:value="409.091">
            <text:p>409.091</text:p>
          </table:table-cell>
          <table:table-cell office:value-type="float" office:value="500">
            <text:p>500</text:p>
          </table:table-cell>
          <table:table-cell office:value-type="float" office:value="13.333">
            <text:p>13.333</text:p>
          </table:table-cell>
          <table:table-cell office:value-type="float" office:value="500">
            <text:p>500</text:p>
          </table:table-cell>
          <table:table-cell office:value-type="float" office:value="83.333">
            <text:p>83.333</text:p>
          </table:table-cell>
          <table:table-cell/>
          <table:table-cell table:formula="of:=MEDIAN(INDIRECT(ADDRESS(ROW();2)):INDIRECT(ADDRESS(ROW();COLUMN()-2)))" office:value-type="float" office:value="500">
            <text:p>500</text:p>
          </table:table-cell>
          <table:table-cell table:formula="of:=MIN(INDIRECT(ADDRESS(ROW();2)):INDIRECT(ADDRESS(ROW();COLUMN()-3)))" office:value-type="float" office:value="8">
            <text:p>8</text:p>
          </table:table-cell>
          <table:table-cell table:formula="of:=MAX(INDIRECT(ADDRESS(ROW();2)):INDIRECT(ADDRESS(ROW();COLUMN()-4)))" office:value-type="float" office:value="777.778">
            <text:p>777.778</text:p>
          </table:table-cell>
          <table:table-cell table:formula="of:=AVERAGE(INDIRECT(ADDRESS(ROW();2)):INDIRECT(ADDRESS(ROW();COLUMN()-5)))" office:value-type="float" office:value="456.412928571429">
            <text:p>456.4129285714</text:p>
          </table:table-cell>
          <table:table-cell table:formula="of:=STDEV(INDIRECT(ADDRESS(ROW();2)):INDIRECT(ADDRESS(ROW();COLUMN()-6)))" office:value-type="float" office:value="251.37139001469">
            <text:p>251.371390014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6.27975">
            <text:p>-106.279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49.28225">
            <text:p>1149.28225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3.25">
            <text:p>3.25</text:p>
          </table:table-cell>
          <table:table-cell office:value-type="float" office:value="4">
            <text:p>4</text:p>
          </table:table-cell>
          <table:table-cell office:value-type="float" office:value="3.25">
            <text:p>3.2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4">
            <text:p>4</text:p>
          </table:table-cell>
          <table:table-cell table:formula="of:=AVERAGE(INDIRECT(ADDRESS(ROW();2)):INDIRECT(ADDRESS(ROW();COLUMN()-5)))" office:value-type="float" office:value="3.22857142857143">
            <text:p>3.2285714286</text:p>
          </table:table-cell>
          <table:table-cell table:formula="of:=STDEV(INDIRECT(ADDRESS(ROW();2)):INDIRECT(ADDRESS(ROW();COLUMN()-6)))" office:value-type="float" office:value="0.390617994442675">
            <text:p>0.390617994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.6875">
            <text:p>1.6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75">
            <text:p>4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MEDIAN(INDIRECT(ADDRESS(ROW();2)):INDIRECT(ADDRESS(ROW();COLUMN()-2)))" office:value-type="float" office:value="8">
            <text:p>8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8.21428571428571">
            <text:p>8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4">
            <text:p>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">
            <text:p>11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Orthogonal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9.8">
            <text:p>9.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7.2">
            <text:p>7.2</text:p>
          </table:table-cell>
          <table:table-cell table:number-columns-repeated="2" office:value-type="float" office:value="5">
            <text:p>5</text:p>
          </table:table-cell>
          <table:table-cell office:value-type="float" office:value="6.05">
            <text:p>6.05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3.2">
            <text:p>3.2</text:p>
          </table:table-cell>
          <table:table-cell office:value-type="float" office:value="5">
            <text:p>5</text:p>
          </table:table-cell>
          <table:table-cell office:value-type="float" office:value="1.25">
            <text:p>1.25</text:p>
          </table:table-cell>
          <table:table-cell/>
          <table:table-cell table:formula="of:=MEDIAN(INDIRECT(ADDRESS(ROW();2)):INDIRECT(ADDRESS(ROW();COLUMN()-2)))" office:value-type="float" office:value="5">
            <text:p>5</text:p>
          </table:table-cell>
          <table:table-cell table:formula="of:=MIN(INDIRECT(ADDRESS(ROW();2)):INDIRECT(ADDRESS(ROW();COLUMN()-3)))" office:value-type="float" office:value="1.25">
            <text:p>1.2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6.35714285714286">
            <text:p>6.3571428571</text:p>
          </table:table-cell>
          <table:table-cell table:formula="of:=STDEV(INDIRECT(ADDRESS(ROW();2)):INDIRECT(ADDRESS(ROW();COLUMN()-6)))" office:value-type="float" office:value="4.38309063521204">
            <text:p>4.383090635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287500000000001">
            <text:p>-0.2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2.05">
            <text:p>12.0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81">
            <text:p>0.81</text:p>
          </table:table-cell>
          <table:table-cell office:value-type="float" office:value="1">
            <text:p>1</text:p>
          </table:table-cell>
          <table:table-cell office:value-type="float" office:value="0.64">
            <text:p>0.64</text:p>
          </table:table-cell>
          <table:table-cell office:value-type="float" office:value="2">
            <text:p>2</text:p>
          </table:table-cell>
          <table:table-cell office:value-type="float" office:value="0.903">
            <text:p>0.903</text:p>
          </table:table-cell>
          <table:table-cell office:value-type="float" office:value="1">
            <text:p>1</text:p>
          </table:table-cell>
          <table:table-cell office:value-type="float" office:value="1.563">
            <text:p>1.563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44">
            <text:p>1.4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64">
            <text:p>0.64</text:p>
          </table:table-cell>
          <table:table-cell table:formula="of:=MAX(INDIRECT(ADDRESS(ROW();2)):INDIRECT(ADDRESS(ROW();COLUMN()-4)))" office:value-type="float" office:value="9">
            <text:p>9</text:p>
          </table:table-cell>
          <table:table-cell table:formula="of:=AVERAGE(INDIRECT(ADDRESS(ROW();2)):INDIRECT(ADDRESS(ROW();COLUMN()-5)))" office:value-type="float" office:value="1.67542857142857">
            <text:p>1.6754285714</text:p>
          </table:table-cell>
          <table:table-cell table:formula="of:=STDEV(INDIRECT(ADDRESS(ROW();2)):INDIRECT(ADDRESS(ROW();COLUMN()-6)))" office:value-type="float" office:value="2.13593476975757">
            <text:p>2.135934769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065">
            <text:p>-0.0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.42">
            <text:p>2.42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12.099">
            <text:p>12.099</text:p>
          </table:table-cell>
          <table:table-cell office:value-type="float" office:value="5">
            <text:p>5</text:p>
          </table:table-cell>
          <table:table-cell office:value-type="float" office:value="10.938">
            <text:p>10.938</text:p>
          </table:table-cell>
          <table:table-cell office:value-type="float" office:value="10">
            <text:p>10</text:p>
          </table:table-cell>
          <table:table-cell office:value-type="float" office:value="7.978">
            <text:p>7.978</text:p>
          </table:table-cell>
          <table:table-cell office:value-type="float" office:value="5">
            <text:p>5</text:p>
          </table:table-cell>
          <table:table-cell office:value-type="float" office:value="3.2">
            <text:p>3.2</text:p>
          </table:table-cell>
          <table:table-cell office:value-type="float" office:value="6.05">
            <text:p>6.05</text:p>
          </table:table-cell>
          <table:table-cell office:value-type="float" office:value="5">
            <text:p>5</text:p>
          </table:table-cell>
          <table:table-cell office:value-type="float" office:value="4.091">
            <text:p>4.091</text:p>
          </table:table-cell>
          <table:table-cell office:value-type="float" office:value="5">
            <text:p>5</text:p>
          </table:table-cell>
          <table:table-cell office:value-type="float" office:value="2.222">
            <text:p>2.222</text:p>
          </table:table-cell>
          <table:table-cell office:value-type="float" office:value="5">
            <text:p>5</text:p>
          </table:table-cell>
          <table:table-cell office:value-type="float" office:value="0.139">
            <text:p>0.139</text:p>
          </table:table-cell>
          <table:table-cell/>
          <table:table-cell table:formula="of:=MEDIAN(INDIRECT(ADDRESS(ROW();2)):INDIRECT(ADDRESS(ROW();COLUMN()-2)))" office:value-type="float" office:value="5">
            <text:p>5</text:p>
          </table:table-cell>
          <table:table-cell table:formula="of:=MIN(INDIRECT(ADDRESS(ROW();2)):INDIRECT(ADDRESS(ROW();COLUMN()-3)))" office:value-type="float" office:value="0.139">
            <text:p>0.139</text:p>
          </table:table-cell>
          <table:table-cell table:formula="of:=MAX(INDIRECT(ADDRESS(ROW();2)):INDIRECT(ADDRESS(ROW();COLUMN()-4)))" office:value-type="float" office:value="12.099">
            <text:p>12.099</text:p>
          </table:table-cell>
          <table:table-cell table:formula="of:=AVERAGE(INDIRECT(ADDRESS(ROW();2)):INDIRECT(ADDRESS(ROW();COLUMN()-5)))" office:value-type="float" office:value="5.83692857142857">
            <text:p>5.8369285714</text:p>
          </table:table-cell>
          <table:table-cell table:formula="of:=STDEV(INDIRECT(ADDRESS(ROW();2)):INDIRECT(ADDRESS(ROW();COLUMN()-6)))" office:value-type="float" office:value="3.35390957779782">
            <text:p>3.353909577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.215">
            <text:p>-5.21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7.02925">
            <text:p>17.0292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120.988">
            <text:p>120.988</text:p>
          </table:table-cell>
          <table:table-cell office:value-type="float" office:value="50">
            <text:p>50</text:p>
          </table:table-cell>
          <table:table-cell office:value-type="float" office:value="109.375">
            <text:p>109.375</text:p>
          </table:table-cell>
          <table:table-cell office:value-type="float" office:value="100">
            <text:p>100</text:p>
          </table:table-cell>
          <table:table-cell office:value-type="float" office:value="79.778">
            <text:p>79.778</text:p>
          </table:table-cell>
          <table:table-cell office:value-type="float" office:value="50">
            <text:p>50</text:p>
          </table:table-cell>
          <table:table-cell office:value-type="float" office:value="6.4">
            <text:p>6.4</text:p>
          </table:table-cell>
          <table:table-cell office:value-type="float" office:value="60.5">
            <text:p>60.5</text:p>
          </table:table-cell>
          <table:table-cell office:value-type="float" office:value="50">
            <text:p>50</text:p>
          </table:table-cell>
          <table:table-cell office:value-type="float" office:value="40.909">
            <text:p>40.909</text:p>
          </table:table-cell>
          <table:table-cell office:value-type="float" office:value="50">
            <text:p>50</text:p>
          </table:table-cell>
          <table:table-cell office:value-type="float" office:value="8.889">
            <text:p>8.889</text:p>
          </table:table-cell>
          <table:table-cell office:value-type="float" office:value="50">
            <text:p>50</text:p>
          </table:table-cell>
          <table:table-cell office:value-type="float" office:value="1.389">
            <text:p>1.389</text:p>
          </table:table-cell>
          <table:table-cell/>
          <table:table-cell table:formula="of:=MEDIAN(INDIRECT(ADDRESS(ROW();2)):INDIRECT(ADDRESS(ROW();COLUMN()-2)))" office:value-type="float" office:value="50">
            <text:p>50</text:p>
          </table:table-cell>
          <table:table-cell table:formula="of:=MIN(INDIRECT(ADDRESS(ROW();2)):INDIRECT(ADDRESS(ROW();COLUMN()-3)))" office:value-type="float" office:value="1.389">
            <text:p>1.389</text:p>
          </table:table-cell>
          <table:table-cell table:formula="of:=MAX(INDIRECT(ADDRESS(ROW();2)):INDIRECT(ADDRESS(ROW();COLUMN()-4)))" office:value-type="float" office:value="120.988">
            <text:p>120.988</text:p>
          </table:table-cell>
          <table:table-cell table:formula="of:=AVERAGE(INDIRECT(ADDRESS(ROW();2)):INDIRECT(ADDRESS(ROW();COLUMN()-5)))" office:value-type="float" office:value="55.5877142857143">
            <text:p>55.5877142857</text:p>
          </table:table-cell>
          <table:table-cell table:formula="of:=STDEV(INDIRECT(ADDRESS(ROW();2)):INDIRECT(ADDRESS(ROW();COLUMN()-6)))" office:value-type="float" office:value="36.8586700612124">
            <text:p>36.858670061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2.1485">
            <text:p>-52.148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70.28875">
            <text:p>170.2887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483.951">
            <text:p>483.951</text:p>
          </table:table-cell>
          <table:table-cell office:value-type="float" office:value="150">
            <text:p>150</text:p>
          </table:table-cell>
          <table:table-cell office:value-type="float" office:value="382.813">
            <text:p>382.813</text:p>
          </table:table-cell>
          <table:table-cell office:value-type="float" office:value="500">
            <text:p>500</text:p>
          </table:table-cell>
          <table:table-cell office:value-type="float" office:value="279.224">
            <text:p>279.224</text:p>
          </table:table-cell>
          <table:table-cell office:value-type="float" office:value="150">
            <text:p>150</text:p>
          </table:table-cell>
          <table:table-cell office:value-type="float" office:value="19.2">
            <text:p>19.2</text:p>
          </table:table-cell>
          <table:table-cell office:value-type="float" office:value="181.5">
            <text:p>181.5</text:p>
          </table:table-cell>
          <table:table-cell office:value-type="float" office:value="150">
            <text:p>150</text:p>
          </table:table-cell>
          <table:table-cell office:value-type="float" office:value="110.455">
            <text:p>110.455</text:p>
          </table:table-cell>
          <table:table-cell office:value-type="float" office:value="150">
            <text:p>150</text:p>
          </table:table-cell>
          <table:table-cell office:value-type="float" office:value="26.667">
            <text:p>26.667</text:p>
          </table:table-cell>
          <table:table-cell office:value-type="float" office:value="250">
            <text:p>250</text:p>
          </table:table-cell>
          <table:table-cell office:value-type="float" office:value="5.556">
            <text:p>5.556</text:p>
          </table:table-cell>
          <table:table-cell/>
          <table:table-cell table:formula="of:=MEDIAN(INDIRECT(ADDRESS(ROW();2)):INDIRECT(ADDRESS(ROW();COLUMN()-2)))" office:value-type="float" office:value="150">
            <text:p>150</text:p>
          </table:table-cell>
          <table:table-cell table:formula="of:=MIN(INDIRECT(ADDRESS(ROW();2)):INDIRECT(ADDRESS(ROW();COLUMN()-3)))" office:value-type="float" office:value="5.556">
            <text:p>5.556</text:p>
          </table:table-cell>
          <table:table-cell table:formula="of:=MAX(INDIRECT(ADDRESS(ROW();2)):INDIRECT(ADDRESS(ROW();COLUMN()-4)))" office:value-type="float" office:value="500">
            <text:p>500</text:p>
          </table:table-cell>
          <table:table-cell table:formula="of:=AVERAGE(INDIRECT(ADDRESS(ROW();2)):INDIRECT(ADDRESS(ROW();COLUMN()-5)))" office:value-type="float" office:value="202.811857142857">
            <text:p>202.8118571429</text:p>
          </table:table-cell>
          <table:table-cell table:formula="of:=STDEV(INDIRECT(ADDRESS(ROW();2)):INDIRECT(ADDRESS(ROW();COLUMN()-6)))" office:value-type="float" office:value="159.715253601217">
            <text:p>159.715253601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34.389">
            <text:p>-334.389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26.64825">
            <text:p>726.64825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1209.877">
            <text:p>1209.877</text:p>
          </table:table-cell>
          <table:table-cell office:value-type="float" office:value="500">
            <text:p>500</text:p>
          </table:table-cell>
          <table:table-cell office:value-type="float" office:value="1093.75">
            <text:p>1093.75</text:p>
          </table:table-cell>
          <table:table-cell office:value-type="float" office:value="1000">
            <text:p>1000</text:p>
          </table:table-cell>
          <table:table-cell office:value-type="float" office:value="797.784">
            <text:p>797.784</text:p>
          </table:table-cell>
          <table:table-cell office:value-type="float" office:value="500">
            <text:p>500</text:p>
          </table:table-cell>
          <table:table-cell office:value-type="float" office:value="6.4">
            <text:p>6.4</text:p>
          </table:table-cell>
          <table:table-cell office:value-type="float" office:value="605">
            <text:p>605</text:p>
          </table:table-cell>
          <table:table-cell office:value-type="float" office:value="500">
            <text:p>500</text:p>
          </table:table-cell>
          <table:table-cell office:value-type="float" office:value="409.091">
            <text:p>409.091</text:p>
          </table:table-cell>
          <table:table-cell office:value-type="float" office:value="500">
            <text:p>500</text:p>
          </table:table-cell>
          <table:table-cell office:value-type="float" office:value="8.889">
            <text:p>8.889</text:p>
          </table:table-cell>
          <table:table-cell office:value-type="float" office:value="500">
            <text:p>500</text:p>
          </table:table-cell>
          <table:table-cell office:value-type="float" office:value="13.889">
            <text:p>13.889</text:p>
          </table:table-cell>
          <table:table-cell/>
          <table:table-cell table:formula="of:=MEDIAN(INDIRECT(ADDRESS(ROW();2)):INDIRECT(ADDRESS(ROW();COLUMN()-2)))" office:value-type="float" office:value="500">
            <text:p>500</text:p>
          </table:table-cell>
          <table:table-cell table:formula="of:=MIN(INDIRECT(ADDRESS(ROW();2)):INDIRECT(ADDRESS(ROW();COLUMN()-3)))" office:value-type="float" office:value="6.4">
            <text:p>6.4</text:p>
          </table:table-cell>
          <table:table-cell table:formula="of:=MAX(INDIRECT(ADDRESS(ROW();2)):INDIRECT(ADDRESS(ROW();COLUMN()-4)))" office:value-type="float" office:value="1209.877">
            <text:p>1209.877</text:p>
          </table:table-cell>
          <table:table-cell table:formula="of:=AVERAGE(INDIRECT(ADDRESS(ROW();2)):INDIRECT(ADDRESS(ROW();COLUMN()-5)))" office:value-type="float" office:value="546.048571428571">
            <text:p>546.0485714286</text:p>
          </table:table-cell>
          <table:table-cell table:formula="of:=STDEV(INDIRECT(ADDRESS(ROW();2)):INDIRECT(ADDRESS(ROW();COLUMN()-6)))" office:value-type="float" office:value="382.891575351744">
            <text:p>382.891575351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21.491">
            <text:p>-521.49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702.89725">
            <text:p>1702.89725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3.47857142857143">
            <text:p>3.4785714286</text:p>
          </table:table-cell>
          <table:table-cell table:formula="of:=STDEV(INDIRECT(ADDRESS(ROW();2)):INDIRECT(ADDRESS(ROW();COLUMN()-6)))" office:value-type="float" office:value="0.753635875583848">
            <text:p>0.753635875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375">
            <text:p>0.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5">
            <text:p>6.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MEDIAN(INDIRECT(ADDRESS(ROW();2)):INDIRECT(ADDRESS(ROW();COLUMN()-2)))" office:value-type="float" office:value="11">
            <text:p>11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0.3571428571429">
            <text:p>10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">
            <text:p>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7">
            <text:p>17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Orthogonal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3.72">
            <text:p>13.7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8.64">
            <text:p>8.64</text:p>
          </table:table-cell>
          <table:table-cell table:number-columns-repeated="2" office:value-type="float" office:value="5">
            <text:p>5</text:p>
          </table:table-cell>
          <table:table-cell office:value-type="float" office:value="6.655">
            <text:p>6.655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2.56">
            <text:p>2.56</text:p>
          </table:table-cell>
          <table:table-cell office:value-type="float" office:value="5">
            <text:p>5</text:p>
          </table:table-cell>
          <table:table-cell office:value-type="float" office:value="0.625">
            <text:p>0.625</text:p>
          </table:table-cell>
          <table:table-cell/>
          <table:table-cell table:formula="of:=MEDIAN(INDIRECT(ADDRESS(ROW();2)):INDIRECT(ADDRESS(ROW();COLUMN()-2)))" office:value-type="float" office:value="5">
            <text:p>5</text:p>
          </table:table-cell>
          <table:table-cell table:formula="of:=MIN(INDIRECT(ADDRESS(ROW();2)):INDIRECT(ADDRESS(ROW();COLUMN()-3)))" office:value-type="float" office:value="0.625">
            <text:p>0.625</text:p>
          </table:table-cell>
          <table:table-cell table:formula="of:=MAX(INDIRECT(ADDRESS(ROW();2)):INDIRECT(ADDRESS(ROW();COLUMN()-4)))" office:value-type="float" office:value="40">
            <text:p>40</text:p>
          </table:table-cell>
          <table:table-cell table:formula="of:=AVERAGE(INDIRECT(ADDRESS(ROW();2)):INDIRECT(ADDRESS(ROW();COLUMN()-5)))" office:value-type="float" office:value="8.19285714285714">
            <text:p>8.1928571429</text:p>
          </table:table-cell>
          <table:table-cell table:formula="of:=STDEV(INDIRECT(ADDRESS(ROW();2)):INDIRECT(ADDRESS(ROW();COLUMN()-6)))" office:value-type="float" office:value="9.64225690032516">
            <text:p>9.642256900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99125">
            <text:p>-2.99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.655">
            <text:p>15.65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729">
            <text:p>0.729</text:p>
          </table:table-cell>
          <table:table-cell office:value-type="float" office:value="1">
            <text:p>1</text:p>
          </table:table-cell>
          <table:table-cell office:value-type="float" office:value="0.512">
            <text:p>0.512</text:p>
          </table:table-cell>
          <table:table-cell office:value-type="float" office:value="2.5">
            <text:p>2.5</text:p>
          </table:table-cell>
          <table:table-cell office:value-type="float" office:value="0.857">
            <text:p>0.857</text:p>
          </table:table-cell>
          <table:table-cell office:value-type="float" office:value="1">
            <text:p>1</text:p>
          </table:table-cell>
          <table:table-cell office:value-type="float" office:value="1.953">
            <text:p>1.953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728">
            <text:p>1.728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512">
            <text:p>0.512</text:p>
          </table:table-cell>
          <table:table-cell table:formula="of:=MAX(INDIRECT(ADDRESS(ROW();2)):INDIRECT(ADDRESS(ROW();COLUMN()-4)))" office:value-type="float" office:value="27">
            <text:p>27</text:p>
          </table:table-cell>
          <table:table-cell table:formula="of:=AVERAGE(INDIRECT(ADDRESS(ROW();2)):INDIRECT(ADDRESS(ROW();COLUMN()-5)))" office:value-type="float" office:value="3.02707142857143">
            <text:p>3.0270714286</text:p>
          </table:table-cell>
          <table:table-cell table:formula="of:=STDEV(INDIRECT(ADDRESS(ROW();2)):INDIRECT(ADDRESS(ROW();COLUMN()-6)))" office:value-type="float" office:value="6.91989310126732">
            <text:p>6.91989310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713">
            <text:p>-0.71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284">
            <text:p>3.284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18.82">
            <text:p>18.82</text:p>
          </table:table-cell>
          <table:table-cell office:value-type="float" office:value="5">
            <text:p>5</text:p>
          </table:table-cell>
          <table:table-cell office:value-type="float" office:value="15.625">
            <text:p>15.625</text:p>
          </table:table-cell>
          <table:table-cell office:value-type="float" office:value="16">
            <text:p>16</text:p>
          </table:table-cell>
          <table:table-cell office:value-type="float" office:value="10.077">
            <text:p>10.077</text:p>
          </table:table-cell>
          <table:table-cell office:value-type="float" office:value="5">
            <text:p>5</text:p>
          </table:table-cell>
          <table:table-cell office:value-type="float" office:value="2.56">
            <text:p>2.56</text:p>
          </table:table-cell>
          <table:table-cell office:value-type="float" office:value="6.655">
            <text:p>6.655</text:p>
          </table:table-cell>
          <table:table-cell office:value-type="float" office:value="5">
            <text:p>5</text:p>
          </table:table-cell>
          <table:table-cell office:value-type="float" office:value="4.091">
            <text:p>4.091</text:p>
          </table:table-cell>
          <table:table-cell office:value-type="float" office:value="5">
            <text:p>5</text:p>
          </table:table-cell>
          <table:table-cell office:value-type="float" office:value="1.481">
            <text:p>1.481</text:p>
          </table:table-cell>
          <table:table-cell office:value-type="float" office:value="5">
            <text:p>5</text:p>
          </table:table-cell>
          <table:table-cell office:value-type="float" office:value="0.023">
            <text:p>0.023</text:p>
          </table:table-cell>
          <table:table-cell/>
          <table:table-cell table:formula="of:=MEDIAN(INDIRECT(ADDRESS(ROW();2)):INDIRECT(ADDRESS(ROW();COLUMN()-2)))" office:value-type="float" office:value="5">
            <text:p>5</text:p>
          </table:table-cell>
          <table:table-cell table:formula="of:=MIN(INDIRECT(ADDRESS(ROW();2)):INDIRECT(ADDRESS(ROW();COLUMN()-3)))" office:value-type="float" office:value="0.023">
            <text:p>0.023</text:p>
          </table:table-cell>
          <table:table-cell table:formula="of:=MAX(INDIRECT(ADDRESS(ROW();2)):INDIRECT(ADDRESS(ROW();COLUMN()-4)))" office:value-type="float" office:value="18.82">
            <text:p>18.82</text:p>
          </table:table-cell>
          <table:table-cell table:formula="of:=AVERAGE(INDIRECT(ADDRESS(ROW();2)):INDIRECT(ADDRESS(ROW();COLUMN()-5)))" office:value-type="float" office:value="7.16657142857143">
            <text:p>7.1665714286</text:p>
          </table:table-cell>
          <table:table-cell table:formula="of:=STDEV(INDIRECT(ADDRESS(ROW();2)):INDIRECT(ADDRESS(ROW();COLUMN()-6)))" office:value-type="float" office:value="5.76204628067663">
            <text:p>5.762046280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.3915">
            <text:p>-10.391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3.93125">
            <text:p>23.9312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188.203">
            <text:p>188.203</text:p>
          </table:table-cell>
          <table:table-cell office:value-type="float" office:value="50">
            <text:p>50</text:p>
          </table:table-cell>
          <table:table-cell office:value-type="float" office:value="156.25">
            <text:p>156.25</text:p>
          </table:table-cell>
          <table:table-cell office:value-type="float" office:value="160">
            <text:p>160</text:p>
          </table:table-cell>
          <table:table-cell office:value-type="float" office:value="100.773">
            <text:p>100.773</text:p>
          </table:table-cell>
          <table:table-cell office:value-type="float" office:value="50">
            <text:p>50</text:p>
          </table:table-cell>
          <table:table-cell office:value-type="float" office:value="5.12">
            <text:p>5.12</text:p>
          </table:table-cell>
          <table:table-cell office:value-type="float" office:value="66.55">
            <text:p>66.55</text:p>
          </table:table-cell>
          <table:table-cell office:value-type="float" office:value="50">
            <text:p>50</text:p>
          </table:table-cell>
          <table:table-cell office:value-type="float" office:value="40.909">
            <text:p>40.909</text:p>
          </table:table-cell>
          <table:table-cell office:value-type="float" office:value="50">
            <text:p>50</text:p>
          </table:table-cell>
          <table:table-cell office:value-type="float" office:value="5.926">
            <text:p>5.926</text:p>
          </table:table-cell>
          <table:table-cell office:value-type="float" office:value="50">
            <text:p>50</text:p>
          </table:table-cell>
          <table:table-cell office:value-type="float" office:value="0.231">
            <text:p>0.231</text:p>
          </table:table-cell>
          <table:table-cell/>
          <table:table-cell table:formula="of:=MEDIAN(INDIRECT(ADDRESS(ROW();2)):INDIRECT(ADDRESS(ROW();COLUMN()-2)))" office:value-type="float" office:value="50">
            <text:p>50</text:p>
          </table:table-cell>
          <table:table-cell table:formula="of:=MIN(INDIRECT(ADDRESS(ROW();2)):INDIRECT(ADDRESS(ROW();COLUMN()-3)))" office:value-type="float" office:value="0.231">
            <text:p>0.231</text:p>
          </table:table-cell>
          <table:table-cell table:formula="of:=MAX(INDIRECT(ADDRESS(ROW();2)):INDIRECT(ADDRESS(ROW();COLUMN()-4)))" office:value-type="float" office:value="188.203">
            <text:p>188.203</text:p>
          </table:table-cell>
          <table:table-cell table:formula="of:=AVERAGE(INDIRECT(ADDRESS(ROW();2)):INDIRECT(ADDRESS(ROW();COLUMN()-5)))" office:value-type="float" office:value="69.5687142857143">
            <text:p>69.5687142857</text:p>
          </table:table-cell>
          <table:table-cell table:formula="of:=STDEV(INDIRECT(ADDRESS(ROW();2)):INDIRECT(ADDRESS(ROW();COLUMN()-6)))" office:value-type="float" office:value="59.8049259309331">
            <text:p>59.804925930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3.92475">
            <text:p>-103.92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39.32375">
            <text:p>239.3237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846.914">
            <text:p>846.914</text:p>
          </table:table-cell>
          <table:table-cell office:value-type="float" office:value="150">
            <text:p>150</text:p>
          </table:table-cell>
          <table:table-cell office:value-type="float" office:value="585.937">
            <text:p>585.937</text:p>
          </table:table-cell>
          <table:table-cell office:value-type="float" office:value="960">
            <text:p>960</text:p>
          </table:table-cell>
          <table:table-cell office:value-type="float" office:value="377.898">
            <text:p>377.898</text:p>
          </table:table-cell>
          <table:table-cell office:value-type="float" office:value="150">
            <text:p>150</text:p>
          </table:table-cell>
          <table:table-cell office:value-type="float" office:value="15.36">
            <text:p>15.36</text:p>
          </table:table-cell>
          <table:table-cell office:value-type="float" office:value="199.65">
            <text:p>199.65</text:p>
          </table:table-cell>
          <table:table-cell office:value-type="float" office:value="150">
            <text:p>150</text:p>
          </table:table-cell>
          <table:table-cell office:value-type="float" office:value="110.455">
            <text:p>110.455</text:p>
          </table:table-cell>
          <table:table-cell office:value-type="float" office:value="150">
            <text:p>150</text:p>
          </table:table-cell>
          <table:table-cell office:value-type="float" office:value="17.778">
            <text:p>17.778</text:p>
          </table:table-cell>
          <table:table-cell office:value-type="float" office:value="300">
            <text:p>300</text:p>
          </table:table-cell>
          <table:table-cell office:value-type="float" office:value="1.042">
            <text:p>1.042</text:p>
          </table:table-cell>
          <table:table-cell/>
          <table:table-cell table:formula="of:=MEDIAN(INDIRECT(ADDRESS(ROW();2)):INDIRECT(ADDRESS(ROW();COLUMN()-2)))" office:value-type="float" office:value="150">
            <text:p>150</text:p>
          </table:table-cell>
          <table:table-cell table:formula="of:=MIN(INDIRECT(ADDRESS(ROW();2)):INDIRECT(ADDRESS(ROW();COLUMN()-3)))" office:value-type="float" office:value="1.042">
            <text:p>1.042</text:p>
          </table:table-cell>
          <table:table-cell table:formula="of:=MAX(INDIRECT(ADDRESS(ROW();2)):INDIRECT(ADDRESS(ROW();COLUMN()-4)))" office:value-type="float" office:value="960">
            <text:p>960</text:p>
          </table:table-cell>
          <table:table-cell table:formula="of:=AVERAGE(INDIRECT(ADDRESS(ROW();2)):INDIRECT(ADDRESS(ROW();COLUMN()-5)))" office:value-type="float" office:value="286.788142857143">
            <text:p>286.7881428571</text:p>
          </table:table-cell>
          <table:table-cell table:formula="of:=STDEV(INDIRECT(ADDRESS(ROW();2)):INDIRECT(ADDRESS(ROW();COLUMN()-6)))" office:value-type="float" office:value="304.598316523167">
            <text:p>304.598316523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93.9055">
            <text:p>-593.905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72.67025">
            <text:p>1072.67025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1882.031">
            <text:p>1882.031</text:p>
          </table:table-cell>
          <table:table-cell office:value-type="float" office:value="500">
            <text:p>500</text:p>
          </table:table-cell>
          <table:table-cell office:value-type="float" office:value="1562.5">
            <text:p>1562.5</text:p>
          </table:table-cell>
          <table:table-cell office:value-type="float" office:value="1600">
            <text:p>1600</text:p>
          </table:table-cell>
          <table:table-cell office:value-type="float" office:value="1007.727">
            <text:p>1007.727</text:p>
          </table:table-cell>
          <table:table-cell office:value-type="float" office:value="500">
            <text:p>500</text:p>
          </table:table-cell>
          <table:table-cell office:value-type="float" office:value="5.12">
            <text:p>5.12</text:p>
          </table:table-cell>
          <table:table-cell office:value-type="float" office:value="665.5">
            <text:p>665.5</text:p>
          </table:table-cell>
          <table:table-cell office:value-type="float" office:value="500">
            <text:p>500</text:p>
          </table:table-cell>
          <table:table-cell office:value-type="float" office:value="409.091">
            <text:p>409.091</text:p>
          </table:table-cell>
          <table:table-cell office:value-type="float" office:value="500">
            <text:p>500</text:p>
          </table:table-cell>
          <table:table-cell office:value-type="float" office:value="5.926">
            <text:p>5.926</text:p>
          </table:table-cell>
          <table:table-cell office:value-type="float" office:value="500">
            <text:p>500</text:p>
          </table:table-cell>
          <table:table-cell office:value-type="float" office:value="2.315">
            <text:p>2.315</text:p>
          </table:table-cell>
          <table:table-cell/>
          <table:table-cell table:formula="of:=MEDIAN(INDIRECT(ADDRESS(ROW();2)):INDIRECT(ADDRESS(ROW();COLUMN()-2)))" office:value-type="float" office:value="500">
            <text:p>500</text:p>
          </table:table-cell>
          <table:table-cell table:formula="of:=MIN(INDIRECT(ADDRESS(ROW();2)):INDIRECT(ADDRESS(ROW();COLUMN()-3)))" office:value-type="float" office:value="2.315">
            <text:p>2.315</text:p>
          </table:table-cell>
          <table:table-cell table:formula="of:=MAX(INDIRECT(ADDRESS(ROW();2)):INDIRECT(ADDRESS(ROW();COLUMN()-4)))" office:value-type="float" office:value="1882.031">
            <text:p>1882.031</text:p>
          </table:table-cell>
          <table:table-cell table:formula="of:=AVERAGE(INDIRECT(ADDRESS(ROW();2)):INDIRECT(ADDRESS(ROW();COLUMN()-5)))" office:value-type="float" office:value="688.586428571429">
            <text:p>688.5864285714</text:p>
          </table:table-cell>
          <table:table-cell table:formula="of:=STDEV(INDIRECT(ADDRESS(ROW();2)):INDIRECT(ADDRESS(ROW();COLUMN()-6)))" office:value-type="float" office:value="606.449646225626">
            <text:p>606.449646225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39.23775">
            <text:p>-1039.237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393.22625">
            <text:p>2393.22625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3.75">
            <text:p>3.75</text:p>
          </table:table-cell>
          <table:table-cell office:value-type="float" office:value="6">
            <text:p>6</text:p>
          </table:table-cell>
          <table:table-cell office:value-type="float" office:value="3.75">
            <text:p>3.7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.5">
            <text:p>4.5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6">
            <text:p>6</text:p>
          </table:table-cell>
          <table:table-cell table:formula="of:=AVERAGE(INDIRECT(ADDRESS(ROW();2)):INDIRECT(ADDRESS(ROW();COLUMN()-5)))" office:value-type="float" office:value="3.72857142857143">
            <text:p>3.7285714286</text:p>
          </table:table-cell>
          <table:table-cell table:formula="of:=STDEV(INDIRECT(ADDRESS(ROW();2)):INDIRECT(ADDRESS(ROW();COLUMN()-6)))" office:value-type="float" office:value="1.11918828513455">
            <text:p>1.119188285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9375">
            <text:p>-0.9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.25">
            <text:p>8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2"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3"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/>
          <table:table-cell table:formula="of:=MEDIAN(INDIRECT(ADDRESS(ROW();2)):INDIRECT(ADDRESS(ROW();COLUMN()-2)))" office:value-type="float" office:value="14">
            <text:p>14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2.5">
            <text:p>12.5</text:p>
          </table:table-cell>
          <table:table-cell table:formula="of:=STDEV(INDIRECT(ADDRESS(ROW();2)):INDIRECT(ADDRESS(ROW();COLUMN()-6)))" office:value-type="float" office:value="3.85805849937704">
            <text:p>3.858058499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3">
            <text:p>23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Overcharge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200">
            <text:p>20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table:formula="of:=MEDIAN(INDIRECT(ADDRESS(ROW();2)):INDIRECT(ADDRESS(ROW();COLUMN()-2)))" office:value-type="float" office:value="100">
            <text:p>100</text:p>
          </table:table-cell>
          <table:table-cell table:formula="of:=MIN(INDIRECT(ADDRESS(ROW();2)):INDIRECT(ADDRESS(ROW();COLUMN()-3)))" office:value-type="float" office:value="50">
            <text:p>50</text:p>
          </table:table-cell>
          <table:table-cell table:formula="of:=MAX(INDIRECT(ADDRESS(ROW();2)):INDIRECT(ADDRESS(ROW();COLUMN()-4)))" office:value-type="float" office:value="200">
            <text:p>200</text:p>
          </table:table-cell>
          <table:table-cell table:formula="of:=AVERAGE(INDIRECT(ADDRESS(ROW();2)):INDIRECT(ADDRESS(ROW();COLUMN()-5)))" office:value-type="float" office:value="106.5">
            <text:p>106.5</text:p>
          </table:table-cell>
          <table:table-cell table:formula="of:=STDEV(INDIRECT(ADDRESS(ROW();2)):INDIRECT(ADDRESS(ROW();COLUMN()-6)))" office:value-type="float" office:value="33.4083131064019">
            <text:p>33.408313106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76.75">
            <text:p>76.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1">
            <text:p>131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2.7">
            <text:p>2.7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3.5">
            <text:p>3.5</text:p>
          </table:table-cell>
          <table:table-cell office:value-type="float" office:value="2.85">
            <text:p>2.85</text:p>
          </table:table-cell>
          <table:table-cell office:value-type="float" office:value="3">
            <text:p>3</text:p>
          </table:table-cell>
          <table:table-cell office:value-type="float" office:value="3.75">
            <text:p>3.75</text:p>
          </table:table-cell>
          <table:table-cell table:number-columns-repeated="2" office:value-type="float" office:value="3">
            <text:p>3</text:p>
          </table:table-cell>
          <table:table-cell office:value-type="float" office:value="3.3">
            <text:p>3.3</text:p>
          </table:table-cell>
          <table:table-cell office:value-type="float" office:value="3">
            <text:p>3</text:p>
          </table:table-cell>
          <table:table-cell office:value-type="float" office:value="3.6">
            <text:p>3.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4">
            <text:p>2.4</text:p>
          </table:table-cell>
          <table:table-cell table:formula="of:=MAX(INDIRECT(ADDRESS(ROW();2)):INDIRECT(ADDRESS(ROW();COLUMN()-4)))" office:value-type="float" office:value="9">
            <text:p>9</text:p>
          </table:table-cell>
          <table:table-cell table:formula="of:=AVERAGE(INDIRECT(ADDRESS(ROW();2)):INDIRECT(ADDRESS(ROW();COLUMN()-5)))" office:value-type="float" office:value="3.50714285714286">
            <text:p>3.5071428571</text:p>
          </table:table-cell>
          <table:table-cell table:formula="of:=STDEV(INDIRECT(ADDRESS(ROW();2)):INDIRECT(ADDRESS(ROW();COLUMN()-6)))" office:value-type="float" office:value="1.62040559296563">
            <text:p>1.62040559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.65">
            <text:p>1.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8">
            <text:p>4.8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51.852">
            <text:p>51.852</text:p>
          </table:table-cell>
          <table:table-cell office:value-type="float" office:value="33.333">
            <text:p>33.333</text:p>
          </table:table-cell>
          <table:table-cell office:value-type="float" office:value="42.083">
            <text:p>42.083</text:p>
          </table:table-cell>
          <table:table-cell office:value-type="float" office:value="57.143">
            <text:p>57.143</text:p>
          </table:table-cell>
          <table:table-cell office:value-type="float" office:value="42.105">
            <text:p>42.105</text:p>
          </table:table-cell>
          <table:table-cell office:value-type="float" office:value="33.333">
            <text:p>33.333</text:p>
          </table:table-cell>
          <table:table-cell office:value-type="float" office:value="26.667">
            <text:p>26.667</text:p>
          </table:table-cell>
          <table:table-cell office:value-type="float" office:value="36.667">
            <text:p>36.6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22.222">
            <text:p>22.222</text:p>
          </table:table-cell>
          <table:table-cell office:value-type="float" office:value="33.333">
            <text:p>33.333</text:p>
          </table:table-cell>
          <table:table-cell office:value-type="float" office:value="5.556">
            <text:p>5.556</text:p>
          </table:table-cell>
          <table:table-cell/>
          <table:table-cell table:formula="of:=MEDIAN(INDIRECT(ADDRESS(ROW();2)):INDIRECT(ADDRESS(ROW();COLUMN()-2)))" office:value-type="float" office:value="33.333">
            <text:p>33.333</text:p>
          </table:table-cell>
          <table:table-cell table:formula="of:=MIN(INDIRECT(ADDRESS(ROW();2)):INDIRECT(ADDRESS(ROW();COLUMN()-3)))" office:value-type="float" office:value="5.556">
            <text:p>5.556</text:p>
          </table:table-cell>
          <table:table-cell table:formula="of:=MAX(INDIRECT(ADDRESS(ROW();2)):INDIRECT(ADDRESS(ROW();COLUMN()-4)))" office:value-type="float" office:value="57.143">
            <text:p>57.143</text:p>
          </table:table-cell>
          <table:table-cell table:formula="of:=AVERAGE(INDIRECT(ADDRESS(ROW();2)):INDIRECT(ADDRESS(ROW();COLUMN()-5)))" office:value-type="float" office:value="34.1595">
            <text:p>34.1595</text:p>
          </table:table-cell>
          <table:table-cell table:formula="of:=STDEV(INDIRECT(ADDRESS(ROW();2)):INDIRECT(ADDRESS(ROW();COLUMN()-6)))" office:value-type="float" office:value="12.5302933709287">
            <text:p>12.530293370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7.03499999999999">
            <text:p>-7.03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6.552">
            <text:p>76.552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51.852">
            <text:p>51.852</text:p>
          </table:table-cell>
          <table:table-cell office:value-type="float" office:value="33.333">
            <text:p>33.333</text:p>
          </table:table-cell>
          <table:table-cell office:value-type="float" office:value="42.083">
            <text:p>42.083</text:p>
          </table:table-cell>
          <table:table-cell office:value-type="float" office:value="57.143">
            <text:p>57.143</text:p>
          </table:table-cell>
          <table:table-cell office:value-type="float" office:value="42.105">
            <text:p>42.105</text:p>
          </table:table-cell>
          <table:table-cell office:value-type="float" office:value="33.333">
            <text:p>33.333</text:p>
          </table:table-cell>
          <table:table-cell office:value-type="float" office:value="53.333">
            <text:p>53.333</text:p>
          </table:table-cell>
          <table:table-cell office:value-type="float" office:value="36.667">
            <text:p>36.6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88.889">
            <text:p>88.889</text:p>
          </table:table-cell>
          <table:table-cell office:value-type="float" office:value="33.333">
            <text:p>33.333</text:p>
          </table:table-cell>
          <table:table-cell office:value-type="float" office:value="55.556">
            <text:p>55.556</text:p>
          </table:table-cell>
          <table:table-cell/>
          <table:table-cell table:formula="of:=MEDIAN(INDIRECT(ADDRESS(ROW();2)):INDIRECT(ADDRESS(ROW();COLUMN()-2)))" office:value-type="float" office:value="39.375">
            <text:p>39.375</text:p>
          </table:table-cell>
          <table:table-cell table:formula="of:=MIN(INDIRECT(ADDRESS(ROW();2)):INDIRECT(ADDRESS(ROW();COLUMN()-3)))" office:value-type="float" office:value="27.273">
            <text:p>27.273</text:p>
          </table:table-cell>
          <table:table-cell table:formula="of:=MAX(INDIRECT(ADDRESS(ROW();2)):INDIRECT(ADDRESS(ROW();COLUMN()-4)))" office:value-type="float" office:value="88.889">
            <text:p>88.889</text:p>
          </table:table-cell>
          <table:table-cell table:formula="of:=AVERAGE(INDIRECT(ADDRESS(ROW();2)):INDIRECT(ADDRESS(ROW();COLUMN()-5)))" office:value-type="float" office:value="44.3975714285714">
            <text:p>44.3975714286</text:p>
          </table:table-cell>
          <table:table-cell table:formula="of:=STDEV(INDIRECT(ADDRESS(ROW();2)):INDIRECT(ADDRESS(ROW();COLUMN()-6)))" office:value-type="float" office:value="16.1187983743506">
            <text:p>16.118798374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5.55625">
            <text:p>-25.55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1.852">
            <text:p>111.852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129.63">
            <text:p>129.63</text:p>
          </table:table-cell>
          <table:table-cell office:value-type="float" office:value="66.667">
            <text:p>66.667</text:p>
          </table:table-cell>
          <table:table-cell office:value-type="float" office:value="94.688">
            <text:p>94.688</text:p>
          </table:table-cell>
          <table:table-cell office:value-type="float" office:value="171.429">
            <text:p>171.429</text:p>
          </table:table-cell>
          <table:table-cell office:value-type="float" office:value="94.737">
            <text:p>94.737</text:p>
          </table:table-cell>
          <table:table-cell office:value-type="float" office:value="66.667">
            <text:p>66.667</text:p>
          </table:table-cell>
          <table:table-cell office:value-type="float" office:value="106.667">
            <text:p>106.667</text:p>
          </table:table-cell>
          <table:table-cell office:value-type="float" office:value="73.333">
            <text:p>73.333</text:p>
          </table:table-cell>
          <table:table-cell office:value-type="float" office:value="66.667">
            <text:p>66.667</text:p>
          </table:table-cell>
          <table:table-cell office:value-type="float" office:value="49.091">
            <text:p>49.091</text:p>
          </table:table-cell>
          <table:table-cell office:value-type="float" office:value="66.667">
            <text:p>66.667</text:p>
          </table:table-cell>
          <table:table-cell office:value-type="float" office:value="177.778">
            <text:p>177.778</text:p>
          </table:table-cell>
          <table:table-cell office:value-type="float" office:value="100">
            <text:p>100</text:p>
          </table:table-cell>
          <table:table-cell office:value-type="float" office:value="138.889">
            <text:p>138.889</text:p>
          </table:table-cell>
          <table:table-cell/>
          <table:table-cell table:formula="of:=MEDIAN(INDIRECT(ADDRESS(ROW();2)):INDIRECT(ADDRESS(ROW();COLUMN()-2)))" office:value-type="float" office:value="94.7125">
            <text:p>94.7125</text:p>
          </table:table-cell>
          <table:table-cell table:formula="of:=MIN(INDIRECT(ADDRESS(ROW();2)):INDIRECT(ADDRESS(ROW();COLUMN()-3)))" office:value-type="float" office:value="49.091">
            <text:p>49.091</text:p>
          </table:table-cell>
          <table:table-cell table:formula="of:=MAX(INDIRECT(ADDRESS(ROW();2)):INDIRECT(ADDRESS(ROW();COLUMN()-4)))" office:value-type="float" office:value="177.778">
            <text:p>177.778</text:p>
          </table:table-cell>
          <table:table-cell table:formula="of:=AVERAGE(INDIRECT(ADDRESS(ROW();2)):INDIRECT(ADDRESS(ROW();COLUMN()-5)))" office:value-type="float" office:value="100.207857142857">
            <text:p>100.2078571429</text:p>
          </table:table-cell>
          <table:table-cell table:formula="of:=STDEV(INDIRECT(ADDRESS(ROW();2)):INDIRECT(ADDRESS(ROW();COLUMN()-6)))" office:value-type="float" office:value="40.5621856960342">
            <text:p>40.56218569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4.99975">
            <text:p>-104.999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95.556">
            <text:p>295.556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51.852">
            <text:p>51.852</text:p>
          </table:table-cell>
          <table:table-cell office:value-type="float" office:value="33.333">
            <text:p>33.333</text:p>
          </table:table-cell>
          <table:table-cell office:value-type="float" office:value="42.083">
            <text:p>42.083</text:p>
          </table:table-cell>
          <table:table-cell office:value-type="float" office:value="57.143">
            <text:p>57.143</text:p>
          </table:table-cell>
          <table:table-cell office:value-type="float" office:value="42.105">
            <text:p>42.105</text:p>
          </table:table-cell>
          <table:table-cell office:value-type="float" office:value="33.333">
            <text:p>33.333</text:p>
          </table:table-cell>
          <table:table-cell office:value-type="float" office:value="53.333">
            <text:p>53.333</text:p>
          </table:table-cell>
          <table:table-cell office:value-type="float" office:value="36.667">
            <text:p>36.6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88.889">
            <text:p>88.889</text:p>
          </table:table-cell>
          <table:table-cell office:value-type="float" office:value="33.333">
            <text:p>33.333</text:p>
          </table:table-cell>
          <table:table-cell office:value-type="float" office:value="555.556">
            <text:p>555.556</text:p>
          </table:table-cell>
          <table:table-cell/>
          <table:table-cell table:formula="of:=MEDIAN(INDIRECT(ADDRESS(ROW();2)):INDIRECT(ADDRESS(ROW();COLUMN()-2)))" office:value-type="float" office:value="39.375">
            <text:p>39.375</text:p>
          </table:table-cell>
          <table:table-cell table:formula="of:=MIN(INDIRECT(ADDRESS(ROW();2)):INDIRECT(ADDRESS(ROW();COLUMN()-3)))" office:value-type="float" office:value="27.273">
            <text:p>27.273</text:p>
          </table:table-cell>
          <table:table-cell table:formula="of:=MAX(INDIRECT(ADDRESS(ROW();2)):INDIRECT(ADDRESS(ROW();COLUMN()-4)))" office:value-type="float" office:value="555.556">
            <text:p>555.556</text:p>
          </table:table-cell>
          <table:table-cell table:formula="of:=AVERAGE(INDIRECT(ADDRESS(ROW();2)):INDIRECT(ADDRESS(ROW();COLUMN()-5)))" office:value-type="float" office:value="80.1118571428571">
            <text:p>80.1118571429</text:p>
          </table:table-cell>
          <table:table-cell table:formula="of:=STDEV(INDIRECT(ADDRESS(ROW();2)):INDIRECT(ADDRESS(ROW();COLUMN()-6)))" office:value-type="float" office:value="137.750859080866">
            <text:p>137.750859080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5.55625">
            <text:p>-25.55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1.852">
            <text:p>111.852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2.25">
            <text:p>2.25</text:p>
          </table:table-cell>
          <table:table-cell office:value-type="float" office:value="3">
            <text:p>3</text:p>
          </table:table-cell>
          <table:table-cell office:value-type="float" office:value="2.25">
            <text:p>2.2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3">
            <text:p>3</text:p>
          </table:table-cell>
          <table:table-cell table:formula="of:=AVERAGE(INDIRECT(ADDRESS(ROW();2)):INDIRECT(ADDRESS(ROW();COLUMN()-5)))" office:value-type="float" office:value="2.23571428571429">
            <text:p>2.2357142857</text:p>
          </table:table-cell>
          <table:table-cell table:formula="of:=STDEV(INDIRECT(ADDRESS(ROW();2)):INDIRECT(ADDRESS(ROW();COLUMN()-6)))" office:value-type="float" office:value="0.381005032991475">
            <text:p>0.3810050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6875">
            <text:p>0.6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75">
            <text:p>3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6">
            <text:p>6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6.21428571428571">
            <text:p>6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">
            <text:p>9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Overcharge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96">
            <text:p>196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400">
            <text:p>400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1">
            <text:p>121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/>
          <table:table-cell table:formula="of:=MEDIAN(INDIRECT(ADDRESS(ROW();2)):INDIRECT(ADDRESS(ROW();COLUMN()-2)))" office:value-type="float" office:value="100">
            <text:p>100</text:p>
          </table:table-cell>
          <table:table-cell table:formula="of:=MIN(INDIRECT(ADDRESS(ROW();2)):INDIRECT(ADDRESS(ROW();COLUMN()-3)))" office:value-type="float" office:value="25">
            <text:p>25</text:p>
          </table:table-cell>
          <table:table-cell table:formula="of:=MAX(INDIRECT(ADDRESS(ROW();2)):INDIRECT(ADDRESS(ROW();COLUMN()-4)))" office:value-type="float" office:value="400">
            <text:p>400</text:p>
          </table:table-cell>
          <table:table-cell table:formula="of:=AVERAGE(INDIRECT(ADDRESS(ROW();2)):INDIRECT(ADDRESS(ROW();COLUMN()-5)))" office:value-type="float" office:value="124.428571428571">
            <text:p>124.4285714286</text:p>
          </table:table-cell>
          <table:table-cell table:formula="of:=STDEV(INDIRECT(ADDRESS(ROW();2)):INDIRECT(ADDRESS(ROW();COLUMN()-6)))" office:value-type="float" office:value="87.8212470224115">
            <text:p>87.821247022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51.25">
            <text:p>51.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2.43">
            <text:p>2.43</text:p>
          </table:table-cell>
          <table:table-cell office:value-type="float" office:value="3">
            <text:p>3</text:p>
          </table:table-cell>
          <table:table-cell office:value-type="float" office:value="1.92">
            <text:p>1.92</text:p>
          </table:table-cell>
          <table:table-cell office:value-type="float" office:value="4">
            <text:p>4</text:p>
          </table:table-cell>
          <table:table-cell office:value-type="float" office:value="2.708">
            <text:p>2.708</text:p>
          </table:table-cell>
          <table:table-cell office:value-type="float" office:value="3">
            <text:p>3</text:p>
          </table:table-cell>
          <table:table-cell office:value-type="float" office:value="4.688">
            <text:p>4.688</text:p>
          </table:table-cell>
          <table:table-cell table:number-columns-repeated="2" office:value-type="float" office:value="3">
            <text:p>3</text:p>
          </table:table-cell>
          <table:table-cell office:value-type="float" office:value="3.3">
            <text:p>3.3</text:p>
          </table:table-cell>
          <table:table-cell office:value-type="float" office:value="3">
            <text:p>3</text:p>
          </table:table-cell>
          <table:table-cell office:value-type="float" office:value="4.32">
            <text:p>4.32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1.92">
            <text:p>1.92</text:p>
          </table:table-cell>
          <table:table-cell table:formula="of:=MAX(INDIRECT(ADDRESS(ROW();2)):INDIRECT(ADDRESS(ROW();COLUMN()-4)))" office:value-type="float" office:value="27">
            <text:p>27</text:p>
          </table:table-cell>
          <table:table-cell table:formula="of:=AVERAGE(INDIRECT(ADDRESS(ROW();2)):INDIRECT(ADDRESS(ROW();COLUMN()-5)))" office:value-type="float" office:value="4.88328571428572">
            <text:p>4.8832857143</text:p>
          </table:table-cell>
          <table:table-cell table:formula="of:=STDEV(INDIRECT(ADDRESS(ROW();2)):INDIRECT(ADDRESS(ROW();COLUMN()-6)))" office:value-type="float" office:value="6.40674882662592">
            <text:p>6.406748826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525">
            <text:p>0.5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3">
            <text:p>6.3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80.658">
            <text:p>80.658</text:p>
          </table:table-cell>
          <table:table-cell office:value-type="float" office:value="33.333">
            <text:p>33.333</text:p>
          </table:table-cell>
          <table:table-cell office:value-type="float" office:value="53.125">
            <text:p>53.125</text:p>
          </table:table-cell>
          <table:table-cell office:value-type="float" office:value="100">
            <text:p>100</text:p>
          </table:table-cell>
          <table:table-cell office:value-type="float" office:value="53.186">
            <text:p>53.186</text:p>
          </table:table-cell>
          <table:table-cell office:value-type="float" office:value="33.333">
            <text:p>33.333</text:p>
          </table:table-cell>
          <table:table-cell office:value-type="float" office:value="21.333">
            <text:p>21.333</text:p>
          </table:table-cell>
          <table:table-cell office:value-type="float" office:value="40.333">
            <text:p>40.333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14.815">
            <text:p>14.815</text:p>
          </table:table-cell>
          <table:table-cell office:value-type="float" office:value="33.333">
            <text:p>33.333</text:p>
          </table:table-cell>
          <table:table-cell office:value-type="float" office:value="0.926">
            <text:p>0.926</text:p>
          </table:table-cell>
          <table:table-cell/>
          <table:table-cell table:formula="of:=MEDIAN(INDIRECT(ADDRESS(ROW();2)):INDIRECT(ADDRESS(ROW();COLUMN()-2)))" office:value-type="float" office:value="33.333">
            <text:p>33.333</text:p>
          </table:table-cell>
          <table:table-cell table:formula="of:=MIN(INDIRECT(ADDRESS(ROW();2)):INDIRECT(ADDRESS(ROW();COLUMN()-3)))" office:value-type="float" office:value="0.926">
            <text:p>0.926</text:p>
          </table:table-cell>
          <table:table-cell table:formula="of:=MAX(INDIRECT(ADDRESS(ROW();2)):INDIRECT(ADDRESS(ROW();COLUMN()-4)))" office:value-type="float" office:value="100">
            <text:p>100</text:p>
          </table:table-cell>
          <table:table-cell table:formula="of:=AVERAGE(INDIRECT(ADDRESS(ROW();2)):INDIRECT(ADDRESS(ROW();COLUMN()-5)))" office:value-type="float" office:value="39.8795714285714">
            <text:p>39.8795714286</text:p>
          </table:table-cell>
          <table:table-cell table:formula="of:=STDEV(INDIRECT(ADDRESS(ROW();2)):INDIRECT(ADDRESS(ROW();COLUMN()-6)))" office:value-type="float" office:value="25.5596686439166">
            <text:p>25.559668643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4.629">
            <text:p>-34.629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3.344">
            <text:p>113.344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80.658">
            <text:p>80.658</text:p>
          </table:table-cell>
          <table:table-cell office:value-type="float" office:value="33.333">
            <text:p>33.333</text:p>
          </table:table-cell>
          <table:table-cell office:value-type="float" office:value="53.125">
            <text:p>53.125</text:p>
          </table:table-cell>
          <table:table-cell office:value-type="float" office:value="100">
            <text:p>100</text:p>
          </table:table-cell>
          <table:table-cell office:value-type="float" office:value="53.186">
            <text:p>53.186</text:p>
          </table:table-cell>
          <table:table-cell office:value-type="float" office:value="33.333">
            <text:p>33.333</text:p>
          </table:table-cell>
          <table:table-cell office:value-type="float" office:value="42.667">
            <text:p>42.667</text:p>
          </table:table-cell>
          <table:table-cell office:value-type="float" office:value="40.333">
            <text:p>40.333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59.259">
            <text:p>59.259</text:p>
          </table:table-cell>
          <table:table-cell office:value-type="float" office:value="33.333">
            <text:p>33.333</text:p>
          </table:table-cell>
          <table:table-cell office:value-type="float" office:value="9.259">
            <text:p>9.259</text:p>
          </table:table-cell>
          <table:table-cell/>
          <table:table-cell table:formula="of:=MEDIAN(INDIRECT(ADDRESS(ROW();2)):INDIRECT(ADDRESS(ROW();COLUMN()-2)))" office:value-type="float" office:value="36.833">
            <text:p>36.833</text:p>
          </table:table-cell>
          <table:table-cell table:formula="of:=MIN(INDIRECT(ADDRESS(ROW();2)):INDIRECT(ADDRESS(ROW();COLUMN()-3)))" office:value-type="float" office:value="9.259">
            <text:p>9.259</text:p>
          </table:table-cell>
          <table:table-cell table:formula="of:=MAX(INDIRECT(ADDRESS(ROW();2)):INDIRECT(ADDRESS(ROW();COLUMN()-4)))" office:value-type="float" office:value="100">
            <text:p>100</text:p>
          </table:table-cell>
          <table:table-cell table:formula="of:=AVERAGE(INDIRECT(ADDRESS(ROW();2)):INDIRECT(ADDRESS(ROW();COLUMN()-5)))" office:value-type="float" office:value="45.1732142857143">
            <text:p>45.1732142857</text:p>
          </table:table-cell>
          <table:table-cell table:formula="of:=STDEV(INDIRECT(ADDRESS(ROW();2)):INDIRECT(ADDRESS(ROW();COLUMN()-6)))" office:value-type="float" office:value="23.0916269446427">
            <text:p>23.091626944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6.18025">
            <text:p>-26.18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2.684">
            <text:p>112.684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241.975">
            <text:p>241.975</text:p>
          </table:table-cell>
          <table:table-cell office:value-type="float" office:value="66.667">
            <text:p>66.667</text:p>
          </table:table-cell>
          <table:table-cell office:value-type="float" office:value="132.813">
            <text:p>132.813</text:p>
          </table:table-cell>
          <table:table-cell office:value-type="float" office:value="400">
            <text:p>400</text:p>
          </table:table-cell>
          <table:table-cell office:value-type="float" office:value="132.964">
            <text:p>132.964</text:p>
          </table:table-cell>
          <table:table-cell office:value-type="float" office:value="66.667">
            <text:p>66.667</text:p>
          </table:table-cell>
          <table:table-cell office:value-type="float" office:value="85.333">
            <text:p>85.333</text:p>
          </table:table-cell>
          <table:table-cell office:value-type="float" office:value="80.667">
            <text:p>80.667</text:p>
          </table:table-cell>
          <table:table-cell office:value-type="float" office:value="66.667">
            <text:p>66.667</text:p>
          </table:table-cell>
          <table:table-cell office:value-type="float" office:value="49.091">
            <text:p>49.091</text:p>
          </table:table-cell>
          <table:table-cell office:value-type="float" office:value="66.667">
            <text:p>66.667</text:p>
          </table:table-cell>
          <table:table-cell office:value-type="float" office:value="118.519">
            <text:p>118.519</text:p>
          </table:table-cell>
          <table:table-cell office:value-type="float" office:value="133.333">
            <text:p>133.333</text:p>
          </table:table-cell>
          <table:table-cell office:value-type="float" office:value="27.778">
            <text:p>27.778</text:p>
          </table:table-cell>
          <table:table-cell/>
          <table:table-cell table:formula="of:=MEDIAN(INDIRECT(ADDRESS(ROW();2)):INDIRECT(ADDRESS(ROW();COLUMN()-2)))" office:value-type="float" office:value="83">
            <text:p>83</text:p>
          </table:table-cell>
          <table:table-cell table:formula="of:=MIN(INDIRECT(ADDRESS(ROW();2)):INDIRECT(ADDRESS(ROW();COLUMN()-3)))" office:value-type="float" office:value="27.778">
            <text:p>27.778</text:p>
          </table:table-cell>
          <table:table-cell table:formula="of:=MAX(INDIRECT(ADDRESS(ROW();2)):INDIRECT(ADDRESS(ROW();COLUMN()-4)))" office:value-type="float" office:value="400">
            <text:p>400</text:p>
          </table:table-cell>
          <table:table-cell table:formula="of:=AVERAGE(INDIRECT(ADDRESS(ROW();2)):INDIRECT(ADDRESS(ROW();COLUMN()-5)))" office:value-type="float" office:value="119.224357142857">
            <text:p>119.2243571429</text:p>
          </table:table-cell>
          <table:table-cell table:formula="of:=STDEV(INDIRECT(ADDRESS(ROW();2)):INDIRECT(ADDRESS(ROW();COLUMN()-6)))" office:value-type="float" office:value="96.6521054461326">
            <text:p>96.652105446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32.11075">
            <text:p>-132.110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31.704">
            <text:p>331.704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80.658">
            <text:p>80.658</text:p>
          </table:table-cell>
          <table:table-cell office:value-type="float" office:value="33.333">
            <text:p>33.333</text:p>
          </table:table-cell>
          <table:table-cell office:value-type="float" office:value="53.125">
            <text:p>53.125</text:p>
          </table:table-cell>
          <table:table-cell office:value-type="float" office:value="100">
            <text:p>100</text:p>
          </table:table-cell>
          <table:table-cell office:value-type="float" office:value="53.186">
            <text:p>53.186</text:p>
          </table:table-cell>
          <table:table-cell office:value-type="float" office:value="33.333">
            <text:p>33.333</text:p>
          </table:table-cell>
          <table:table-cell office:value-type="float" office:value="42.667">
            <text:p>42.667</text:p>
          </table:table-cell>
          <table:table-cell office:value-type="float" office:value="40.333">
            <text:p>40.333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59.259">
            <text:p>59.259</text:p>
          </table:table-cell>
          <table:table-cell office:value-type="float" office:value="33.333">
            <text:p>33.333</text:p>
          </table:table-cell>
          <table:table-cell office:value-type="float" office:value="92.593">
            <text:p>92.593</text:p>
          </table:table-cell>
          <table:table-cell/>
          <table:table-cell table:formula="of:=MEDIAN(INDIRECT(ADDRESS(ROW();2)):INDIRECT(ADDRESS(ROW();COLUMN()-2)))" office:value-type="float" office:value="41.5">
            <text:p>41.5</text:p>
          </table:table-cell>
          <table:table-cell table:formula="of:=MIN(INDIRECT(ADDRESS(ROW();2)):INDIRECT(ADDRESS(ROW();COLUMN()-3)))" office:value-type="float" office:value="27.273">
            <text:p>27.273</text:p>
          </table:table-cell>
          <table:table-cell table:formula="of:=MAX(INDIRECT(ADDRESS(ROW();2)):INDIRECT(ADDRESS(ROW();COLUMN()-4)))" office:value-type="float" office:value="100">
            <text:p>100</text:p>
          </table:table-cell>
          <table:table-cell table:formula="of:=AVERAGE(INDIRECT(ADDRESS(ROW();2)):INDIRECT(ADDRESS(ROW();COLUMN()-5)))" office:value-type="float" office:value="51.1256428571429">
            <text:p>51.1256428571</text:p>
          </table:table-cell>
          <table:table-cell table:formula="of:=STDEV(INDIRECT(ADDRESS(ROW();2)):INDIRECT(ADDRESS(ROW();COLUMN()-6)))" office:value-type="float" office:value="23.8499599438694">
            <text:p>23.849959943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9.89025">
            <text:p>-39.89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0.964">
            <text:p>130.964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4">
            <text:p>4</text:p>
          </table:table-cell>
          <table:table-cell table:formula="of:=AVERAGE(INDIRECT(ADDRESS(ROW();2)):INDIRECT(ADDRESS(ROW();COLUMN()-5)))" office:value-type="float" office:value="2.48571428571429">
            <text:p>2.4857142857</text:p>
          </table:table-cell>
          <table:table-cell table:formula="of:=STDEV(INDIRECT(ADDRESS(ROW();2)):INDIRECT(ADDRESS(ROW();COLUMN()-6)))" office:value-type="float" office:value="0.746125523423034">
            <text:p>0.746125523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625">
            <text:p>-0.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.5">
            <text:p>5.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9">
            <text:p>9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8.35714285714286">
            <text:p>8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">
            <text:p>15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Overcharge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274.4">
            <text:p>274.4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800">
            <text:p>800</text:p>
          </table:table-cell>
          <table:table-cell office:value-type="float" office:value="172.8">
            <text:p>172.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3.1">
            <text:p>133.1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51.2">
            <text:p>51.2</text:p>
          </table:table-cell>
          <table:table-cell office:value-type="float" office:value="100">
            <text:p>100</text:p>
          </table:table-cell>
          <table:table-cell office:value-type="float" office:value="12.5">
            <text:p>12.5</text:p>
          </table:table-cell>
          <table:table-cell/>
          <table:table-cell table:formula="of:=MEDIAN(INDIRECT(ADDRESS(ROW();2)):INDIRECT(ADDRESS(ROW();COLUMN()-2)))" office:value-type="float" office:value="100">
            <text:p>100</text:p>
          </table:table-cell>
          <table:table-cell table:formula="of:=MIN(INDIRECT(ADDRESS(ROW();2)):INDIRECT(ADDRESS(ROW();COLUMN()-3)))" office:value-type="float" office:value="12.5">
            <text:p>12.5</text:p>
          </table:table-cell>
          <table:table-cell table:formula="of:=MAX(INDIRECT(ADDRESS(ROW();2)):INDIRECT(ADDRESS(ROW();COLUMN()-4)))" office:value-type="float" office:value="800">
            <text:p>800</text:p>
          </table:table-cell>
          <table:table-cell table:formula="of:=AVERAGE(INDIRECT(ADDRESS(ROW();2)):INDIRECT(ADDRESS(ROW();COLUMN()-5)))" office:value-type="float" office:value="159.785714285714">
            <text:p>159.7857142857</text:p>
          </table:table-cell>
          <table:table-cell table:formula="of:=STDEV(INDIRECT(ADDRESS(ROW();2)):INDIRECT(ADDRESS(ROW();COLUMN()-6)))" office:value-type="float" office:value="193.533312008922">
            <text:p>193.533312008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3.275">
            <text:p>23.2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02.3">
            <text:p>202.3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2.187">
            <text:p>2.187</text:p>
          </table:table-cell>
          <table:table-cell office:value-type="float" office:value="3">
            <text:p>3</text:p>
          </table:table-cell>
          <table:table-cell office:value-type="float" office:value="1.536">
            <text:p>1.536</text:p>
          </table:table-cell>
          <table:table-cell office:value-type="float" office:value="4.5">
            <text:p>4.5</text:p>
          </table:table-cell>
          <table:table-cell office:value-type="float" office:value="2.572">
            <text:p>2.572</text:p>
          </table:table-cell>
          <table:table-cell office:value-type="float" office:value="3">
            <text:p>3</text:p>
          </table:table-cell>
          <table:table-cell office:value-type="float" office:value="5.859">
            <text:p>5.859</text:p>
          </table:table-cell>
          <table:table-cell table:number-columns-repeated="2" office:value-type="float" office:value="3">
            <text:p>3</text:p>
          </table:table-cell>
          <table:table-cell office:value-type="float" office:value="3.3">
            <text:p>3.3</text:p>
          </table:table-cell>
          <table:table-cell office:value-type="float" office:value="3">
            <text:p>3</text:p>
          </table:table-cell>
          <table:table-cell office:value-type="float" office:value="5.184">
            <text:p>5.184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1.536">
            <text:p>1.536</text:p>
          </table:table-cell>
          <table:table-cell table:formula="of:=MAX(INDIRECT(ADDRESS(ROW();2)):INDIRECT(ADDRESS(ROW();COLUMN()-4)))" office:value-type="float" office:value="81">
            <text:p>81</text:p>
          </table:table-cell>
          <table:table-cell table:formula="of:=AVERAGE(INDIRECT(ADDRESS(ROW();2)):INDIRECT(ADDRESS(ROW();COLUMN()-5)))" office:value-type="float" office:value="8.867">
            <text:p>8.867</text:p>
          </table:table-cell>
          <table:table-cell table:formula="of:=STDEV(INDIRECT(ADDRESS(ROW();2)):INDIRECT(ADDRESS(ROW();COLUMN()-6)))" office:value-type="float" office:value="20.7926901726396">
            <text:p>20.792690172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600000000000001">
            <text:p>-0.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.8">
            <text:p>7.8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125.469">
            <text:p>125.469</text:p>
          </table:table-cell>
          <table:table-cell office:value-type="float" office:value="33.333">
            <text:p>33.333</text:p>
          </table:table-cell>
          <table:table-cell office:value-type="float" office:value="67.057">
            <text:p>67.057</text:p>
          </table:table-cell>
          <table:table-cell office:value-type="float" office:value="177.778">
            <text:p>177.778</text:p>
          </table:table-cell>
          <table:table-cell office:value-type="float" office:value="67.182">
            <text:p>67.182</text:p>
          </table:table-cell>
          <table:table-cell office:value-type="float" office:value="33.333">
            <text:p>33.333</text:p>
          </table:table-cell>
          <table:table-cell office:value-type="float" office:value="17.067">
            <text:p>17.067</text:p>
          </table:table-cell>
          <table:table-cell office:value-type="float" office:value="44.367">
            <text:p>44.3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9.877">
            <text:p>9.877</text:p>
          </table:table-cell>
          <table:table-cell office:value-type="float" office:value="33.333">
            <text:p>33.333</text:p>
          </table:table-cell>
          <table:table-cell office:value-type="float" office:value="0.154">
            <text:p>0.154</text:p>
          </table:table-cell>
          <table:table-cell/>
          <table:table-cell table:formula="of:=MEDIAN(INDIRECT(ADDRESS(ROW();2)):INDIRECT(ADDRESS(ROW();COLUMN()-2)))" office:value-type="float" office:value="33.333">
            <text:p>33.333</text:p>
          </table:table-cell>
          <table:table-cell table:formula="of:=MIN(INDIRECT(ADDRESS(ROW();2)):INDIRECT(ADDRESS(ROW();COLUMN()-3)))" office:value-type="float" office:value="0.154">
            <text:p>0.154</text:p>
          </table:table-cell>
          <table:table-cell table:formula="of:=MAX(INDIRECT(ADDRESS(ROW();2)):INDIRECT(ADDRESS(ROW();COLUMN()-4)))" office:value-type="float" office:value="177.778">
            <text:p>177.778</text:p>
          </table:table-cell>
          <table:table-cell table:formula="of:=AVERAGE(INDIRECT(ADDRESS(ROW();2)):INDIRECT(ADDRESS(ROW();COLUMN()-5)))" office:value-type="float" office:value="50.2063571428571">
            <text:p>50.2063571429</text:p>
          </table:table-cell>
          <table:table-cell table:formula="of:=STDEV(INDIRECT(ADDRESS(ROW();2)):INDIRECT(ADDRESS(ROW();COLUMN()-6)))" office:value-type="float" office:value="47.8174464855778">
            <text:p>47.817446485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69.0015">
            <text:p>-69.001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9.174">
            <text:p>159.174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125.469">
            <text:p>125.469</text:p>
          </table:table-cell>
          <table:table-cell office:value-type="float" office:value="33.333">
            <text:p>33.333</text:p>
          </table:table-cell>
          <table:table-cell office:value-type="float" office:value="67.057">
            <text:p>67.057</text:p>
          </table:table-cell>
          <table:table-cell office:value-type="float" office:value="177.778">
            <text:p>177.778</text:p>
          </table:table-cell>
          <table:table-cell office:value-type="float" office:value="67.182">
            <text:p>67.182</text:p>
          </table:table-cell>
          <table:table-cell office:value-type="float" office:value="33.333">
            <text:p>33.333</text:p>
          </table:table-cell>
          <table:table-cell office:value-type="float" office:value="34.133">
            <text:p>34.133</text:p>
          </table:table-cell>
          <table:table-cell office:value-type="float" office:value="44.367">
            <text:p>44.3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39.506">
            <text:p>39.506</text:p>
          </table:table-cell>
          <table:table-cell office:value-type="float" office:value="33.333">
            <text:p>33.333</text:p>
          </table:table-cell>
          <table:table-cell office:value-type="float" office:value="1.543">
            <text:p>1.543</text:p>
          </table:table-cell>
          <table:table-cell/>
          <table:table-cell table:formula="of:=MEDIAN(INDIRECT(ADDRESS(ROW();2)):INDIRECT(ADDRESS(ROW();COLUMN()-2)))" office:value-type="float" office:value="33.733">
            <text:p>33.733</text:p>
          </table:table-cell>
          <table:table-cell table:formula="of:=MIN(INDIRECT(ADDRESS(ROW();2)):INDIRECT(ADDRESS(ROW();COLUMN()-3)))" office:value-type="float" office:value="1.543">
            <text:p>1.543</text:p>
          </table:table-cell>
          <table:table-cell table:formula="of:=MAX(INDIRECT(ADDRESS(ROW();2)):INDIRECT(ADDRESS(ROW();COLUMN()-4)))" office:value-type="float" office:value="177.778">
            <text:p>177.778</text:p>
          </table:table-cell>
          <table:table-cell table:formula="of:=AVERAGE(INDIRECT(ADDRESS(ROW();2)):INDIRECT(ADDRESS(ROW();COLUMN()-5)))" office:value-type="float" office:value="53.6409285714286">
            <text:p>53.6409285714</text:p>
          </table:table-cell>
          <table:table-cell table:formula="of:=STDEV(INDIRECT(ADDRESS(ROW();2)):INDIRECT(ADDRESS(ROW();COLUMN()-6)))" office:value-type="float" office:value="45.6327470159892">
            <text:p>45.6327470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0.8215">
            <text:p>-50.821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45.539">
            <text:p>145.539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439.14">
            <text:p>439.14</text:p>
          </table:table-cell>
          <table:table-cell office:value-type="float" office:value="66.667">
            <text:p>66.667</text:p>
          </table:table-cell>
          <table:table-cell office:value-type="float" office:value="184.408">
            <text:p>184.408</text:p>
          </table:table-cell>
          <table:table-cell office:value-type="float" office:value="888.889">
            <text:p>888.889</text:p>
          </table:table-cell>
          <table:table-cell office:value-type="float" office:value="184.75">
            <text:p>184.75</text:p>
          </table:table-cell>
          <table:table-cell office:value-type="float" office:value="66.667">
            <text:p>66.667</text:p>
          </table:table-cell>
          <table:table-cell office:value-type="float" office:value="68.267">
            <text:p>68.267</text:p>
          </table:table-cell>
          <table:table-cell office:value-type="float" office:value="88.733">
            <text:p>88.733</text:p>
          </table:table-cell>
          <table:table-cell office:value-type="float" office:value="66.667">
            <text:p>66.667</text:p>
          </table:table-cell>
          <table:table-cell office:value-type="float" office:value="49.091">
            <text:p>49.091</text:p>
          </table:table-cell>
          <table:table-cell office:value-type="float" office:value="66.667">
            <text:p>66.667</text:p>
          </table:table-cell>
          <table:table-cell office:value-type="float" office:value="79.012">
            <text:p>79.012</text:p>
          </table:table-cell>
          <table:table-cell office:value-type="float" office:value="166.667">
            <text:p>166.667</text:p>
          </table:table-cell>
          <table:table-cell office:value-type="float" office:value="5.401">
            <text:p>5.401</text:p>
          </table:table-cell>
          <table:table-cell/>
          <table:table-cell table:formula="of:=MEDIAN(INDIRECT(ADDRESS(ROW();2)):INDIRECT(ADDRESS(ROW();COLUMN()-2)))" office:value-type="float" office:value="73.6395">
            <text:p>73.6395</text:p>
          </table:table-cell>
          <table:table-cell table:formula="of:=MIN(INDIRECT(ADDRESS(ROW();2)):INDIRECT(ADDRESS(ROW();COLUMN()-3)))" office:value-type="float" office:value="5.401">
            <text:p>5.401</text:p>
          </table:table-cell>
          <table:table-cell table:formula="of:=MAX(INDIRECT(ADDRESS(ROW();2)):INDIRECT(ADDRESS(ROW();COLUMN()-4)))" office:value-type="float" office:value="888.889">
            <text:p>888.889</text:p>
          </table:table-cell>
          <table:table-cell table:formula="of:=AVERAGE(INDIRECT(ADDRESS(ROW();2)):INDIRECT(ADDRESS(ROW();COLUMN()-5)))" office:value-type="float" office:value="172.930428571429">
            <text:p>172.9304285714</text:p>
          </table:table-cell>
          <table:table-cell table:formula="of:=STDEV(INDIRECT(ADDRESS(ROW();2)):INDIRECT(ADDRESS(ROW();COLUMN()-6)))" office:value-type="float" office:value="231.916624503029">
            <text:p>231.91662450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73.25025">
            <text:p>-273.25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19.89">
            <text:p>519.89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125.469">
            <text:p>125.469</text:p>
          </table:table-cell>
          <table:table-cell office:value-type="float" office:value="33.333">
            <text:p>33.333</text:p>
          </table:table-cell>
          <table:table-cell office:value-type="float" office:value="67.057">
            <text:p>67.057</text:p>
          </table:table-cell>
          <table:table-cell office:value-type="float" office:value="177.778">
            <text:p>177.778</text:p>
          </table:table-cell>
          <table:table-cell office:value-type="float" office:value="67.182">
            <text:p>67.182</text:p>
          </table:table-cell>
          <table:table-cell office:value-type="float" office:value="33.333">
            <text:p>33.333</text:p>
          </table:table-cell>
          <table:table-cell office:value-type="float" office:value="34.133">
            <text:p>34.133</text:p>
          </table:table-cell>
          <table:table-cell office:value-type="float" office:value="44.367">
            <text:p>44.367</text:p>
          </table:table-cell>
          <table:table-cell office:value-type="float" office:value="33.333">
            <text:p>33.333</text:p>
          </table:table-cell>
          <table:table-cell office:value-type="float" office:value="27.273">
            <text:p>27.273</text:p>
          </table:table-cell>
          <table:table-cell office:value-type="float" office:value="33.333">
            <text:p>33.333</text:p>
          </table:table-cell>
          <table:table-cell office:value-type="float" office:value="39.506">
            <text:p>39.506</text:p>
          </table:table-cell>
          <table:table-cell office:value-type="float" office:value="33.333">
            <text:p>33.333</text:p>
          </table:table-cell>
          <table:table-cell office:value-type="float" office:value="15.432">
            <text:p>15.432</text:p>
          </table:table-cell>
          <table:table-cell/>
          <table:table-cell table:formula="of:=MEDIAN(INDIRECT(ADDRESS(ROW();2)):INDIRECT(ADDRESS(ROW();COLUMN()-2)))" office:value-type="float" office:value="33.733">
            <text:p>33.733</text:p>
          </table:table-cell>
          <table:table-cell table:formula="of:=MIN(INDIRECT(ADDRESS(ROW();2)):INDIRECT(ADDRESS(ROW();COLUMN()-3)))" office:value-type="float" office:value="15.432">
            <text:p>15.432</text:p>
          </table:table-cell>
          <table:table-cell table:formula="of:=MAX(INDIRECT(ADDRESS(ROW();2)):INDIRECT(ADDRESS(ROW();COLUMN()-4)))" office:value-type="float" office:value="177.778">
            <text:p>177.778</text:p>
          </table:table-cell>
          <table:table-cell table:formula="of:=AVERAGE(INDIRECT(ADDRESS(ROW();2)):INDIRECT(ADDRESS(ROW();COLUMN()-5)))" office:value-type="float" office:value="54.633">
            <text:p>54.633</text:p>
          </table:table-cell>
          <table:table-cell table:formula="of:=STDEV(INDIRECT(ADDRESS(ROW();2)):INDIRECT(ADDRESS(ROW();COLUMN()-6)))" office:value-type="float" office:value="44.5511529540871">
            <text:p>44.551152954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0.8215">
            <text:p>-50.821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45.539">
            <text:p>145.539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2.75">
            <text:p>2.75</text:p>
          </table:table-cell>
          <table:table-cell office:value-type="float" office:value="5">
            <text:p>5</text:p>
          </table:table-cell>
          <table:table-cell office:value-type="float" office:value="2.75">
            <text:p>2.75</text:p>
          </table:table-cell>
          <table:table-cell table:number-columns-repeated="4"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2.73571428571429">
            <text:p>2.7357142857</text:p>
          </table:table-cell>
          <table:table-cell table:formula="of:=STDEV(INDIRECT(ADDRESS(ROW();2)):INDIRECT(ADDRESS(ROW();COLUMN()-6)))" office:value-type="float" office:value="1.11241742501299">
            <text:p>1.11241742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9375">
            <text:p>-1.9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.25">
            <text:p>7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"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MEDIAN(INDIRECT(ADDRESS(ROW();2)):INDIRECT(ADDRESS(ROW();COLUMN()-2)))" office:value-type="float" office:value="12">
            <text:p>12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10.5">
            <text:p>10.5</text:p>
          </table:table-cell>
          <table:table-cell table:formula="of:=STDEV(INDIRECT(ADDRESS(ROW();2)):INDIRECT(ADDRESS(ROW();COLUMN()-6)))" office:value-type="float" office:value="3.85805849937704">
            <text:p>3.858058499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">
            <text:p>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1">
            <text:p>21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Ping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5">
            <text:p>0.5</text:p>
          </table:table-cell>
          <table:table-cell table:formula="of:=MAX(INDIRECT(ADDRESS(ROW();2)):INDIRECT(ADDRESS(ROW();COLUMN()-4)))" office:value-type="float" office:value="2">
            <text:p>2</text:p>
          </table:table-cell>
          <table:table-cell table:formula="of:=AVERAGE(INDIRECT(ADDRESS(ROW();2)):INDIRECT(ADDRESS(ROW();COLUMN()-5)))" office:value-type="float" office:value="1.13571428571429">
            <text:p>1.1357142857</text:p>
          </table:table-cell>
          <table:table-cell table:formula="of:=STDEV(INDIRECT(ADDRESS(ROW();2)):INDIRECT(ADDRESS(ROW();COLUMN()-6)))" office:value-type="float" office:value="0.416223207235923">
            <text:p>0.416223207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475">
            <text:p>0.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7">
            <text:p>1.7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18">
            <text:p>0.18</text:p>
          </table:table-cell>
          <table:table-cell office:value-type="float" office:value="0.2">
            <text:p>0.2</text:p>
          </table:table-cell>
          <table:table-cell office:value-type="float" office:value="0.16">
            <text:p>0.16</text:p>
          </table:table-cell>
          <table:table-cell office:value-type="float" office:value="0.7">
            <text:p>0.7</text:p>
          </table:table-cell>
          <table:table-cell office:value-type="float" office:value="0.19">
            <text:p>0.19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22">
            <text:p>0.22</text:p>
          </table:table-cell>
          <table:table-cell office:value-type="float" office:value="0.2">
            <text:p>0.2</text:p>
          </table:table-cell>
          <table:table-cell office:value-type="float" office:value="0.24">
            <text:p>0.24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/>
          <table:table-cell table:formula="of:=MEDIAN(INDIRECT(ADDRESS(ROW();2)):INDIRECT(ADDRESS(ROW();COLUMN()-2)))" office:value-type="float" office:value="0.2">
            <text:p>0.2</text:p>
          </table:table-cell>
          <table:table-cell table:formula="of:=MIN(INDIRECT(ADDRESS(ROW();2)):INDIRECT(ADDRESS(ROW();COLUMN()-3)))" office:value-type="float" office:value="0.16">
            <text:p>0.16</text:p>
          </table:table-cell>
          <table:table-cell table:formula="of:=MAX(INDIRECT(ADDRESS(ROW();2)):INDIRECT(ADDRESS(ROW();COLUMN()-4)))" office:value-type="float" office:value="0.7">
            <text:p>0.7</text:p>
          </table:table-cell>
          <table:table-cell table:formula="of:=AVERAGE(INDIRECT(ADDRESS(ROW();2)):INDIRECT(ADDRESS(ROW();COLUMN()-5)))" office:value-type="float" office:value="0.267142857142857">
            <text:p>0.2671428571</text:p>
          </table:table-cell>
          <table:table-cell table:formula="of:=STDEV(INDIRECT(ADDRESS(ROW();2)):INDIRECT(ADDRESS(ROW();COLUMN()-6)))" office:value-type="float" office:value="0.164897570604326">
            <text:p>0.164897570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0950000000000001">
            <text:p>0.09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0.34">
            <text:p>0.34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7.778">
            <text:p>7.778</text:p>
          </table:table-cell>
          <table:table-cell office:value-type="float" office:value="5">
            <text:p>5</text:p>
          </table:table-cell>
          <table:table-cell office:value-type="float" office:value="12.5">
            <text:p>12.5</text:p>
          </table:table-cell>
          <table:table-cell office:value-type="float" office:value="2.857">
            <text:p>2.857</text:p>
          </table:table-cell>
          <table:table-cell office:value-type="float" office:value="6.316">
            <text:p>6.31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.5">
            <text:p>5.5</text:p>
          </table:table-cell>
          <table:table-cell office:value-type="float" office:value="5">
            <text:p>5</text:p>
          </table:table-cell>
          <table:table-cell office:value-type="float" office:value="4.091">
            <text:p>4.091</text:p>
          </table:table-cell>
          <table:table-cell office:value-type="float" office:value="5">
            <text:p>5</text:p>
          </table:table-cell>
          <table:table-cell office:value-type="float" office:value="3.333">
            <text:p>3.333</text:p>
          </table:table-cell>
          <table:table-cell office:value-type="float" office:value="5">
            <text:p>5</text:p>
          </table:table-cell>
          <table:table-cell office:value-type="float" office:value="0.833">
            <text:p>0.833</text:p>
          </table:table-cell>
          <table:table-cell/>
          <table:table-cell table:formula="of:=MEDIAN(INDIRECT(ADDRESS(ROW();2)):INDIRECT(ADDRESS(ROW();COLUMN()-2)))" office:value-type="float" office:value="5">
            <text:p>5</text:p>
          </table:table-cell>
          <table:table-cell table:formula="of:=MIN(INDIRECT(ADDRESS(ROW();2)):INDIRECT(ADDRESS(ROW();COLUMN()-3)))" office:value-type="float" office:value="0.833">
            <text:p>0.833</text:p>
          </table:table-cell>
          <table:table-cell table:formula="of:=MAX(INDIRECT(ADDRESS(ROW();2)):INDIRECT(ADDRESS(ROW();COLUMN()-4)))" office:value-type="float" office:value="12.5">
            <text:p>12.5</text:p>
          </table:table-cell>
          <table:table-cell table:formula="of:=AVERAGE(INDIRECT(ADDRESS(ROW();2)):INDIRECT(ADDRESS(ROW();COLUMN()-5)))" office:value-type="float" office:value="5.15771428571429">
            <text:p>5.1577142857</text:p>
          </table:table-cell>
          <table:table-cell table:formula="of:=STDEV(INDIRECT(ADDRESS(ROW();2)):INDIRECT(ADDRESS(ROW();COLUMN()-6)))" office:value-type="float" office:value="2.662595825031">
            <text:p>2.66259582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0339999999999989">
            <text:p>-0.03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.43175">
            <text:p>9.4317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77.778">
            <text:p>77.778</text:p>
          </table:table-cell>
          <table:table-cell office:value-type="float" office:value="50">
            <text:p>50</text:p>
          </table:table-cell>
          <table:table-cell office:value-type="float" office:value="125">
            <text:p>125</text:p>
          </table:table-cell>
          <table:table-cell office:value-type="float" office:value="28.571">
            <text:p>28.571</text:p>
          </table:table-cell>
          <table:table-cell office:value-type="float" office:value="63.158">
            <text:p>63.158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40.909">
            <text:p>40.909</text:p>
          </table:table-cell>
          <table:table-cell office:value-type="float" office:value="50">
            <text:p>50</text:p>
          </table:table-cell>
          <table:table-cell office:value-type="float" office:value="33.333">
            <text:p>33.333</text:p>
          </table:table-cell>
          <table:table-cell office:value-type="float" office:value="50">
            <text:p>50</text:p>
          </table:table-cell>
          <table:table-cell office:value-type="float" office:value="8.333">
            <text:p>8.333</text:p>
          </table:table-cell>
          <table:table-cell/>
          <table:table-cell table:formula="of:=MEDIAN(INDIRECT(ADDRESS(ROW();2)):INDIRECT(ADDRESS(ROW();COLUMN()-2)))" office:value-type="float" office:value="50">
            <text:p>50</text:p>
          </table:table-cell>
          <table:table-cell table:formula="of:=MIN(INDIRECT(ADDRESS(ROW();2)):INDIRECT(ADDRESS(ROW();COLUMN()-3)))" office:value-type="float" office:value="8.333">
            <text:p>8.333</text:p>
          </table:table-cell>
          <table:table-cell table:formula="of:=MAX(INDIRECT(ADDRESS(ROW();2)):INDIRECT(ADDRESS(ROW();COLUMN()-4)))" office:value-type="float" office:value="125">
            <text:p>125</text:p>
          </table:table-cell>
          <table:table-cell table:formula="of:=AVERAGE(INDIRECT(ADDRESS(ROW();2)):INDIRECT(ADDRESS(ROW();COLUMN()-5)))" office:value-type="float" office:value="51.5772857142857">
            <text:p>51.5772857143</text:p>
          </table:table-cell>
          <table:table-cell table:formula="of:=STDEV(INDIRECT(ADDRESS(ROW();2)):INDIRECT(ADDRESS(ROW();COLUMN()-6)))" office:value-type="float" office:value="26.6251713246306">
            <text:p>26.625171324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341000000000008">
            <text:p>-0.34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4.31825">
            <text:p>94.3182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155.556">
            <text:p>155.556</text:p>
          </table:table-cell>
          <table:table-cell office:value-type="float" office:value="75">
            <text:p>75</text:p>
          </table:table-cell>
          <table:table-cell office:value-type="float" office:value="218.75">
            <text:p>218.75</text:p>
          </table:table-cell>
          <table:table-cell office:value-type="float" office:value="71.429">
            <text:p>71.429</text:p>
          </table:table-cell>
          <table:table-cell office:value-type="float" office:value="110.526">
            <text:p>110.526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82.5">
            <text:p>82.5</text:p>
          </table:table-cell>
          <table:table-cell office:value-type="float" office:value="75">
            <text:p>75</text:p>
          </table:table-cell>
          <table:table-cell office:value-type="float" office:value="55.227">
            <text:p>55.22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25">
            <text:p>125</text:p>
          </table:table-cell>
          <table:table-cell office:value-type="float" office:value="16.667">
            <text:p>16.667</text:p>
          </table:table-cell>
          <table:table-cell/>
          <table:table-cell table:formula="of:=MEDIAN(INDIRECT(ADDRESS(ROW();2)):INDIRECT(ADDRESS(ROW();COLUMN()-2)))" office:value-type="float" office:value="75">
            <text:p>75</text:p>
          </table:table-cell>
          <table:table-cell table:formula="of:=MIN(INDIRECT(ADDRESS(ROW();2)):INDIRECT(ADDRESS(ROW();COLUMN()-3)))" office:value-type="float" office:value="16.667">
            <text:p>16.667</text:p>
          </table:table-cell>
          <table:table-cell table:formula="of:=MAX(INDIRECT(ADDRESS(ROW();2)):INDIRECT(ADDRESS(ROW();COLUMN()-4)))" office:value-type="float" office:value="218.75">
            <text:p>218.75</text:p>
          </table:table-cell>
          <table:table-cell table:formula="of:=AVERAGE(INDIRECT(ADDRESS(ROW();2)):INDIRECT(ADDRESS(ROW();COLUMN()-5)))" office:value-type="float" office:value="88.9753571428571">
            <text:p>88.9753571429</text:p>
          </table:table-cell>
          <table:table-cell table:formula="of:=STDEV(INDIRECT(ADDRESS(ROW();2)):INDIRECT(ADDRESS(ROW();COLUMN()-6)))" office:value-type="float" office:value="50.3020050596046">
            <text:p>50.302005059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9.1295">
            <text:p>-59.129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25.50625">
            <text:p>225.50625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777.778">
            <text:p>777.778</text:p>
          </table:table-cell>
          <table:table-cell office:value-type="float" office:value="500">
            <text:p>500</text:p>
          </table:table-cell>
          <table:table-cell office:value-type="float" office:value="1250">
            <text:p>1250</text:p>
          </table:table-cell>
          <table:table-cell office:value-type="float" office:value="285.714">
            <text:p>285.714</text:p>
          </table:table-cell>
          <table:table-cell office:value-type="float" office:value="631.579">
            <text:p>631.579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float" office:value="550">
            <text:p>550</text:p>
          </table:table-cell>
          <table:table-cell office:value-type="float" office:value="500">
            <text:p>500</text:p>
          </table:table-cell>
          <table:table-cell office:value-type="float" office:value="409.091">
            <text:p>409.091</text:p>
          </table:table-cell>
          <table:table-cell office:value-type="float" office:value="500">
            <text:p>500</text:p>
          </table:table-cell>
          <table:table-cell office:value-type="float" office:value="333.333">
            <text:p>333.333</text:p>
          </table:table-cell>
          <table:table-cell office:value-type="float" office:value="500">
            <text:p>500</text:p>
          </table:table-cell>
          <table:table-cell office:value-type="float" office:value="83.333">
            <text:p>83.333</text:p>
          </table:table-cell>
          <table:table-cell/>
          <table:table-cell table:formula="of:=MEDIAN(INDIRECT(ADDRESS(ROW();2)):INDIRECT(ADDRESS(ROW();COLUMN()-2)))" office:value-type="float" office:value="500">
            <text:p>500</text:p>
          </table:table-cell>
          <table:table-cell table:formula="of:=MIN(INDIRECT(ADDRESS(ROW();2)):INDIRECT(ADDRESS(ROW();COLUMN()-3)))" office:value-type="float" office:value="83.333">
            <text:p>83.333</text:p>
          </table:table-cell>
          <table:table-cell table:formula="of:=MAX(INDIRECT(ADDRESS(ROW();2)):INDIRECT(ADDRESS(ROW();COLUMN()-4)))" office:value-type="float" office:value="1250">
            <text:p>1250</text:p>
          </table:table-cell>
          <table:table-cell table:formula="of:=AVERAGE(INDIRECT(ADDRESS(ROW();2)):INDIRECT(ADDRESS(ROW();COLUMN()-5)))" office:value-type="float" office:value="515.773428571429">
            <text:p>515.7734285714</text:p>
          </table:table-cell>
          <table:table-cell table:formula="of:=STDEV(INDIRECT(ADDRESS(ROW();2)):INDIRECT(ADDRESS(ROW();COLUMN()-6)))" office:value-type="float" office:value="266.25069876332">
            <text:p>266.25069876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.40900000000011">
            <text:p>-3.409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43.18175">
            <text:p>943.18175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1.75">
            <text:p>1.75</text:p>
          </table:table-cell>
          <table:table-cell office:value-type="float" office:value="2.5">
            <text:p>2.5</text:p>
          </table:table-cell>
          <table:table-cell office:value-type="float" office:value="1.75">
            <text:p>1.75</text:p>
          </table:table-cell>
          <table:table-cell table:number-columns-repeated="4" office:value-type="float" office:value="1.5">
            <text:p>1.5</text:p>
          </table:table-cell>
          <table:table-cell office:value-type="float" office:value="1.35">
            <text:p>1.35</text:p>
          </table:table-cell>
          <table:table-cell table:number-columns-repeated="2"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/>
          <table:table-cell table:formula="of:=MEDIAN(INDIRECT(ADDRESS(ROW();2)):INDIRECT(ADDRESS(ROW();COLUMN()-2)))" office:value-type="float" office:value="1.5">
            <text:p>1.5</text:p>
          </table:table-cell>
          <table:table-cell table:formula="of:=MIN(INDIRECT(ADDRESS(ROW();2)):INDIRECT(ADDRESS(ROW();COLUMN()-3)))" office:value-type="float" office:value="1.35">
            <text:p>1.35</text:p>
          </table:table-cell>
          <table:table-cell table:formula="of:=MAX(INDIRECT(ADDRESS(ROW();2)):INDIRECT(ADDRESS(ROW();COLUMN()-4)))" office:value-type="float" office:value="2.5">
            <text:p>2.5</text:p>
          </table:table-cell>
          <table:table-cell table:formula="of:=AVERAGE(INDIRECT(ADDRESS(ROW();2)):INDIRECT(ADDRESS(ROW();COLUMN()-5)))" office:value-type="float" office:value="1.73928571428571">
            <text:p>1.7392857143</text:p>
          </table:table-cell>
          <table:table-cell table:formula="of:=STDEV(INDIRECT(ADDRESS(ROW();2)):INDIRECT(ADDRESS(ROW();COLUMN()-6)))" office:value-type="float" office:value="0.376817937791924">
            <text:p>0.376817937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1875">
            <text:p>0.1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25">
            <text:p>3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MEDIAN(INDIRECT(ADDRESS(ROW();2)):INDIRECT(ADDRESS(ROW();COLUMN()-2)))" office:value-type="float" office:value="5">
            <text:p>5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17">
            <text:p>17</text:p>
          </table:table-cell>
          <table:table-cell table:formula="of:=AVERAGE(INDIRECT(ADDRESS(ROW();2)):INDIRECT(ADDRESS(ROW();COLUMN()-5)))" office:value-type="float" office:value="5.21428571428571">
            <text:p>5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">
            <text:p>8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Ping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.96">
            <text:p>1.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.44">
            <text:p>1.44</text:p>
          </table:table-cell>
          <table:table-cell table:number-columns-repeated="2" office:value-type="float" office:value="1">
            <text:p>1</text:p>
          </table:table-cell>
          <table:table-cell office:value-type="float" office:value="1.21">
            <text:p>1.21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4">
            <text:p>0.6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25">
            <text:p>0.25</text:p>
          </table:table-cell>
          <table:table-cell table:formula="of:=MAX(INDIRECT(ADDRESS(ROW();2)):INDIRECT(ADDRESS(ROW();COLUMN()-4)))" office:value-type="float" office:value="4">
            <text:p>4</text:p>
          </table:table-cell>
          <table:table-cell table:formula="of:=AVERAGE(INDIRECT(ADDRESS(ROW();2)):INDIRECT(ADDRESS(ROW();COLUMN()-5)))" office:value-type="float" office:value="1.38571428571429">
            <text:p>1.3857142857</text:p>
          </table:table-cell>
          <table:table-cell table:formula="of:=STDEV(INDIRECT(ADDRESS(ROW();2)):INDIRECT(ADDRESS(ROW();COLUMN()-6)))" office:value-type="float" office:value="0.991445830676006">
            <text:p>0.991445830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1475">
            <text:p>-0.1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.53">
            <text:p>2.53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162">
            <text:p>0.162</text:p>
          </table:table-cell>
          <table:table-cell office:value-type="float" office:value="0.2">
            <text:p>0.2</text:p>
          </table:table-cell>
          <table:table-cell office:value-type="float" office:value="0.128">
            <text:p>0.128</text:p>
          </table:table-cell>
          <table:table-cell office:value-type="float" office:value="1.2">
            <text:p>1.2</text:p>
          </table:table-cell>
          <table:table-cell office:value-type="float" office:value="0.181">
            <text:p>0.181</text:p>
          </table:table-cell>
          <table:table-cell office:value-type="float" office:value="0.2">
            <text:p>0.2</text:p>
          </table:table-cell>
          <table:table-cell office:value-type="float" office:value="0.313">
            <text:p>0.31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22">
            <text:p>0.22</text:p>
          </table:table-cell>
          <table:table-cell office:value-type="float" office:value="0.2">
            <text:p>0.2</text:p>
          </table:table-cell>
          <table:table-cell office:value-type="float" office:value="0.288">
            <text:p>0.288</text:p>
          </table:table-cell>
          <table:table-cell office:value-type="float" office:value="0.2">
            <text:p>0.2</text:p>
          </table:table-cell>
          <table:table-cell office:value-type="float" office:value="1.8">
            <text:p>1.8</text:p>
          </table:table-cell>
          <table:table-cell/>
          <table:table-cell table:formula="of:=MEDIAN(INDIRECT(ADDRESS(ROW();2)):INDIRECT(ADDRESS(ROW();COLUMN()-2)))" office:value-type="float" office:value="0.2">
            <text:p>0.2</text:p>
          </table:table-cell>
          <table:table-cell table:formula="of:=MIN(INDIRECT(ADDRESS(ROW();2)):INDIRECT(ADDRESS(ROW();COLUMN()-3)))" office:value-type="float" office:value="0.128">
            <text:p>0.128</text:p>
          </table:table-cell>
          <table:table-cell table:formula="of:=MAX(INDIRECT(ADDRESS(ROW();2)):INDIRECT(ADDRESS(ROW();COLUMN()-4)))" office:value-type="float" office:value="1.8">
            <text:p>1.8</text:p>
          </table:table-cell>
          <table:table-cell table:formula="of:=AVERAGE(INDIRECT(ADDRESS(ROW();2)):INDIRECT(ADDRESS(ROW();COLUMN()-5)))" office:value-type="float" office:value="0.392285714285714">
            <text:p>0.3922857143</text:p>
          </table:table-cell>
          <table:table-cell table:formula="of:=STDEV(INDIRECT(ADDRESS(ROW();2)):INDIRECT(ADDRESS(ROW();COLUMN()-6)))" office:value-type="float" office:value="0.485977908420257">
            <text:p>0.485977908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013">
            <text:p>-0.01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0.484">
            <text:p>0.484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12.099">
            <text:p>12.099</text:p>
          </table:table-cell>
          <table:table-cell office:value-type="float" office:value="5">
            <text:p>5</text:p>
          </table:table-cell>
          <table:table-cell office:value-type="float" office:value="23.438">
            <text:p>23.438</text:p>
          </table:table-cell>
          <table:table-cell office:value-type="float" office:value="3.333">
            <text:p>3.333</text:p>
          </table:table-cell>
          <table:table-cell office:value-type="float" office:value="7.978">
            <text:p>7.978</text:p>
          </table:table-cell>
          <table:table-cell office:value-type="float" office:value="5">
            <text:p>5</text:p>
          </table:table-cell>
          <table:table-cell office:value-type="float" office:value="3.2">
            <text:p>3.2</text:p>
          </table:table-cell>
          <table:table-cell office:value-type="float" office:value="6.05">
            <text:p>6.05</text:p>
          </table:table-cell>
          <table:table-cell office:value-type="float" office:value="5">
            <text:p>5</text:p>
          </table:table-cell>
          <table:table-cell office:value-type="float" office:value="4.091">
            <text:p>4.091</text:p>
          </table:table-cell>
          <table:table-cell office:value-type="float" office:value="5">
            <text:p>5</text:p>
          </table:table-cell>
          <table:table-cell office:value-type="float" office:value="2.222">
            <text:p>2.222</text:p>
          </table:table-cell>
          <table:table-cell office:value-type="float" office:value="5">
            <text:p>5</text:p>
          </table:table-cell>
          <table:table-cell office:value-type="float" office:value="0.139">
            <text:p>0.139</text:p>
          </table:table-cell>
          <table:table-cell/>
          <table:table-cell table:formula="of:=MEDIAN(INDIRECT(ADDRESS(ROW();2)):INDIRECT(ADDRESS(ROW();COLUMN()-2)))" office:value-type="float" office:value="5">
            <text:p>5</text:p>
          </table:table-cell>
          <table:table-cell table:formula="of:=MIN(INDIRECT(ADDRESS(ROW();2)):INDIRECT(ADDRESS(ROW();COLUMN()-3)))" office:value-type="float" office:value="0.139">
            <text:p>0.139</text:p>
          </table:table-cell>
          <table:table-cell table:formula="of:=MAX(INDIRECT(ADDRESS(ROW();2)):INDIRECT(ADDRESS(ROW();COLUMN()-4)))" office:value-type="float" office:value="23.438">
            <text:p>23.438</text:p>
          </table:table-cell>
          <table:table-cell table:formula="of:=AVERAGE(INDIRECT(ADDRESS(ROW();2)):INDIRECT(ADDRESS(ROW();COLUMN()-5)))" office:value-type="float" office:value="6.25357142857143">
            <text:p>6.2535714286</text:p>
          </table:table-cell>
          <table:table-cell table:formula="of:=STDEV(INDIRECT(ADDRESS(ROW();2)):INDIRECT(ADDRESS(ROW();COLUMN()-6)))" office:value-type="float" office:value="5.66037662125989">
            <text:p>5.66037662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.2725">
            <text:p>-3.27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2.5825">
            <text:p>12.582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120.988">
            <text:p>120.988</text:p>
          </table:table-cell>
          <table:table-cell office:value-type="float" office:value="50">
            <text:p>50</text:p>
          </table:table-cell>
          <table:table-cell office:value-type="float" office:value="234.375">
            <text:p>234.375</text:p>
          </table:table-cell>
          <table:table-cell office:value-type="float" office:value="33.333">
            <text:p>33.333</text:p>
          </table:table-cell>
          <table:table-cell office:value-type="float" office:value="79.778">
            <text:p>79.778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60.5">
            <text:p>60.5</text:p>
          </table:table-cell>
          <table:table-cell office:value-type="float" office:value="50">
            <text:p>50</text:p>
          </table:table-cell>
          <table:table-cell office:value-type="float" office:value="40.909">
            <text:p>40.909</text:p>
          </table:table-cell>
          <table:table-cell office:value-type="float" office:value="50">
            <text:p>50</text:p>
          </table:table-cell>
          <table:table-cell office:value-type="float" office:value="22.222">
            <text:p>22.222</text:p>
          </table:table-cell>
          <table:table-cell office:value-type="float" office:value="50">
            <text:p>50</text:p>
          </table:table-cell>
          <table:table-cell office:value-type="float" office:value="1.389">
            <text:p>1.389</text:p>
          </table:table-cell>
          <table:table-cell/>
          <table:table-cell table:formula="of:=MEDIAN(INDIRECT(ADDRESS(ROW();2)):INDIRECT(ADDRESS(ROW();COLUMN()-2)))" office:value-type="float" office:value="50">
            <text:p>50</text:p>
          </table:table-cell>
          <table:table-cell table:formula="of:=MIN(INDIRECT(ADDRESS(ROW();2)):INDIRECT(ADDRESS(ROW();COLUMN()-3)))" office:value-type="float" office:value="1.389">
            <text:p>1.389</text:p>
          </table:table-cell>
          <table:table-cell table:formula="of:=MAX(INDIRECT(ADDRESS(ROW();2)):INDIRECT(ADDRESS(ROW();COLUMN()-4)))" office:value-type="float" office:value="234.375">
            <text:p>234.375</text:p>
          </table:table-cell>
          <table:table-cell table:formula="of:=AVERAGE(INDIRECT(ADDRESS(ROW();2)):INDIRECT(ADDRESS(ROW();COLUMN()-5)))" office:value-type="float" office:value="62.5352857142857">
            <text:p>62.5352857143</text:p>
          </table:table-cell>
          <table:table-cell table:formula="of:=STDEV(INDIRECT(ADDRESS(ROW();2)):INDIRECT(ADDRESS(ROW();COLUMN()-6)))" office:value-type="float" office:value="56.6022766577031">
            <text:p>56.602276657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2.717">
            <text:p>-32.71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25.819">
            <text:p>125.819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302.469">
            <text:p>302.469</text:p>
          </table:table-cell>
          <table:table-cell office:value-type="float" office:value="75">
            <text:p>75</text:p>
          </table:table-cell>
          <table:table-cell office:value-type="float" office:value="468.75">
            <text:p>468.75</text:p>
          </table:table-cell>
          <table:table-cell office:value-type="float" office:value="116.667">
            <text:p>116.667</text:p>
          </table:table-cell>
          <table:table-cell office:value-type="float" office:value="159.557">
            <text:p>159.557</text:p>
          </table:table-cell>
          <table:table-cell office:value-type="float" office:value="75">
            <text:p>75</text:p>
          </table:table-cell>
          <table:table-cell office:value-type="float" office:value="48">
            <text:p>48</text:p>
          </table:table-cell>
          <table:table-cell office:value-type="float" office:value="90.75">
            <text:p>90.75</text:p>
          </table:table-cell>
          <table:table-cell office:value-type="float" office:value="75">
            <text:p>75</text:p>
          </table:table-cell>
          <table:table-cell office:value-type="float" office:value="55.227">
            <text:p>55.227</text:p>
          </table:table-cell>
          <table:table-cell office:value-type="float" office:value="75">
            <text:p>75</text:p>
          </table:table-cell>
          <table:table-cell office:value-type="float" office:value="33.333">
            <text:p>33.333</text:p>
          </table:table-cell>
          <table:table-cell office:value-type="float" office:value="175">
            <text:p>175</text:p>
          </table:table-cell>
          <table:table-cell office:value-type="float" office:value="3.472">
            <text:p>3.472</text:p>
          </table:table-cell>
          <table:table-cell/>
          <table:table-cell table:formula="of:=MEDIAN(INDIRECT(ADDRESS(ROW();2)):INDIRECT(ADDRESS(ROW();COLUMN()-2)))" office:value-type="float" office:value="75">
            <text:p>75</text:p>
          </table:table-cell>
          <table:table-cell table:formula="of:=MIN(INDIRECT(ADDRESS(ROW();2)):INDIRECT(ADDRESS(ROW();COLUMN()-3)))" office:value-type="float" office:value="3.472">
            <text:p>3.472</text:p>
          </table:table-cell>
          <table:table-cell table:formula="of:=MAX(INDIRECT(ADDRESS(ROW();2)):INDIRECT(ADDRESS(ROW();COLUMN()-4)))" office:value-type="float" office:value="468.75">
            <text:p>468.75</text:p>
          </table:table-cell>
          <table:table-cell table:formula="of:=AVERAGE(INDIRECT(ADDRESS(ROW();2)):INDIRECT(ADDRESS(ROW();COLUMN()-5)))" office:value-type="float" office:value="125.230357142857">
            <text:p>125.2303571429</text:p>
          </table:table-cell>
          <table:table-cell table:formula="of:=STDEV(INDIRECT(ADDRESS(ROW();2)):INDIRECT(ADDRESS(ROW();COLUMN()-6)))" office:value-type="float" office:value="123.588777931934">
            <text:p>123.588777931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05.8225">
            <text:p>-205.82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14.82725">
            <text:p>414.82725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1209.877">
            <text:p>1209.877</text:p>
          </table:table-cell>
          <table:table-cell office:value-type="float" office:value="500">
            <text:p>500</text:p>
          </table:table-cell>
          <table:table-cell office:value-type="float" office:value="2343.75">
            <text:p>2343.75</text:p>
          </table:table-cell>
          <table:table-cell office:value-type="float" office:value="333.333">
            <text:p>333.333</text:p>
          </table:table-cell>
          <table:table-cell office:value-type="float" office:value="797.784">
            <text:p>797.784</text:p>
          </table:table-cell>
          <table:table-cell office:value-type="float" office:value="500">
            <text:p>500</text:p>
          </table:table-cell>
          <table:table-cell office:value-type="float" office:value="320">
            <text:p>320</text:p>
          </table:table-cell>
          <table:table-cell office:value-type="float" office:value="605">
            <text:p>605</text:p>
          </table:table-cell>
          <table:table-cell office:value-type="float" office:value="500">
            <text:p>500</text:p>
          </table:table-cell>
          <table:table-cell office:value-type="float" office:value="409.091">
            <text:p>409.091</text:p>
          </table:table-cell>
          <table:table-cell office:value-type="float" office:value="500">
            <text:p>500</text:p>
          </table:table-cell>
          <table:table-cell office:value-type="float" office:value="222.222">
            <text:p>222.222</text:p>
          </table:table-cell>
          <table:table-cell office:value-type="float" office:value="500">
            <text:p>500</text:p>
          </table:table-cell>
          <table:table-cell office:value-type="float" office:value="13.889">
            <text:p>13.889</text:p>
          </table:table-cell>
          <table:table-cell/>
          <table:table-cell table:formula="of:=MEDIAN(INDIRECT(ADDRESS(ROW();2)):INDIRECT(ADDRESS(ROW();COLUMN()-2)))" office:value-type="float" office:value="500">
            <text:p>500</text:p>
          </table:table-cell>
          <table:table-cell table:formula="of:=MIN(INDIRECT(ADDRESS(ROW();2)):INDIRECT(ADDRESS(ROW();COLUMN()-3)))" office:value-type="float" office:value="13.889">
            <text:p>13.889</text:p>
          </table:table-cell>
          <table:table-cell table:formula="of:=MAX(INDIRECT(ADDRESS(ROW();2)):INDIRECT(ADDRESS(ROW();COLUMN()-4)))" office:value-type="float" office:value="2343.75">
            <text:p>2343.75</text:p>
          </table:table-cell>
          <table:table-cell table:formula="of:=AVERAGE(INDIRECT(ADDRESS(ROW();2)):INDIRECT(ADDRESS(ROW();COLUMN()-5)))" office:value-type="float" office:value="625.353285714286">
            <text:p>625.3532857143</text:p>
          </table:table-cell>
          <table:table-cell table:formula="of:=STDEV(INDIRECT(ADDRESS(ROW();2)):INDIRECT(ADDRESS(ROW();COLUMN()-6)))" office:value-type="float" office:value="566.022447075192">
            <text:p>566.022447075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27.16">
            <text:p>-327.1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258.1825">
            <text:p>1258.1825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number-columns-repeated="4" office:value-type="float" office:value="1.5">
            <text:p>1.5</text:p>
          </table:table-cell>
          <table:table-cell office:value-type="float" office:value="1.35">
            <text:p>1.35</text:p>
          </table:table-cell>
          <table:table-cell table:number-columns-repeated="2" office:value-type="float" office:value="1.5">
            <text:p>1.5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1.5">
            <text:p>1.5</text:p>
          </table:table-cell>
          <table:table-cell table:formula="of:=MIN(INDIRECT(ADDRESS(ROW();2)):INDIRECT(ADDRESS(ROW();COLUMN()-3)))" office:value-type="float" office:value="1.35">
            <text:p>1.35</text:p>
          </table:table-cell>
          <table:table-cell table:formula="of:=MAX(INDIRECT(ADDRESS(ROW();2)):INDIRECT(ADDRESS(ROW();COLUMN()-4)))" office:value-type="float" office:value="3.5">
            <text:p>3.5</text:p>
          </table:table-cell>
          <table:table-cell table:formula="of:=AVERAGE(INDIRECT(ADDRESS(ROW();2)):INDIRECT(ADDRESS(ROW();COLUMN()-5)))" office:value-type="float" office:value="1.98928571428571">
            <text:p>1.9892857143</text:p>
          </table:table-cell>
          <table:table-cell table:formula="of:=STDEV(INDIRECT(ADDRESS(ROW();2)):INDIRECT(ADDRESS(ROW();COLUMN()-6)))" office:value-type="float" office:value="0.742702593813394">
            <text:p>0.742702593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125">
            <text:p>-1.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MEDIAN(INDIRECT(ADDRESS(ROW();2)):INDIRECT(ADDRESS(ROW();COLUMN()-2)))" office:value-type="float" office:value="8">
            <text:p>8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17">
            <text:p>17</text:p>
          </table:table-cell>
          <table:table-cell table:formula="of:=AVERAGE(INDIRECT(ADDRESS(ROW();2)):INDIRECT(ADDRESS(ROW();COLUMN()-5)))" office:value-type="float" office:value="7.35714285714286">
            <text:p>7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">
            <text:p>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4">
            <text:p>14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Ping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2.744">
            <text:p>2.74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.728">
            <text:p>1.728</text:p>
          </table:table-cell>
          <table:table-cell table:number-columns-repeated="2" office:value-type="float" office:value="1">
            <text:p>1</text:p>
          </table:table-cell>
          <table:table-cell office:value-type="float" office:value="1.331">
            <text:p>1.331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512">
            <text:p>0.512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125">
            <text:p>0.125</text:p>
          </table:table-cell>
          <table:table-cell table:formula="of:=MAX(INDIRECT(ADDRESS(ROW();2)):INDIRECT(ADDRESS(ROW();COLUMN()-4)))" office:value-type="float" office:value="8">
            <text:p>8</text:p>
          </table:table-cell>
          <table:table-cell table:formula="of:=AVERAGE(INDIRECT(ADDRESS(ROW();2)):INDIRECT(ADDRESS(ROW();COLUMN()-5)))" office:value-type="float" office:value="1.81">
            <text:p>1.81</text:p>
          </table:table-cell>
          <table:table-cell table:formula="of:=STDEV(INDIRECT(ADDRESS(ROW();2)):INDIRECT(ADDRESS(ROW();COLUMN()-6)))" office:value-type="float" office:value="2.0288202331556">
            <text:p>2.028820233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88625">
            <text:p>-0.88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515">
            <text:p>3.51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146">
            <text:p>0.146</text:p>
          </table:table-cell>
          <table:table-cell office:value-type="float" office:value="0.2">
            <text:p>0.2</text:p>
          </table:table-cell>
          <table:table-cell office:value-type="float" office:value="0.102">
            <text:p>0.102</text:p>
          </table:table-cell>
          <table:table-cell office:value-type="float" office:value="1.7">
            <text:p>1.7</text:p>
          </table:table-cell>
          <table:table-cell office:value-type="float" office:value="0.171">
            <text:p>0.171</text:p>
          </table:table-cell>
          <table:table-cell office:value-type="float" office:value="0.2">
            <text:p>0.2</text:p>
          </table:table-cell>
          <table:table-cell office:value-type="float" office:value="0.391">
            <text:p>0.39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22">
            <text:p>0.22</text:p>
          </table:table-cell>
          <table:table-cell office:value-type="float" office:value="0.2">
            <text:p>0.2</text:p>
          </table:table-cell>
          <table:table-cell office:value-type="float" office:value="0.346">
            <text:p>0.346</text:p>
          </table:table-cell>
          <table:table-cell office:value-type="float" office:value="0.2">
            <text:p>0.2</text:p>
          </table:table-cell>
          <table:table-cell office:value-type="float" office:value="5.4">
            <text:p>5.4</text:p>
          </table:table-cell>
          <table:table-cell/>
          <table:table-cell table:formula="of:=MEDIAN(INDIRECT(ADDRESS(ROW();2)):INDIRECT(ADDRESS(ROW();COLUMN()-2)))" office:value-type="float" office:value="0.2">
            <text:p>0.2</text:p>
          </table:table-cell>
          <table:table-cell table:formula="of:=MIN(INDIRECT(ADDRESS(ROW();2)):INDIRECT(ADDRESS(ROW();COLUMN()-3)))" office:value-type="float" office:value="0.102">
            <text:p>0.102</text:p>
          </table:table-cell>
          <table:table-cell table:formula="of:=MAX(INDIRECT(ADDRESS(ROW();2)):INDIRECT(ADDRESS(ROW();COLUMN()-4)))" office:value-type="float" office:value="5.4">
            <text:p>5.4</text:p>
          </table:table-cell>
          <table:table-cell table:formula="of:=AVERAGE(INDIRECT(ADDRESS(ROW();2)):INDIRECT(ADDRESS(ROW();COLUMN()-5)))" office:value-type="float" office:value="0.691142857142857">
            <text:p>0.6911428571</text:p>
          </table:table-cell>
          <table:table-cell table:formula="of:=STDEV(INDIRECT(ADDRESS(ROW();2)):INDIRECT(ADDRESS(ROW();COLUMN()-6)))" office:value-type="float" office:value="1.41379085914664">
            <text:p>1.413790859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1435">
            <text:p>-0.143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0.658">
            <text:p>0.658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18.82">
            <text:p>18.82</text:p>
          </table:table-cell>
          <table:table-cell office:value-type="float" office:value="5">
            <text:p>5</text:p>
          </table:table-cell>
          <table:table-cell office:value-type="float" office:value="39.063">
            <text:p>39.063</text:p>
          </table:table-cell>
          <table:table-cell office:value-type="float" office:value="4.706">
            <text:p>4.706</text:p>
          </table:table-cell>
          <table:table-cell office:value-type="float" office:value="10.077">
            <text:p>10.077</text:p>
          </table:table-cell>
          <table:table-cell office:value-type="float" office:value="5">
            <text:p>5</text:p>
          </table:table-cell>
          <table:table-cell office:value-type="float" office:value="2.56">
            <text:p>2.56</text:p>
          </table:table-cell>
          <table:table-cell office:value-type="float" office:value="6.655">
            <text:p>6.655</text:p>
          </table:table-cell>
          <table:table-cell office:value-type="float" office:value="5">
            <text:p>5</text:p>
          </table:table-cell>
          <table:table-cell office:value-type="float" office:value="4.091">
            <text:p>4.091</text:p>
          </table:table-cell>
          <table:table-cell office:value-type="float" office:value="5">
            <text:p>5</text:p>
          </table:table-cell>
          <table:table-cell office:value-type="float" office:value="1.481">
            <text:p>1.481</text:p>
          </table:table-cell>
          <table:table-cell office:value-type="float" office:value="5">
            <text:p>5</text:p>
          </table:table-cell>
          <table:table-cell office:value-type="float" office:value="0.023">
            <text:p>0.023</text:p>
          </table:table-cell>
          <table:table-cell/>
          <table:table-cell table:formula="of:=MEDIAN(INDIRECT(ADDRESS(ROW();2)):INDIRECT(ADDRESS(ROW();COLUMN()-2)))" office:value-type="float" office:value="5">
            <text:p>5</text:p>
          </table:table-cell>
          <table:table-cell table:formula="of:=MIN(INDIRECT(ADDRESS(ROW();2)):INDIRECT(ADDRESS(ROW();COLUMN()-3)))" office:value-type="float" office:value="0.023">
            <text:p>0.023</text:p>
          </table:table-cell>
          <table:table-cell table:formula="of:=MAX(INDIRECT(ADDRESS(ROW();2)):INDIRECT(ADDRESS(ROW();COLUMN()-4)))" office:value-type="float" office:value="39.063">
            <text:p>39.063</text:p>
          </table:table-cell>
          <table:table-cell table:formula="of:=AVERAGE(INDIRECT(ADDRESS(ROW();2)):INDIRECT(ADDRESS(ROW();COLUMN()-5)))" office:value-type="float" office:value="8.034">
            <text:p>8.034</text:p>
          </table:table-cell>
          <table:table-cell table:formula="of:=STDEV(INDIRECT(ADDRESS(ROW();2)):INDIRECT(ADDRESS(ROW();COLUMN()-6)))" office:value-type="float" office:value="9.98053238136046">
            <text:p>9.980532381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74475">
            <text:p>-1.74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2.23075">
            <text:p>12.2307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188.203">
            <text:p>188.203</text:p>
          </table:table-cell>
          <table:table-cell office:value-type="float" office:value="50">
            <text:p>50</text:p>
          </table:table-cell>
          <table:table-cell office:value-type="float" office:value="390.625">
            <text:p>390.625</text:p>
          </table:table-cell>
          <table:table-cell office:value-type="float" office:value="47.059">
            <text:p>47.059</text:p>
          </table:table-cell>
          <table:table-cell office:value-type="float" office:value="100.773">
            <text:p>100.773</text:p>
          </table:table-cell>
          <table:table-cell office:value-type="float" office:value="50">
            <text:p>50</text:p>
          </table:table-cell>
          <table:table-cell office:value-type="float" office:value="25.6">
            <text:p>25.6</text:p>
          </table:table-cell>
          <table:table-cell office:value-type="float" office:value="66.55">
            <text:p>66.55</text:p>
          </table:table-cell>
          <table:table-cell office:value-type="float" office:value="50">
            <text:p>50</text:p>
          </table:table-cell>
          <table:table-cell office:value-type="float" office:value="40.909">
            <text:p>40.909</text:p>
          </table:table-cell>
          <table:table-cell office:value-type="float" office:value="50">
            <text:p>50</text:p>
          </table:table-cell>
          <table:table-cell office:value-type="float" office:value="14.815">
            <text:p>14.815</text:p>
          </table:table-cell>
          <table:table-cell office:value-type="float" office:value="50">
            <text:p>50</text:p>
          </table:table-cell>
          <table:table-cell office:value-type="float" office:value="0.231">
            <text:p>0.231</text:p>
          </table:table-cell>
          <table:table-cell/>
          <table:table-cell table:formula="of:=MEDIAN(INDIRECT(ADDRESS(ROW();2)):INDIRECT(ADDRESS(ROW();COLUMN()-2)))" office:value-type="float" office:value="50">
            <text:p>50</text:p>
          </table:table-cell>
          <table:table-cell table:formula="of:=MIN(INDIRECT(ADDRESS(ROW();2)):INDIRECT(ADDRESS(ROW();COLUMN()-3)))" office:value-type="float" office:value="0.231">
            <text:p>0.231</text:p>
          </table:table-cell>
          <table:table-cell table:formula="of:=MAX(INDIRECT(ADDRESS(ROW();2)):INDIRECT(ADDRESS(ROW();COLUMN()-4)))" office:value-type="float" office:value="390.625">
            <text:p>390.625</text:p>
          </table:table-cell>
          <table:table-cell table:formula="of:=AVERAGE(INDIRECT(ADDRESS(ROW();2)):INDIRECT(ADDRESS(ROW();COLUMN()-5)))" office:value-type="float" office:value="80.3403571428571">
            <text:p>80.3403571429</text:p>
          </table:table-cell>
          <table:table-cell table:formula="of:=STDEV(INDIRECT(ADDRESS(ROW();2)):INDIRECT(ADDRESS(ROW();COLUMN()-6)))" office:value-type="float" office:value="99.8041664804763">
            <text:p>99.804166480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7.4515">
            <text:p>-17.451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22.3105">
            <text:p>122.310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564.609">
            <text:p>564.609</text:p>
          </table:table-cell>
          <table:table-cell office:value-type="float" office:value="75">
            <text:p>75</text:p>
          </table:table-cell>
          <table:table-cell office:value-type="float" office:value="878.906">
            <text:p>878.906</text:p>
          </table:table-cell>
          <table:table-cell office:value-type="float" office:value="211.765">
            <text:p>211.765</text:p>
          </table:table-cell>
          <table:table-cell office:value-type="float" office:value="226.739">
            <text:p>226.739</text:p>
          </table:table-cell>
          <table:table-cell office:value-type="float" office:value="75">
            <text:p>75</text:p>
          </table:table-cell>
          <table:table-cell office:value-type="float" office:value="38.4">
            <text:p>38.4</text:p>
          </table:table-cell>
          <table:table-cell office:value-type="float" office:value="99.825">
            <text:p>99.825</text:p>
          </table:table-cell>
          <table:table-cell office:value-type="float" office:value="75">
            <text:p>75</text:p>
          </table:table-cell>
          <table:table-cell office:value-type="float" office:value="55.227">
            <text:p>55.227</text:p>
          </table:table-cell>
          <table:table-cell office:value-type="float" office:value="75">
            <text:p>75</text:p>
          </table:table-cell>
          <table:table-cell office:value-type="float" office:value="22.222">
            <text:p>22.222</text:p>
          </table:table-cell>
          <table:table-cell office:value-type="float" office:value="225">
            <text:p>225</text:p>
          </table:table-cell>
          <table:table-cell office:value-type="float" office:value="0.694">
            <text:p>0.694</text:p>
          </table:table-cell>
          <table:table-cell/>
          <table:table-cell table:formula="of:=MEDIAN(INDIRECT(ADDRESS(ROW();2)):INDIRECT(ADDRESS(ROW();COLUMN()-2)))" office:value-type="float" office:value="75">
            <text:p>75</text:p>
          </table:table-cell>
          <table:table-cell table:formula="of:=MIN(INDIRECT(ADDRESS(ROW();2)):INDIRECT(ADDRESS(ROW();COLUMN()-3)))" office:value-type="float" office:value="0.694">
            <text:p>0.694</text:p>
          </table:table-cell>
          <table:table-cell table:formula="of:=MAX(INDIRECT(ADDRESS(ROW();2)):INDIRECT(ADDRESS(ROW();COLUMN()-4)))" office:value-type="float" office:value="878.906">
            <text:p>878.906</text:p>
          </table:table-cell>
          <table:table-cell table:formula="of:=AVERAGE(INDIRECT(ADDRESS(ROW();2)):INDIRECT(ADDRESS(ROW();COLUMN()-5)))" office:value-type="float" office:value="187.384785714286">
            <text:p>187.3847857143</text:p>
          </table:table-cell>
          <table:table-cell table:formula="of:=STDEV(INDIRECT(ADDRESS(ROW();2)):INDIRECT(ADDRESS(ROW();COLUMN()-6)))" office:value-type="float" office:value="245.582536540296">
            <text:p>245.582536540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24.39275">
            <text:p>-424.392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06.25425">
            <text:p>706.25425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1882.031">
            <text:p>1882.031</text:p>
          </table:table-cell>
          <table:table-cell office:value-type="float" office:value="500">
            <text:p>500</text:p>
          </table:table-cell>
          <table:table-cell office:value-type="float" office:value="3906.25">
            <text:p>3906.25</text:p>
          </table:table-cell>
          <table:table-cell office:value-type="float" office:value="470.588">
            <text:p>470.588</text:p>
          </table:table-cell>
          <table:table-cell office:value-type="float" office:value="1007.727">
            <text:p>1007.727</text:p>
          </table:table-cell>
          <table:table-cell office:value-type="float" office:value="500">
            <text:p>500</text:p>
          </table:table-cell>
          <table:table-cell office:value-type="float" office:value="256">
            <text:p>256</text:p>
          </table:table-cell>
          <table:table-cell office:value-type="float" office:value="665.5">
            <text:p>665.5</text:p>
          </table:table-cell>
          <table:table-cell office:value-type="float" office:value="500">
            <text:p>500</text:p>
          </table:table-cell>
          <table:table-cell office:value-type="float" office:value="409.091">
            <text:p>409.091</text:p>
          </table:table-cell>
          <table:table-cell office:value-type="float" office:value="500">
            <text:p>500</text:p>
          </table:table-cell>
          <table:table-cell office:value-type="float" office:value="148.148">
            <text:p>148.148</text:p>
          </table:table-cell>
          <table:table-cell office:value-type="float" office:value="500">
            <text:p>500</text:p>
          </table:table-cell>
          <table:table-cell office:value-type="float" office:value="2.315">
            <text:p>2.315</text:p>
          </table:table-cell>
          <table:table-cell/>
          <table:table-cell table:formula="of:=MEDIAN(INDIRECT(ADDRESS(ROW();2)):INDIRECT(ADDRESS(ROW();COLUMN()-2)))" office:value-type="float" office:value="500">
            <text:p>500</text:p>
          </table:table-cell>
          <table:table-cell table:formula="of:=MIN(INDIRECT(ADDRESS(ROW();2)):INDIRECT(ADDRESS(ROW();COLUMN()-3)))" office:value-type="float" office:value="2.315">
            <text:p>2.315</text:p>
          </table:table-cell>
          <table:table-cell table:formula="of:=MAX(INDIRECT(ADDRESS(ROW();2)):INDIRECT(ADDRESS(ROW();COLUMN()-4)))" office:value-type="float" office:value="3906.25">
            <text:p>3906.25</text:p>
          </table:table-cell>
          <table:table-cell table:formula="of:=AVERAGE(INDIRECT(ADDRESS(ROW();2)):INDIRECT(ADDRESS(ROW();COLUMN()-5)))" office:value-type="float" office:value="803.403571428571">
            <text:p>803.4035714286</text:p>
          </table:table-cell>
          <table:table-cell table:formula="of:=STDEV(INDIRECT(ADDRESS(ROW();2)):INDIRECT(ADDRESS(ROW();COLUMN()-6)))" office:value-type="float" office:value="998.041513895529">
            <text:p>998.041513895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74.514">
            <text:p>-174.51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223.10425">
            <text:p>1223.10425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office:value-type="float" office:value="2.25">
            <text:p>2.25</text:p>
          </table:table-cell>
          <table:table-cell office:value-type="float" office:value="4.5">
            <text:p>4.5</text:p>
          </table:table-cell>
          <table:table-cell office:value-type="float" office:value="2.25">
            <text:p>2.25</text:p>
          </table:table-cell>
          <table:table-cell table:number-columns-repeated="4" office:value-type="float" office:value="1.5">
            <text:p>1.5</text:p>
          </table:table-cell>
          <table:table-cell office:value-type="float" office:value="1.35">
            <text:p>1.35</text:p>
          </table:table-cell>
          <table:table-cell table:number-columns-repeated="2" office:value-type="float" office:value="1.5">
            <text:p>1.5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1.5">
            <text:p>1.5</text:p>
          </table:table-cell>
          <table:table-cell table:formula="of:=MIN(INDIRECT(ADDRESS(ROW();2)):INDIRECT(ADDRESS(ROW();COLUMN()-3)))" office:value-type="float" office:value="1.35">
            <text:p>1.35</text:p>
          </table:table-cell>
          <table:table-cell table:formula="of:=MAX(INDIRECT(ADDRESS(ROW();2)):INDIRECT(ADDRESS(ROW();COLUMN()-4)))" office:value-type="float" office:value="4.5">
            <text:p>4.5</text:p>
          </table:table-cell>
          <table:table-cell table:formula="of:=AVERAGE(INDIRECT(ADDRESS(ROW();2)):INDIRECT(ADDRESS(ROW();COLUMN()-5)))" office:value-type="float" office:value="2.23928571428571">
            <text:p>2.2392857143</text:p>
          </table:table-cell>
          <table:table-cell table:formula="of:=STDEV(INDIRECT(ADDRESS(ROW();2)):INDIRECT(ADDRESS(ROW();COLUMN()-6)))" office:value-type="float" office:value="1.10925799375226">
            <text:p>1.109257993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4375">
            <text:p>-2.4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75">
            <text:p>6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3"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MEDIAN(INDIRECT(ADDRESS(ROW();2)):INDIRECT(ADDRESS(ROW();COLUMN()-2)))" office:value-type="float" office:value="11">
            <text:p>11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17">
            <text:p>17</text:p>
          </table:table-cell>
          <table:table-cell table:formula="of:=AVERAGE(INDIRECT(ADDRESS(ROW();2)):INDIRECT(ADDRESS(ROW();COLUMN()-5)))" office:value-type="float" office:value="9.5">
            <text:p>9.5</text:p>
          </table:table-cell>
          <table:table-cell table:formula="of:=STDEV(INDIRECT(ADDRESS(ROW();2)):INDIRECT(ADDRESS(ROW();COLUMN()-6)))" office:value-type="float" office:value="3.85805849937704">
            <text:p>3.858058499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">
            <text:p>-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0">
            <text:p>20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Plague Tower(1/2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5">
            <text:p>0.5</text:p>
          </table:table-cell>
          <table:table-cell table:formula="of:=MAX(INDIRECT(ADDRESS(ROW();2)):INDIRECT(ADDRESS(ROW();COLUMN()-4)))" office:value-type="float" office:value="2">
            <text:p>2</text:p>
          </table:table-cell>
          <table:table-cell table:formula="of:=AVERAGE(INDIRECT(ADDRESS(ROW();2)):INDIRECT(ADDRESS(ROW();COLUMN()-5)))" office:value-type="float" office:value="1.13571428571429">
            <text:p>1.1357142857</text:p>
          </table:table-cell>
          <table:table-cell table:formula="of:=STDEV(INDIRECT(ADDRESS(ROW();2)):INDIRECT(ADDRESS(ROW();COLUMN()-6)))" office:value-type="float" office:value="0.416223207235923">
            <text:p>0.416223207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475">
            <text:p>0.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7">
            <text:p>1.7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2.5">
            <text:p>2.5</text:p>
          </table:table-cell>
          <table:table-cell office:value-type="float" office:value="1.9">
            <text:p>1.9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table:number-columns-repeated="2"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2.4">
            <text:p>2.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6">
            <text:p>1.6</text:p>
          </table:table-cell>
          <table:table-cell table:formula="of:=MAX(INDIRECT(ADDRESS(ROW();2)):INDIRECT(ADDRESS(ROW();COLUMN()-4)))" office:value-type="float" office:value="6">
            <text:p>6</text:p>
          </table:table-cell>
          <table:table-cell table:formula="of:=AVERAGE(INDIRECT(ADDRESS(ROW();2)):INDIRECT(ADDRESS(ROW();COLUMN()-5)))" office:value-type="float" office:value="2.35">
            <text:p>2.35</text:p>
          </table:table-cell>
          <table:table-cell table:formula="of:=STDEV(INDIRECT(ADDRESS(ROW();2)):INDIRECT(ADDRESS(ROW();COLUMN()-6)))" office:value-type="float" office:value="1.08113188550063">
            <text:p>1.081131885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95">
            <text:p>0.9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4">
            <text:p>3.4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0.778">
            <text:p>0.778</text:p>
          </table:table-cell>
          <table:table-cell office:value-type="float" office:value="0.5">
            <text:p>0.5</text:p>
          </table:table-cell>
          <table:table-cell office:value-type="float" office:value="1.25">
            <text:p>1.25</text:p>
          </table:table-cell>
          <table:table-cell office:value-type="float" office:value="0.8">
            <text:p>0.8</text:p>
          </table:table-cell>
          <table:table-cell office:value-type="float" office:value="0.632">
            <text:p>0.632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55">
            <text:p>0.55</text:p>
          </table:table-cell>
          <table:table-cell office:value-type="float" office:value="0.5">
            <text:p>0.5</text:p>
          </table:table-cell>
          <table:table-cell office:value-type="float" office:value="0.409">
            <text:p>0.409</text:p>
          </table:table-cell>
          <table:table-cell office:value-type="float" office:value="0.5">
            <text:p>0.5</text:p>
          </table:table-cell>
          <table:table-cell office:value-type="float" office:value="0.333">
            <text:p>0.333</text:p>
          </table:table-cell>
          <table:table-cell office:value-type="float" office:value="0.5">
            <text:p>0.5</text:p>
          </table:table-cell>
          <table:table-cell office:value-type="float" office:value="0.083">
            <text:p>0.083</text:p>
          </table:table-cell>
          <table:table-cell/>
          <table:table-cell table:formula="of:=MEDIAN(INDIRECT(ADDRESS(ROW();2)):INDIRECT(ADDRESS(ROW();COLUMN()-2)))" office:value-type="float" office:value="0.5">
            <text:p>0.5</text:p>
          </table:table-cell>
          <table:table-cell table:formula="of:=MIN(INDIRECT(ADDRESS(ROW();2)):INDIRECT(ADDRESS(ROW();COLUMN()-3)))" office:value-type="float" office:value="0.083">
            <text:p>0.083</text:p>
          </table:table-cell>
          <table:table-cell table:formula="of:=MAX(INDIRECT(ADDRESS(ROW();2)):INDIRECT(ADDRESS(ROW();COLUMN()-4)))" office:value-type="float" office:value="1.25">
            <text:p>1.25</text:p>
          </table:table-cell>
          <table:table-cell table:formula="of:=AVERAGE(INDIRECT(ADDRESS(ROW();2)):INDIRECT(ADDRESS(ROW();COLUMN()-5)))" office:value-type="float" office:value="0.5525">
            <text:p>0.5525</text:p>
          </table:table-cell>
          <table:table-cell table:formula="of:=STDEV(INDIRECT(ADDRESS(ROW();2)):INDIRECT(ADDRESS(ROW();COLUMN()-6)))" office:value-type="float" office:value="0.267636306034313">
            <text:p>0.26763630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1075">
            <text:p>-0.10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15075">
            <text:p>1.1507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0.778">
            <text:p>0.778</text:p>
          </table:table-cell>
          <table:table-cell office:value-type="float" office:value="0.5">
            <text:p>0.5</text:p>
          </table:table-cell>
          <table:table-cell office:value-type="float" office:value="1.25">
            <text:p>1.25</text:p>
          </table:table-cell>
          <table:table-cell office:value-type="float" office:value="0.8">
            <text:p>0.8</text:p>
          </table:table-cell>
          <table:table-cell office:value-type="float" office:value="0.632">
            <text:p>0.632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55">
            <text:p>0.55</text:p>
          </table:table-cell>
          <table:table-cell office:value-type="float" office:value="0.5">
            <text:p>0.5</text:p>
          </table:table-cell>
          <table:table-cell office:value-type="float" office:value="0.409">
            <text:p>0.409</text:p>
          </table:table-cell>
          <table:table-cell office:value-type="float" office:value="0.5">
            <text:p>0.5</text:p>
          </table:table-cell>
          <table:table-cell office:value-type="float" office:value="1.333">
            <text:p>1.333</text:p>
          </table:table-cell>
          <table:table-cell office:value-type="float" office:value="0.5">
            <text:p>0.5</text:p>
          </table:table-cell>
          <table:table-cell office:value-type="float" office:value="0.833">
            <text:p>0.833</text:p>
          </table:table-cell>
          <table:table-cell/>
          <table:table-cell table:formula="of:=MEDIAN(INDIRECT(ADDRESS(ROW();2)):INDIRECT(ADDRESS(ROW();COLUMN()-2)))" office:value-type="float" office:value="0.591">
            <text:p>0.591</text:p>
          </table:table-cell>
          <table:table-cell table:formula="of:=MIN(INDIRECT(ADDRESS(ROW();2)):INDIRECT(ADDRESS(ROW();COLUMN()-3)))" office:value-type="float" office:value="0.409">
            <text:p>0.409</text:p>
          </table:table-cell>
          <table:table-cell table:formula="of:=MAX(INDIRECT(ADDRESS(ROW();2)):INDIRECT(ADDRESS(ROW();COLUMN()-4)))" office:value-type="float" office:value="1.333">
            <text:p>1.333</text:p>
          </table:table-cell>
          <table:table-cell table:formula="of:=AVERAGE(INDIRECT(ADDRESS(ROW();2)):INDIRECT(ADDRESS(ROW();COLUMN()-5)))" office:value-type="float" office:value="0.706071428571429">
            <text:p>0.7060714286</text:p>
          </table:table-cell>
          <table:table-cell table:formula="of:=STDEV(INDIRECT(ADDRESS(ROW();2)):INDIRECT(ADDRESS(ROW();COLUMN()-6)))" office:value-type="float" office:value="0.285313717830772">
            <text:p>0.285313717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4">
            <text:p>-0.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7">
            <text:p>1.7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1.167">
            <text:p>1.167</text:p>
          </table:table-cell>
          <table:table-cell office:value-type="float" office:value="0.5">
            <text:p>0.5</text:p>
          </table:table-cell>
          <table:table-cell office:value-type="float" office:value="1.563">
            <text:p>1.563</text:p>
          </table:table-cell>
          <table:table-cell office:value-type="float" office:value="1.6">
            <text:p>1.6</text:p>
          </table:table-cell>
          <table:table-cell office:value-type="float" office:value="0.789">
            <text:p>0.789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55">
            <text:p>0.55</text:p>
          </table:table-cell>
          <table:table-cell office:value-type="float" office:value="0.5">
            <text:p>0.5</text:p>
          </table:table-cell>
          <table:table-cell office:value-type="float" office:value="0.368">
            <text:p>0.368</text:p>
          </table:table-cell>
          <table:table-cell office:value-type="float" office:value="0.5">
            <text:p>0.5</text:p>
          </table:table-cell>
          <table:table-cell office:value-type="float" office:value="1.333">
            <text:p>1.333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/>
          <table:table-cell table:formula="of:=MEDIAN(INDIRECT(ADDRESS(ROW();2)):INDIRECT(ADDRESS(ROW();COLUMN()-2)))" office:value-type="float" office:value="0.7945">
            <text:p>0.7945</text:p>
          </table:table-cell>
          <table:table-cell table:formula="of:=MIN(INDIRECT(ADDRESS(ROW();2)):INDIRECT(ADDRESS(ROW();COLUMN()-3)))" office:value-type="float" office:value="0.368">
            <text:p>0.368</text:p>
          </table:table-cell>
          <table:table-cell table:formula="of:=MAX(INDIRECT(ADDRESS(ROW();2)):INDIRECT(ADDRESS(ROW();COLUMN()-4)))" office:value-type="float" office:value="1.6">
            <text:p>1.6</text:p>
          </table:table-cell>
          <table:table-cell table:formula="of:=AVERAGE(INDIRECT(ADDRESS(ROW();2)):INDIRECT(ADDRESS(ROW();COLUMN()-5)))" office:value-type="float" office:value="0.887142857142857">
            <text:p>0.8871428571</text:p>
          </table:table-cell>
          <table:table-cell table:formula="of:=STDEV(INDIRECT(ADDRESS(ROW();2)):INDIRECT(ADDRESS(ROW();COLUMN()-6)))" office:value-type="float" office:value="0.428447799018173">
            <text:p>0.42844779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68775">
            <text:p>-1.687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417">
            <text:p>3.417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0.778">
            <text:p>0.778</text:p>
          </table:table-cell>
          <table:table-cell office:value-type="float" office:value="0.5">
            <text:p>0.5</text:p>
          </table:table-cell>
          <table:table-cell office:value-type="float" office:value="1.25">
            <text:p>1.25</text:p>
          </table:table-cell>
          <table:table-cell office:value-type="float" office:value="0.8">
            <text:p>0.8</text:p>
          </table:table-cell>
          <table:table-cell office:value-type="float" office:value="0.632">
            <text:p>0.632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55">
            <text:p>0.55</text:p>
          </table:table-cell>
          <table:table-cell office:value-type="float" office:value="0.5">
            <text:p>0.5</text:p>
          </table:table-cell>
          <table:table-cell office:value-type="float" office:value="0.409">
            <text:p>0.409</text:p>
          </table:table-cell>
          <table:table-cell office:value-type="float" office:value="0.5">
            <text:p>0.5</text:p>
          </table:table-cell>
          <table:table-cell office:value-type="float" office:value="1.333">
            <text:p>1.333</text:p>
          </table:table-cell>
          <table:table-cell office:value-type="float" office:value="0.5">
            <text:p>0.5</text:p>
          </table:table-cell>
          <table:table-cell office:value-type="float" office:value="8.333">
            <text:p>8.333</text:p>
          </table:table-cell>
          <table:table-cell/>
          <table:table-cell table:formula="of:=MEDIAN(INDIRECT(ADDRESS(ROW();2)):INDIRECT(ADDRESS(ROW();COLUMN()-2)))" office:value-type="float" office:value="0.591">
            <text:p>0.591</text:p>
          </table:table-cell>
          <table:table-cell table:formula="of:=MIN(INDIRECT(ADDRESS(ROW();2)):INDIRECT(ADDRESS(ROW();COLUMN()-3)))" office:value-type="float" office:value="0.409">
            <text:p>0.409</text:p>
          </table:table-cell>
          <table:table-cell table:formula="of:=MAX(INDIRECT(ADDRESS(ROW();2)):INDIRECT(ADDRESS(ROW();COLUMN()-4)))" office:value-type="float" office:value="8.333">
            <text:p>8.333</text:p>
          </table:table-cell>
          <table:table-cell table:formula="of:=AVERAGE(INDIRECT(ADDRESS(ROW();2)):INDIRECT(ADDRESS(ROW();COLUMN()-5)))" office:value-type="float" office:value="1.24178571428571">
            <text:p>1.2417857143</text:p>
          </table:table-cell>
          <table:table-cell table:formula="of:=STDEV(INDIRECT(ADDRESS(ROW();2)):INDIRECT(ADDRESS(ROW();COLUMN()-6)))" office:value-type="float" office:value="2.06051379621579">
            <text:p>2.060513796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4">
            <text:p>-0.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7">
            <text:p>1.7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office:value-type="float" office:value="1.25">
            <text:p>1.25</text:p>
          </table:table-cell>
          <table:table-cell table:number-columns-repeated="4" office:value-type="float" office:value="1">
            <text:p>1</text:p>
          </table:table-cell>
          <table:table-cell office:value-type="float" office:value="0.9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9">
            <text:p>0.9</text:p>
          </table:table-cell>
          <table:table-cell table:formula="of:=MAX(INDIRECT(ADDRESS(ROW();2)):INDIRECT(ADDRESS(ROW();COLUMN()-4)))" office:value-type="float" office:value="2">
            <text:p>2</text:p>
          </table:table-cell>
          <table:table-cell table:formula="of:=AVERAGE(INDIRECT(ADDRESS(ROW();2)):INDIRECT(ADDRESS(ROW();COLUMN()-5)))" office:value-type="float" office:value="1.24285714285714">
            <text:p>1.2428571429</text:p>
          </table:table-cell>
          <table:table-cell table:formula="of:=STDEV(INDIRECT(ADDRESS(ROW();2)):INDIRECT(ADDRESS(ROW();COLUMN()-6)))" office:value-type="float" office:value="0.373062761711517">
            <text:p>0.373062761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3125">
            <text:p>-0.3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.75">
            <text:p>2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6">
            <text:p>6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6.21428571428571">
            <text:p>6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">
            <text:p>9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Plague Tower(2/2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.96">
            <text:p>1.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.44">
            <text:p>1.44</text:p>
          </table:table-cell>
          <table:table-cell table:number-columns-repeated="2" office:value-type="float" office:value="1">
            <text:p>1</text:p>
          </table:table-cell>
          <table:table-cell office:value-type="float" office:value="1.21">
            <text:p>1.21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4">
            <text:p>0.6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25">
            <text:p>0.25</text:p>
          </table:table-cell>
          <table:table-cell table:formula="of:=MAX(INDIRECT(ADDRESS(ROW();2)):INDIRECT(ADDRESS(ROW();COLUMN()-4)))" office:value-type="float" office:value="4">
            <text:p>4</text:p>
          </table:table-cell>
          <table:table-cell table:formula="of:=AVERAGE(INDIRECT(ADDRESS(ROW();2)):INDIRECT(ADDRESS(ROW();COLUMN()-5)))" office:value-type="float" office:value="1.38571428571429">
            <text:p>1.3857142857</text:p>
          </table:table-cell>
          <table:table-cell table:formula="of:=STDEV(INDIRECT(ADDRESS(ROW();2)):INDIRECT(ADDRESS(ROW();COLUMN()-6)))" office:value-type="float" office:value="0.991445830676006">
            <text:p>0.991445830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1475">
            <text:p>-0.1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.53">
            <text:p>2.53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1.62">
            <text:p>1.62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3">
            <text:p>3</text:p>
          </table:table-cell>
          <table:table-cell office:value-type="float" office:value="1.805">
            <text:p>1.805</text:p>
          </table:table-cell>
          <table:table-cell office:value-type="float" office:value="2">
            <text:p>2</text:p>
          </table:table-cell>
          <table:table-cell office:value-type="float" office:value="3.125">
            <text:p>3.125</text:p>
          </table:table-cell>
          <table:table-cell table:number-columns-repeated="2"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2.88">
            <text:p>2.88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28">
            <text:p>1.28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3.27928571428571">
            <text:p>3.2792857143</text:p>
          </table:table-cell>
          <table:table-cell table:formula="of:=STDEV(INDIRECT(ADDRESS(ROW();2)):INDIRECT(ADDRESS(ROW();COLUMN()-6)))" office:value-type="float" office:value="4.26856887255907">
            <text:p>4.268568872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13">
            <text:p>-0.1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84">
            <text:p>4.84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1.21">
            <text:p>1.21</text:p>
          </table:table-cell>
          <table:table-cell office:value-type="float" office:value="0.5">
            <text:p>0.5</text:p>
          </table:table-cell>
          <table:table-cell office:value-type="float" office:value="2.344">
            <text:p>2.344</text:p>
          </table:table-cell>
          <table:table-cell office:value-type="float" office:value="1.333">
            <text:p>1.333</text:p>
          </table:table-cell>
          <table:table-cell office:value-type="float" office:value="0.798">
            <text:p>0.798</text:p>
          </table:table-cell>
          <table:table-cell office:value-type="float" office:value="0.5">
            <text:p>0.5</text:p>
          </table:table-cell>
          <table:table-cell office:value-type="float" office:value="0.32">
            <text:p>0.32</text:p>
          </table:table-cell>
          <table:table-cell office:value-type="float" office:value="0.605">
            <text:p>0.605</text:p>
          </table:table-cell>
          <table:table-cell office:value-type="float" office:value="0.5">
            <text:p>0.5</text:p>
          </table:table-cell>
          <table:table-cell office:value-type="float" office:value="0.409">
            <text:p>0.409</text:p>
          </table:table-cell>
          <table:table-cell office:value-type="float" office:value="0.5">
            <text:p>0.5</text:p>
          </table:table-cell>
          <table:table-cell office:value-type="float" office:value="0.222">
            <text:p>0.222</text:p>
          </table:table-cell>
          <table:table-cell office:value-type="float" office:value="0.5">
            <text:p>0.5</text:p>
          </table:table-cell>
          <table:table-cell office:value-type="float" office:value="0.014">
            <text:p>0.014</text:p>
          </table:table-cell>
          <table:table-cell/>
          <table:table-cell table:formula="of:=MEDIAN(INDIRECT(ADDRESS(ROW();2)):INDIRECT(ADDRESS(ROW();COLUMN()-2)))" office:value-type="float" office:value="0.5">
            <text:p>0.5</text:p>
          </table:table-cell>
          <table:table-cell table:formula="of:=MIN(INDIRECT(ADDRESS(ROW();2)):INDIRECT(ADDRESS(ROW();COLUMN()-3)))" office:value-type="float" office:value="0.014">
            <text:p>0.014</text:p>
          </table:table-cell>
          <table:table-cell table:formula="of:=MAX(INDIRECT(ADDRESS(ROW();2)):INDIRECT(ADDRESS(ROW();COLUMN()-4)))" office:value-type="float" office:value="2.344">
            <text:p>2.344</text:p>
          </table:table-cell>
          <table:table-cell table:formula="of:=AVERAGE(INDIRECT(ADDRESS(ROW();2)):INDIRECT(ADDRESS(ROW();COLUMN()-5)))" office:value-type="float" office:value="0.696785714285714">
            <text:p>0.6967857143</text:p>
          </table:table-cell>
          <table:table-cell table:formula="of:=STDEV(INDIRECT(ADDRESS(ROW();2)):INDIRECT(ADDRESS(ROW();COLUMN()-6)))" office:value-type="float" office:value="0.589012887226316">
            <text:p>0.589012887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52225">
            <text:p>-0.522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70375">
            <text:p>1.7037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1.21">
            <text:p>1.21</text:p>
          </table:table-cell>
          <table:table-cell office:value-type="float" office:value="0.5">
            <text:p>0.5</text:p>
          </table:table-cell>
          <table:table-cell office:value-type="float" office:value="2.344">
            <text:p>2.344</text:p>
          </table:table-cell>
          <table:table-cell office:value-type="float" office:value="1.333">
            <text:p>1.333</text:p>
          </table:table-cell>
          <table:table-cell office:value-type="float" office:value="0.798">
            <text:p>0.798</text:p>
          </table:table-cell>
          <table:table-cell office:value-type="float" office:value="0.5">
            <text:p>0.5</text:p>
          </table:table-cell>
          <table:table-cell office:value-type="float" office:value="0.64">
            <text:p>0.64</text:p>
          </table:table-cell>
          <table:table-cell office:value-type="float" office:value="0.605">
            <text:p>0.605</text:p>
          </table:table-cell>
          <table:table-cell office:value-type="float" office:value="0.5">
            <text:p>0.5</text:p>
          </table:table-cell>
          <table:table-cell office:value-type="float" office:value="0.409">
            <text:p>0.409</text:p>
          </table:table-cell>
          <table:table-cell office:value-type="float" office:value="0.5">
            <text:p>0.5</text:p>
          </table:table-cell>
          <table:table-cell office:value-type="float" office:value="0.889">
            <text:p>0.889</text:p>
          </table:table-cell>
          <table:table-cell office:value-type="float" office:value="0.5">
            <text:p>0.5</text:p>
          </table:table-cell>
          <table:table-cell office:value-type="float" office:value="0.139">
            <text:p>0.139</text:p>
          </table:table-cell>
          <table:table-cell/>
          <table:table-cell table:formula="of:=MEDIAN(INDIRECT(ADDRESS(ROW();2)):INDIRECT(ADDRESS(ROW();COLUMN()-2)))" office:value-type="float" office:value="0.5525">
            <text:p>0.5525</text:p>
          </table:table-cell>
          <table:table-cell table:formula="of:=MIN(INDIRECT(ADDRESS(ROW();2)):INDIRECT(ADDRESS(ROW();COLUMN()-3)))" office:value-type="float" office:value="0.139">
            <text:p>0.139</text:p>
          </table:table-cell>
          <table:table-cell table:formula="of:=MAX(INDIRECT(ADDRESS(ROW();2)):INDIRECT(ADDRESS(ROW();COLUMN()-4)))" office:value-type="float" office:value="2.344">
            <text:p>2.344</text:p>
          </table:table-cell>
          <table:table-cell table:formula="of:=AVERAGE(INDIRECT(ADDRESS(ROW();2)):INDIRECT(ADDRESS(ROW();COLUMN()-5)))" office:value-type="float" office:value="0.776214285714286">
            <text:p>0.7762142857</text:p>
          </table:table-cell>
          <table:table-cell table:formula="of:=STDEV(INDIRECT(ADDRESS(ROW();2)):INDIRECT(ADDRESS(ROW();COLUMN()-6)))" office:value-type="float" office:value="0.550493230388255">
            <text:p>0.550493230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59875">
            <text:p>-0.59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965">
            <text:p>1.965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2.42">
            <text:p>2.42</text:p>
          </table:table-cell>
          <table:table-cell office:value-type="float" office:value="0.5">
            <text:p>0.5</text:p>
          </table:table-cell>
          <table:table-cell office:value-type="float" office:value="3.516">
            <text:p>3.516</text:p>
          </table:table-cell>
          <table:table-cell office:value-type="float" office:value="4">
            <text:p>4</text:p>
          </table:table-cell>
          <table:table-cell office:value-type="float" office:value="1.197">
            <text:p>1.197</text:p>
          </table:table-cell>
          <table:table-cell office:value-type="float" office:value="0.5">
            <text:p>0.5</text:p>
          </table:table-cell>
          <table:table-cell office:value-type="float" office:value="0.64">
            <text:p>0.64</text:p>
          </table:table-cell>
          <table:table-cell office:value-type="float" office:value="0.605">
            <text:p>0.605</text:p>
          </table:table-cell>
          <table:table-cell office:value-type="float" office:value="0.5">
            <text:p>0.5</text:p>
          </table:table-cell>
          <table:table-cell office:value-type="float" office:value="0.368">
            <text:p>0.368</text:p>
          </table:table-cell>
          <table:table-cell office:value-type="float" office:value="0.5">
            <text:p>0.5</text:p>
          </table:table-cell>
          <table:table-cell office:value-type="float" office:value="0.889">
            <text:p>0.889</text:p>
          </table:table-cell>
          <table:table-cell office:value-type="float" office:value="1.5">
            <text:p>1.5</text:p>
          </table:table-cell>
          <table:table-cell office:value-type="float" office:value="0.278">
            <text:p>0.278</text:p>
          </table:table-cell>
          <table:table-cell/>
          <table:table-cell table:formula="of:=MEDIAN(INDIRECT(ADDRESS(ROW();2)):INDIRECT(ADDRESS(ROW();COLUMN()-2)))" office:value-type="float" office:value="0.6225">
            <text:p>0.6225</text:p>
          </table:table-cell>
          <table:table-cell table:formula="of:=MIN(INDIRECT(ADDRESS(ROW();2)):INDIRECT(ADDRESS(ROW();COLUMN()-3)))" office:value-type="float" office:value="0.278">
            <text:p>0.278</text:p>
          </table:table-cell>
          <table:table-cell table:formula="of:=MAX(INDIRECT(ADDRESS(ROW();2)):INDIRECT(ADDRESS(ROW();COLUMN()-4)))" office:value-type="float" office:value="4">
            <text:p>4</text:p>
          </table:table-cell>
          <table:table-cell table:formula="of:=AVERAGE(INDIRECT(ADDRESS(ROW();2)):INDIRECT(ADDRESS(ROW();COLUMN()-5)))" office:value-type="float" office:value="1.24378571428571">
            <text:p>1.2437857143</text:p>
          </table:table-cell>
          <table:table-cell table:formula="of:=STDEV(INDIRECT(ADDRESS(ROW();2)):INDIRECT(ADDRESS(ROW();COLUMN()-6)))" office:value-type="float" office:value="1.20964325183225">
            <text:p>1.209643251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27275">
            <text:p>-2.272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197">
            <text:p>4.197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1.21">
            <text:p>1.21</text:p>
          </table:table-cell>
          <table:table-cell office:value-type="float" office:value="0.5">
            <text:p>0.5</text:p>
          </table:table-cell>
          <table:table-cell office:value-type="float" office:value="2.344">
            <text:p>2.344</text:p>
          </table:table-cell>
          <table:table-cell office:value-type="float" office:value="1.333">
            <text:p>1.333</text:p>
          </table:table-cell>
          <table:table-cell office:value-type="float" office:value="0.798">
            <text:p>0.798</text:p>
          </table:table-cell>
          <table:table-cell office:value-type="float" office:value="0.5">
            <text:p>0.5</text:p>
          </table:table-cell>
          <table:table-cell office:value-type="float" office:value="0.64">
            <text:p>0.64</text:p>
          </table:table-cell>
          <table:table-cell office:value-type="float" office:value="0.605">
            <text:p>0.605</text:p>
          </table:table-cell>
          <table:table-cell office:value-type="float" office:value="0.5">
            <text:p>0.5</text:p>
          </table:table-cell>
          <table:table-cell office:value-type="float" office:value="0.409">
            <text:p>0.409</text:p>
          </table:table-cell>
          <table:table-cell office:value-type="float" office:value="0.5">
            <text:p>0.5</text:p>
          </table:table-cell>
          <table:table-cell office:value-type="float" office:value="0.889">
            <text:p>0.889</text:p>
          </table:table-cell>
          <table:table-cell office:value-type="float" office:value="0.5">
            <text:p>0.5</text:p>
          </table:table-cell>
          <table:table-cell office:value-type="float" office:value="1.389">
            <text:p>1.389</text:p>
          </table:table-cell>
          <table:table-cell/>
          <table:table-cell table:formula="of:=MEDIAN(INDIRECT(ADDRESS(ROW();2)):INDIRECT(ADDRESS(ROW();COLUMN()-2)))" office:value-type="float" office:value="0.6225">
            <text:p>0.6225</text:p>
          </table:table-cell>
          <table:table-cell table:formula="of:=MIN(INDIRECT(ADDRESS(ROW();2)):INDIRECT(ADDRESS(ROW();COLUMN()-3)))" office:value-type="float" office:value="0.409">
            <text:p>0.409</text:p>
          </table:table-cell>
          <table:table-cell table:formula="of:=MAX(INDIRECT(ADDRESS(ROW();2)):INDIRECT(ADDRESS(ROW();COLUMN()-4)))" office:value-type="float" office:value="2.344">
            <text:p>2.344</text:p>
          </table:table-cell>
          <table:table-cell table:formula="of:=AVERAGE(INDIRECT(ADDRESS(ROW();2)):INDIRECT(ADDRESS(ROW();COLUMN()-5)))" office:value-type="float" office:value="0.8655">
            <text:p>0.8655</text:p>
          </table:table-cell>
          <table:table-cell table:formula="of:=STDEV(INDIRECT(ADDRESS(ROW();2)):INDIRECT(ADDRESS(ROW();COLUMN()-6)))" office:value-type="float" office:value="0.54047084173823">
            <text:p>0.540470841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38925">
            <text:p>-1.389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019">
            <text:p>3.019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table:number-columns-repeated="4" office:value-type="float" office:value="1">
            <text:p>1</text:p>
          </table:table-cell>
          <table:table-cell office:value-type="float" office:value="0.9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9">
            <text:p>0.9</text:p>
          </table:table-cell>
          <table:table-cell table:formula="of:=MAX(INDIRECT(ADDRESS(ROW();2)):INDIRECT(ADDRESS(ROW();COLUMN()-4)))" office:value-type="float" office:value="3">
            <text:p>3</text:p>
          </table:table-cell>
          <table:table-cell table:formula="of:=AVERAGE(INDIRECT(ADDRESS(ROW();2)):INDIRECT(ADDRESS(ROW();COLUMN()-5)))" office:value-type="float" office:value="1.49285714285714">
            <text:p>1.4928571429</text:p>
          </table:table-cell>
          <table:table-cell table:formula="of:=STDEV(INDIRECT(ADDRESS(ROW();2)):INDIRECT(ADDRESS(ROW();COLUMN()-6)))" office:value-type="float" office:value="0.739505329168176">
            <text:p>0.739505329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625">
            <text:p>-1.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5">
            <text:p>4.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9">
            <text:p>9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8.35714285714286">
            <text:p>8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">
            <text:p>15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Resonant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table:number-columns-repeated="2"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10">
            <text:p>10</text:p>
          </table:table-cell>
          <table:table-cell table:formula="of:=MAX(INDIRECT(ADDRESS(ROW();2)):INDIRECT(ADDRESS(ROW();COLUMN()-4)))" office:value-type="float" office:value="40">
            <text:p>40</text:p>
          </table:table-cell>
          <table:table-cell table:formula="of:=AVERAGE(INDIRECT(ADDRESS(ROW();2)):INDIRECT(ADDRESS(ROW();COLUMN()-5)))" office:value-type="float" office:value="21.3571428571429">
            <text:p>21.3571428571</text:p>
          </table:table-cell>
          <table:table-cell table:formula="of:=STDEV(INDIRECT(ADDRESS(ROW();2)):INDIRECT(ADDRESS(ROW();COLUMN()-6)))" office:value-type="float" office:value="6.67494906759183">
            <text:p>6.674949067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4.75">
            <text:p>14.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5">
            <text:p>1.5</text:p>
          </table:table-cell>
          <table:table-cell office:value-type="float" office:value="0.95">
            <text:p>0.95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8">
            <text:p>0.8</text:p>
          </table:table-cell>
          <table:table-cell table:formula="of:=MAX(INDIRECT(ADDRESS(ROW();2)):INDIRECT(ADDRESS(ROW();COLUMN()-4)))" office:value-type="float" office:value="3">
            <text:p>3</text:p>
          </table:table-cell>
          <table:table-cell table:formula="of:=AVERAGE(INDIRECT(ADDRESS(ROW();2)):INDIRECT(ADDRESS(ROW();COLUMN()-5)))" office:value-type="float" office:value="1.19285714285714">
            <text:p>1.1928571429</text:p>
          </table:table-cell>
          <table:table-cell table:formula="of:=STDEV(INDIRECT(ADDRESS(ROW();2)):INDIRECT(ADDRESS(ROW();COLUMN()-6)))" office:value-type="float" office:value="0.5473211484681">
            <text:p>0.547321148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475">
            <text:p>0.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7">
            <text:p>1.7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31.111">
            <text:p>31.111</text:p>
          </table:table-cell>
          <table:table-cell office:value-type="float" office:value="20">
            <text:p>20</text:p>
          </table:table-cell>
          <table:table-cell office:value-type="float" office:value="26.25">
            <text:p>26.25</text:p>
          </table:table-cell>
          <table:table-cell office:value-type="float" office:value="26.667">
            <text:p>26.667</text:p>
          </table:table-cell>
          <table:table-cell office:value-type="float" office:value="25.263">
            <text:p>25.263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13.333">
            <text:p>13.333</text:p>
          </table:table-cell>
          <table:table-cell office:value-type="float" office:value="20">
            <text:p>20</text:p>
          </table:table-cell>
          <table:table-cell office:value-type="float" office:value="3.333">
            <text:p>3.333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3.333">
            <text:p>3.333</text:p>
          </table:table-cell>
          <table:table-cell table:formula="of:=MAX(INDIRECT(ADDRESS(ROW();2)):INDIRECT(ADDRESS(ROW();COLUMN()-4)))" office:value-type="float" office:value="31.111">
            <text:p>31.111</text:p>
          </table:table-cell>
          <table:table-cell table:formula="of:=AVERAGE(INDIRECT(ADDRESS(ROW();2)):INDIRECT(ADDRESS(ROW();COLUMN()-5)))" office:value-type="float" office:value="20.0229285714286">
            <text:p>20.0229285714</text:p>
          </table:table-cell>
          <table:table-cell table:formula="of:=STDEV(INDIRECT(ADDRESS(ROW();2)):INDIRECT(ADDRESS(ROW();COLUMN()-6)))" office:value-type="float" office:value="6.73747152372216">
            <text:p>6.737471523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.24975">
            <text:p>-4.249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5.97">
            <text:p>45.97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31.111">
            <text:p>31.111</text:p>
          </table:table-cell>
          <table:table-cell office:value-type="float" office:value="20">
            <text:p>20</text:p>
          </table:table-cell>
          <table:table-cell office:value-type="float" office:value="26.25">
            <text:p>26.25</text:p>
          </table:table-cell>
          <table:table-cell office:value-type="float" office:value="26.667">
            <text:p>26.667</text:p>
          </table:table-cell>
          <table:table-cell office:value-type="float" office:value="25.263">
            <text:p>25.263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53.333">
            <text:p>53.333</text:p>
          </table:table-cell>
          <table:table-cell office:value-type="float" office:value="20">
            <text:p>20</text:p>
          </table:table-cell>
          <table:table-cell office:value-type="float" office:value="33.333">
            <text:p>33.333</text:p>
          </table:table-cell>
          <table:table-cell/>
          <table:table-cell table:formula="of:=MEDIAN(INDIRECT(ADDRESS(ROW();2)):INDIRECT(ADDRESS(ROW();COLUMN()-2)))" office:value-type="float" office:value="23.6315">
            <text:p>23.6315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53.333">
            <text:p>53.333</text:p>
          </table:table-cell>
          <table:table-cell table:formula="of:=AVERAGE(INDIRECT(ADDRESS(ROW();2)):INDIRECT(ADDRESS(ROW();COLUMN()-5)))" office:value-type="float" office:value="26.1657857142857">
            <text:p>26.1657857143</text:p>
          </table:table-cell>
          <table:table-cell table:formula="of:=STDEV(INDIRECT(ADDRESS(ROW();2)):INDIRECT(ADDRESS(ROW();COLUMN()-6)))" office:value-type="float" office:value="9.41564313893534">
            <text:p>9.415643138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">
            <text:p>-1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108.889">
            <text:p>108.889</text:p>
          </table:table-cell>
          <table:table-cell office:value-type="float" office:value="60">
            <text:p>60</text:p>
          </table:table-cell>
          <table:table-cell office:value-type="float" office:value="85.313">
            <text:p>85.313</text:p>
          </table:table-cell>
          <table:table-cell office:value-type="float" office:value="106.667">
            <text:p>106.667</text:p>
          </table:table-cell>
          <table:table-cell office:value-type="float" office:value="82.105">
            <text:p>82.105</text:p>
          </table:table-cell>
          <table:table-cell office:value-type="float" office:value="60">
            <text:p>60</text:p>
          </table:table-cell>
          <table:table-cell office:value-type="float" office:value="96">
            <text:p>96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44.182">
            <text:p>44.182</text:p>
          </table:table-cell>
          <table:table-cell office:value-type="float" office:value="60">
            <text:p>60</text:p>
          </table:table-cell>
          <table:table-cell office:value-type="float" office:value="160">
            <text:p>160</text:p>
          </table:table-cell>
          <table:table-cell office:value-type="float" office:value="80">
            <text:p>80</text:p>
          </table:table-cell>
          <table:table-cell office:value-type="float" office:value="116.667">
            <text:p>116.667</text:p>
          </table:table-cell>
          <table:table-cell/>
          <table:table-cell table:formula="of:=MEDIAN(INDIRECT(ADDRESS(ROW();2)):INDIRECT(ADDRESS(ROW();COLUMN()-2)))" office:value-type="float" office:value="81.0525">
            <text:p>81.0525</text:p>
          </table:table-cell>
          <table:table-cell table:formula="of:=MIN(INDIRECT(ADDRESS(ROW();2)):INDIRECT(ADDRESS(ROW();COLUMN()-3)))" office:value-type="float" office:value="44.182">
            <text:p>44.182</text:p>
          </table:table-cell>
          <table:table-cell table:formula="of:=MAX(INDIRECT(ADDRESS(ROW();2)):INDIRECT(ADDRESS(ROW();COLUMN()-4)))" office:value-type="float" office:value="160">
            <text:p>160</text:p>
          </table:table-cell>
          <table:table-cell table:formula="of:=AVERAGE(INDIRECT(ADDRESS(ROW();2)):INDIRECT(ADDRESS(ROW();COLUMN()-5)))" office:value-type="float" office:value="84.7016428571429">
            <text:p>84.7016428571</text:p>
          </table:table-cell>
          <table:table-cell table:formula="of:=STDEV(INDIRECT(ADDRESS(ROW();2)):INDIRECT(ADDRESS(ROW();COLUMN()-6)))" office:value-type="float" office:value="30.8199285917586">
            <text:p>30.819928591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72.00075">
            <text:p>-72.000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36.001">
            <text:p>236.001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31.111">
            <text:p>31.111</text:p>
          </table:table-cell>
          <table:table-cell office:value-type="float" office:value="20">
            <text:p>20</text:p>
          </table:table-cell>
          <table:table-cell office:value-type="float" office:value="26.25">
            <text:p>26.25</text:p>
          </table:table-cell>
          <table:table-cell office:value-type="float" office:value="26.667">
            <text:p>26.667</text:p>
          </table:table-cell>
          <table:table-cell office:value-type="float" office:value="25.263">
            <text:p>25.263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53.333">
            <text:p>53.333</text:p>
          </table:table-cell>
          <table:table-cell office:value-type="float" office:value="20">
            <text:p>20</text:p>
          </table:table-cell>
          <table:table-cell office:value-type="float" office:value="333.333">
            <text:p>333.333</text:p>
          </table:table-cell>
          <table:table-cell/>
          <table:table-cell table:formula="of:=MEDIAN(INDIRECT(ADDRESS(ROW();2)):INDIRECT(ADDRESS(ROW();COLUMN()-2)))" office:value-type="float" office:value="23.6315">
            <text:p>23.6315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333.333">
            <text:p>333.333</text:p>
          </table:table-cell>
          <table:table-cell table:formula="of:=AVERAGE(INDIRECT(ADDRESS(ROW();2)):INDIRECT(ADDRESS(ROW();COLUMN()-5)))" office:value-type="float" office:value="47.5943571428571">
            <text:p>47.5943571429</text:p>
          </table:table-cell>
          <table:table-cell table:formula="of:=STDEV(INDIRECT(ADDRESS(ROW();2)):INDIRECT(ADDRESS(ROW();COLUMN()-6)))" office:value-type="float" office:value="82.7527659343524">
            <text:p>82.752765934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">
            <text:p>-1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3.25">
            <text:p>3.25</text:p>
          </table:table-cell>
          <table:table-cell office:value-type="float" office:value="4">
            <text:p>4</text:p>
          </table:table-cell>
          <table:table-cell office:value-type="float" office:value="3.25">
            <text:p>3.2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4">
            <text:p>4</text:p>
          </table:table-cell>
          <table:table-cell table:formula="of:=AVERAGE(INDIRECT(ADDRESS(ROW();2)):INDIRECT(ADDRESS(ROW();COLUMN()-5)))" office:value-type="float" office:value="3.22857142857143">
            <text:p>3.2285714286</text:p>
          </table:table-cell>
          <table:table-cell table:formula="of:=STDEV(INDIRECT(ADDRESS(ROW();2)):INDIRECT(ADDRESS(ROW();COLUMN()-6)))" office:value-type="float" office:value="0.390617994442675">
            <text:p>0.390617994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.6875">
            <text:p>1.6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75">
            <text:p>4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3"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MEDIAN(INDIRECT(ADDRESS(ROW();2)):INDIRECT(ADDRESS(ROW();COLUMN()-2)))" office:value-type="float" office:value="7">
            <text:p>7</text:p>
          </table:table-cell>
          <table:table-cell table:formula="of:=MIN(INDIRECT(ADDRESS(ROW();2)):INDIRECT(ADDRESS(ROW();COLUMN()-3)))" office:value-type="float" office:value="4">
            <text:p>4</text:p>
          </table:table-cell>
          <table:table-cell table:formula="of:=MAX(INDIRECT(ADDRESS(ROW();2)):INDIRECT(ADDRESS(ROW();COLUMN()-4)))" office:value-type="float" office:value="19">
            <text:p>19</text:p>
          </table:table-cell>
          <table:table-cell table:formula="of:=AVERAGE(INDIRECT(ADDRESS(ROW();2)):INDIRECT(ADDRESS(ROW();COLUMN()-5)))" office:value-type="float" office:value="7.21428571428571">
            <text:p>7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">
            <text:p>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">
            <text:p>10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Resonant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39.2">
            <text:p>39.2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80">
            <text:p>80</text:p>
          </table:table-cell>
          <table:table-cell office:value-type="float" office:value="28.8">
            <text:p>28.8</text:p>
          </table:table-cell>
          <table:table-cell table:number-columns-repeated="2" office:value-type="float" office:value="20">
            <text:p>20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2.8">
            <text:p>12.8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80">
            <text:p>80</text:p>
          </table:table-cell>
          <table:table-cell table:formula="of:=AVERAGE(INDIRECT(ADDRESS(ROW();2)):INDIRECT(ADDRESS(ROW();COLUMN()-5)))" office:value-type="float" office:value="25">
            <text:p>25</text:p>
          </table:table-cell>
          <table:table-cell table:formula="of:=STDEV(INDIRECT(ADDRESS(ROW();2)):INDIRECT(ADDRESS(ROW();COLUMN()-6)))" office:value-type="float" office:value="17.5380026930531">
            <text:p>17.538002693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9.05">
            <text:p>9.0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4.6">
            <text:p>34.6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81">
            <text:p>0.81</text:p>
          </table:table-cell>
          <table:table-cell office:value-type="float" office:value="1">
            <text:p>1</text:p>
          </table:table-cell>
          <table:table-cell office:value-type="float" office:value="0.64">
            <text:p>0.64</text:p>
          </table:table-cell>
          <table:table-cell office:value-type="float" office:value="2">
            <text:p>2</text:p>
          </table:table-cell>
          <table:table-cell office:value-type="float" office:value="0.903">
            <text:p>0.903</text:p>
          </table:table-cell>
          <table:table-cell office:value-type="float" office:value="1">
            <text:p>1</text:p>
          </table:table-cell>
          <table:table-cell office:value-type="float" office:value="1.563">
            <text:p>1.563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44">
            <text:p>1.4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64">
            <text:p>0.64</text:p>
          </table:table-cell>
          <table:table-cell table:formula="of:=MAX(INDIRECT(ADDRESS(ROW();2)):INDIRECT(ADDRESS(ROW();COLUMN()-4)))" office:value-type="float" office:value="9">
            <text:p>9</text:p>
          </table:table-cell>
          <table:table-cell table:formula="of:=AVERAGE(INDIRECT(ADDRESS(ROW();2)):INDIRECT(ADDRESS(ROW();COLUMN()-5)))" office:value-type="float" office:value="1.67542857142857">
            <text:p>1.6754285714</text:p>
          </table:table-cell>
          <table:table-cell table:formula="of:=STDEV(INDIRECT(ADDRESS(ROW();2)):INDIRECT(ADDRESS(ROW();COLUMN()-6)))" office:value-type="float" office:value="2.13593476975757">
            <text:p>2.135934769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065">
            <text:p>-0.0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.42">
            <text:p>2.42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48.395">
            <text:p>48.395</text:p>
          </table:table-cell>
          <table:table-cell office:value-type="float" office:value="20">
            <text:p>20</text:p>
          </table:table-cell>
          <table:table-cell office:value-type="float" office:value="34.375">
            <text:p>34.375</text:p>
          </table:table-cell>
          <table:table-cell office:value-type="float" office:value="40">
            <text:p>40</text:p>
          </table:table-cell>
          <table:table-cell office:value-type="float" office:value="31.911">
            <text:p>31.911</text:p>
          </table:table-cell>
          <table:table-cell office:value-type="float" office:value="20">
            <text:p>20</text:p>
          </table:table-cell>
          <table:table-cell office:value-type="float" office:value="12.8">
            <text:p>12.8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8.889">
            <text:p>8.889</text:p>
          </table:table-cell>
          <table:table-cell office:value-type="float" office:value="20">
            <text:p>20</text:p>
          </table:table-cell>
          <table:table-cell office:value-type="float" office:value="0.556">
            <text:p>0.556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0.556">
            <text:p>0.556</text:p>
          </table:table-cell>
          <table:table-cell table:formula="of:=MAX(INDIRECT(ADDRESS(ROW();2)):INDIRECT(ADDRESS(ROW();COLUMN()-4)))" office:value-type="float" office:value="48.395">
            <text:p>48.395</text:p>
          </table:table-cell>
          <table:table-cell table:formula="of:=AVERAGE(INDIRECT(ADDRESS(ROW();2)):INDIRECT(ADDRESS(ROW();COLUMN()-5)))" office:value-type="float" office:value="22.6778571428571">
            <text:p>22.6778571429</text:p>
          </table:table-cell>
          <table:table-cell table:formula="of:=STDEV(INDIRECT(ADDRESS(ROW();2)):INDIRECT(ADDRESS(ROW();COLUMN()-6)))" office:value-type="float" office:value="12.5226553454568">
            <text:p>12.522655345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0.85775">
            <text:p>-20.857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8.114">
            <text:p>68.114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48.395">
            <text:p>48.395</text:p>
          </table:table-cell>
          <table:table-cell office:value-type="float" office:value="20">
            <text:p>20</text:p>
          </table:table-cell>
          <table:table-cell office:value-type="float" office:value="34.375">
            <text:p>34.375</text:p>
          </table:table-cell>
          <table:table-cell office:value-type="float" office:value="40">
            <text:p>40</text:p>
          </table:table-cell>
          <table:table-cell office:value-type="float" office:value="31.911">
            <text:p>31.911</text:p>
          </table:table-cell>
          <table:table-cell office:value-type="float" office:value="20">
            <text:p>20</text:p>
          </table:table-cell>
          <table:table-cell office:value-type="float" office:value="25.6">
            <text:p>25.6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35.556">
            <text:p>35.556</text:p>
          </table:table-cell>
          <table:table-cell office:value-type="float" office:value="20">
            <text:p>20</text:p>
          </table:table-cell>
          <table:table-cell office:value-type="float" office:value="5.556">
            <text:p>5.556</text:p>
          </table:table-cell>
          <table:table-cell/>
          <table:table-cell table:formula="of:=MEDIAN(INDIRECT(ADDRESS(ROW();2)):INDIRECT(ADDRESS(ROW();COLUMN()-2)))" office:value-type="float" office:value="22.1">
            <text:p>22.1</text:p>
          </table:table-cell>
          <table:table-cell table:formula="of:=MIN(INDIRECT(ADDRESS(ROW();2)):INDIRECT(ADDRESS(ROW();COLUMN()-3)))" office:value-type="float" office:value="5.556">
            <text:p>5.556</text:p>
          </table:table-cell>
          <table:table-cell table:formula="of:=MAX(INDIRECT(ADDRESS(ROW();2)):INDIRECT(ADDRESS(ROW();COLUMN()-4)))" office:value-type="float" office:value="48.395">
            <text:p>48.395</text:p>
          </table:table-cell>
          <table:table-cell table:formula="of:=AVERAGE(INDIRECT(ADDRESS(ROW();2)):INDIRECT(ADDRESS(ROW();COLUMN()-5)))" office:value-type="float" office:value="25.8540714285714">
            <text:p>25.8540714286</text:p>
          </table:table-cell>
          <table:table-cell table:formula="of:=STDEV(INDIRECT(ADDRESS(ROW();2)):INDIRECT(ADDRESS(ROW();COLUMN()-6)))" office:value-type="float" office:value="11.0517844258068">
            <text:p>11.051784425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1.277">
            <text:p>-21.27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5.036">
            <text:p>75.036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193.58">
            <text:p>193.58</text:p>
          </table:table-cell>
          <table:table-cell office:value-type="float" office:value="60">
            <text:p>60</text:p>
          </table:table-cell>
          <table:table-cell office:value-type="float" office:value="120.313">
            <text:p>120.313</text:p>
          </table:table-cell>
          <table:table-cell office:value-type="float" office:value="200">
            <text:p>200</text:p>
          </table:table-cell>
          <table:table-cell office:value-type="float" office:value="111.69">
            <text:p>111.69</text:p>
          </table:table-cell>
          <table:table-cell office:value-type="float" office:value="60">
            <text:p>60</text:p>
          </table:table-cell>
          <table:table-cell office:value-type="float" office:value="76.8">
            <text:p>76.8</text:p>
          </table:table-cell>
          <table:table-cell office:value-type="float" office:value="72.6">
            <text:p>72.6</text:p>
          </table:table-cell>
          <table:table-cell office:value-type="float" office:value="60">
            <text:p>60</text:p>
          </table:table-cell>
          <table:table-cell office:value-type="float" office:value="44.182">
            <text:p>44.182</text:p>
          </table:table-cell>
          <table:table-cell office:value-type="float" office:value="60">
            <text:p>60</text:p>
          </table:table-cell>
          <table:table-cell office:value-type="float" office:value="106.667">
            <text:p>106.667</text:p>
          </table:table-cell>
          <table:table-cell office:value-type="float" office:value="100">
            <text:p>100</text:p>
          </table:table-cell>
          <table:table-cell office:value-type="float" office:value="22.222">
            <text:p>22.222</text:p>
          </table:table-cell>
          <table:table-cell/>
          <table:table-cell table:formula="of:=MEDIAN(INDIRECT(ADDRESS(ROW();2)):INDIRECT(ADDRESS(ROW();COLUMN()-2)))" office:value-type="float" office:value="74.7">
            <text:p>74.7</text:p>
          </table:table-cell>
          <table:table-cell table:formula="of:=MIN(INDIRECT(ADDRESS(ROW();2)):INDIRECT(ADDRESS(ROW();COLUMN()-3)))" office:value-type="float" office:value="22.222">
            <text:p>22.222</text:p>
          </table:table-cell>
          <table:table-cell table:formula="of:=MAX(INDIRECT(ADDRESS(ROW();2)):INDIRECT(ADDRESS(ROW();COLUMN()-4)))" office:value-type="float" office:value="200">
            <text:p>200</text:p>
          </table:table-cell>
          <table:table-cell table:formula="of:=AVERAGE(INDIRECT(ADDRESS(ROW();2)):INDIRECT(ADDRESS(ROW();COLUMN()-5)))" office:value-type="float" office:value="92.0038571428571">
            <text:p>92.0038571429</text:p>
          </table:table-cell>
          <table:table-cell table:formula="of:=STDEV(INDIRECT(ADDRESS(ROW();2)):INDIRECT(ADDRESS(ROW();COLUMN()-6)))" office:value-type="float" office:value="52.1166366156899">
            <text:p>52.116636615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91.30275">
            <text:p>-91.302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61.737">
            <text:p>261.737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48.395">
            <text:p>48.395</text:p>
          </table:table-cell>
          <table:table-cell office:value-type="float" office:value="20">
            <text:p>20</text:p>
          </table:table-cell>
          <table:table-cell office:value-type="float" office:value="34.375">
            <text:p>34.375</text:p>
          </table:table-cell>
          <table:table-cell office:value-type="float" office:value="40">
            <text:p>40</text:p>
          </table:table-cell>
          <table:table-cell office:value-type="float" office:value="31.911">
            <text:p>31.911</text:p>
          </table:table-cell>
          <table:table-cell office:value-type="float" office:value="20">
            <text:p>20</text:p>
          </table:table-cell>
          <table:table-cell office:value-type="float" office:value="25.6">
            <text:p>25.6</text:p>
          </table:table-cell>
          <table:table-cell office:value-type="float" office:value="24.2">
            <text:p>24.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35.556">
            <text:p>35.556</text:p>
          </table:table-cell>
          <table:table-cell office:value-type="float" office:value="20">
            <text:p>20</text:p>
          </table:table-cell>
          <table:table-cell office:value-type="float" office:value="55.556">
            <text:p>55.556</text:p>
          </table:table-cell>
          <table:table-cell/>
          <table:table-cell table:formula="of:=MEDIAN(INDIRECT(ADDRESS(ROW();2)):INDIRECT(ADDRESS(ROW();COLUMN()-2)))" office:value-type="float" office:value="24.9">
            <text:p>24.9</text:p>
          </table:table-cell>
          <table:table-cell table:formula="of:=MIN(INDIRECT(ADDRESS(ROW();2)):INDIRECT(ADDRESS(ROW();COLUMN()-3)))" office:value-type="float" office:value="16.364">
            <text:p>16.364</text:p>
          </table:table-cell>
          <table:table-cell table:formula="of:=MAX(INDIRECT(ADDRESS(ROW();2)):INDIRECT(ADDRESS(ROW();COLUMN()-4)))" office:value-type="float" office:value="55.556">
            <text:p>55.556</text:p>
          </table:table-cell>
          <table:table-cell table:formula="of:=AVERAGE(INDIRECT(ADDRESS(ROW();2)):INDIRECT(ADDRESS(ROW();COLUMN()-5)))" office:value-type="float" office:value="29.4255">
            <text:p>29.4255</text:p>
          </table:table-cell>
          <table:table-cell table:formula="of:=STDEV(INDIRECT(ADDRESS(ROW();2)):INDIRECT(ADDRESS(ROW();COLUMN()-6)))" office:value-type="float" office:value="12.023907708267">
            <text:p>12.023907708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5.78225">
            <text:p>-25.782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1.043">
            <text:p>81.043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3.47857142857143">
            <text:p>3.4785714286</text:p>
          </table:table-cell>
          <table:table-cell table:formula="of:=STDEV(INDIRECT(ADDRESS(ROW();2)):INDIRECT(ADDRESS(ROW();COLUMN()-6)))" office:value-type="float" office:value="0.753635875583848">
            <text:p>0.753635875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375">
            <text:p>0.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5">
            <text:p>6.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3"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MEDIAN(INDIRECT(ADDRESS(ROW();2)):INDIRECT(ADDRESS(ROW();COLUMN()-2)))" office:value-type="float" office:value="10">
            <text:p>10</text:p>
          </table:table-cell>
          <table:table-cell table:formula="of:=MIN(INDIRECT(ADDRESS(ROW();2)):INDIRECT(ADDRESS(ROW();COLUMN()-3)))" office:value-type="float" office:value="4">
            <text:p>4</text:p>
          </table:table-cell>
          <table:table-cell table:formula="of:=MAX(INDIRECT(ADDRESS(ROW();2)):INDIRECT(ADDRESS(ROW();COLUMN()-4)))" office:value-type="float" office:value="19">
            <text:p>19</text:p>
          </table:table-cell>
          <table:table-cell table:formula="of:=AVERAGE(INDIRECT(ADDRESS(ROW();2)):INDIRECT(ADDRESS(ROW();COLUMN()-5)))" office:value-type="float" office:value="9.35714285714286">
            <text:p>9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">
            <text:p>16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Resonant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54.88">
            <text:p>54.8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60">
            <text:p>160</text:p>
          </table:table-cell>
          <table:table-cell office:value-type="float" office:value="34.56">
            <text:p>34.56</text:p>
          </table:table-cell>
          <table:table-cell table:number-columns-repeated="2" office:value-type="float" office:value="20">
            <text:p>20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0.24">
            <text:p>10.24</text:p>
          </table:table-cell>
          <table:table-cell office:value-type="float" office:value="20">
            <text:p>20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2.5">
            <text:p>2.5</text:p>
          </table:table-cell>
          <table:table-cell table:formula="of:=MAX(INDIRECT(ADDRESS(ROW();2)):INDIRECT(ADDRESS(ROW();COLUMN()-4)))" office:value-type="float" office:value="160">
            <text:p>160</text:p>
          </table:table-cell>
          <table:table-cell table:formula="of:=AVERAGE(INDIRECT(ADDRESS(ROW();2)):INDIRECT(ADDRESS(ROW();COLUMN()-5)))" office:value-type="float" office:value="32.1285714285714">
            <text:p>32.1285714286</text:p>
          </table:table-cell>
          <table:table-cell table:formula="of:=STDEV(INDIRECT(ADDRESS(ROW();2)):INDIRECT(ADDRESS(ROW();COLUMN()-6)))" office:value-type="float" office:value="38.6577771769632">
            <text:p>38.65777717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.855">
            <text:p>2.85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2.86">
            <text:p>42.86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729">
            <text:p>0.729</text:p>
          </table:table-cell>
          <table:table-cell office:value-type="float" office:value="1">
            <text:p>1</text:p>
          </table:table-cell>
          <table:table-cell office:value-type="float" office:value="0.512">
            <text:p>0.512</text:p>
          </table:table-cell>
          <table:table-cell office:value-type="float" office:value="2.5">
            <text:p>2.5</text:p>
          </table:table-cell>
          <table:table-cell office:value-type="float" office:value="0.857">
            <text:p>0.857</text:p>
          </table:table-cell>
          <table:table-cell office:value-type="float" office:value="1">
            <text:p>1</text:p>
          </table:table-cell>
          <table:table-cell office:value-type="float" office:value="1.953">
            <text:p>1.953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728">
            <text:p>1.728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512">
            <text:p>0.512</text:p>
          </table:table-cell>
          <table:table-cell table:formula="of:=MAX(INDIRECT(ADDRESS(ROW();2)):INDIRECT(ADDRESS(ROW();COLUMN()-4)))" office:value-type="float" office:value="27">
            <text:p>27</text:p>
          </table:table-cell>
          <table:table-cell table:formula="of:=AVERAGE(INDIRECT(ADDRESS(ROW();2)):INDIRECT(ADDRESS(ROW();COLUMN()-5)))" office:value-type="float" office:value="3.02707142857143">
            <text:p>3.0270714286</text:p>
          </table:table-cell>
          <table:table-cell table:formula="of:=STDEV(INDIRECT(ADDRESS(ROW();2)):INDIRECT(ADDRESS(ROW();COLUMN()-6)))" office:value-type="float" office:value="6.91989310126732">
            <text:p>6.91989310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713">
            <text:p>-0.71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284">
            <text:p>3.284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75.281">
            <text:p>75.281</text:p>
          </table:table-cell>
          <table:table-cell office:value-type="float" office:value="20">
            <text:p>20</text:p>
          </table:table-cell>
          <table:table-cell office:value-type="float" office:value="44.922">
            <text:p>44.922</text:p>
          </table:table-cell>
          <table:table-cell office:value-type="float" office:value="64">
            <text:p>64</text:p>
          </table:table-cell>
          <table:table-cell office:value-type="float" office:value="40.309">
            <text:p>40.309</text:p>
          </table:table-cell>
          <table:table-cell office:value-type="float" office:value="20">
            <text:p>20</text:p>
          </table:table-cell>
          <table:table-cell office:value-type="float" office:value="10.24">
            <text:p>10.24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5.926">
            <text:p>5.926</text:p>
          </table:table-cell>
          <table:table-cell office:value-type="float" office:value="20">
            <text:p>20</text:p>
          </table:table-cell>
          <table:table-cell office:value-type="float" office:value="0.093">
            <text:p>0.093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0.093">
            <text:p>0.093</text:p>
          </table:table-cell>
          <table:table-cell table:formula="of:=MAX(INDIRECT(ADDRESS(ROW();2)):INDIRECT(ADDRESS(ROW();COLUMN()-4)))" office:value-type="float" office:value="75.281">
            <text:p>75.281</text:p>
          </table:table-cell>
          <table:table-cell table:formula="of:=AVERAGE(INDIRECT(ADDRESS(ROW();2)):INDIRECT(ADDRESS(ROW();COLUMN()-5)))" office:value-type="float" office:value="27.4110714285714">
            <text:p>27.4110714286</text:p>
          </table:table-cell>
          <table:table-cell table:formula="of:=STDEV(INDIRECT(ADDRESS(ROW();2)):INDIRECT(ADDRESS(ROW();COLUMN()-6)))" office:value-type="float" office:value="21.4893237015117">
            <text:p>21.489323701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1.56825">
            <text:p>-41.568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5.728">
            <text:p>95.728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75.281">
            <text:p>75.281</text:p>
          </table:table-cell>
          <table:table-cell office:value-type="float" office:value="20">
            <text:p>20</text:p>
          </table:table-cell>
          <table:table-cell office:value-type="float" office:value="44.922">
            <text:p>44.922</text:p>
          </table:table-cell>
          <table:table-cell office:value-type="float" office:value="64">
            <text:p>64</text:p>
          </table:table-cell>
          <table:table-cell office:value-type="float" office:value="40.309">
            <text:p>40.309</text:p>
          </table:table-cell>
          <table:table-cell office:value-type="float" office:value="20">
            <text:p>20</text:p>
          </table:table-cell>
          <table:table-cell office:value-type="float" office:value="20.48">
            <text:p>20.48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23.704">
            <text:p>23.704</text:p>
          </table:table-cell>
          <table:table-cell office:value-type="float" office:value="20">
            <text:p>20</text:p>
          </table:table-cell>
          <table:table-cell office:value-type="float" office:value="0.926">
            <text:p>0.926</text:p>
          </table:table-cell>
          <table:table-cell/>
          <table:table-cell table:formula="of:=MEDIAN(INDIRECT(ADDRESS(ROW();2)):INDIRECT(ADDRESS(ROW();COLUMN()-2)))" office:value-type="float" office:value="20.24">
            <text:p>20.24</text:p>
          </table:table-cell>
          <table:table-cell table:formula="of:=MIN(INDIRECT(ADDRESS(ROW();2)):INDIRECT(ADDRESS(ROW();COLUMN()-3)))" office:value-type="float" office:value="0.926">
            <text:p>0.926</text:p>
          </table:table-cell>
          <table:table-cell table:formula="of:=MAX(INDIRECT(ADDRESS(ROW();2)):INDIRECT(ADDRESS(ROW();COLUMN()-4)))" office:value-type="float" office:value="75.281">
            <text:p>75.281</text:p>
          </table:table-cell>
          <table:table-cell table:formula="of:=AVERAGE(INDIRECT(ADDRESS(ROW();2)):INDIRECT(ADDRESS(ROW();COLUMN()-5)))" office:value-type="float" office:value="29.4718571428571">
            <text:p>29.4718571429</text:p>
          </table:table-cell>
          <table:table-cell table:formula="of:=STDEV(INDIRECT(ADDRESS(ROW();2)):INDIRECT(ADDRESS(ROW();COLUMN()-6)))" office:value-type="float" office:value="20.0083402335401">
            <text:p>20.008340233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0.66025">
            <text:p>-30.66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7.547">
            <text:p>87.547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338.766">
            <text:p>338.766</text:p>
          </table:table-cell>
          <table:table-cell office:value-type="float" office:value="60">
            <text:p>60</text:p>
          </table:table-cell>
          <table:table-cell office:value-type="float" office:value="168.457">
            <text:p>168.457</text:p>
          </table:table-cell>
          <table:table-cell office:value-type="float" office:value="384">
            <text:p>384</text:p>
          </table:table-cell>
          <table:table-cell office:value-type="float" office:value="151.159">
            <text:p>151.159</text:p>
          </table:table-cell>
          <table:table-cell office:value-type="float" office:value="60">
            <text:p>60</text:p>
          </table:table-cell>
          <table:table-cell office:value-type="float" office:value="61.44">
            <text:p>61.44</text:p>
          </table:table-cell>
          <table:table-cell office:value-type="float" office:value="79.86">
            <text:p>79.86</text:p>
          </table:table-cell>
          <table:table-cell office:value-type="float" office:value="60">
            <text:p>60</text:p>
          </table:table-cell>
          <table:table-cell office:value-type="float" office:value="44.182">
            <text:p>44.182</text:p>
          </table:table-cell>
          <table:table-cell office:value-type="float" office:value="60">
            <text:p>60</text:p>
          </table:table-cell>
          <table:table-cell office:value-type="float" office:value="71.111">
            <text:p>71.111</text:p>
          </table:table-cell>
          <table:table-cell office:value-type="float" office:value="120">
            <text:p>120</text:p>
          </table:table-cell>
          <table:table-cell office:value-type="float" office:value="4.167">
            <text:p>4.167</text:p>
          </table:table-cell>
          <table:table-cell/>
          <table:table-cell table:formula="of:=MEDIAN(INDIRECT(ADDRESS(ROW();2)):INDIRECT(ADDRESS(ROW();COLUMN()-2)))" office:value-type="float" office:value="66.2755">
            <text:p>66.2755</text:p>
          </table:table-cell>
          <table:table-cell table:formula="of:=MIN(INDIRECT(ADDRESS(ROW();2)):INDIRECT(ADDRESS(ROW();COLUMN()-3)))" office:value-type="float" office:value="4.167">
            <text:p>4.167</text:p>
          </table:table-cell>
          <table:table-cell table:formula="of:=MAX(INDIRECT(ADDRESS(ROW();2)):INDIRECT(ADDRESS(ROW();COLUMN()-4)))" office:value-type="float" office:value="384">
            <text:p>384</text:p>
          </table:table-cell>
          <table:table-cell table:formula="of:=AVERAGE(INDIRECT(ADDRESS(ROW();2)):INDIRECT(ADDRESS(ROW();COLUMN()-5)))" office:value-type="float" office:value="118.795857142857">
            <text:p>118.7958571429</text:p>
          </table:table-cell>
          <table:table-cell table:formula="of:=STDEV(INDIRECT(ADDRESS(ROW();2)):INDIRECT(ADDRESS(ROW();COLUMN()-6)))" office:value-type="float" office:value="111.579398422315">
            <text:p>111.579398422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90.10775">
            <text:p>-190.107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93.477">
            <text:p>393.477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75.281">
            <text:p>75.281</text:p>
          </table:table-cell>
          <table:table-cell office:value-type="float" office:value="20">
            <text:p>20</text:p>
          </table:table-cell>
          <table:table-cell office:value-type="float" office:value="44.922">
            <text:p>44.922</text:p>
          </table:table-cell>
          <table:table-cell office:value-type="float" office:value="64">
            <text:p>64</text:p>
          </table:table-cell>
          <table:table-cell office:value-type="float" office:value="40.309">
            <text:p>40.309</text:p>
          </table:table-cell>
          <table:table-cell office:value-type="float" office:value="20">
            <text:p>20</text:p>
          </table:table-cell>
          <table:table-cell office:value-type="float" office:value="20.48">
            <text:p>20.48</text:p>
          </table:table-cell>
          <table:table-cell office:value-type="float" office:value="26.62">
            <text:p>26.62</text:p>
          </table:table-cell>
          <table:table-cell office:value-type="float" office:value="20">
            <text:p>20</text:p>
          </table:table-cell>
          <table:table-cell office:value-type="float" office:value="16.364">
            <text:p>16.364</text:p>
          </table:table-cell>
          <table:table-cell office:value-type="float" office:value="20">
            <text:p>20</text:p>
          </table:table-cell>
          <table:table-cell office:value-type="float" office:value="23.704">
            <text:p>23.704</text:p>
          </table:table-cell>
          <table:table-cell office:value-type="float" office:value="20">
            <text:p>20</text:p>
          </table:table-cell>
          <table:table-cell office:value-type="float" office:value="9.259">
            <text:p>9.259</text:p>
          </table:table-cell>
          <table:table-cell/>
          <table:table-cell table:formula="of:=MEDIAN(INDIRECT(ADDRESS(ROW();2)):INDIRECT(ADDRESS(ROW();COLUMN()-2)))" office:value-type="float" office:value="20.24">
            <text:p>20.24</text:p>
          </table:table-cell>
          <table:table-cell table:formula="of:=MIN(INDIRECT(ADDRESS(ROW();2)):INDIRECT(ADDRESS(ROW();COLUMN()-3)))" office:value-type="float" office:value="9.259">
            <text:p>9.259</text:p>
          </table:table-cell>
          <table:table-cell table:formula="of:=MAX(INDIRECT(ADDRESS(ROW();2)):INDIRECT(ADDRESS(ROW();COLUMN()-4)))" office:value-type="float" office:value="75.281">
            <text:p>75.281</text:p>
          </table:table-cell>
          <table:table-cell table:formula="of:=AVERAGE(INDIRECT(ADDRESS(ROW();2)):INDIRECT(ADDRESS(ROW();COLUMN()-5)))" office:value-type="float" office:value="30.0670714285714">
            <text:p>30.0670714286</text:p>
          </table:table-cell>
          <table:table-cell table:formula="of:=STDEV(INDIRECT(ADDRESS(ROW();2)):INDIRECT(ADDRESS(ROW();COLUMN()-6)))" office:value-type="float" office:value="19.2015054276172">
            <text:p>19.201505427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0.66025">
            <text:p>-30.66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7.547">
            <text:p>87.547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3.75">
            <text:p>3.75</text:p>
          </table:table-cell>
          <table:table-cell office:value-type="float" office:value="6">
            <text:p>6</text:p>
          </table:table-cell>
          <table:table-cell office:value-type="float" office:value="3.75">
            <text:p>3.7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.5">
            <text:p>4.5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6">
            <text:p>6</text:p>
          </table:table-cell>
          <table:table-cell table:formula="of:=AVERAGE(INDIRECT(ADDRESS(ROW();2)):INDIRECT(ADDRESS(ROW();COLUMN()-5)))" office:value-type="float" office:value="3.72857142857143">
            <text:p>3.7285714286</text:p>
          </table:table-cell>
          <table:table-cell table:formula="of:=STDEV(INDIRECT(ADDRESS(ROW();2)):INDIRECT(ADDRESS(ROW();COLUMN()-6)))" office:value-type="float" office:value="1.11918828513455">
            <text:p>1.119188285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9375">
            <text:p>-0.9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.25">
            <text:p>8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2"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3"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MEDIAN(INDIRECT(ADDRESS(ROW();2)):INDIRECT(ADDRESS(ROW();COLUMN()-2)))" office:value-type="float" office:value="13">
            <text:p>13</text:p>
          </table:table-cell>
          <table:table-cell table:formula="of:=MIN(INDIRECT(ADDRESS(ROW();2)):INDIRECT(ADDRESS(ROW();COLUMN()-3)))" office:value-type="float" office:value="4">
            <text:p>4</text:p>
          </table:table-cell>
          <table:table-cell table:formula="of:=MAX(INDIRECT(ADDRESS(ROW();2)):INDIRECT(ADDRESS(ROW();COLUMN()-4)))" office:value-type="float" office:value="19">
            <text:p>19</text:p>
          </table:table-cell>
          <table:table-cell table:formula="of:=AVERAGE(INDIRECT(ADDRESS(ROW();2)):INDIRECT(ADDRESS(ROW();COLUMN()-5)))" office:value-type="float" office:value="11.5">
            <text:p>11.5</text:p>
          </table:table-cell>
          <table:table-cell table:formula="of:=STDEV(INDIRECT(ADDRESS(ROW();2)):INDIRECT(ADDRESS(ROW();COLUMN()-6)))" office:value-type="float" office:value="3.85805849937704">
            <text:p>3.858058499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2">
            <text:p>22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Shredder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5">
            <text:p>0.5</text:p>
          </table:table-cell>
          <table:table-cell table:formula="of:=MAX(INDIRECT(ADDRESS(ROW();2)):INDIRECT(ADDRESS(ROW();COLUMN()-4)))" office:value-type="float" office:value="2">
            <text:p>2</text:p>
          </table:table-cell>
          <table:table-cell table:formula="of:=AVERAGE(INDIRECT(ADDRESS(ROW();2)):INDIRECT(ADDRESS(ROW();COLUMN()-5)))" office:value-type="float" office:value="1.13571428571429">
            <text:p>1.1357142857</text:p>
          </table:table-cell>
          <table:table-cell table:formula="of:=STDEV(INDIRECT(ADDRESS(ROW();2)):INDIRECT(ADDRESS(ROW();COLUMN()-6)))" office:value-type="float" office:value="0.416223207235923">
            <text:p>0.416223207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475">
            <text:p>0.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7">
            <text:p>1.7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45">
            <text:p>0.45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0.475">
            <text:p>0.475</text:p>
          </table:table-cell>
          <table:table-cell office:value-type="float" office:value="0.5">
            <text:p>0.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/>
          <table:table-cell table:formula="of:=MEDIAN(INDIRECT(ADDRESS(ROW();2)):INDIRECT(ADDRESS(ROW();COLUMN()-2)))" office:value-type="float" office:value="0.5">
            <text:p>0.5</text:p>
          </table:table-cell>
          <table:table-cell table:formula="of:=MIN(INDIRECT(ADDRESS(ROW();2)):INDIRECT(ADDRESS(ROW();COLUMN()-3)))" office:value-type="float" office:value="0.4">
            <text:p>0.4</text:p>
          </table:table-cell>
          <table:table-cell table:formula="of:=MAX(INDIRECT(ADDRESS(ROW();2)):INDIRECT(ADDRESS(ROW();COLUMN()-4)))" office:value-type="float" office:value="1.5">
            <text:p>1.5</text:p>
          </table:table-cell>
          <table:table-cell table:formula="of:=AVERAGE(INDIRECT(ADDRESS(ROW();2)):INDIRECT(ADDRESS(ROW();COLUMN()-5)))" office:value-type="float" office:value="0.614285714285714">
            <text:p>0.6142857143</text:p>
          </table:table-cell>
          <table:table-cell table:formula="of:=STDEV(INDIRECT(ADDRESS(ROW();2)):INDIRECT(ADDRESS(ROW();COLUMN()-6)))" office:value-type="float" office:value="0.29199484415138">
            <text:p>0.291994844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2375">
            <text:p>0.2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0.85">
            <text:p>0.85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3.111">
            <text:p>3.1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.526">
            <text:p>2.526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1.636">
            <text:p>1.636</text:p>
          </table:table-cell>
          <table:table-cell office:value-type="float" office:value="2">
            <text:p>2</text:p>
          </table:table-cell>
          <table:table-cell office:value-type="float" office:value="1.333">
            <text:p>1.333</text:p>
          </table:table-cell>
          <table:table-cell office:value-type="float" office:value="2">
            <text:p>2</text:p>
          </table:table-cell>
          <table:table-cell office:value-type="float" office:value="0.333">
            <text:p>0.333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0.333">
            <text:p>0.333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2.12421428571429">
            <text:p>2.1242142857</text:p>
          </table:table-cell>
          <table:table-cell table:formula="of:=STDEV(INDIRECT(ADDRESS(ROW();2)):INDIRECT(ADDRESS(ROW();COLUMN()-6)))" office:value-type="float" office:value="1.03222173963748">
            <text:p>1.032221739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457999999999999">
            <text:p>0.45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419">
            <text:p>3.419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3.111">
            <text:p>3.1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.526">
            <text:p>2.526</text:p>
          </table:table-cell>
          <table:table-cell office:value-type="float" office:value="2">
            <text:p>2</text:p>
          </table:table-cell>
          <table:table-cell office:value-type="float" office:value="3.2">
            <text:p>3.2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1.636">
            <text:p>1.636</text:p>
          </table:table-cell>
          <table:table-cell office:value-type="float" office:value="2">
            <text:p>2</text:p>
          </table:table-cell>
          <table:table-cell office:value-type="float" office:value="5.333">
            <text:p>5.333</text:p>
          </table:table-cell>
          <table:table-cell office:value-type="float" office:value="2">
            <text:p>2</text:p>
          </table:table-cell>
          <table:table-cell office:value-type="float" office:value="3.333">
            <text:p>3.333</text:p>
          </table:table-cell>
          <table:table-cell/>
          <table:table-cell table:formula="of:=MEDIAN(INDIRECT(ADDRESS(ROW();2)):INDIRECT(ADDRESS(ROW();COLUMN()-2)))" office:value-type="float" office:value="2.1">
            <text:p>2.1</text:p>
          </table:table-cell>
          <table:table-cell table:formula="of:=MIN(INDIRECT(ADDRESS(ROW();2)):INDIRECT(ADDRESS(ROW();COLUMN()-3)))" office:value-type="float" office:value="1.636">
            <text:p>1.636</text:p>
          </table:table-cell>
          <table:table-cell table:formula="of:=MAX(INDIRECT(ADDRESS(ROW();2)):INDIRECT(ADDRESS(ROW();COLUMN()-4)))" office:value-type="float" office:value="5.333">
            <text:p>5.333</text:p>
          </table:table-cell>
          <table:table-cell table:formula="of:=AVERAGE(INDIRECT(ADDRESS(ROW();2)):INDIRECT(ADDRESS(ROW();COLUMN()-5)))" office:value-type="float" office:value="2.7385">
            <text:p>2.7385</text:p>
          </table:table-cell>
          <table:table-cell table:formula="of:=STDEV(INDIRECT(ADDRESS(ROW();2)):INDIRECT(ADDRESS(ROW();COLUMN()-6)))" office:value-type="float" office:value="1.15605161915628">
            <text:p>1.156051619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53325">
            <text:p>-1.533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711">
            <text:p>6.711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10.889">
            <text:p>10.889</text:p>
          </table:table-cell>
          <table:table-cell office:value-type="float" office:value="6">
            <text:p>6</text:p>
          </table:table-cell>
          <table:table-cell office:value-type="float" office:value="16.25">
            <text:p>16.25</text:p>
          </table:table-cell>
          <table:table-cell office:value-type="float" office:value="8">
            <text:p>8</text:p>
          </table:table-cell>
          <table:table-cell office:value-type="float" office:value="8.211">
            <text:p>8.211</text:p>
          </table:table-cell>
          <table:table-cell office:value-type="float" office:value="6">
            <text:p>6</text:p>
          </table:table-cell>
          <table:table-cell office:value-type="float" office:value="9.6">
            <text:p>9.6</text:p>
          </table:table-cell>
          <table:table-cell office:value-type="float" office:value="6.6">
            <text:p>6.6</text:p>
          </table:table-cell>
          <table:table-cell office:value-type="float" office:value="6">
            <text:p>6</text:p>
          </table:table-cell>
          <table:table-cell office:value-type="float" office:value="4.418">
            <text:p>4.41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1.667">
            <text:p>11.667</text:p>
          </table:table-cell>
          <table:table-cell/>
          <table:table-cell table:formula="of:=MEDIAN(INDIRECT(ADDRESS(ROW();2)):INDIRECT(ADDRESS(ROW();COLUMN()-2)))" office:value-type="float" office:value="8">
            <text:p>8</text:p>
          </table:table-cell>
          <table:table-cell table:formula="of:=MIN(INDIRECT(ADDRESS(ROW();2)):INDIRECT(ADDRESS(ROW();COLUMN()-3)))" office:value-type="float" office:value="4.418">
            <text:p>4.418</text:p>
          </table:table-cell>
          <table:table-cell table:formula="of:=MAX(INDIRECT(ADDRESS(ROW();2)):INDIRECT(ADDRESS(ROW();COLUMN()-4)))" office:value-type="float" office:value="16.25">
            <text:p>16.25</text:p>
          </table:table-cell>
          <table:table-cell table:formula="of:=AVERAGE(INDIRECT(ADDRESS(ROW();2)):INDIRECT(ADDRESS(ROW();COLUMN()-5)))" office:value-type="float" office:value="8.83107142857143">
            <text:p>8.8310714286</text:p>
          </table:table-cell>
          <table:table-cell table:formula="of:=STDEV(INDIRECT(ADDRESS(ROW();2)):INDIRECT(ADDRESS(ROW();COLUMN()-6)))" office:value-type="float" office:value="3.69595869657836">
            <text:p>3.695958696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7.70025">
            <text:p>-7.70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4.267">
            <text:p>24.267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3.111">
            <text:p>3.1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.526">
            <text:p>2.526</text:p>
          </table:table-cell>
          <table:table-cell office:value-type="float" office:value="2">
            <text:p>2</text:p>
          </table:table-cell>
          <table:table-cell office:value-type="float" office:value="3.2">
            <text:p>3.2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1.636">
            <text:p>1.636</text:p>
          </table:table-cell>
          <table:table-cell office:value-type="float" office:value="2">
            <text:p>2</text:p>
          </table:table-cell>
          <table:table-cell office:value-type="float" office:value="5.333">
            <text:p>5.333</text:p>
          </table:table-cell>
          <table:table-cell office:value-type="float" office:value="2">
            <text:p>2</text:p>
          </table:table-cell>
          <table:table-cell office:value-type="float" office:value="33.333">
            <text:p>33.333</text:p>
          </table:table-cell>
          <table:table-cell/>
          <table:table-cell table:formula="of:=MEDIAN(INDIRECT(ADDRESS(ROW();2)):INDIRECT(ADDRESS(ROW();COLUMN()-2)))" office:value-type="float" office:value="2.1">
            <text:p>2.1</text:p>
          </table:table-cell>
          <table:table-cell table:formula="of:=MIN(INDIRECT(ADDRESS(ROW();2)):INDIRECT(ADDRESS(ROW();COLUMN()-3)))" office:value-type="float" office:value="1.636">
            <text:p>1.636</text:p>
          </table:table-cell>
          <table:table-cell table:formula="of:=MAX(INDIRECT(ADDRESS(ROW();2)):INDIRECT(ADDRESS(ROW();COLUMN()-4)))" office:value-type="float" office:value="33.333">
            <text:p>33.333</text:p>
          </table:table-cell>
          <table:table-cell table:formula="of:=AVERAGE(INDIRECT(ADDRESS(ROW();2)):INDIRECT(ADDRESS(ROW();COLUMN()-5)))" office:value-type="float" office:value="4.88135714285714">
            <text:p>4.8813571429</text:p>
          </table:table-cell>
          <table:table-cell table:formula="of:=STDEV(INDIRECT(ADDRESS(ROW();2)):INDIRECT(ADDRESS(ROW();COLUMN()-6)))" office:value-type="float" office:value="8.26837443429567">
            <text:p>8.268374434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53325">
            <text:p>-1.533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711">
            <text:p>6.711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3.25">
            <text:p>3.25</text:p>
          </table:table-cell>
          <table:table-cell office:value-type="float" office:value="4">
            <text:p>4</text:p>
          </table:table-cell>
          <table:table-cell office:value-type="float" office:value="3.25">
            <text:p>3.2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4">
            <text:p>4</text:p>
          </table:table-cell>
          <table:table-cell table:formula="of:=AVERAGE(INDIRECT(ADDRESS(ROW();2)):INDIRECT(ADDRESS(ROW();COLUMN()-5)))" office:value-type="float" office:value="3.22857142857143">
            <text:p>3.2285714286</text:p>
          </table:table-cell>
          <table:table-cell table:formula="of:=STDEV(INDIRECT(ADDRESS(ROW();2)):INDIRECT(ADDRESS(ROW();COLUMN()-6)))" office:value-type="float" office:value="0.390617994442675">
            <text:p>0.390617994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.6875">
            <text:p>1.6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75">
            <text:p>4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MEDIAN(INDIRECT(ADDRESS(ROW();2)):INDIRECT(ADDRESS(ROW();COLUMN()-2)))" office:value-type="float" office:value="8">
            <text:p>8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8.21428571428571">
            <text:p>8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4">
            <text:p>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">
            <text:p>11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Shredder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1.96">
            <text:p>1.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.44">
            <text:p>1.44</text:p>
          </table:table-cell>
          <table:table-cell table:number-columns-repeated="2" office:value-type="float" office:value="1">
            <text:p>1</text:p>
          </table:table-cell>
          <table:table-cell office:value-type="float" office:value="1.21">
            <text:p>1.21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4">
            <text:p>0.6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25">
            <text:p>0.25</text:p>
          </table:table-cell>
          <table:table-cell table:formula="of:=MAX(INDIRECT(ADDRESS(ROW();2)):INDIRECT(ADDRESS(ROW();COLUMN()-4)))" office:value-type="float" office:value="4">
            <text:p>4</text:p>
          </table:table-cell>
          <table:table-cell table:formula="of:=AVERAGE(INDIRECT(ADDRESS(ROW();2)):INDIRECT(ADDRESS(ROW();COLUMN()-5)))" office:value-type="float" office:value="1.38571428571429">
            <text:p>1.3857142857</text:p>
          </table:table-cell>
          <table:table-cell table:formula="of:=STDEV(INDIRECT(ADDRESS(ROW();2)):INDIRECT(ADDRESS(ROW();COLUMN()-6)))" office:value-type="float" office:value="0.991445830676006">
            <text:p>0.991445830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1475">
            <text:p>-0.1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.53">
            <text:p>2.53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405">
            <text:p>0.405</text:p>
          </table:table-cell>
          <table:table-cell office:value-type="float" office:value="0.5">
            <text:p>0.5</text:p>
          </table:table-cell>
          <table:table-cell office:value-type="float" office:value="0.32">
            <text:p>0.32</text:p>
          </table:table-cell>
          <table:table-cell office:value-type="float" office:value="1.5">
            <text:p>1.5</text:p>
          </table:table-cell>
          <table:table-cell office:value-type="float" office:value="0.451">
            <text:p>0.451</text:p>
          </table:table-cell>
          <table:table-cell office:value-type="float" office:value="0.5">
            <text:p>0.5</text:p>
          </table:table-cell>
          <table:table-cell office:value-type="float" office:value="0.781">
            <text:p>0.78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5">
            <text:p>0.5</text:p>
          </table:table-cell>
          <table:table-cell office:value-type="float" office:value="0.72">
            <text:p>0.72</text:p>
          </table:table-cell>
          <table:table-cell office:value-type="float" office:value="0.5">
            <text:p>0.5</text:p>
          </table:table-cell>
          <table:table-cell office:value-type="float" office:value="4.5">
            <text:p>4.5</text:p>
          </table:table-cell>
          <table:table-cell/>
          <table:table-cell table:formula="of:=MEDIAN(INDIRECT(ADDRESS(ROW();2)):INDIRECT(ADDRESS(ROW();COLUMN()-2)))" office:value-type="float" office:value="0.5">
            <text:p>0.5</text:p>
          </table:table-cell>
          <table:table-cell table:formula="of:=MIN(INDIRECT(ADDRESS(ROW();2)):INDIRECT(ADDRESS(ROW();COLUMN()-3)))" office:value-type="float" office:value="0.32">
            <text:p>0.32</text:p>
          </table:table-cell>
          <table:table-cell table:formula="of:=MAX(INDIRECT(ADDRESS(ROW();2)):INDIRECT(ADDRESS(ROW();COLUMN()-4)))" office:value-type="float" office:value="4.5">
            <text:p>4.5</text:p>
          </table:table-cell>
          <table:table-cell table:formula="of:=AVERAGE(INDIRECT(ADDRESS(ROW();2)):INDIRECT(ADDRESS(ROW();COLUMN()-5)))" office:value-type="float" office:value="0.873357142857143">
            <text:p>0.8733571429</text:p>
          </table:table-cell>
          <table:table-cell table:formula="of:=STDEV(INDIRECT(ADDRESS(ROW();2)):INDIRECT(ADDRESS(ROW();COLUMN()-6)))" office:value-type="float" office:value="1.08209729458356">
            <text:p>1.082097294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0325">
            <text:p>-0.03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21">
            <text:p>1.21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4.84">
            <text:p>4.84</text:p>
          </table:table-cell>
          <table:table-cell office:value-type="float" office:value="2">
            <text:p>2</text:p>
          </table:table-cell>
          <table:table-cell office:value-type="float" office:value="9.375">
            <text:p>9.375</text:p>
          </table:table-cell>
          <table:table-cell office:value-type="float" office:value="2.667">
            <text:p>2.667</text:p>
          </table:table-cell>
          <table:table-cell office:value-type="float" office:value="3.191">
            <text:p>3.191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2.42">
            <text:p>2.42</text:p>
          </table:table-cell>
          <table:table-cell office:value-type="float" office:value="2">
            <text:p>2</text:p>
          </table:table-cell>
          <table:table-cell office:value-type="float" office:value="1.636">
            <text:p>1.636</text:p>
          </table:table-cell>
          <table:table-cell office:value-type="float" office:value="2">
            <text:p>2</text:p>
          </table:table-cell>
          <table:table-cell office:value-type="float" office:value="0.889">
            <text:p>0.889</text:p>
          </table:table-cell>
          <table:table-cell office:value-type="float" office:value="2">
            <text:p>2</text:p>
          </table:table-cell>
          <table:table-cell office:value-type="float" office:value="0.056">
            <text:p>0.056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0.056">
            <text:p>0.056</text:p>
          </table:table-cell>
          <table:table-cell table:formula="of:=MAX(INDIRECT(ADDRESS(ROW();2)):INDIRECT(ADDRESS(ROW();COLUMN()-4)))" office:value-type="float" office:value="9.375">
            <text:p>9.375</text:p>
          </table:table-cell>
          <table:table-cell table:formula="of:=AVERAGE(INDIRECT(ADDRESS(ROW();2)):INDIRECT(ADDRESS(ROW();COLUMN()-5)))" office:value-type="float" office:value="2.59671428571429">
            <text:p>2.5967142857</text:p>
          </table:table-cell>
          <table:table-cell table:formula="of:=STDEV(INDIRECT(ADDRESS(ROW();2)):INDIRECT(ADDRESS(ROW();COLUMN()-6)))" office:value-type="float" office:value="2.23908286267705">
            <text:p>2.239082862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907749999999999">
            <text:p>-0.907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.24">
            <text:p>5.24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4.84">
            <text:p>4.84</text:p>
          </table:table-cell>
          <table:table-cell office:value-type="float" office:value="2">
            <text:p>2</text:p>
          </table:table-cell>
          <table:table-cell office:value-type="float" office:value="9.375">
            <text:p>9.375</text:p>
          </table:table-cell>
          <table:table-cell office:value-type="float" office:value="2.667">
            <text:p>2.667</text:p>
          </table:table-cell>
          <table:table-cell office:value-type="float" office:value="3.191">
            <text:p>3.191</text:p>
          </table:table-cell>
          <table:table-cell office:value-type="float" office:value="2">
            <text:p>2</text:p>
          </table:table-cell>
          <table:table-cell office:value-type="float" office:value="2.56">
            <text:p>2.56</text:p>
          </table:table-cell>
          <table:table-cell office:value-type="float" office:value="2.42">
            <text:p>2.42</text:p>
          </table:table-cell>
          <table:table-cell office:value-type="float" office:value="2">
            <text:p>2</text:p>
          </table:table-cell>
          <table:table-cell office:value-type="float" office:value="1.636">
            <text:p>1.636</text:p>
          </table:table-cell>
          <table:table-cell office:value-type="float" office:value="2">
            <text:p>2</text:p>
          </table:table-cell>
          <table:table-cell office:value-type="float" office:value="3.556">
            <text:p>3.556</text:p>
          </table:table-cell>
          <table:table-cell office:value-type="float" office:value="2">
            <text:p>2</text:p>
          </table:table-cell>
          <table:table-cell office:value-type="float" office:value="0.556">
            <text:p>0.556</text:p>
          </table:table-cell>
          <table:table-cell/>
          <table:table-cell table:formula="of:=MEDIAN(INDIRECT(ADDRESS(ROW();2)):INDIRECT(ADDRESS(ROW();COLUMN()-2)))" office:value-type="float" office:value="2.21">
            <text:p>2.21</text:p>
          </table:table-cell>
          <table:table-cell table:formula="of:=MIN(INDIRECT(ADDRESS(ROW();2)):INDIRECT(ADDRESS(ROW();COLUMN()-3)))" office:value-type="float" office:value="0.556">
            <text:p>0.556</text:p>
          </table:table-cell>
          <table:table-cell table:formula="of:=MAX(INDIRECT(ADDRESS(ROW();2)):INDIRECT(ADDRESS(ROW();COLUMN()-4)))" office:value-type="float" office:value="9.375">
            <text:p>9.375</text:p>
          </table:table-cell>
          <table:table-cell table:formula="of:=AVERAGE(INDIRECT(ADDRESS(ROW();2)):INDIRECT(ADDRESS(ROW();COLUMN()-5)))" office:value-type="float" office:value="2.91435714285714">
            <text:p>2.9143571429</text:p>
          </table:table-cell>
          <table:table-cell table:formula="of:=STDEV(INDIRECT(ADDRESS(ROW();2)):INDIRECT(ADDRESS(ROW();COLUMN()-6)))" office:value-type="float" office:value="2.10756288735967">
            <text:p>2.107562887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18">
            <text:p>-1.1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24">
            <text:p>6.24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19.358">
            <text:p>19.358</text:p>
          </table:table-cell>
          <table:table-cell office:value-type="float" office:value="6">
            <text:p>6</text:p>
          </table:table-cell>
          <table:table-cell office:value-type="float" office:value="32.813">
            <text:p>32.813</text:p>
          </table:table-cell>
          <table:table-cell office:value-type="float" office:value="13.333">
            <text:p>13.333</text:p>
          </table:table-cell>
          <table:table-cell office:value-type="float" office:value="11.169">
            <text:p>11.169</text:p>
          </table:table-cell>
          <table:table-cell office:value-type="float" office:value="6">
            <text:p>6</text:p>
          </table:table-cell>
          <table:table-cell office:value-type="float" office:value="7.68">
            <text:p>7.68</text:p>
          </table:table-cell>
          <table:table-cell office:value-type="float" office:value="7.26">
            <text:p>7.26</text:p>
          </table:table-cell>
          <table:table-cell office:value-type="float" office:value="6">
            <text:p>6</text:p>
          </table:table-cell>
          <table:table-cell office:value-type="float" office:value="4.418">
            <text:p>4.418</text:p>
          </table:table-cell>
          <table:table-cell office:value-type="float" office:value="6">
            <text:p>6</text:p>
          </table:table-cell>
          <table:table-cell office:value-type="float" office:value="10.667">
            <text:p>10.667</text:p>
          </table:table-cell>
          <table:table-cell office:value-type="float" office:value="10">
            <text:p>10</text:p>
          </table:table-cell>
          <table:table-cell office:value-type="float" office:value="2.222">
            <text:p>2.222</text:p>
          </table:table-cell>
          <table:table-cell/>
          <table:table-cell table:formula="of:=MEDIAN(INDIRECT(ADDRESS(ROW();2)):INDIRECT(ADDRESS(ROW();COLUMN()-2)))" office:value-type="float" office:value="7.47">
            <text:p>7.47</text:p>
          </table:table-cell>
          <table:table-cell table:formula="of:=MIN(INDIRECT(ADDRESS(ROW();2)):INDIRECT(ADDRESS(ROW();COLUMN()-3)))" office:value-type="float" office:value="2.222">
            <text:p>2.222</text:p>
          </table:table-cell>
          <table:table-cell table:formula="of:=MAX(INDIRECT(ADDRESS(ROW();2)):INDIRECT(ADDRESS(ROW();COLUMN()-4)))" office:value-type="float" office:value="32.813">
            <text:p>32.813</text:p>
          </table:table-cell>
          <table:table-cell table:formula="of:=AVERAGE(INDIRECT(ADDRESS(ROW();2)):INDIRECT(ADDRESS(ROW();COLUMN()-5)))" office:value-type="float" office:value="10.2085714285714">
            <text:p>10.2085714286</text:p>
          </table:table-cell>
          <table:table-cell table:formula="of:=STDEV(INDIRECT(ADDRESS(ROW();2)):INDIRECT(ADDRESS(ROW();COLUMN()-6)))" office:value-type="float" office:value="7.78984768997232">
            <text:p>7.7898476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9.1305">
            <text:p>-9.130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6.174">
            <text:p>26.174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4.84">
            <text:p>4.84</text:p>
          </table:table-cell>
          <table:table-cell office:value-type="float" office:value="2">
            <text:p>2</text:p>
          </table:table-cell>
          <table:table-cell office:value-type="float" office:value="9.375">
            <text:p>9.375</text:p>
          </table:table-cell>
          <table:table-cell office:value-type="float" office:value="2.667">
            <text:p>2.667</text:p>
          </table:table-cell>
          <table:table-cell office:value-type="float" office:value="3.191">
            <text:p>3.191</text:p>
          </table:table-cell>
          <table:table-cell office:value-type="float" office:value="2">
            <text:p>2</text:p>
          </table:table-cell>
          <table:table-cell office:value-type="float" office:value="2.56">
            <text:p>2.56</text:p>
          </table:table-cell>
          <table:table-cell office:value-type="float" office:value="2.42">
            <text:p>2.42</text:p>
          </table:table-cell>
          <table:table-cell office:value-type="float" office:value="2">
            <text:p>2</text:p>
          </table:table-cell>
          <table:table-cell office:value-type="float" office:value="1.636">
            <text:p>1.636</text:p>
          </table:table-cell>
          <table:table-cell office:value-type="float" office:value="2">
            <text:p>2</text:p>
          </table:table-cell>
          <table:table-cell office:value-type="float" office:value="3.556">
            <text:p>3.556</text:p>
          </table:table-cell>
          <table:table-cell office:value-type="float" office:value="2">
            <text:p>2</text:p>
          </table:table-cell>
          <table:table-cell office:value-type="float" office:value="5.556">
            <text:p>5.556</text:p>
          </table:table-cell>
          <table:table-cell/>
          <table:table-cell table:formula="of:=MEDIAN(INDIRECT(ADDRESS(ROW();2)):INDIRECT(ADDRESS(ROW();COLUMN()-2)))" office:value-type="float" office:value="2.49">
            <text:p>2.49</text:p>
          </table:table-cell>
          <table:table-cell table:formula="of:=MIN(INDIRECT(ADDRESS(ROW();2)):INDIRECT(ADDRESS(ROW();COLUMN()-3)))" office:value-type="float" office:value="1.636">
            <text:p>1.636</text:p>
          </table:table-cell>
          <table:table-cell table:formula="of:=MAX(INDIRECT(ADDRESS(ROW();2)):INDIRECT(ADDRESS(ROW();COLUMN()-4)))" office:value-type="float" office:value="9.375">
            <text:p>9.375</text:p>
          </table:table-cell>
          <table:table-cell table:formula="of:=AVERAGE(INDIRECT(ADDRESS(ROW();2)):INDIRECT(ADDRESS(ROW();COLUMN()-5)))" office:value-type="float" office:value="3.2715">
            <text:p>3.2715</text:p>
          </table:table-cell>
          <table:table-cell table:formula="of:=STDEV(INDIRECT(ADDRESS(ROW();2)):INDIRECT(ADDRESS(ROW();COLUMN()-6)))" office:value-type="float" office:value="2.10081287381081">
            <text:p>2.100812873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39425">
            <text:p>-2.394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.859">
            <text:p>7.859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3.47857142857143">
            <text:p>3.4785714286</text:p>
          </table:table-cell>
          <table:table-cell table:formula="of:=STDEV(INDIRECT(ADDRESS(ROW();2)):INDIRECT(ADDRESS(ROW();COLUMN()-6)))" office:value-type="float" office:value="0.753635875583848">
            <text:p>0.753635875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375">
            <text:p>0.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5">
            <text:p>6.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MEDIAN(INDIRECT(ADDRESS(ROW();2)):INDIRECT(ADDRESS(ROW();COLUMN()-2)))" office:value-type="float" office:value="11">
            <text:p>11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0.3571428571429">
            <text:p>10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">
            <text:p>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7">
            <text:p>17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Shredder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2.744">
            <text:p>2.74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.728">
            <text:p>1.728</text:p>
          </table:table-cell>
          <table:table-cell table:number-columns-repeated="2" office:value-type="float" office:value="1">
            <text:p>1</text:p>
          </table:table-cell>
          <table:table-cell office:value-type="float" office:value="1.331">
            <text:p>1.331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512">
            <text:p>0.512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125">
            <text:p>0.125</text:p>
          </table:table-cell>
          <table:table-cell table:formula="of:=MAX(INDIRECT(ADDRESS(ROW();2)):INDIRECT(ADDRESS(ROW();COLUMN()-4)))" office:value-type="float" office:value="8">
            <text:p>8</text:p>
          </table:table-cell>
          <table:table-cell table:formula="of:=AVERAGE(INDIRECT(ADDRESS(ROW();2)):INDIRECT(ADDRESS(ROW();COLUMN()-5)))" office:value-type="float" office:value="1.81">
            <text:p>1.81</text:p>
          </table:table-cell>
          <table:table-cell table:formula="of:=STDEV(INDIRECT(ADDRESS(ROW();2)):INDIRECT(ADDRESS(ROW();COLUMN()-6)))" office:value-type="float" office:value="2.0288202331556">
            <text:p>2.028820233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88625">
            <text:p>-0.88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515">
            <text:p>3.515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0.365">
            <text:p>0.365</text:p>
          </table:table-cell>
          <table:table-cell office:value-type="float" office:value="0.5">
            <text:p>0.5</text:p>
          </table:table-cell>
          <table:table-cell office:value-type="float" office:value="0.256">
            <text:p>0.256</text:p>
          </table:table-cell>
          <table:table-cell office:value-type="float" office:value="2">
            <text:p>2</text:p>
          </table:table-cell>
          <table:table-cell office:value-type="float" office:value="0.429">
            <text:p>0.429</text:p>
          </table:table-cell>
          <table:table-cell office:value-type="float" office:value="0.5">
            <text:p>0.5</text:p>
          </table:table-cell>
          <table:table-cell office:value-type="float" office:value="0.977">
            <text:p>0.97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5">
            <text:p>0.5</text:p>
          </table:table-cell>
          <table:table-cell office:value-type="float" office:value="0.864">
            <text:p>0.864</text:p>
          </table:table-cell>
          <table:table-cell office:value-type="float" office:value="0.5">
            <text:p>0.5</text:p>
          </table:table-cell>
          <table:table-cell office:value-type="float" office:value="13.5">
            <text:p>13.5</text:p>
          </table:table-cell>
          <table:table-cell/>
          <table:table-cell table:formula="of:=MEDIAN(INDIRECT(ADDRESS(ROW();2)):INDIRECT(ADDRESS(ROW();COLUMN()-2)))" office:value-type="float" office:value="0.5">
            <text:p>0.5</text:p>
          </table:table-cell>
          <table:table-cell table:formula="of:=MIN(INDIRECT(ADDRESS(ROW();2)):INDIRECT(ADDRESS(ROW();COLUMN()-3)))" office:value-type="float" office:value="0.256">
            <text:p>0.256</text:p>
          </table:table-cell>
          <table:table-cell table:formula="of:=MAX(INDIRECT(ADDRESS(ROW();2)):INDIRECT(ADDRESS(ROW();COLUMN()-4)))" office:value-type="float" office:value="13.5">
            <text:p>13.5</text:p>
          </table:table-cell>
          <table:table-cell table:formula="of:=AVERAGE(INDIRECT(ADDRESS(ROW();2)):INDIRECT(ADDRESS(ROW();COLUMN()-5)))" office:value-type="float" office:value="1.56721428571429">
            <text:p>1.5672142857</text:p>
          </table:table-cell>
          <table:table-cell table:formula="of:=STDEV(INDIRECT(ADDRESS(ROW();2)):INDIRECT(ADDRESS(ROW();COLUMN()-6)))" office:value-type="float" office:value="3.46132565041802">
            <text:p>3.461325650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3565">
            <text:p>-0.35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642">
            <text:p>1.642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7.528">
            <text:p>7.528</text:p>
          </table:table-cell>
          <table:table-cell office:value-type="float" office:value="2">
            <text:p>2</text:p>
          </table:table-cell>
          <table:table-cell office:value-type="float" office:value="15.625">
            <text:p>15.625</text:p>
          </table:table-cell>
          <table:table-cell office:value-type="float" office:value="4">
            <text:p>4</text:p>
          </table:table-cell>
          <table:table-cell office:value-type="float" office:value="4.031">
            <text:p>4.031</text:p>
          </table:table-cell>
          <table:table-cell office:value-type="float" office:value="2">
            <text:p>2</text:p>
          </table:table-cell>
          <table:table-cell office:value-type="float" office:value="1.024">
            <text:p>1.024</text:p>
          </table:table-cell>
          <table:table-cell office:value-type="float" office:value="2.662">
            <text:p>2.662</text:p>
          </table:table-cell>
          <table:table-cell office:value-type="float" office:value="2">
            <text:p>2</text:p>
          </table:table-cell>
          <table:table-cell office:value-type="float" office:value="1.636">
            <text:p>1.636</text:p>
          </table:table-cell>
          <table:table-cell office:value-type="float" office:value="2">
            <text:p>2</text:p>
          </table:table-cell>
          <table:table-cell office:value-type="float" office:value="0.593">
            <text:p>0.593</text:p>
          </table:table-cell>
          <table:table-cell office:value-type="float" office:value="2">
            <text:p>2</text:p>
          </table:table-cell>
          <table:table-cell office:value-type="float" office:value="0.009">
            <text:p>0.009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0.009">
            <text:p>0.009</text:p>
          </table:table-cell>
          <table:table-cell table:formula="of:=MAX(INDIRECT(ADDRESS(ROW();2)):INDIRECT(ADDRESS(ROW();COLUMN()-4)))" office:value-type="float" office:value="15.625">
            <text:p>15.625</text:p>
          </table:table-cell>
          <table:table-cell table:formula="of:=AVERAGE(INDIRECT(ADDRESS(ROW();2)):INDIRECT(ADDRESS(ROW();COLUMN()-5)))" office:value-type="float" office:value="3.36485714285714">
            <text:p>3.3648571429</text:p>
          </table:table-cell>
          <table:table-cell table:formula="of:=STDEV(INDIRECT(ADDRESS(ROW();2)):INDIRECT(ADDRESS(ROW();COLUMN()-6)))" office:value-type="float" office:value="3.97793651295479">
            <text:p>3.9779365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.0885">
            <text:p>-4.088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.481">
            <text:p>9.481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7.528">
            <text:p>7.528</text:p>
          </table:table-cell>
          <table:table-cell office:value-type="float" office:value="2">
            <text:p>2</text:p>
          </table:table-cell>
          <table:table-cell office:value-type="float" office:value="15.625">
            <text:p>15.625</text:p>
          </table:table-cell>
          <table:table-cell office:value-type="float" office:value="4">
            <text:p>4</text:p>
          </table:table-cell>
          <table:table-cell office:value-type="float" office:value="4.031">
            <text:p>4.031</text:p>
          </table:table-cell>
          <table:table-cell office:value-type="float" office:value="2">
            <text:p>2</text:p>
          </table:table-cell>
          <table:table-cell office:value-type="float" office:value="2.048">
            <text:p>2.048</text:p>
          </table:table-cell>
          <table:table-cell office:value-type="float" office:value="2.662">
            <text:p>2.662</text:p>
          </table:table-cell>
          <table:table-cell office:value-type="float" office:value="2">
            <text:p>2</text:p>
          </table:table-cell>
          <table:table-cell office:value-type="float" office:value="1.636">
            <text:p>1.636</text:p>
          </table:table-cell>
          <table:table-cell office:value-type="float" office:value="2">
            <text:p>2</text:p>
          </table:table-cell>
          <table:table-cell office:value-type="float" office:value="2.37">
            <text:p>2.37</text:p>
          </table:table-cell>
          <table:table-cell office:value-type="float" office:value="2">
            <text:p>2</text:p>
          </table:table-cell>
          <table:table-cell office:value-type="float" office:value="0.093">
            <text:p>0.093</text:p>
          </table:table-cell>
          <table:table-cell/>
          <table:table-cell table:formula="of:=MEDIAN(INDIRECT(ADDRESS(ROW();2)):INDIRECT(ADDRESS(ROW();COLUMN()-2)))" office:value-type="float" office:value="2.024">
            <text:p>2.024</text:p>
          </table:table-cell>
          <table:table-cell table:formula="of:=MIN(INDIRECT(ADDRESS(ROW();2)):INDIRECT(ADDRESS(ROW();COLUMN()-3)))" office:value-type="float" office:value="0.093">
            <text:p>0.093</text:p>
          </table:table-cell>
          <table:table-cell table:formula="of:=MAX(INDIRECT(ADDRESS(ROW();2)):INDIRECT(ADDRESS(ROW();COLUMN()-4)))" office:value-type="float" office:value="15.625">
            <text:p>15.625</text:p>
          </table:table-cell>
          <table:table-cell table:formula="of:=AVERAGE(INDIRECT(ADDRESS(ROW();2)):INDIRECT(ADDRESS(ROW();COLUMN()-5)))" office:value-type="float" office:value="3.57092857142857">
            <text:p>3.5709285714</text:p>
          </table:table-cell>
          <table:table-cell table:formula="of:=STDEV(INDIRECT(ADDRESS(ROW();2)):INDIRECT(ADDRESS(ROW();COLUMN()-6)))" office:value-type="float" office:value="3.86424966274747">
            <text:p>3.864249662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9965">
            <text:p>-2.99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.662">
            <text:p>8.662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33.877">
            <text:p>33.877</text:p>
          </table:table-cell>
          <table:table-cell office:value-type="float" office:value="6">
            <text:p>6</text:p>
          </table:table-cell>
          <table:table-cell office:value-type="float" office:value="58.594">
            <text:p>58.594</text:p>
          </table:table-cell>
          <table:table-cell office:value-type="float" office:value="24">
            <text:p>24</text:p>
          </table:table-cell>
          <table:table-cell office:value-type="float" office:value="15.116">
            <text:p>15.116</text:p>
          </table:table-cell>
          <table:table-cell office:value-type="float" office:value="6">
            <text:p>6</text:p>
          </table:table-cell>
          <table:table-cell office:value-type="float" office:value="6.144">
            <text:p>6.144</text:p>
          </table:table-cell>
          <table:table-cell office:value-type="float" office:value="7.986">
            <text:p>7.986</text:p>
          </table:table-cell>
          <table:table-cell office:value-type="float" office:value="6">
            <text:p>6</text:p>
          </table:table-cell>
          <table:table-cell office:value-type="float" office:value="4.418">
            <text:p>4.418</text:p>
          </table:table-cell>
          <table:table-cell office:value-type="float" office:value="6">
            <text:p>6</text:p>
          </table:table-cell>
          <table:table-cell office:value-type="float" office:value="7.111">
            <text:p>7.111</text:p>
          </table:table-cell>
          <table:table-cell office:value-type="float" office:value="12">
            <text:p>12</text:p>
          </table:table-cell>
          <table:table-cell office:value-type="float" office:value="0.417">
            <text:p>0.417</text:p>
          </table:table-cell>
          <table:table-cell/>
          <table:table-cell table:formula="of:=MEDIAN(INDIRECT(ADDRESS(ROW();2)):INDIRECT(ADDRESS(ROW();COLUMN()-2)))" office:value-type="float" office:value="6.6275">
            <text:p>6.6275</text:p>
          </table:table-cell>
          <table:table-cell table:formula="of:=MIN(INDIRECT(ADDRESS(ROW();2)):INDIRECT(ADDRESS(ROW();COLUMN()-3)))" office:value-type="float" office:value="0.417">
            <text:p>0.417</text:p>
          </table:table-cell>
          <table:table-cell table:formula="of:=MAX(INDIRECT(ADDRESS(ROW();2)):INDIRECT(ADDRESS(ROW();COLUMN()-4)))" office:value-type="float" office:value="58.594">
            <text:p>58.594</text:p>
          </table:table-cell>
          <table:table-cell table:formula="of:=AVERAGE(INDIRECT(ADDRESS(ROW();2)):INDIRECT(ADDRESS(ROW();COLUMN()-5)))" office:value-type="float" office:value="13.8330714285714">
            <text:p>13.8330714286</text:p>
          </table:table-cell>
          <table:table-cell table:formula="of:=STDEV(INDIRECT(ADDRESS(ROW();2)):INDIRECT(ADDRESS(ROW();COLUMN()-6)))" office:value-type="float" office:value="15.6062886114949">
            <text:p>15.606288611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9.011">
            <text:p>-19.01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9.348">
            <text:p>39.348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7.528">
            <text:p>7.528</text:p>
          </table:table-cell>
          <table:table-cell office:value-type="float" office:value="2">
            <text:p>2</text:p>
          </table:table-cell>
          <table:table-cell office:value-type="float" office:value="15.625">
            <text:p>15.625</text:p>
          </table:table-cell>
          <table:table-cell office:value-type="float" office:value="4">
            <text:p>4</text:p>
          </table:table-cell>
          <table:table-cell office:value-type="float" office:value="4.031">
            <text:p>4.031</text:p>
          </table:table-cell>
          <table:table-cell office:value-type="float" office:value="2">
            <text:p>2</text:p>
          </table:table-cell>
          <table:table-cell office:value-type="float" office:value="2.048">
            <text:p>2.048</text:p>
          </table:table-cell>
          <table:table-cell office:value-type="float" office:value="2.662">
            <text:p>2.662</text:p>
          </table:table-cell>
          <table:table-cell office:value-type="float" office:value="2">
            <text:p>2</text:p>
          </table:table-cell>
          <table:table-cell office:value-type="float" office:value="1.636">
            <text:p>1.636</text:p>
          </table:table-cell>
          <table:table-cell office:value-type="float" office:value="2">
            <text:p>2</text:p>
          </table:table-cell>
          <table:table-cell office:value-type="float" office:value="2.37">
            <text:p>2.37</text:p>
          </table:table-cell>
          <table:table-cell office:value-type="float" office:value="2">
            <text:p>2</text:p>
          </table:table-cell>
          <table:table-cell office:value-type="float" office:value="0.926">
            <text:p>0.926</text:p>
          </table:table-cell>
          <table:table-cell/>
          <table:table-cell table:formula="of:=MEDIAN(INDIRECT(ADDRESS(ROW();2)):INDIRECT(ADDRESS(ROW();COLUMN()-2)))" office:value-type="float" office:value="2.024">
            <text:p>2.024</text:p>
          </table:table-cell>
          <table:table-cell table:formula="of:=MIN(INDIRECT(ADDRESS(ROW();2)):INDIRECT(ADDRESS(ROW();COLUMN()-3)))" office:value-type="float" office:value="0.926">
            <text:p>0.926</text:p>
          </table:table-cell>
          <table:table-cell table:formula="of:=MAX(INDIRECT(ADDRESS(ROW();2)):INDIRECT(ADDRESS(ROW();COLUMN()-4)))" office:value-type="float" office:value="15.625">
            <text:p>15.625</text:p>
          </table:table-cell>
          <table:table-cell table:formula="of:=AVERAGE(INDIRECT(ADDRESS(ROW();2)):INDIRECT(ADDRESS(ROW();COLUMN()-5)))" office:value-type="float" office:value="3.63042857142857">
            <text:p>3.6304285714</text:p>
          </table:table-cell>
          <table:table-cell table:formula="of:=STDEV(INDIRECT(ADDRESS(ROW();2)):INDIRECT(ADDRESS(ROW();COLUMN()-6)))" office:value-type="float" office:value="3.81264724738167">
            <text:p>3.812647247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9965">
            <text:p>-2.99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.662">
            <text:p>8.662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3.75">
            <text:p>3.75</text:p>
          </table:table-cell>
          <table:table-cell office:value-type="float" office:value="6">
            <text:p>6</text:p>
          </table:table-cell>
          <table:table-cell office:value-type="float" office:value="3.75">
            <text:p>3.75</text:p>
          </table:table-cell>
          <table:table-cell table:number-columns-repeated="4" office:value-type="float" office:value="3">
            <text:p>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.5">
            <text:p>4.5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.7">
            <text:p>2.7</text:p>
          </table:table-cell>
          <table:table-cell table:formula="of:=MAX(INDIRECT(ADDRESS(ROW();2)):INDIRECT(ADDRESS(ROW();COLUMN()-4)))" office:value-type="float" office:value="6">
            <text:p>6</text:p>
          </table:table-cell>
          <table:table-cell table:formula="of:=AVERAGE(INDIRECT(ADDRESS(ROW();2)):INDIRECT(ADDRESS(ROW();COLUMN()-5)))" office:value-type="float" office:value="3.72857142857143">
            <text:p>3.7285714286</text:p>
          </table:table-cell>
          <table:table-cell table:formula="of:=STDEV(INDIRECT(ADDRESS(ROW();2)):INDIRECT(ADDRESS(ROW();COLUMN()-6)))" office:value-type="float" office:value="1.11918828513455">
            <text:p>1.119188285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9375">
            <text:p>-0.9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.25">
            <text:p>8.2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2"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3"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/>
          <table:table-cell table:formula="of:=MEDIAN(INDIRECT(ADDRESS(ROW();2)):INDIRECT(ADDRESS(ROW();COLUMN()-2)))" office:value-type="float" office:value="14">
            <text:p>14</text:p>
          </table:table-cell>
          <table:table-cell table:formula="of:=MIN(INDIRECT(ADDRESS(ROW();2)):INDIRECT(ADDRESS(ROW();COLUMN()-3)))" office:value-type="float" office:value="5">
            <text:p>5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2.5">
            <text:p>12.5</text:p>
          </table:table-cell>
          <table:table-cell table:formula="of:=STDEV(INDIRECT(ADDRESS(ROW();2)):INDIRECT(ADDRESS(ROW();COLUMN()-6)))" office:value-type="float" office:value="3.85805849937704">
            <text:p>3.858058499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3">
            <text:p>23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Sniper Tower(1/2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420">
            <text:p>420</text:p>
          </table:table-cell>
          <table:table-cell office:value-type="float" office:value="300">
            <text:p>300</text:p>
          </table:table-cell>
          <table:table-cell office:value-type="float" office:value="301">
            <text:p>301</text:p>
          </table:table-cell>
          <table:table-cell office:value-type="float" office:value="600">
            <text:p>600</text:p>
          </table:table-cell>
          <table:table-cell office:value-type="float" office:value="360">
            <text:p>360</text:p>
          </table:table-cell>
          <table:table-cell table:number-columns-repeated="2" office:value-type="float" office:value="300">
            <text:p>300</text:p>
          </table:table-cell>
          <table:table-cell office:value-type="float" office:value="330">
            <text:p>330</text:p>
          </table:table-cell>
          <table:table-cell office:value-type="float" office:value="300">
            <text:p>300</text:p>
          </table:table-cell>
          <table:table-cell office:value-type="float" office:value="270">
            <text:p>270</text:p>
          </table:table-cell>
          <table:table-cell office:value-type="float" office:value="300">
            <text:p>300</text:p>
          </table:table-cell>
          <table:table-cell office:value-type="float" office:value="240">
            <text:p>240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/>
          <table:table-cell table:formula="of:=MEDIAN(INDIRECT(ADDRESS(ROW();2)):INDIRECT(ADDRESS(ROW();COLUMN()-2)))" office:value-type="float" office:value="300">
            <text:p>300</text:p>
          </table:table-cell>
          <table:table-cell table:formula="of:=MIN(INDIRECT(ADDRESS(ROW();2)):INDIRECT(ADDRESS(ROW();COLUMN()-3)))" office:value-type="float" office:value="150">
            <text:p>150</text:p>
          </table:table-cell>
          <table:table-cell table:formula="of:=MAX(INDIRECT(ADDRESS(ROW();2)):INDIRECT(ADDRESS(ROW();COLUMN()-4)))" office:value-type="float" office:value="600">
            <text:p>600</text:p>
          </table:table-cell>
          <table:table-cell table:formula="of:=AVERAGE(INDIRECT(ADDRESS(ROW();2)):INDIRECT(ADDRESS(ROW();COLUMN()-5)))" office:value-type="float" office:value="319.357142857143">
            <text:p>319.3571428571</text:p>
          </table:table-cell>
          <table:table-cell table:formula="of:=STDEV(INDIRECT(ADDRESS(ROW();2)):INDIRECT(ADDRESS(ROW();COLUMN()-6)))" office:value-type="float" office:value="100.25168875835">
            <text:p>100.251688758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31.75">
            <text:p>231.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91">
            <text:p>391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6.75">
            <text:p>6.75</text:p>
          </table:table-cell>
          <table:table-cell office:value-type="float" office:value="7.5">
            <text:p>7.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.125">
            <text:p>7.125</text:p>
          </table:table-cell>
          <table:table-cell office:value-type="float" office:value="7.5">
            <text:p>7.5</text:p>
          </table:table-cell>
          <table:table-cell office:value-type="float" office:value="9.375">
            <text:p>9.375</text:p>
          </table:table-cell>
          <table:table-cell table:number-columns-repeated="2" office:value-type="float" office:value="7.5">
            <text:p>7.5</text:p>
          </table:table-cell>
          <table:table-cell office:value-type="float" office:value="8.25">
            <text:p>8.25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7.5">
            <text:p>7.5</text:p>
          </table:table-cell>
          <table:table-cell office:value-type="float" office:value="22.5">
            <text:p>22.5</text:p>
          </table:table-cell>
          <table:table-cell/>
          <table:table-cell table:formula="of:=MEDIAN(INDIRECT(ADDRESS(ROW();2)):INDIRECT(ADDRESS(ROW();COLUMN()-2)))" office:value-type="float" office:value="7.5">
            <text:p>7.5</text:p>
          </table:table-cell>
          <table:table-cell table:formula="of:=MIN(INDIRECT(ADDRESS(ROW();2)):INDIRECT(ADDRESS(ROW();COLUMN()-3)))" office:value-type="float" office:value="6">
            <text:p>6</text:p>
          </table:table-cell>
          <table:table-cell table:formula="of:=MAX(INDIRECT(ADDRESS(ROW();2)):INDIRECT(ADDRESS(ROW();COLUMN()-4)))" office:value-type="float" office:value="22.5">
            <text:p>22.5</text:p>
          </table:table-cell>
          <table:table-cell table:formula="of:=AVERAGE(INDIRECT(ADDRESS(ROW();2)):INDIRECT(ADDRESS(ROW();COLUMN()-5)))" office:value-type="float" office:value="8.71428571428571">
            <text:p>8.7142857143</text:p>
          </table:table-cell>
          <table:table-cell table:formula="of:=STDEV(INDIRECT(ADDRESS(ROW();2)):INDIRECT(ADDRESS(ROW();COLUMN()-6)))" office:value-type="float" office:value="4.05622401954124">
            <text:p>4.056224019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5.4375">
            <text:p>5.4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.25">
            <text:p>10.25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62.222">
            <text:p>62.222</text:p>
          </table:table-cell>
          <table:table-cell office:value-type="float" office:value="40">
            <text:p>40</text:p>
          </table:table-cell>
          <table:table-cell office:value-type="float" office:value="50.167">
            <text:p>50.167</text:p>
          </table:table-cell>
          <table:table-cell office:value-type="float" office:value="75">
            <text:p>75</text:p>
          </table:table-cell>
          <table:table-cell office:value-type="float" office:value="50.526">
            <text:p>50.526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32.727">
            <text:p>32.727</text:p>
          </table:table-cell>
          <table:table-cell office:value-type="float" office:value="40">
            <text:p>40</text:p>
          </table:table-cell>
          <table:table-cell office:value-type="float" office:value="26.667">
            <text:p>26.667</text:p>
          </table:table-cell>
          <table:table-cell office:value-type="float" office:value="40">
            <text:p>40</text:p>
          </table:table-cell>
          <table:table-cell office:value-type="float" office:value="6.667">
            <text:p>6.667</text:p>
          </table:table-cell>
          <table:table-cell/>
          <table:table-cell table:formula="of:=MEDIAN(INDIRECT(ADDRESS(ROW();2)):INDIRECT(ADDRESS(ROW();COLUMN()-2)))" office:value-type="float" office:value="40">
            <text:p>40</text:p>
          </table:table-cell>
          <table:table-cell table:formula="of:=MIN(INDIRECT(ADDRESS(ROW();2)):INDIRECT(ADDRESS(ROW();COLUMN()-3)))" office:value-type="float" office:value="6.667">
            <text:p>6.667</text:p>
          </table:table-cell>
          <table:table-cell table:formula="of:=MAX(INDIRECT(ADDRESS(ROW();2)):INDIRECT(ADDRESS(ROW();COLUMN()-4)))" office:value-type="float" office:value="75">
            <text:p>75</text:p>
          </table:table-cell>
          <table:table-cell table:formula="of:=AVERAGE(INDIRECT(ADDRESS(ROW();2)):INDIRECT(ADDRESS(ROW();COLUMN()-5)))" office:value-type="float" office:value="41.4268571428571">
            <text:p>41.4268571429</text:p>
          </table:table-cell>
          <table:table-cell table:formula="of:=STDEV(INDIRECT(ADDRESS(ROW();2)):INDIRECT(ADDRESS(ROW();COLUMN()-6)))" office:value-type="float" office:value="15.9957524595517">
            <text:p>15.995752459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7.69475000000002">
            <text:p>-7.69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0.86525">
            <text:p>90.8652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62.222">
            <text:p>62.222</text:p>
          </table:table-cell>
          <table:table-cell office:value-type="float" office:value="40">
            <text:p>40</text:p>
          </table:table-cell>
          <table:table-cell office:value-type="float" office:value="50.167">
            <text:p>50.167</text:p>
          </table:table-cell>
          <table:table-cell office:value-type="float" office:value="75">
            <text:p>75</text:p>
          </table:table-cell>
          <table:table-cell office:value-type="float" office:value="50.526">
            <text:p>50.526</text:p>
          </table:table-cell>
          <table:table-cell office:value-type="float" office:value="40">
            <text:p>40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32.727">
            <text:p>32.727</text:p>
          </table:table-cell>
          <table:table-cell office:value-type="float" office:value="40">
            <text:p>40</text:p>
          </table:table-cell>
          <table:table-cell office:value-type="float" office:value="106.667">
            <text:p>106.667</text:p>
          </table:table-cell>
          <table:table-cell office:value-type="float" office:value="40">
            <text:p>40</text:p>
          </table:table-cell>
          <table:table-cell office:value-type="float" office:value="66.667">
            <text:p>66.667</text:p>
          </table:table-cell>
          <table:table-cell/>
          <table:table-cell table:formula="of:=MEDIAN(INDIRECT(ADDRESS(ROW();2)):INDIRECT(ADDRESS(ROW();COLUMN()-2)))" office:value-type="float" office:value="47.0835">
            <text:p>47.0835</text:p>
          </table:table-cell>
          <table:table-cell table:formula="of:=MIN(INDIRECT(ADDRESS(ROW();2)):INDIRECT(ADDRESS(ROW();COLUMN()-3)))" office:value-type="float" office:value="32.727">
            <text:p>32.727</text:p>
          </table:table-cell>
          <table:table-cell table:formula="of:=MAX(INDIRECT(ADDRESS(ROW();2)):INDIRECT(ADDRESS(ROW();COLUMN()-4)))" office:value-type="float" office:value="106.667">
            <text:p>106.667</text:p>
          </table:table-cell>
          <table:table-cell table:formula="of:=AVERAGE(INDIRECT(ADDRESS(ROW();2)):INDIRECT(ADDRESS(ROW();COLUMN()-5)))" office:value-type="float" office:value="53.7125714285714">
            <text:p>53.7125714286</text:p>
          </table:table-cell>
          <table:table-cell table:formula="of:=STDEV(INDIRECT(ADDRESS(ROW();2)):INDIRECT(ADDRESS(ROW();COLUMN()-6)))" office:value-type="float" office:value="19.8087229103913">
            <text:p>19.808722910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0.6665">
            <text:p>-30.66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4.222">
            <text:p>134.222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62191.11">
            <text:p>62191.11</text:p>
          </table:table-cell>
          <table:table-cell office:value-type="float" office:value="39960">
            <text:p>39960</text:p>
          </table:table-cell>
          <table:table-cell office:value-type="float" office:value="50129.04">
            <text:p>50129.04</text:p>
          </table:table-cell>
          <table:table-cell office:value-type="float" office:value="75000">
            <text:p>75000</text:p>
          </table:table-cell>
          <table:table-cell office:value-type="float" office:value="50488.42">
            <text:p>50488.42</text:p>
          </table:table-cell>
          <table:table-cell office:value-type="float" office:value="39960">
            <text:p>39960</text:p>
          </table:table-cell>
          <table:table-cell office:value-type="float" office:value="63936">
            <text:p>63936</text:p>
          </table:table-cell>
          <table:table-cell office:value-type="float" office:value="43956">
            <text:p>43956</text:p>
          </table:table-cell>
          <table:table-cell office:value-type="float" office:value="39960">
            <text:p>39960</text:p>
          </table:table-cell>
          <table:table-cell office:value-type="float" office:value="29425.09">
            <text:p>29425.09</text:p>
          </table:table-cell>
          <table:table-cell office:value-type="float" office:value="39960">
            <text:p>39960</text:p>
          </table:table-cell>
          <table:table-cell office:value-type="float" office:value="106560">
            <text:p>106560</text:p>
          </table:table-cell>
          <table:table-cell office:value-type="float" office:value="40000">
            <text:p>40000</text:p>
          </table:table-cell>
          <table:table-cell office:value-type="float" office:value="66633.33">
            <text:p>66633.33</text:p>
          </table:table-cell>
          <table:table-cell/>
          <table:table-cell table:formula="of:=MEDIAN(INDIRECT(ADDRESS(ROW();2)):INDIRECT(ADDRESS(ROW();COLUMN()-2)))" office:value-type="float" office:value="47042.52">
            <text:p>47042.52</text:p>
          </table:table-cell>
          <table:table-cell table:formula="of:=MIN(INDIRECT(ADDRESS(ROW();2)):INDIRECT(ADDRESS(ROW();COLUMN()-3)))" office:value-type="float" office:value="29425.09">
            <text:p>29425.09</text:p>
          </table:table-cell>
          <table:table-cell table:formula="of:=MAX(INDIRECT(ADDRESS(ROW();2)):INDIRECT(ADDRESS(ROW();COLUMN()-4)))" office:value-type="float" office:value="106560">
            <text:p>106560</text:p>
          </table:table-cell>
          <table:table-cell table:formula="of:=AVERAGE(INDIRECT(ADDRESS(ROW();2)):INDIRECT(ADDRESS(ROW();COLUMN()-5)))" office:value-type="float" office:value="53439.9278571429">
            <text:p>53439.9278571429</text:p>
          </table:table-cell>
          <table:table-cell table:formula="of:=STDEV(INDIRECT(ADDRESS(ROW();2)):INDIRECT(ADDRESS(ROW();COLUMN()-6)))" office:value-type="float" office:value="20079.0582402015">
            <text:p>20079.058240201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0659.3325">
            <text:p>-30659.33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4119.11">
            <text:p>134119.11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62.222">
            <text:p>62.222</text:p>
          </table:table-cell>
          <table:table-cell office:value-type="float" office:value="40">
            <text:p>40</text:p>
          </table:table-cell>
          <table:table-cell office:value-type="float" office:value="50.167">
            <text:p>50.167</text:p>
          </table:table-cell>
          <table:table-cell office:value-type="float" office:value="75">
            <text:p>75</text:p>
          </table:table-cell>
          <table:table-cell office:value-type="float" office:value="50.526">
            <text:p>50.526</text:p>
          </table:table-cell>
          <table:table-cell office:value-type="float" office:value="40">
            <text:p>40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32.727">
            <text:p>32.727</text:p>
          </table:table-cell>
          <table:table-cell office:value-type="float" office:value="40">
            <text:p>40</text:p>
          </table:table-cell>
          <table:table-cell office:value-type="float" office:value="106.667">
            <text:p>106.667</text:p>
          </table:table-cell>
          <table:table-cell office:value-type="float" office:value="40">
            <text:p>40</text:p>
          </table:table-cell>
          <table:table-cell office:value-type="float" office:value="666.667">
            <text:p>666.667</text:p>
          </table:table-cell>
          <table:table-cell/>
          <table:table-cell table:formula="of:=MEDIAN(INDIRECT(ADDRESS(ROW();2)):INDIRECT(ADDRESS(ROW();COLUMN()-2)))" office:value-type="float" office:value="47.0835">
            <text:p>47.0835</text:p>
          </table:table-cell>
          <table:table-cell table:formula="of:=MIN(INDIRECT(ADDRESS(ROW();2)):INDIRECT(ADDRESS(ROW();COLUMN()-3)))" office:value-type="float" office:value="32.727">
            <text:p>32.727</text:p>
          </table:table-cell>
          <table:table-cell table:formula="of:=MAX(INDIRECT(ADDRESS(ROW();2)):INDIRECT(ADDRESS(ROW();COLUMN()-4)))" office:value-type="float" office:value="666.667">
            <text:p>666.667</text:p>
          </table:table-cell>
          <table:table-cell table:formula="of:=AVERAGE(INDIRECT(ADDRESS(ROW();2)):INDIRECT(ADDRESS(ROW();COLUMN()-5)))" office:value-type="float" office:value="96.5697142857143">
            <text:p>96.5697142857</text:p>
          </table:table-cell>
          <table:table-cell table:formula="of:=STDEV(INDIRECT(ADDRESS(ROW();2)):INDIRECT(ADDRESS(ROW();COLUMN()-6)))" office:value-type="float" office:value="165.234574542436">
            <text:p>165.234574542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0.6665">
            <text:p>-30.66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4.222">
            <text:p>134.222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999.5">
            <text:p>999.5</text:p>
          </table:table-cell>
          <table:table-cell office:value-type="float" office:value="999">
            <text:p>999</text:p>
          </table:table-cell>
          <table:table-cell office:value-type="float" office:value="999.25">
            <text:p>999.25</text:p>
          </table:table-cell>
          <table:table-cell office:value-type="float" office:value="1000">
            <text:p>1000</text:p>
          </table:table-cell>
          <table:table-cell office:value-type="float" office:value="999.25">
            <text:p>999.25</text:p>
          </table:table-cell>
          <table:table-cell table:number-columns-repeated="4" office:value-type="float" office:value="999">
            <text:p>999</text:p>
          </table:table-cell>
          <table:table-cell office:value-type="float" office:value="899.1">
            <text:p>899.1</text:p>
          </table:table-cell>
          <table:table-cell table:number-columns-repeated="2" office:value-type="float" office:value="999">
            <text:p>999</text:p>
          </table:table-cell>
          <table:table-cell office:value-type="float" office:value="1000">
            <text:p>1000</text:p>
          </table:table-cell>
          <table:table-cell office:value-type="float" office:value="999.5">
            <text:p>999.5</text:p>
          </table:table-cell>
          <table:table-cell/>
          <table:table-cell table:formula="of:=MEDIAN(INDIRECT(ADDRESS(ROW();2)):INDIRECT(ADDRESS(ROW();COLUMN()-2)))" office:value-type="float" office:value="999">
            <text:p>999</text:p>
          </table:table-cell>
          <table:table-cell table:formula="of:=MIN(INDIRECT(ADDRESS(ROW();2)):INDIRECT(ADDRESS(ROW();COLUMN()-3)))" office:value-type="float" office:value="899.1">
            <text:p>899.1</text:p>
          </table:table-cell>
          <table:table-cell table:formula="of:=MAX(INDIRECT(ADDRESS(ROW();2)):INDIRECT(ADDRESS(ROW();COLUMN()-4)))" office:value-type="float" office:value="1000">
            <text:p>1000</text:p>
          </table:table-cell>
          <table:table-cell table:formula="of:=AVERAGE(INDIRECT(ADDRESS(ROW();2)):INDIRECT(ADDRESS(ROW();COLUMN()-5)))" office:value-type="float" office:value="992.114285714286">
            <text:p>992.1142857143</text:p>
          </table:table-cell>
          <table:table-cell table:formula="of:=STDEV(INDIRECT(ADDRESS(ROW();2)):INDIRECT(ADDRESS(ROW();COLUMN()-6)))" office:value-type="float" office:value="26.7737703773634">
            <text:p>26.773770377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997.6875">
            <text:p>997.6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00.75">
            <text:p>1000.7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3"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MEDIAN(INDIRECT(ADDRESS(ROW();2)):INDIRECT(ADDRESS(ROW();COLUMN()-2)))" office:value-type="float" office:value="7">
            <text:p>7</text:p>
          </table:table-cell>
          <table:table-cell table:formula="of:=MIN(INDIRECT(ADDRESS(ROW();2)):INDIRECT(ADDRESS(ROW();COLUMN()-3)))" office:value-type="float" office:value="4">
            <text:p>4</text:p>
          </table:table-cell>
          <table:table-cell table:formula="of:=MAX(INDIRECT(ADDRESS(ROW();2)):INDIRECT(ADDRESS(ROW();COLUMN()-4)))" office:value-type="float" office:value="19">
            <text:p>19</text:p>
          </table:table-cell>
          <table:table-cell table:formula="of:=AVERAGE(INDIRECT(ADDRESS(ROW();2)):INDIRECT(ADDRESS(ROW();COLUMN()-5)))" office:value-type="float" office:value="7.21428571428571">
            <text:p>7.2142857143</text:p>
          </table:table-cell>
          <table:table-cell table:formula="of:=STDEV(INDIRECT(ADDRESS(ROW();2)):INDIRECT(ADDRESS(ROW();COLUMN()-6)))" office:value-type="float" office:value="3.55567956132961">
            <text:p>3.5556795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">
            <text:p>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">
            <text:p>10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4"/>
          <table:table-cell table:number-columns-repeated="10"/>
        </table:table-row>
        <table:table-row table:style-name="ro1">
          <table:table-cell office:value-type="string">
            <text:p>Sniper Tower(2/2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Chain Hit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anual Control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oison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Pulse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588">
            <text:p>588</text:p>
          </table:table-cell>
          <table:table-cell office:value-type="float" office:value="300">
            <text:p>300</text:p>
          </table:table-cell>
          <table:table-cell office:value-type="float" office:value="302">
            <text:p>302</text:p>
          </table:table-cell>
          <table:table-cell office:value-type="float" office:value="1200">
            <text:p>1200</text:p>
          </table:table-cell>
          <table:table-cell office:value-type="float" office:value="432">
            <text:p>432</text:p>
          </table:table-cell>
          <table:table-cell table:number-columns-repeated="2" office:value-type="float" office:value="300">
            <text:p>300</text:p>
          </table:table-cell>
          <table:table-cell office:value-type="float" office:value="363">
            <text:p>363</text:p>
          </table:table-cell>
          <table:table-cell office:value-type="float" office:value="300">
            <text:p>300</text:p>
          </table:table-cell>
          <table:table-cell office:value-type="float" office:value="270">
            <text:p>270</text:p>
          </table:table-cell>
          <table:table-cell office:value-type="float" office:value="300">
            <text:p>300</text:p>
          </table:table-cell>
          <table:table-cell office:value-type="float" office:value="192">
            <text:p>192</text:p>
          </table:table-cell>
          <table:table-cell office:value-type="float" office:value="300">
            <text:p>300</text:p>
          </table:table-cell>
          <table:table-cell office:value-type="float" office:value="75">
            <text:p>75</text:p>
          </table:table-cell>
          <table:table-cell/>
          <table:table-cell table:formula="of:=MEDIAN(INDIRECT(ADDRESS(ROW();2)):INDIRECT(ADDRESS(ROW();COLUMN()-2)))" office:value-type="float" office:value="300">
            <text:p>300</text:p>
          </table:table-cell>
          <table:table-cell table:formula="of:=MIN(INDIRECT(ADDRESS(ROW();2)):INDIRECT(ADDRESS(ROW();COLUMN()-3)))" office:value-type="float" office:value="75">
            <text:p>75</text:p>
          </table:table-cell>
          <table:table-cell table:formula="of:=MAX(INDIRECT(ADDRESS(ROW();2)):INDIRECT(ADDRESS(ROW();COLUMN()-4)))" office:value-type="float" office:value="1200">
            <text:p>1200</text:p>
          </table:table-cell>
          <table:table-cell table:formula="of:=AVERAGE(INDIRECT(ADDRESS(ROW();2)):INDIRECT(ADDRESS(ROW();COLUMN()-5)))" office:value-type="float" office:value="373">
            <text:p>373</text:p>
          </table:table-cell>
          <table:table-cell table:formula="of:=STDEV(INDIRECT(ADDRESS(ROW();2)):INDIRECT(ADDRESS(ROW();COLUMN()-6)))" office:value-type="float" office:value="263.54447880328">
            <text:p>263.54447880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56.75">
            <text:p>156.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91">
            <text:p>491</text:p>
          </table:table-cell>
          <table:table-cell table:number-columns-repeated="2"/>
        </table:table-row>
        <table:table-row table:style-name="ro1">
          <table:table-cell office:value-type="string">
            <text:p>recharge</text:p>
          </table:table-cell>
          <table:table-cell office:value-type="float" office:value="6.075">
            <text:p>6.075</text:p>
          </table:table-cell>
          <table:table-cell office:value-type="float" office:value="7.5">
            <text:p>7.5</text:p>
          </table:table-cell>
          <table:table-cell office:value-type="float" office:value="4.8">
            <text:p>4.8</text:p>
          </table:table-cell>
          <table:table-cell office:value-type="float" office:value="8.5">
            <text:p>8.5</text:p>
          </table:table-cell>
          <table:table-cell office:value-type="float" office:value="6.769">
            <text:p>6.769</text:p>
          </table:table-cell>
          <table:table-cell office:value-type="float" office:value="7.5">
            <text:p>7.5</text:p>
          </table:table-cell>
          <table:table-cell office:value-type="float" office:value="11.719">
            <text:p>11.719</text:p>
          </table:table-cell>
          <table:table-cell table:number-columns-repeated="2" office:value-type="float" office:value="7.5">
            <text:p>7.5</text:p>
          </table:table-cell>
          <table:table-cell office:value-type="float" office:value="8.25">
            <text:p>8.25</text:p>
          </table:table-cell>
          <table:table-cell office:value-type="float" office:value="7.5">
            <text:p>7.5</text:p>
          </table:table-cell>
          <table:table-cell office:value-type="float" office:value="10.8">
            <text:p>10.8</text:p>
          </table:table-cell>
          <table:table-cell office:value-type="float" office:value="7.5">
            <text:p>7.5</text:p>
          </table:table-cell>
          <table:table-cell office:value-type="float" office:value="67.5">
            <text:p>67.5</text:p>
          </table:table-cell>
          <table:table-cell/>
          <table:table-cell table:formula="of:=MEDIAN(INDIRECT(ADDRESS(ROW();2)):INDIRECT(ADDRESS(ROW();COLUMN()-2)))" office:value-type="float" office:value="7.5">
            <text:p>7.5</text:p>
          </table:table-cell>
          <table:table-cell table:formula="of:=MIN(INDIRECT(ADDRESS(ROW();2)):INDIRECT(ADDRESS(ROW();COLUMN()-3)))" office:value-type="float" office:value="4.8">
            <text:p>4.8</text:p>
          </table:table-cell>
          <table:table-cell table:formula="of:=MAX(INDIRECT(ADDRESS(ROW();2)):INDIRECT(ADDRESS(ROW();COLUMN()-4)))" office:value-type="float" office:value="67.5">
            <text:p>67.5</text:p>
          </table:table-cell>
          <table:table-cell table:formula="of:=AVERAGE(INDIRECT(ADDRESS(ROW();2)):INDIRECT(ADDRESS(ROW();COLUMN()-5)))" office:value-type="float" office:value="12.1009285714286">
            <text:p>12.1009285714</text:p>
          </table:table-cell>
          <table:table-cell table:formula="of:=STDEV(INDIRECT(ADDRESS(ROW();2)):INDIRECT(ADDRESS(ROW();COLUMN()-6)))" office:value-type="float" office:value="16.0378106959018">
            <text:p>16.037810695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4.6875">
            <text:p>4.6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.25">
            <text:p>11.25</text:p>
          </table:table-cell>
          <table:table-cell table:number-columns-repeated="2"/>
        </table:table-row>
        <table:table-row table:style-name="ro1">
          <table:table-cell office:value-type="string">
            <text:p>DPS_1</text:p>
          </table:table-cell>
          <table:table-cell office:value-type="float" office:value="96.79">
            <text:p>96.79</text:p>
          </table:table-cell>
          <table:table-cell office:value-type="float" office:value="40">
            <text:p>40</text:p>
          </table:table-cell>
          <table:table-cell office:value-type="float" office:value="62.917">
            <text:p>62.917</text:p>
          </table:table-cell>
          <table:table-cell office:value-type="float" office:value="141.177">
            <text:p>141.177</text:p>
          </table:table-cell>
          <table:table-cell office:value-type="float" office:value="63.823">
            <text:p>63.823</text:p>
          </table:table-cell>
          <table:table-cell office:value-type="float" office:value="40">
            <text:p>40</text:p>
          </table:table-cell>
          <table:table-cell office:value-type="float" office:value="25.6">
            <text:p>25.6</text:p>
          </table:table-cell>
          <table:table-cell office:value-type="float" office:value="48.4">
            <text:p>48.4</text:p>
          </table:table-cell>
          <table:table-cell office:value-type="float" office:value="40">
            <text:p>40</text:p>
          </table:table-cell>
          <table:table-cell office:value-type="float" office:value="32.727">
            <text:p>32.727</text:p>
          </table:table-cell>
          <table:table-cell office:value-type="float" office:value="40">
            <text:p>40</text:p>
          </table:table-cell>
          <table:table-cell office:value-type="float" office:value="17.778">
            <text:p>17.778</text:p>
          </table:table-cell>
          <table:table-cell office:value-type="float" office:value="40">
            <text:p>40</text:p>
          </table:table-cell>
          <table:table-cell office:value-type="float" office:value="1.111">
            <text:p>1.111</text:p>
          </table:table-cell>
          <table:table-cell/>
          <table:table-cell table:formula="of:=MEDIAN(INDIRECT(ADDRESS(ROW();2)):INDIRECT(ADDRESS(ROW();COLUMN()-2)))" office:value-type="float" office:value="40">
            <text:p>40</text:p>
          </table:table-cell>
          <table:table-cell table:formula="of:=MIN(INDIRECT(ADDRESS(ROW();2)):INDIRECT(ADDRESS(ROW();COLUMN()-3)))" office:value-type="float" office:value="1.111">
            <text:p>1.111</text:p>
          </table:table-cell>
          <table:table-cell table:formula="of:=MAX(INDIRECT(ADDRESS(ROW();2)):INDIRECT(ADDRESS(ROW();COLUMN()-4)))" office:value-type="float" office:value="141.177">
            <text:p>141.177</text:p>
          </table:table-cell>
          <table:table-cell table:formula="of:=AVERAGE(INDIRECT(ADDRESS(ROW();2)):INDIRECT(ADDRESS(ROW();COLUMN()-5)))" office:value-type="float" office:value="49.3087857142857">
            <text:p>49.3087857143</text:p>
          </table:table-cell>
          <table:table-cell table:formula="of:=STDEV(INDIRECT(ADDRESS(ROW();2)):INDIRECT(ADDRESS(ROW();COLUMN()-6)))" office:value-type="float" office:value="34.7280123025924">
            <text:p>34.728012302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9.68225">
            <text:p>-39.682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3.51525">
            <text:p>133.51525</text:p>
          </table:table-cell>
          <table:table-cell table:number-columns-repeated="2"/>
        </table:table-row>
        <table:table-row table:style-name="ro1">
          <table:table-cell office:value-type="string">
            <text:p>DPS_10</text:p>
          </table:table-cell>
          <table:table-cell office:value-type="float" office:value="96.79">
            <text:p>96.79</text:p>
          </table:table-cell>
          <table:table-cell office:value-type="float" office:value="40">
            <text:p>40</text:p>
          </table:table-cell>
          <table:table-cell office:value-type="float" office:value="62.917">
            <text:p>62.917</text:p>
          </table:table-cell>
          <table:table-cell office:value-type="float" office:value="141.177">
            <text:p>141.177</text:p>
          </table:table-cell>
          <table:table-cell office:value-type="float" office:value="63.823">
            <text:p>63.823</text:p>
          </table:table-cell>
          <table:table-cell office:value-type="float" office:value="40">
            <text:p>40</text:p>
          </table:table-cell>
          <table:table-cell office:value-type="float" office:value="51.2">
            <text:p>51.2</text:p>
          </table:table-cell>
          <table:table-cell office:value-type="float" office:value="48.4">
            <text:p>48.4</text:p>
          </table:table-cell>
          <table:table-cell office:value-type="float" office:value="40">
            <text:p>40</text:p>
          </table:table-cell>
          <table:table-cell office:value-type="float" office:value="32.727">
            <text:p>32.727</text:p>
          </table:table-cell>
          <table:table-cell office:value-type="float" office:value="40">
            <text:p>40</text:p>
          </table:table-cell>
          <table:table-cell office:value-type="float" office:value="71.111">
            <text:p>71.111</text:p>
          </table:table-cell>
          <table:table-cell office:value-type="float" office:value="40">
            <text:p>40</text:p>
          </table:table-cell>
          <table:table-cell office:value-type="float" office:value="11.111">
            <text:p>11.111</text:p>
          </table:table-cell>
          <table:table-cell/>
          <table:table-cell table:formula="of:=MEDIAN(INDIRECT(ADDRESS(ROW();2)):INDIRECT(ADDRESS(ROW();COLUMN()-2)))" office:value-type="float" office:value="44.2">
            <text:p>44.2</text:p>
          </table:table-cell>
          <table:table-cell table:formula="of:=MIN(INDIRECT(ADDRESS(ROW();2)):INDIRECT(ADDRESS(ROW();COLUMN()-3)))" office:value-type="float" office:value="11.111">
            <text:p>11.111</text:p>
          </table:table-cell>
          <table:table-cell table:formula="of:=MAX(INDIRECT(ADDRESS(ROW();2)):INDIRECT(ADDRESS(ROW();COLUMN()-4)))" office:value-type="float" office:value="141.177">
            <text:p>141.177</text:p>
          </table:table-cell>
          <table:table-cell table:formula="of:=AVERAGE(INDIRECT(ADDRESS(ROW();2)):INDIRECT(ADDRESS(ROW();COLUMN()-5)))" office:value-type="float" office:value="55.6611428571429">
            <text:p>55.6611428571</text:p>
          </table:table-cell>
          <table:table-cell table:formula="of:=STDEV(INDIRECT(ADDRESS(ROW();2)):INDIRECT(ADDRESS(ROW();COLUMN()-6)))" office:value-type="float" office:value="31.8315026346232">
            <text:p>31.831502634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0.7895">
            <text:p>-30.789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4.386">
            <text:p>134.386</text:p>
          </table:table-cell>
          <table:table-cell table:number-columns-repeated="2"/>
        </table:table-row>
        <table:table-row table:style-name="ro1">
          <table:table-cell office:value-type="string">
            <text:p>DPS_10_range</text:p>
          </table:table-cell>
          <table:table-cell office:value-type="float" office:value="96790.13">
            <text:p>96790.13</text:p>
          </table:table-cell>
          <table:table-cell office:value-type="float" office:value="39960">
            <text:p>39960</text:p>
          </table:table-cell>
          <table:table-cell office:value-type="float" office:value="62885.21">
            <text:p>62885.21</text:p>
          </table:table-cell>
          <table:table-cell office:value-type="float" office:value="141317.6">
            <text:p>141317.6</text:p>
          </table:table-cell>
          <table:table-cell office:value-type="float" office:value="63790.81">
            <text:p>63790.81</text:p>
          </table:table-cell>
          <table:table-cell office:value-type="float" office:value="39960">
            <text:p>39960</text:p>
          </table:table-cell>
          <table:table-cell office:value-type="float" office:value="51148.8">
            <text:p>51148.8</text:p>
          </table:table-cell>
          <table:table-cell office:value-type="float" office:value="48351.6">
            <text:p>48351.6</text:p>
          </table:table-cell>
          <table:table-cell office:value-type="float" office:value="39960">
            <text:p>39960</text:p>
          </table:table-cell>
          <table:table-cell office:value-type="float" office:value="29425.09">
            <text:p>29425.09</text:p>
          </table:table-cell>
          <table:table-cell office:value-type="float" office:value="39960">
            <text:p>39960</text:p>
          </table:table-cell>
          <table:table-cell office:value-type="float" office:value="71039.99">
            <text:p>71039.99</text:p>
          </table:table-cell>
          <table:table-cell office:value-type="float" office:value="40040">
            <text:p>40040</text:p>
          </table:table-cell>
          <table:table-cell office:value-type="float" office:value="11111.11">
            <text:p>11111.11</text:p>
          </table:table-cell>
          <table:table-cell/>
          <table:table-cell table:formula="of:=MEDIAN(INDIRECT(ADDRESS(ROW();2)):INDIRECT(ADDRESS(ROW();COLUMN()-2)))" office:value-type="float" office:value="44195.8">
            <text:p>44195.8</text:p>
          </table:table-cell>
          <table:table-cell table:formula="of:=MIN(INDIRECT(ADDRESS(ROW();2)):INDIRECT(ADDRESS(ROW();COLUMN()-3)))" office:value-type="float" office:value="11111.11">
            <text:p>11111.11</text:p>
          </table:table-cell>
          <table:table-cell table:formula="of:=MAX(INDIRECT(ADDRESS(ROW();2)):INDIRECT(ADDRESS(ROW();COLUMN()-4)))" office:value-type="float" office:value="141317.6">
            <text:p>141317.6</text:p>
          </table:table-cell>
          <table:table-cell table:formula="of:=AVERAGE(INDIRECT(ADDRESS(ROW();2)):INDIRECT(ADDRESS(ROW();COLUMN()-5)))" office:value-type="float" office:value="55410.0242857143">
            <text:p>55410.0242857143</text:p>
          </table:table-cell>
          <table:table-cell table:formula="of:=STDEV(INDIRECT(ADDRESS(ROW();2)):INDIRECT(ADDRESS(ROW();COLUMN()-6)))" office:value-type="float" office:value="32057.0131097095">
            <text:p>32057.013109709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0853.23">
            <text:p>-30853.2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4377.64">
            <text:p>134377.64</text:p>
          </table:table-cell>
          <table:table-cell table:number-columns-repeated="2"/>
        </table:table-row>
        <table:table-row table:style-name="ro1">
          <table:table-cell office:value-type="string">
            <text:p>DPS_100</text:p>
          </table:table-cell>
          <table:table-cell office:value-type="float" office:value="96.79">
            <text:p>96.79</text:p>
          </table:table-cell>
          <table:table-cell office:value-type="float" office:value="40">
            <text:p>40</text:p>
          </table:table-cell>
          <table:table-cell office:value-type="float" office:value="62.917">
            <text:p>62.917</text:p>
          </table:table-cell>
          <table:table-cell office:value-type="float" office:value="141.177">
            <text:p>141.177</text:p>
          </table:table-cell>
          <table:table-cell office:value-type="float" office:value="63.823">
            <text:p>63.823</text:p>
          </table:table-cell>
          <table:table-cell office:value-type="float" office:value="40">
            <text:p>40</text:p>
          </table:table-cell>
          <table:table-cell office:value-type="float" office:value="51.2">
            <text:p>51.2</text:p>
          </table:table-cell>
          <table:table-cell office:value-type="float" office:value="48.4">
            <text:p>48.4</text:p>
          </table:table-cell>
          <table:table-cell office:value-type="float" office:value="40">
            <text:p>40</text:p>
          </table:table-cell>
          <table:table-cell office:value-type="float" office:value="32.727">
            <text:p>32.727</text:p>
          </table:table-cell>
          <table:table-cell office:value-type="float" office:value="40">
            <text:p>40</text:p>
          </table:table-cell>
          <table:table-cell office:value-type="float" office:value="71.111">
            <text:p>71.111</text:p>
          </table:table-cell>
          <table:table-cell office:value-type="float" office:value="40">
            <text:p>40</text:p>
          </table:table-cell>
          <table:table-cell office:value-type="float" office:value="111.111">
            <text:p>111.111</text:p>
          </table:table-cell>
          <table:table-cell/>
          <table:table-cell table:formula="of:=MEDIAN(INDIRECT(ADDRESS(ROW();2)):INDIRECT(ADDRESS(ROW();COLUMN()-2)))" office:value-type="float" office:value="49.8">
            <text:p>49.8</text:p>
          </table:table-cell>
          <table:table-cell table:formula="of:=MIN(INDIRECT(ADDRESS(ROW();2)):INDIRECT(ADDRESS(ROW();COLUMN()-3)))" office:value-type="float" office:value="32.727">
            <text:p>32.727</text:p>
          </table:table-cell>
          <table:table-cell table:formula="of:=MAX(INDIRECT(ADDRESS(ROW();2)):INDIRECT(ADDRESS(ROW();COLUMN()-4)))" office:value-type="float" office:value="141.177">
            <text:p>141.177</text:p>
          </table:table-cell>
          <table:table-cell table:formula="of:=AVERAGE(INDIRECT(ADDRESS(ROW();2)):INDIRECT(ADDRESS(ROW();COLUMN()-5)))" office:value-type="float" office:value="62.804">
            <text:p>62.804</text:p>
          </table:table-cell>
          <table:table-cell table:formula="of:=STDEV(INDIRECT(ADDRESS(ROW();2)):INDIRECT(ADDRESS(ROW();COLUMN()-6)))" office:value-type="float" office:value="32.2822468405922">
            <text:p>32.282246840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7.867">
            <text:p>-47.86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7.156">
            <text:p>157.156</text:p>
          </table:table-cell>
          <table:table-cell table:number-columns-repeated="2"/>
        </table:table-row>
        <table:table-row table:style-name="ro1">
          <table:table-cell office:value-type="string">
            <text:p>range</text:p>
          </table:table-cell>
          <table:table-cell office:value-type="float" office:value="1000">
            <text:p>1000</text:p>
          </table:table-cell>
          <table:table-cell office:value-type="float" office:value="999">
            <text:p>999</text:p>
          </table:table-cell>
          <table:table-cell office:value-type="float" office:value="999.5">
            <text:p>999.5</text:p>
          </table:table-cell>
          <table:table-cell office:value-type="float" office:value="1001">
            <text:p>1001</text:p>
          </table:table-cell>
          <table:table-cell office:value-type="float" office:value="999.5">
            <text:p>999.5</text:p>
          </table:table-cell>
          <table:table-cell table:number-columns-repeated="4" office:value-type="float" office:value="999">
            <text:p>999</text:p>
          </table:table-cell>
          <table:table-cell office:value-type="float" office:value="899.1">
            <text:p>899.1</text:p>
          </table:table-cell>
          <table:table-cell table:number-columns-repeated="2" office:value-type="float" office:value="999">
            <text:p>999</text:p>
          </table:table-cell>
          <table:table-cell office:value-type="float" office:value="1001">
            <text:p>1001</text:p>
          </table:table-cell>
          <table:table-cell office:value-type="float" office:value="1000">
            <text:p>1000</text:p>
          </table:table-cell>
          <table:table-cell/>
          <table:table-cell table:formula="of:=MEDIAN(INDIRECT(ADDRESS(ROW();2)):INDIRECT(ADDRESS(ROW();COLUMN()-2)))" office:value-type="float" office:value="999">
            <text:p>999</text:p>
          </table:table-cell>
          <table:table-cell table:formula="of:=MIN(INDIRECT(ADDRESS(ROW();2)):INDIRECT(ADDRESS(ROW();COLUMN()-3)))" office:value-type="float" office:value="899.1">
            <text:p>899.1</text:p>
          </table:table-cell>
          <table:table-cell table:formula="of:=MAX(INDIRECT(ADDRESS(ROW();2)):INDIRECT(ADDRESS(ROW();COLUMN()-4)))" office:value-type="float" office:value="1001">
            <text:p>1001</text:p>
          </table:table-cell>
          <table:table-cell table:formula="of:=AVERAGE(INDIRECT(ADDRESS(ROW();2)):INDIRECT(ADDRESS(ROW();COLUMN()-5)))" office:value-type="float" office:value="992.364285714286">
            <text:p>992.3642857143</text:p>
          </table:table-cell>
          <table:table-cell table:formula="of:=STDEV(INDIRECT(ADDRESS(ROW();2)):INDIRECT(ADDRESS(ROW();COLUMN()-6)))" office:value-type="float" office:value="26.8529501929664">
            <text:p>26.85295019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996.375">
            <text:p>996.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02.5">
            <text:p>1002.5</text:p>
          </table:table-cell>
          <table:table-cell table:number-columns-repeated="2"/>
        </table:table-row>
        <table:table-row table:style-name="ro1">
          <table:table-cell office:value-type="string">
            <text:p>lifespan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3"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MEDIAN(INDIRECT(ADDRESS(ROW();2)):INDIRECT(ADDRESS(ROW();COLUMN()-2)))" office:value-type="float" office:value="10">
            <text:p>10</text:p>
          </table:table-cell>
          <table:table-cell table:formula="of:=MIN(INDIRECT(ADDRESS(ROW();2)):INDIRECT(ADDRESS(ROW();COLUMN()-3)))" office:value-type="float" office:value="4">
            <text:p>4</text:p>
          </table:table-cell>
          <table:table-cell table:formula="of:=MAX(INDIRECT(ADDRESS(ROW();2)):INDIRECT(ADDRESS(ROW();COLUMN()-4)))" office:value-type="float" office:value="19">
            <text:p>19</text:p>
          </table:table-cell>
          <table:table-cell table:formula="of:=AVERAGE(INDIRECT(ADDRESS(ROW();2)):INDIRECT(ADDRESS(ROW();COLUMN()-5)))" office:value-type="float" office:value="9.35714285714286">
            <text:p>9.3571428571</text:p>
          </table:table-cell>
          <table:table-cell table:formula="of:=STDEV(INDIRECT(ADDRESS(ROW();2)):INDIRECT(ADDRESS(ROW();COLUMN()-6)))" office:value-type="float" office:value="3.49960751331528">
            <text:p>3.49960751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">
            <text:p>16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utlierLow" style:family="table-cell" style:parent-style-name="Default">
      <style:table-cell-properties fo:background-color="#ff0000"/>
    </style:style>
    <style:style style:name="OutlierHigh" style:family="table-cell" style:parent-style-name="Default">
      <style:table-cell-properties fo:background-color="#800000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12/22/2016</text:date>, <text:time>20:2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2T20:24:50.13</dc:date>
    <dc:creator>Christopher Hake</dc:creator>
    <meta:document-statistic meta:table-count="1" meta:cell-count="8532" meta:object-count="0"/>
    <meta:generator>OpenOffice/4.0.1$Win32 OpenOffice.org_project/401m5$Build-9714</meta:generator>
  </office:meta>
</office:document-meta>
</file>